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44cm"/>
    </style:style>
    <style:style style:name="co5" style:family="table-column">
      <style:table-column-properties fo:break-before="auto" style:column-width="2.517cm"/>
    </style:style>
    <style:style style:name="co6" style:family="table-column">
      <style:table-column-properties fo:break-before="auto" style:column-width="4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Grayscale RGB 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3" table:number-columns-repeated="2" table:default-cell-style-name="ce3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dex hex</text:p>
          </table:table-cell>
          <table:table-cell table:style-name="ce1" office:value-type="string" calcext:value-type="string">
            <text:p>RRRR R000</text:p>
          </table:table-cell>
          <table:table-cell table:style-name="ce1" office:value-type="string" calcext:value-type="string">
            <text:p>0000 0GGG</text:p>
          </table:table-cell>
          <table:table-cell table:style-name="ce1" office:value-type="string" calcext:value-type="string">
            <text:p>GGG0 0000</text:p>
          </table:table-cell>
          <table:table-cell table:style-name="ce1" office:value-type="string" calcext:value-type="string">
            <text:p>000B BBBB</text:p>
          </table:table-cell>
          <table:table-cell table:style-name="ce1" office:value-type="string" calcext:value-type="string">
            <text:p>RRRR RGGG</text:p>
          </table:table-cell>
          <table:table-cell table:style-name="ce1" office:value-type="string" calcext:value-type="string">
            <text:p>GGGB BBBB</text:p>
          </table:table-cell>
          <table:table-cell table:style-name="ce2" office:value-type="string" calcext:value-type="string">
            <text:p>HighLow</text:p>
          </table:table-cell>
          <table:table-cell table:style-name="ce2" office:value-type="string" calcext:value-type="string">
            <text:p>LowHigh</text:p>
          </table:table-cell>
          <table:table-cell table:number-columns-repeated="2"/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)" office:value-type="string" office:string-value="0" calcext:value-type="string">
            <text:p>0</text:p>
          </table:table-cell>
          <table:table-cell table:style-name="ce1" table:formula="of:=BITAND([.A2]; 248)" office:value-type="float" office:value="0" calcext:value-type="float">
            <text:p>0</text:p>
          </table:table-cell>
          <table:table-cell table:style-name="ce1" table:formula="of:=BITRSHIFT([.A2]; 5)" office:value-type="float" office:value="0" calcext:value-type="float">
            <text:p>0</text:p>
          </table:table-cell>
          <table:table-cell table:style-name="ce1" table:formula="of:=BITAND(BITLSHIFT([.A2]; 3); 224)" office:value-type="float" office:value="0" calcext:value-type="float">
            <text:p>0</text:p>
          </table:table-cell>
          <table:table-cell table:style-name="ce1" table:formula="of:=BITAND(BITRSHIFT([.A2]; 3); 31)" office:value-type="float" office:value="0" calcext:value-type="float">
            <text:p>0</text:p>
          </table:table-cell>
          <table:table-cell table:style-name="ce1" table:formula="of:=BITOR([.C2];[.D2])" office:value-type="float" office:value="0" calcext:value-type="float">
            <text:p>0</text:p>
          </table:table-cell>
          <table:table-cell table:style-name="ce1" table:formula="of:=BITOR([.E2];[.F2])" office:value-type="float" office:value="0" calcext:value-type="float">
            <text:p>0</text:p>
          </table:table-cell>
          <table:table-cell table:style-name="ce2" table:formula="of:=CONCATENATE(&quot;0x&quot;;DEC2HEX([.G2];2);DEC2HEX([.H2];2))" office:value-type="string" office:string-value="0x0000" calcext:value-type="string">
            <text:p>0x0000</text:p>
          </table:table-cell>
          <table:table-cell table:style-name="ce2" table:formula="of:=CONCATENATE(&quot;0x&quot;;DEC2HEX([.H2];2);DEC2HEX([.G2];2))" office:value-type="string" office:string-value="0x0000" calcext:value-type="string">
            <text:p>0x0000</text:p>
          </table:table-cell>
          <table:table-cell table:formula="of:=CONCATENATE(&quot;case &quot;;[.A2];&quot;: return &quot;;[.I2];&quot;;&quot;)" office:value-type="string" office:string-value="case 0: return 0x0000;" calcext:value-type="string">
            <text:p>case 0: return 0x0000;</text:p>
          </table:table-cell>
          <table:table-cell table:formula="of:=CONCATENATE([.I2];&quot;,&quot;)" office:value-type="string" office:string-value="0x0000," calcext:value-type="string">
            <text:p>0x0000,</text:p>
          </table:table-cell>
          <table:table-cell table:style-name="ce2" table:formula="of:=CONCATENATE(&quot;0x&quot;;DEC2HEX([.G2];2);&quot;,&quot;)" office:value-type="string" office:string-value="0x00," calcext:value-type="string">
            <text:p>0x00,</text:p>
          </table:table-cell>
          <table:table-cell table:style-name="ce2" table:formula="of:=CONCATENATE(&quot;0x&quot;;DEC2HEX([.H2];2);&quot;,&quot;)" office:value-type="string" office:string-value="0x00," calcext:value-type="string">
            <text:p>0x00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3])" office:value-type="string" office:string-value="1" calcext:value-type="string">
            <text:p>1</text:p>
          </table:table-cell>
          <table:table-cell table:style-name="ce1" table:formula="of:=BITAND([.A3]; 248)" office:value-type="float" office:value="0" calcext:value-type="float">
            <text:p>0</text:p>
          </table:table-cell>
          <table:table-cell table:style-name="ce1" table:formula="of:=BITRSHIFT([.A3]; 5)" office:value-type="float" office:value="0" calcext:value-type="float">
            <text:p>0</text:p>
          </table:table-cell>
          <table:table-cell table:style-name="ce1" table:formula="of:=BITAND(BITLSHIFT([.A3]; 3); 224)" office:value-type="float" office:value="0" calcext:value-type="float">
            <text:p>0</text:p>
          </table:table-cell>
          <table:table-cell table:style-name="ce1" table:formula="of:=BITAND(BITRSHIFT([.A3]; 3); 31)" office:value-type="float" office:value="0" calcext:value-type="float">
            <text:p>0</text:p>
          </table:table-cell>
          <table:table-cell table:style-name="ce1" table:formula="of:=BITOR([.C3];[.D3])" office:value-type="float" office:value="0" calcext:value-type="float">
            <text:p>0</text:p>
          </table:table-cell>
          <table:table-cell table:style-name="ce1" table:formula="of:=BITOR([.E3];[.F3])" office:value-type="float" office:value="0" calcext:value-type="float">
            <text:p>0</text:p>
          </table:table-cell>
          <table:table-cell table:style-name="ce2" table:formula="of:=CONCATENATE(&quot;0x&quot;;DEC2HEX([.G3];2);DEC2HEX([.H3];2))" office:value-type="string" office:string-value="0x0000" calcext:value-type="string">
            <text:p>0x0000</text:p>
          </table:table-cell>
          <table:table-cell table:style-name="ce2" table:formula="of:=CONCATENATE(&quot;0x&quot;;DEC2HEX([.H3];2);DEC2HEX([.G3];2))" office:value-type="string" office:string-value="0x0000" calcext:value-type="string">
            <text:p>0x0000</text:p>
          </table:table-cell>
          <table:table-cell table:formula="of:=CONCATENATE(&quot;case &quot;;[.A3];&quot;: return &quot;;[.I3];&quot;;&quot;)" office:value-type="string" office:string-value="case 1: return 0x0000;" calcext:value-type="string">
            <text:p>case 1: return 0x0000;</text:p>
          </table:table-cell>
          <table:table-cell table:formula="of:=CONCATENATE([.I3];&quot;,&quot;)" office:value-type="string" office:string-value="0x0000," calcext:value-type="string">
            <text:p>0x0000,</text:p>
          </table:table-cell>
          <table:table-cell table:style-name="ce2" table:formula="of:=CONCATENATE(&quot;0x&quot;;DEC2HEX([.G3];2);&quot;,&quot;)" office:value-type="string" office:string-value="0x00," calcext:value-type="string">
            <text:p>0x00,</text:p>
          </table:table-cell>
          <table:table-cell table:style-name="ce2" table:formula="of:=CONCATENATE(&quot;0x&quot;;DEC2HEX([.H3];2);&quot;,&quot;)" office:value-type="string" office:string-value="0x00," calcext:value-type="string">
            <text:p>0x00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4])" office:value-type="string" office:string-value="2" calcext:value-type="string">
            <text:p>2</text:p>
          </table:table-cell>
          <table:table-cell table:style-name="ce1" table:formula="of:=BITAND([.A4]; 248)" office:value-type="float" office:value="0" calcext:value-type="float">
            <text:p>0</text:p>
          </table:table-cell>
          <table:table-cell table:style-name="ce1" table:formula="of:=BITRSHIFT([.A4]; 5)" office:value-type="float" office:value="0" calcext:value-type="float">
            <text:p>0</text:p>
          </table:table-cell>
          <table:table-cell table:style-name="ce1" table:formula="of:=BITAND(BITLSHIFT([.A4]; 3); 224)" office:value-type="float" office:value="0" calcext:value-type="float">
            <text:p>0</text:p>
          </table:table-cell>
          <table:table-cell table:style-name="ce1" table:formula="of:=BITAND(BITRSHIFT([.A4]; 3); 31)" office:value-type="float" office:value="0" calcext:value-type="float">
            <text:p>0</text:p>
          </table:table-cell>
          <table:table-cell table:style-name="ce1" table:formula="of:=BITOR([.C4];[.D4])" office:value-type="float" office:value="0" calcext:value-type="float">
            <text:p>0</text:p>
          </table:table-cell>
          <table:table-cell table:style-name="ce1" table:formula="of:=BITOR([.E4];[.F4])" office:value-type="float" office:value="0" calcext:value-type="float">
            <text:p>0</text:p>
          </table:table-cell>
          <table:table-cell table:style-name="ce2" table:formula="of:=CONCATENATE(&quot;0x&quot;;DEC2HEX([.G4];2);DEC2HEX([.H4];2))" office:value-type="string" office:string-value="0x0000" calcext:value-type="string">
            <text:p>0x0000</text:p>
          </table:table-cell>
          <table:table-cell table:style-name="ce2" table:formula="of:=CONCATENATE(&quot;0x&quot;;DEC2HEX([.H4];2);DEC2HEX([.G4];2))" office:value-type="string" office:string-value="0x0000" calcext:value-type="string">
            <text:p>0x0000</text:p>
          </table:table-cell>
          <table:table-cell table:formula="of:=CONCATENATE(&quot;case &quot;;[.A4];&quot;: return &quot;;[.I4];&quot;;&quot;)" office:value-type="string" office:string-value="case 2: return 0x0000;" calcext:value-type="string">
            <text:p>case 2: return 0x0000;</text:p>
          </table:table-cell>
          <table:table-cell table:formula="of:=CONCATENATE([.I4];&quot;,&quot;)" office:value-type="string" office:string-value="0x0000," calcext:value-type="string">
            <text:p>0x0000,</text:p>
          </table:table-cell>
          <table:table-cell table:style-name="ce2" table:formula="of:=CONCATENATE(&quot;0x&quot;;DEC2HEX([.G4];2);&quot;,&quot;)" office:value-type="string" office:string-value="0x00," calcext:value-type="string">
            <text:p>0x00,</text:p>
          </table:table-cell>
          <table:table-cell table:style-name="ce2" table:formula="of:=CONCATENATE(&quot;0x&quot;;DEC2HEX([.H4];2);&quot;,&quot;)" office:value-type="string" office:string-value="0x00," calcext:value-type="string">
            <text:p>0x00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5])" office:value-type="string" office:string-value="3" calcext:value-type="string">
            <text:p>3</text:p>
          </table:table-cell>
          <table:table-cell table:style-name="ce1" table:formula="of:=BITAND([.A5]; 248)" office:value-type="float" office:value="0" calcext:value-type="float">
            <text:p>0</text:p>
          </table:table-cell>
          <table:table-cell table:style-name="ce1" table:formula="of:=BITRSHIFT([.A5]; 5)" office:value-type="float" office:value="0" calcext:value-type="float">
            <text:p>0</text:p>
          </table:table-cell>
          <table:table-cell table:style-name="ce1" table:formula="of:=BITAND(BITLSHIFT([.A5]; 3); 224)" office:value-type="float" office:value="0" calcext:value-type="float">
            <text:p>0</text:p>
          </table:table-cell>
          <table:table-cell table:style-name="ce1" table:formula="of:=BITAND(BITRSHIFT([.A5]; 3); 31)" office:value-type="float" office:value="0" calcext:value-type="float">
            <text:p>0</text:p>
          </table:table-cell>
          <table:table-cell table:style-name="ce1" table:formula="of:=BITOR([.C5];[.D5])" office:value-type="float" office:value="0" calcext:value-type="float">
            <text:p>0</text:p>
          </table:table-cell>
          <table:table-cell table:style-name="ce1" table:formula="of:=BITOR([.E5];[.F5])" office:value-type="float" office:value="0" calcext:value-type="float">
            <text:p>0</text:p>
          </table:table-cell>
          <table:table-cell table:style-name="ce2" table:formula="of:=CONCATENATE(&quot;0x&quot;;DEC2HEX([.G5];2);DEC2HEX([.H5];2))" office:value-type="string" office:string-value="0x0000" calcext:value-type="string">
            <text:p>0x0000</text:p>
          </table:table-cell>
          <table:table-cell table:style-name="ce2" table:formula="of:=CONCATENATE(&quot;0x&quot;;DEC2HEX([.H5];2);DEC2HEX([.G5];2))" office:value-type="string" office:string-value="0x0000" calcext:value-type="string">
            <text:p>0x0000</text:p>
          </table:table-cell>
          <table:table-cell table:formula="of:=CONCATENATE(&quot;case &quot;;[.A5];&quot;: return &quot;;[.I5];&quot;;&quot;)" office:value-type="string" office:string-value="case 3: return 0x0000;" calcext:value-type="string">
            <text:p>case 3: return 0x0000;</text:p>
          </table:table-cell>
          <table:table-cell table:formula="of:=CONCATENATE([.I5];&quot;,&quot;)" office:value-type="string" office:string-value="0x0000," calcext:value-type="string">
            <text:p>0x0000,</text:p>
          </table:table-cell>
          <table:table-cell table:style-name="ce2" table:formula="of:=CONCATENATE(&quot;0x&quot;;DEC2HEX([.G5];2);&quot;,&quot;)" office:value-type="string" office:string-value="0x00," calcext:value-type="string">
            <text:p>0x00,</text:p>
          </table:table-cell>
          <table:table-cell table:style-name="ce2" table:formula="of:=CONCATENATE(&quot;0x&quot;;DEC2HEX([.H5];2);&quot;,&quot;)" office:value-type="string" office:string-value="0x00," calcext:value-type="string">
            <text:p>0x00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6])" office:value-type="string" office:string-value="4" calcext:value-type="string">
            <text:p>4</text:p>
          </table:table-cell>
          <table:table-cell table:style-name="ce1" table:formula="of:=BITAND([.A6]; 248)" office:value-type="float" office:value="0" calcext:value-type="float">
            <text:p>0</text:p>
          </table:table-cell>
          <table:table-cell table:style-name="ce1" table:formula="of:=BITRSHIFT([.A6]; 5)" office:value-type="float" office:value="0" calcext:value-type="float">
            <text:p>0</text:p>
          </table:table-cell>
          <table:table-cell table:style-name="ce1" table:formula="of:=BITAND(BITLSHIFT([.A6]; 3); 224)" office:value-type="float" office:value="32" calcext:value-type="float">
            <text:p>32</text:p>
          </table:table-cell>
          <table:table-cell table:style-name="ce1" table:formula="of:=BITAND(BITRSHIFT([.A6]; 3); 31)" office:value-type="float" office:value="0" calcext:value-type="float">
            <text:p>0</text:p>
          </table:table-cell>
          <table:table-cell table:style-name="ce1" table:formula="of:=BITOR([.C6];[.D6])" office:value-type="float" office:value="0" calcext:value-type="float">
            <text:p>0</text:p>
          </table:table-cell>
          <table:table-cell table:style-name="ce1" table:formula="of:=BITOR([.E6];[.F6])" office:value-type="float" office:value="32" calcext:value-type="float">
            <text:p>32</text:p>
          </table:table-cell>
          <table:table-cell table:style-name="ce2" table:formula="of:=CONCATENATE(&quot;0x&quot;;DEC2HEX([.G6];2);DEC2HEX([.H6];2))" office:value-type="string" office:string-value="0x0020" calcext:value-type="string">
            <text:p>0x0020</text:p>
          </table:table-cell>
          <table:table-cell table:style-name="ce2" table:formula="of:=CONCATENATE(&quot;0x&quot;;DEC2HEX([.H6];2);DEC2HEX([.G6];2))" office:value-type="string" office:string-value="0x2000" calcext:value-type="string">
            <text:p>0x2000</text:p>
          </table:table-cell>
          <table:table-cell table:formula="of:=CONCATENATE(&quot;case &quot;;[.A6];&quot;: return &quot;;[.I6];&quot;;&quot;)" office:value-type="string" office:string-value="case 4: return 0x0020;" calcext:value-type="string">
            <text:p>case 4: return 0x0020;</text:p>
          </table:table-cell>
          <table:table-cell table:formula="of:=CONCATENATE([.I6];&quot;,&quot;)" office:value-type="string" office:string-value="0x0020," calcext:value-type="string">
            <text:p>0x0020,</text:p>
          </table:table-cell>
          <table:table-cell table:style-name="ce2" table:formula="of:=CONCATENATE(&quot;0x&quot;;DEC2HEX([.G6];2);&quot;,&quot;)" office:value-type="string" office:string-value="0x00," calcext:value-type="string">
            <text:p>0x00,</text:p>
          </table:table-cell>
          <table:table-cell table:style-name="ce2" table:formula="of:=CONCATENATE(&quot;0x&quot;;DEC2HEX([.H6];2);&quot;,&quot;)" office:value-type="string" office:string-value="0x20," calcext:value-type="string">
            <text:p>0x20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7])" office:value-type="string" office:string-value="5" calcext:value-type="string">
            <text:p>5</text:p>
          </table:table-cell>
          <table:table-cell table:style-name="ce1" table:formula="of:=BITAND([.A7]; 248)" office:value-type="float" office:value="0" calcext:value-type="float">
            <text:p>0</text:p>
          </table:table-cell>
          <table:table-cell table:style-name="ce1" table:formula="of:=BITRSHIFT([.A7]; 5)" office:value-type="float" office:value="0" calcext:value-type="float">
            <text:p>0</text:p>
          </table:table-cell>
          <table:table-cell table:style-name="ce1" table:formula="of:=BITAND(BITLSHIFT([.A7]; 3); 224)" office:value-type="float" office:value="32" calcext:value-type="float">
            <text:p>32</text:p>
          </table:table-cell>
          <table:table-cell table:style-name="ce1" table:formula="of:=BITAND(BITRSHIFT([.A7]; 3); 31)" office:value-type="float" office:value="0" calcext:value-type="float">
            <text:p>0</text:p>
          </table:table-cell>
          <table:table-cell table:style-name="ce1" table:formula="of:=BITOR([.C7];[.D7])" office:value-type="float" office:value="0" calcext:value-type="float">
            <text:p>0</text:p>
          </table:table-cell>
          <table:table-cell table:style-name="ce1" table:formula="of:=BITOR([.E7];[.F7])" office:value-type="float" office:value="32" calcext:value-type="float">
            <text:p>32</text:p>
          </table:table-cell>
          <table:table-cell table:style-name="ce2" table:formula="of:=CONCATENATE(&quot;0x&quot;;DEC2HEX([.G7];2);DEC2HEX([.H7];2))" office:value-type="string" office:string-value="0x0020" calcext:value-type="string">
            <text:p>0x0020</text:p>
          </table:table-cell>
          <table:table-cell table:style-name="ce2" table:formula="of:=CONCATENATE(&quot;0x&quot;;DEC2HEX([.H7];2);DEC2HEX([.G7];2))" office:value-type="string" office:string-value="0x2000" calcext:value-type="string">
            <text:p>0x2000</text:p>
          </table:table-cell>
          <table:table-cell table:formula="of:=CONCATENATE(&quot;case &quot;;[.A7];&quot;: return &quot;;[.I7];&quot;;&quot;)" office:value-type="string" office:string-value="case 5: return 0x0020;" calcext:value-type="string">
            <text:p>case 5: return 0x0020;</text:p>
          </table:table-cell>
          <table:table-cell table:formula="of:=CONCATENATE([.I7];&quot;,&quot;)" office:value-type="string" office:string-value="0x0020," calcext:value-type="string">
            <text:p>0x0020,</text:p>
          </table:table-cell>
          <table:table-cell table:style-name="ce2" table:formula="of:=CONCATENATE(&quot;0x&quot;;DEC2HEX([.G7];2);&quot;,&quot;)" office:value-type="string" office:string-value="0x00," calcext:value-type="string">
            <text:p>0x00,</text:p>
          </table:table-cell>
          <table:table-cell table:style-name="ce2" table:formula="of:=CONCATENATE(&quot;0x&quot;;DEC2HEX([.H7];2);&quot;,&quot;)" office:value-type="string" office:string-value="0x20," calcext:value-type="string">
            <text:p>0x20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8])" office:value-type="string" office:string-value="6" calcext:value-type="string">
            <text:p>6</text:p>
          </table:table-cell>
          <table:table-cell table:style-name="ce1" table:formula="of:=BITAND([.A8]; 248)" office:value-type="float" office:value="0" calcext:value-type="float">
            <text:p>0</text:p>
          </table:table-cell>
          <table:table-cell table:style-name="ce1" table:formula="of:=BITRSHIFT([.A8]; 5)" office:value-type="float" office:value="0" calcext:value-type="float">
            <text:p>0</text:p>
          </table:table-cell>
          <table:table-cell table:style-name="ce1" table:formula="of:=BITAND(BITLSHIFT([.A8]; 3); 224)" office:value-type="float" office:value="32" calcext:value-type="float">
            <text:p>32</text:p>
          </table:table-cell>
          <table:table-cell table:style-name="ce1" table:formula="of:=BITAND(BITRSHIFT([.A8]; 3); 31)" office:value-type="float" office:value="0" calcext:value-type="float">
            <text:p>0</text:p>
          </table:table-cell>
          <table:table-cell table:style-name="ce1" table:formula="of:=BITOR([.C8];[.D8])" office:value-type="float" office:value="0" calcext:value-type="float">
            <text:p>0</text:p>
          </table:table-cell>
          <table:table-cell table:style-name="ce1" table:formula="of:=BITOR([.E8];[.F8])" office:value-type="float" office:value="32" calcext:value-type="float">
            <text:p>32</text:p>
          </table:table-cell>
          <table:table-cell table:style-name="ce2" table:formula="of:=CONCATENATE(&quot;0x&quot;;DEC2HEX([.G8];2);DEC2HEX([.H8];2))" office:value-type="string" office:string-value="0x0020" calcext:value-type="string">
            <text:p>0x0020</text:p>
          </table:table-cell>
          <table:table-cell table:style-name="ce2" table:formula="of:=CONCATENATE(&quot;0x&quot;;DEC2HEX([.H8];2);DEC2HEX([.G8];2))" office:value-type="string" office:string-value="0x2000" calcext:value-type="string">
            <text:p>0x2000</text:p>
          </table:table-cell>
          <table:table-cell table:formula="of:=CONCATENATE(&quot;case &quot;;[.A8];&quot;: return &quot;;[.I8];&quot;;&quot;)" office:value-type="string" office:string-value="case 6: return 0x0020;" calcext:value-type="string">
            <text:p>case 6: return 0x0020;</text:p>
          </table:table-cell>
          <table:table-cell table:formula="of:=CONCATENATE([.I8];&quot;,&quot;)" office:value-type="string" office:string-value="0x0020," calcext:value-type="string">
            <text:p>0x0020,</text:p>
          </table:table-cell>
          <table:table-cell table:style-name="ce2" table:formula="of:=CONCATENATE(&quot;0x&quot;;DEC2HEX([.G8];2);&quot;,&quot;)" office:value-type="string" office:string-value="0x00," calcext:value-type="string">
            <text:p>0x00,</text:p>
          </table:table-cell>
          <table:table-cell table:style-name="ce2" table:formula="of:=CONCATENATE(&quot;0x&quot;;DEC2HEX([.H8];2);&quot;,&quot;)" office:value-type="string" office:string-value="0x20," calcext:value-type="string">
            <text:p>0x20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9])" office:value-type="string" office:string-value="7" calcext:value-type="string">
            <text:p>7</text:p>
          </table:table-cell>
          <table:table-cell table:style-name="ce1" table:formula="of:=BITAND([.A9]; 248)" office:value-type="float" office:value="0" calcext:value-type="float">
            <text:p>0</text:p>
          </table:table-cell>
          <table:table-cell table:style-name="ce1" table:formula="of:=BITRSHIFT([.A9]; 5)" office:value-type="float" office:value="0" calcext:value-type="float">
            <text:p>0</text:p>
          </table:table-cell>
          <table:table-cell table:style-name="ce1" table:formula="of:=BITAND(BITLSHIFT([.A9]; 3); 224)" office:value-type="float" office:value="32" calcext:value-type="float">
            <text:p>32</text:p>
          </table:table-cell>
          <table:table-cell table:style-name="ce1" table:formula="of:=BITAND(BITRSHIFT([.A9]; 3); 31)" office:value-type="float" office:value="0" calcext:value-type="float">
            <text:p>0</text:p>
          </table:table-cell>
          <table:table-cell table:style-name="ce1" table:formula="of:=BITOR([.C9];[.D9])" office:value-type="float" office:value="0" calcext:value-type="float">
            <text:p>0</text:p>
          </table:table-cell>
          <table:table-cell table:style-name="ce1" table:formula="of:=BITOR([.E9];[.F9])" office:value-type="float" office:value="32" calcext:value-type="float">
            <text:p>32</text:p>
          </table:table-cell>
          <table:table-cell table:style-name="ce2" table:formula="of:=CONCATENATE(&quot;0x&quot;;DEC2HEX([.G9];2);DEC2HEX([.H9];2))" office:value-type="string" office:string-value="0x0020" calcext:value-type="string">
            <text:p>0x0020</text:p>
          </table:table-cell>
          <table:table-cell table:style-name="ce2" table:formula="of:=CONCATENATE(&quot;0x&quot;;DEC2HEX([.H9];2);DEC2HEX([.G9];2))" office:value-type="string" office:string-value="0x2000" calcext:value-type="string">
            <text:p>0x2000</text:p>
          </table:table-cell>
          <table:table-cell table:formula="of:=CONCATENATE(&quot;case &quot;;[.A9];&quot;: return &quot;;[.I9];&quot;;&quot;)" office:value-type="string" office:string-value="case 7: return 0x0020;" calcext:value-type="string">
            <text:p>case 7: return 0x0020;</text:p>
          </table:table-cell>
          <table:table-cell table:formula="of:=CONCATENATE([.I9];&quot;,&quot;)" office:value-type="string" office:string-value="0x0020," calcext:value-type="string">
            <text:p>0x0020,</text:p>
          </table:table-cell>
          <table:table-cell table:style-name="ce2" table:formula="of:=CONCATENATE(&quot;0x&quot;;DEC2HEX([.G9];2);&quot;,&quot;)" office:value-type="string" office:string-value="0x00," calcext:value-type="string">
            <text:p>0x00,</text:p>
          </table:table-cell>
          <table:table-cell table:style-name="ce2" table:formula="of:=CONCATENATE(&quot;0x&quot;;DEC2HEX([.H9];2);&quot;,&quot;)" office:value-type="string" office:string-value="0x20," calcext:value-type="string">
            <text:p>0x20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10])" office:value-type="string" office:string-value="8" calcext:value-type="string">
            <text:p>8</text:p>
          </table:table-cell>
          <table:table-cell table:style-name="ce1" table:formula="of:=BITAND([.A10]; 248)" office:value-type="float" office:value="8" calcext:value-type="float">
            <text:p>8</text:p>
          </table:table-cell>
          <table:table-cell table:style-name="ce1" table:formula="of:=BITRSHIFT([.A10]; 5)" office:value-type="float" office:value="0" calcext:value-type="float">
            <text:p>0</text:p>
          </table:table-cell>
          <table:table-cell table:style-name="ce1" table:formula="of:=BITAND(BITLSHIFT([.A10]; 3); 224)" office:value-type="float" office:value="64" calcext:value-type="float">
            <text:p>64</text:p>
          </table:table-cell>
          <table:table-cell table:style-name="ce1" table:formula="of:=BITAND(BITRSHIFT([.A10]; 3); 31)" office:value-type="float" office:value="1" calcext:value-type="float">
            <text:p>1</text:p>
          </table:table-cell>
          <table:table-cell table:style-name="ce1" table:formula="of:=BITOR([.C10];[.D10])" office:value-type="float" office:value="8" calcext:value-type="float">
            <text:p>8</text:p>
          </table:table-cell>
          <table:table-cell table:style-name="ce1" table:formula="of:=BITOR([.E10];[.F10])" office:value-type="float" office:value="65" calcext:value-type="float">
            <text:p>65</text:p>
          </table:table-cell>
          <table:table-cell table:style-name="ce2" table:formula="of:=CONCATENATE(&quot;0x&quot;;DEC2HEX([.G10];2);DEC2HEX([.H10];2))" office:value-type="string" office:string-value="0x0841" calcext:value-type="string">
            <text:p>0x0841</text:p>
          </table:table-cell>
          <table:table-cell table:style-name="ce2" table:formula="of:=CONCATENATE(&quot;0x&quot;;DEC2HEX([.H10];2);DEC2HEX([.G10];2))" office:value-type="string" office:string-value="0x4108" calcext:value-type="string">
            <text:p>0x4108</text:p>
          </table:table-cell>
          <table:table-cell table:formula="of:=CONCATENATE(&quot;case &quot;;[.A10];&quot;: return &quot;;[.I10];&quot;;&quot;)" office:value-type="string" office:string-value="case 8: return 0x0841;" calcext:value-type="string">
            <text:p>case 8: return 0x0841;</text:p>
          </table:table-cell>
          <table:table-cell table:formula="of:=CONCATENATE([.I10];&quot;,&quot;)" office:value-type="string" office:string-value="0x0841," calcext:value-type="string">
            <text:p>0x0841,</text:p>
          </table:table-cell>
          <table:table-cell table:style-name="ce2" table:formula="of:=CONCATENATE(&quot;0x&quot;;DEC2HEX([.G10];2);&quot;,&quot;)" office:value-type="string" office:string-value="0x08," calcext:value-type="string">
            <text:p>0x08,</text:p>
          </table:table-cell>
          <table:table-cell table:style-name="ce2" table:formula="of:=CONCATENATE(&quot;0x&quot;;DEC2HEX([.H10];2);&quot;,&quot;)" office:value-type="string" office:string-value="0x41," calcext:value-type="string">
            <text:p>0x41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1])" office:value-type="string" office:string-value="9" calcext:value-type="string">
            <text:p>9</text:p>
          </table:table-cell>
          <table:table-cell table:style-name="ce1" table:formula="of:=BITAND([.A11]; 248)" office:value-type="float" office:value="8" calcext:value-type="float">
            <text:p>8</text:p>
          </table:table-cell>
          <table:table-cell table:style-name="ce1" table:formula="of:=BITRSHIFT([.A11]; 5)" office:value-type="float" office:value="0" calcext:value-type="float">
            <text:p>0</text:p>
          </table:table-cell>
          <table:table-cell table:style-name="ce1" table:formula="of:=BITAND(BITLSHIFT([.A11]; 3); 224)" office:value-type="float" office:value="64" calcext:value-type="float">
            <text:p>64</text:p>
          </table:table-cell>
          <table:table-cell table:style-name="ce1" table:formula="of:=BITAND(BITRSHIFT([.A11]; 3); 31)" office:value-type="float" office:value="1" calcext:value-type="float">
            <text:p>1</text:p>
          </table:table-cell>
          <table:table-cell table:style-name="ce1" table:formula="of:=BITOR([.C11];[.D11])" office:value-type="float" office:value="8" calcext:value-type="float">
            <text:p>8</text:p>
          </table:table-cell>
          <table:table-cell table:style-name="ce1" table:formula="of:=BITOR([.E11];[.F11])" office:value-type="float" office:value="65" calcext:value-type="float">
            <text:p>65</text:p>
          </table:table-cell>
          <table:table-cell table:style-name="ce2" table:formula="of:=CONCATENATE(&quot;0x&quot;;DEC2HEX([.G11];2);DEC2HEX([.H11];2))" office:value-type="string" office:string-value="0x0841" calcext:value-type="string">
            <text:p>0x0841</text:p>
          </table:table-cell>
          <table:table-cell table:style-name="ce2" table:formula="of:=CONCATENATE(&quot;0x&quot;;DEC2HEX([.H11];2);DEC2HEX([.G11];2))" office:value-type="string" office:string-value="0x4108" calcext:value-type="string">
            <text:p>0x4108</text:p>
          </table:table-cell>
          <table:table-cell table:formula="of:=CONCATENATE(&quot;case &quot;;[.A11];&quot;: return &quot;;[.I11];&quot;;&quot;)" office:value-type="string" office:string-value="case 9: return 0x0841;" calcext:value-type="string">
            <text:p>case 9: return 0x0841;</text:p>
          </table:table-cell>
          <table:table-cell table:formula="of:=CONCATENATE([.I11];&quot;,&quot;)" office:value-type="string" office:string-value="0x0841," calcext:value-type="string">
            <text:p>0x0841,</text:p>
          </table:table-cell>
          <table:table-cell table:style-name="ce2" table:formula="of:=CONCATENATE(&quot;0x&quot;;DEC2HEX([.G11];2);&quot;,&quot;)" office:value-type="string" office:string-value="0x08," calcext:value-type="string">
            <text:p>0x08,</text:p>
          </table:table-cell>
          <table:table-cell table:style-name="ce2" table:formula="of:=CONCATENATE(&quot;0x&quot;;DEC2HEX([.H11];2);&quot;,&quot;)" office:value-type="string" office:string-value="0x41," calcext:value-type="string">
            <text:p>0x41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2])" office:value-type="string" office:string-value="A" calcext:value-type="string">
            <text:p>A</text:p>
          </table:table-cell>
          <table:table-cell table:style-name="ce1" table:formula="of:=BITAND([.A12]; 248)" office:value-type="float" office:value="8" calcext:value-type="float">
            <text:p>8</text:p>
          </table:table-cell>
          <table:table-cell table:style-name="ce1" table:formula="of:=BITRSHIFT([.A12]; 5)" office:value-type="float" office:value="0" calcext:value-type="float">
            <text:p>0</text:p>
          </table:table-cell>
          <table:table-cell table:style-name="ce1" table:formula="of:=BITAND(BITLSHIFT([.A12]; 3); 224)" office:value-type="float" office:value="64" calcext:value-type="float">
            <text:p>64</text:p>
          </table:table-cell>
          <table:table-cell table:style-name="ce1" table:formula="of:=BITAND(BITRSHIFT([.A12]; 3); 31)" office:value-type="float" office:value="1" calcext:value-type="float">
            <text:p>1</text:p>
          </table:table-cell>
          <table:table-cell table:style-name="ce1" table:formula="of:=BITOR([.C12];[.D12])" office:value-type="float" office:value="8" calcext:value-type="float">
            <text:p>8</text:p>
          </table:table-cell>
          <table:table-cell table:style-name="ce1" table:formula="of:=BITOR([.E12];[.F12])" office:value-type="float" office:value="65" calcext:value-type="float">
            <text:p>65</text:p>
          </table:table-cell>
          <table:table-cell table:style-name="ce2" table:formula="of:=CONCATENATE(&quot;0x&quot;;DEC2HEX([.G12];2);DEC2HEX([.H12];2))" office:value-type="string" office:string-value="0x0841" calcext:value-type="string">
            <text:p>0x0841</text:p>
          </table:table-cell>
          <table:table-cell table:style-name="ce2" table:formula="of:=CONCATENATE(&quot;0x&quot;;DEC2HEX([.H12];2);DEC2HEX([.G12];2))" office:value-type="string" office:string-value="0x4108" calcext:value-type="string">
            <text:p>0x4108</text:p>
          </table:table-cell>
          <table:table-cell table:formula="of:=CONCATENATE(&quot;case &quot;;[.A12];&quot;: return &quot;;[.I12];&quot;;&quot;)" office:value-type="string" office:string-value="case 10: return 0x0841;" calcext:value-type="string">
            <text:p>case 10: return 0x0841;</text:p>
          </table:table-cell>
          <table:table-cell table:formula="of:=CONCATENATE([.I12];&quot;,&quot;)" office:value-type="string" office:string-value="0x0841," calcext:value-type="string">
            <text:p>0x0841,</text:p>
          </table:table-cell>
          <table:table-cell table:style-name="ce2" table:formula="of:=CONCATENATE(&quot;0x&quot;;DEC2HEX([.G12];2);&quot;,&quot;)" office:value-type="string" office:string-value="0x08," calcext:value-type="string">
            <text:p>0x08,</text:p>
          </table:table-cell>
          <table:table-cell table:style-name="ce2" table:formula="of:=CONCATENATE(&quot;0x&quot;;DEC2HEX([.H12];2);&quot;,&quot;)" office:value-type="string" office:string-value="0x41," calcext:value-type="string">
            <text:p>0x41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3])" office:value-type="string" office:string-value="B" calcext:value-type="string">
            <text:p>B</text:p>
          </table:table-cell>
          <table:table-cell table:style-name="ce1" table:formula="of:=BITAND([.A13]; 248)" office:value-type="float" office:value="8" calcext:value-type="float">
            <text:p>8</text:p>
          </table:table-cell>
          <table:table-cell table:style-name="ce1" table:formula="of:=BITRSHIFT([.A13]; 5)" office:value-type="float" office:value="0" calcext:value-type="float">
            <text:p>0</text:p>
          </table:table-cell>
          <table:table-cell table:style-name="ce1" table:formula="of:=BITAND(BITLSHIFT([.A13]; 3); 224)" office:value-type="float" office:value="64" calcext:value-type="float">
            <text:p>64</text:p>
          </table:table-cell>
          <table:table-cell table:style-name="ce1" table:formula="of:=BITAND(BITRSHIFT([.A13]; 3); 31)" office:value-type="float" office:value="1" calcext:value-type="float">
            <text:p>1</text:p>
          </table:table-cell>
          <table:table-cell table:style-name="ce1" table:formula="of:=BITOR([.C13];[.D13])" office:value-type="float" office:value="8" calcext:value-type="float">
            <text:p>8</text:p>
          </table:table-cell>
          <table:table-cell table:style-name="ce1" table:formula="of:=BITOR([.E13];[.F13])" office:value-type="float" office:value="65" calcext:value-type="float">
            <text:p>65</text:p>
          </table:table-cell>
          <table:table-cell table:style-name="ce2" table:formula="of:=CONCATENATE(&quot;0x&quot;;DEC2HEX([.G13];2);DEC2HEX([.H13];2))" office:value-type="string" office:string-value="0x0841" calcext:value-type="string">
            <text:p>0x0841</text:p>
          </table:table-cell>
          <table:table-cell table:style-name="ce2" table:formula="of:=CONCATENATE(&quot;0x&quot;;DEC2HEX([.H13];2);DEC2HEX([.G13];2))" office:value-type="string" office:string-value="0x4108" calcext:value-type="string">
            <text:p>0x4108</text:p>
          </table:table-cell>
          <table:table-cell table:formula="of:=CONCATENATE(&quot;case &quot;;[.A13];&quot;: return &quot;;[.I13];&quot;;&quot;)" office:value-type="string" office:string-value="case 11: return 0x0841;" calcext:value-type="string">
            <text:p>case 11: return 0x0841;</text:p>
          </table:table-cell>
          <table:table-cell table:formula="of:=CONCATENATE([.I13];&quot;,&quot;)" office:value-type="string" office:string-value="0x0841," calcext:value-type="string">
            <text:p>0x0841,</text:p>
          </table:table-cell>
          <table:table-cell table:style-name="ce2" table:formula="of:=CONCATENATE(&quot;0x&quot;;DEC2HEX([.G13];2);&quot;,&quot;)" office:value-type="string" office:string-value="0x08," calcext:value-type="string">
            <text:p>0x08,</text:p>
          </table:table-cell>
          <table:table-cell table:style-name="ce2" table:formula="of:=CONCATENATE(&quot;0x&quot;;DEC2HEX([.H13];2);&quot;,&quot;)" office:value-type="string" office:string-value="0x41," calcext:value-type="string">
            <text:p>0x41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4])" office:value-type="string" office:string-value="C" calcext:value-type="string">
            <text:p>C</text:p>
          </table:table-cell>
          <table:table-cell table:style-name="ce1" table:formula="of:=BITAND([.A14]; 248)" office:value-type="float" office:value="8" calcext:value-type="float">
            <text:p>8</text:p>
          </table:table-cell>
          <table:table-cell table:style-name="ce1" table:formula="of:=BITRSHIFT([.A14]; 5)" office:value-type="float" office:value="0" calcext:value-type="float">
            <text:p>0</text:p>
          </table:table-cell>
          <table:table-cell table:style-name="ce1" table:formula="of:=BITAND(BITLSHIFT([.A14]; 3); 224)" office:value-type="float" office:value="96" calcext:value-type="float">
            <text:p>96</text:p>
          </table:table-cell>
          <table:table-cell table:style-name="ce1" table:formula="of:=BITAND(BITRSHIFT([.A14]; 3); 31)" office:value-type="float" office:value="1" calcext:value-type="float">
            <text:p>1</text:p>
          </table:table-cell>
          <table:table-cell table:style-name="ce1" table:formula="of:=BITOR([.C14];[.D14])" office:value-type="float" office:value="8" calcext:value-type="float">
            <text:p>8</text:p>
          </table:table-cell>
          <table:table-cell table:style-name="ce1" table:formula="of:=BITOR([.E14];[.F14])" office:value-type="float" office:value="97" calcext:value-type="float">
            <text:p>97</text:p>
          </table:table-cell>
          <table:table-cell table:style-name="ce2" table:formula="of:=CONCATENATE(&quot;0x&quot;;DEC2HEX([.G14];2);DEC2HEX([.H14];2))" office:value-type="string" office:string-value="0x0861" calcext:value-type="string">
            <text:p>0x0861</text:p>
          </table:table-cell>
          <table:table-cell table:style-name="ce2" table:formula="of:=CONCATENATE(&quot;0x&quot;;DEC2HEX([.H14];2);DEC2HEX([.G14];2))" office:value-type="string" office:string-value="0x6108" calcext:value-type="string">
            <text:p>0x6108</text:p>
          </table:table-cell>
          <table:table-cell table:formula="of:=CONCATENATE(&quot;case &quot;;[.A14];&quot;: return &quot;;[.I14];&quot;;&quot;)" office:value-type="string" office:string-value="case 12: return 0x0861;" calcext:value-type="string">
            <text:p>case 12: return 0x0861;</text:p>
          </table:table-cell>
          <table:table-cell table:formula="of:=CONCATENATE([.I14];&quot;,&quot;)" office:value-type="string" office:string-value="0x0861," calcext:value-type="string">
            <text:p>0x0861,</text:p>
          </table:table-cell>
          <table:table-cell table:style-name="ce2" table:formula="of:=CONCATENATE(&quot;0x&quot;;DEC2HEX([.G14];2);&quot;,&quot;)" office:value-type="string" office:string-value="0x08," calcext:value-type="string">
            <text:p>0x08,</text:p>
          </table:table-cell>
          <table:table-cell table:style-name="ce2" table:formula="of:=CONCATENATE(&quot;0x&quot;;DEC2HEX([.H14];2);&quot;,&quot;)" office:value-type="string" office:string-value="0x61," calcext:value-type="string">
            <text:p>0x61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5])" office:value-type="string" office:string-value="D" calcext:value-type="string">
            <text:p>D</text:p>
          </table:table-cell>
          <table:table-cell table:style-name="ce1" table:formula="of:=BITAND([.A15]; 248)" office:value-type="float" office:value="8" calcext:value-type="float">
            <text:p>8</text:p>
          </table:table-cell>
          <table:table-cell table:style-name="ce1" table:formula="of:=BITRSHIFT([.A15]; 5)" office:value-type="float" office:value="0" calcext:value-type="float">
            <text:p>0</text:p>
          </table:table-cell>
          <table:table-cell table:style-name="ce1" table:formula="of:=BITAND(BITLSHIFT([.A15]; 3); 224)" office:value-type="float" office:value="96" calcext:value-type="float">
            <text:p>96</text:p>
          </table:table-cell>
          <table:table-cell table:style-name="ce1" table:formula="of:=BITAND(BITRSHIFT([.A15]; 3); 31)" office:value-type="float" office:value="1" calcext:value-type="float">
            <text:p>1</text:p>
          </table:table-cell>
          <table:table-cell table:style-name="ce1" table:formula="of:=BITOR([.C15];[.D15])" office:value-type="float" office:value="8" calcext:value-type="float">
            <text:p>8</text:p>
          </table:table-cell>
          <table:table-cell table:style-name="ce1" table:formula="of:=BITOR([.E15];[.F15])" office:value-type="float" office:value="97" calcext:value-type="float">
            <text:p>97</text:p>
          </table:table-cell>
          <table:table-cell table:style-name="ce2" table:formula="of:=CONCATENATE(&quot;0x&quot;;DEC2HEX([.G15];2);DEC2HEX([.H15];2))" office:value-type="string" office:string-value="0x0861" calcext:value-type="string">
            <text:p>0x0861</text:p>
          </table:table-cell>
          <table:table-cell table:style-name="ce2" table:formula="of:=CONCATENATE(&quot;0x&quot;;DEC2HEX([.H15];2);DEC2HEX([.G15];2))" office:value-type="string" office:string-value="0x6108" calcext:value-type="string">
            <text:p>0x6108</text:p>
          </table:table-cell>
          <table:table-cell table:formula="of:=CONCATENATE(&quot;case &quot;;[.A15];&quot;: return &quot;;[.I15];&quot;;&quot;)" office:value-type="string" office:string-value="case 13: return 0x0861;" calcext:value-type="string">
            <text:p>case 13: return 0x0861;</text:p>
          </table:table-cell>
          <table:table-cell table:formula="of:=CONCATENATE([.I15];&quot;,&quot;)" office:value-type="string" office:string-value="0x0861," calcext:value-type="string">
            <text:p>0x0861,</text:p>
          </table:table-cell>
          <table:table-cell table:style-name="ce2" table:formula="of:=CONCATENATE(&quot;0x&quot;;DEC2HEX([.G15];2);&quot;,&quot;)" office:value-type="string" office:string-value="0x08," calcext:value-type="string">
            <text:p>0x08,</text:p>
          </table:table-cell>
          <table:table-cell table:style-name="ce2" table:formula="of:=CONCATENATE(&quot;0x&quot;;DEC2HEX([.H15];2);&quot;,&quot;)" office:value-type="string" office:string-value="0x61," calcext:value-type="string">
            <text:p>0x61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6])" office:value-type="string" office:string-value="E" calcext:value-type="string">
            <text:p>E</text:p>
          </table:table-cell>
          <table:table-cell table:style-name="ce1" table:formula="of:=BITAND([.A16]; 248)" office:value-type="float" office:value="8" calcext:value-type="float">
            <text:p>8</text:p>
          </table:table-cell>
          <table:table-cell table:style-name="ce1" table:formula="of:=BITRSHIFT([.A16]; 5)" office:value-type="float" office:value="0" calcext:value-type="float">
            <text:p>0</text:p>
          </table:table-cell>
          <table:table-cell table:style-name="ce1" table:formula="of:=BITAND(BITLSHIFT([.A16]; 3); 224)" office:value-type="float" office:value="96" calcext:value-type="float">
            <text:p>96</text:p>
          </table:table-cell>
          <table:table-cell table:style-name="ce1" table:formula="of:=BITAND(BITRSHIFT([.A16]; 3); 31)" office:value-type="float" office:value="1" calcext:value-type="float">
            <text:p>1</text:p>
          </table:table-cell>
          <table:table-cell table:style-name="ce1" table:formula="of:=BITOR([.C16];[.D16])" office:value-type="float" office:value="8" calcext:value-type="float">
            <text:p>8</text:p>
          </table:table-cell>
          <table:table-cell table:style-name="ce1" table:formula="of:=BITOR([.E16];[.F16])" office:value-type="float" office:value="97" calcext:value-type="float">
            <text:p>97</text:p>
          </table:table-cell>
          <table:table-cell table:style-name="ce2" table:formula="of:=CONCATENATE(&quot;0x&quot;;DEC2HEX([.G16];2);DEC2HEX([.H16];2))" office:value-type="string" office:string-value="0x0861" calcext:value-type="string">
            <text:p>0x0861</text:p>
          </table:table-cell>
          <table:table-cell table:style-name="ce2" table:formula="of:=CONCATENATE(&quot;0x&quot;;DEC2HEX([.H16];2);DEC2HEX([.G16];2))" office:value-type="string" office:string-value="0x6108" calcext:value-type="string">
            <text:p>0x6108</text:p>
          </table:table-cell>
          <table:table-cell table:formula="of:=CONCATENATE(&quot;case &quot;;[.A16];&quot;: return &quot;;[.I16];&quot;;&quot;)" office:value-type="string" office:string-value="case 14: return 0x0861;" calcext:value-type="string">
            <text:p>case 14: return 0x0861;</text:p>
          </table:table-cell>
          <table:table-cell table:formula="of:=CONCATENATE([.I16];&quot;,&quot;)" office:value-type="string" office:string-value="0x0861," calcext:value-type="string">
            <text:p>0x0861,</text:p>
          </table:table-cell>
          <table:table-cell table:style-name="ce2" table:formula="of:=CONCATENATE(&quot;0x&quot;;DEC2HEX([.G16];2);&quot;,&quot;)" office:value-type="string" office:string-value="0x08," calcext:value-type="string">
            <text:p>0x08,</text:p>
          </table:table-cell>
          <table:table-cell table:style-name="ce2" table:formula="of:=CONCATENATE(&quot;0x&quot;;DEC2HEX([.H16];2);&quot;,&quot;)" office:value-type="string" office:string-value="0x61," calcext:value-type="string">
            <text:p>0x61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7])" office:value-type="string" office:string-value="F" calcext:value-type="string">
            <text:p>F</text:p>
          </table:table-cell>
          <table:table-cell table:style-name="ce1" table:formula="of:=BITAND([.A17]; 248)" office:value-type="float" office:value="8" calcext:value-type="float">
            <text:p>8</text:p>
          </table:table-cell>
          <table:table-cell table:style-name="ce1" table:formula="of:=BITRSHIFT([.A17]; 5)" office:value-type="float" office:value="0" calcext:value-type="float">
            <text:p>0</text:p>
          </table:table-cell>
          <table:table-cell table:style-name="ce1" table:formula="of:=BITAND(BITLSHIFT([.A17]; 3); 224)" office:value-type="float" office:value="96" calcext:value-type="float">
            <text:p>96</text:p>
          </table:table-cell>
          <table:table-cell table:style-name="ce1" table:formula="of:=BITAND(BITRSHIFT([.A17]; 3); 31)" office:value-type="float" office:value="1" calcext:value-type="float">
            <text:p>1</text:p>
          </table:table-cell>
          <table:table-cell table:style-name="ce1" table:formula="of:=BITOR([.C17];[.D17])" office:value-type="float" office:value="8" calcext:value-type="float">
            <text:p>8</text:p>
          </table:table-cell>
          <table:table-cell table:style-name="ce1" table:formula="of:=BITOR([.E17];[.F17])" office:value-type="float" office:value="97" calcext:value-type="float">
            <text:p>97</text:p>
          </table:table-cell>
          <table:table-cell table:style-name="ce2" table:formula="of:=CONCATENATE(&quot;0x&quot;;DEC2HEX([.G17];2);DEC2HEX([.H17];2))" office:value-type="string" office:string-value="0x0861" calcext:value-type="string">
            <text:p>0x0861</text:p>
          </table:table-cell>
          <table:table-cell table:style-name="ce2" table:formula="of:=CONCATENATE(&quot;0x&quot;;DEC2HEX([.H17];2);DEC2HEX([.G17];2))" office:value-type="string" office:string-value="0x6108" calcext:value-type="string">
            <text:p>0x6108</text:p>
          </table:table-cell>
          <table:table-cell table:formula="of:=CONCATENATE(&quot;case &quot;;[.A17];&quot;: return &quot;;[.I17];&quot;;&quot;)" office:value-type="string" office:string-value="case 15: return 0x0861;" calcext:value-type="string">
            <text:p>case 15: return 0x0861;</text:p>
          </table:table-cell>
          <table:table-cell table:formula="of:=CONCATENATE([.I17];&quot;,&quot;)" office:value-type="string" office:string-value="0x0861," calcext:value-type="string">
            <text:p>0x0861,</text:p>
          </table:table-cell>
          <table:table-cell table:style-name="ce2" table:formula="of:=CONCATENATE(&quot;0x&quot;;DEC2HEX([.G17];2);&quot;,&quot;)" office:value-type="string" office:string-value="0x08," calcext:value-type="string">
            <text:p>0x08,</text:p>
          </table:table-cell>
          <table:table-cell table:style-name="ce2" table:formula="of:=CONCATENATE(&quot;0x&quot;;DEC2HEX([.H17];2);&quot;,&quot;)" office:value-type="string" office:string-value="0x61," calcext:value-type="string">
            <text:p>0x61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8])" office:value-type="string" office:string-value="10" calcext:value-type="string">
            <text:p>10</text:p>
          </table:table-cell>
          <table:table-cell table:style-name="ce1" table:formula="of:=BITAND([.A18]; 248)" office:value-type="float" office:value="16" calcext:value-type="float">
            <text:p>16</text:p>
          </table:table-cell>
          <table:table-cell table:style-name="ce1" table:formula="of:=BITRSHIFT([.A18]; 5)" office:value-type="float" office:value="0" calcext:value-type="float">
            <text:p>0</text:p>
          </table:table-cell>
          <table:table-cell table:style-name="ce1" table:formula="of:=BITAND(BITLSHIFT([.A18]; 3); 224)" office:value-type="float" office:value="128" calcext:value-type="float">
            <text:p>128</text:p>
          </table:table-cell>
          <table:table-cell table:style-name="ce1" table:formula="of:=BITAND(BITRSHIFT([.A18]; 3); 31)" office:value-type="float" office:value="2" calcext:value-type="float">
            <text:p>2</text:p>
          </table:table-cell>
          <table:table-cell table:style-name="ce1" table:formula="of:=BITOR([.C18];[.D18])" office:value-type="float" office:value="16" calcext:value-type="float">
            <text:p>16</text:p>
          </table:table-cell>
          <table:table-cell table:style-name="ce1" table:formula="of:=BITOR([.E18];[.F18])" office:value-type="float" office:value="130" calcext:value-type="float">
            <text:p>130</text:p>
          </table:table-cell>
          <table:table-cell table:style-name="ce2" table:formula="of:=CONCATENATE(&quot;0x&quot;;DEC2HEX([.G18];2);DEC2HEX([.H18];2))" office:value-type="string" office:string-value="0x1082" calcext:value-type="string">
            <text:p>0x1082</text:p>
          </table:table-cell>
          <table:table-cell table:style-name="ce2" table:formula="of:=CONCATENATE(&quot;0x&quot;;DEC2HEX([.H18];2);DEC2HEX([.G18];2))" office:value-type="string" office:string-value="0x8210" calcext:value-type="string">
            <text:p>0x8210</text:p>
          </table:table-cell>
          <table:table-cell table:formula="of:=CONCATENATE(&quot;case &quot;;[.A18];&quot;: return &quot;;[.I18];&quot;;&quot;)" office:value-type="string" office:string-value="case 16: return 0x1082;" calcext:value-type="string">
            <text:p>case 16: return 0x1082;</text:p>
          </table:table-cell>
          <table:table-cell table:formula="of:=CONCATENATE([.I18];&quot;,&quot;)" office:value-type="string" office:string-value="0x1082," calcext:value-type="string">
            <text:p>0x1082,</text:p>
          </table:table-cell>
          <table:table-cell table:style-name="ce2" table:formula="of:=CONCATENATE(&quot;0x&quot;;DEC2HEX([.G18];2);&quot;,&quot;)" office:value-type="string" office:string-value="0x10," calcext:value-type="string">
            <text:p>0x10,</text:p>
          </table:table-cell>
          <table:table-cell table:style-name="ce2" table:formula="of:=CONCATENATE(&quot;0x&quot;;DEC2HEX([.H18];2);&quot;,&quot;)" office:value-type="string" office:string-value="0x82," calcext:value-type="string">
            <text:p>0x82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9])" office:value-type="string" office:string-value="11" calcext:value-type="string">
            <text:p>11</text:p>
          </table:table-cell>
          <table:table-cell table:style-name="ce1" table:formula="of:=BITAND([.A19]; 248)" office:value-type="float" office:value="16" calcext:value-type="float">
            <text:p>16</text:p>
          </table:table-cell>
          <table:table-cell table:style-name="ce1" table:formula="of:=BITRSHIFT([.A19]; 5)" office:value-type="float" office:value="0" calcext:value-type="float">
            <text:p>0</text:p>
          </table:table-cell>
          <table:table-cell table:style-name="ce1" table:formula="of:=BITAND(BITLSHIFT([.A19]; 3); 224)" office:value-type="float" office:value="128" calcext:value-type="float">
            <text:p>128</text:p>
          </table:table-cell>
          <table:table-cell table:style-name="ce1" table:formula="of:=BITAND(BITRSHIFT([.A19]; 3); 31)" office:value-type="float" office:value="2" calcext:value-type="float">
            <text:p>2</text:p>
          </table:table-cell>
          <table:table-cell table:style-name="ce1" table:formula="of:=BITOR([.C19];[.D19])" office:value-type="float" office:value="16" calcext:value-type="float">
            <text:p>16</text:p>
          </table:table-cell>
          <table:table-cell table:style-name="ce1" table:formula="of:=BITOR([.E19];[.F19])" office:value-type="float" office:value="130" calcext:value-type="float">
            <text:p>130</text:p>
          </table:table-cell>
          <table:table-cell table:style-name="ce2" table:formula="of:=CONCATENATE(&quot;0x&quot;;DEC2HEX([.G19];2);DEC2HEX([.H19];2))" office:value-type="string" office:string-value="0x1082" calcext:value-type="string">
            <text:p>0x1082</text:p>
          </table:table-cell>
          <table:table-cell table:style-name="ce2" table:formula="of:=CONCATENATE(&quot;0x&quot;;DEC2HEX([.H19];2);DEC2HEX([.G19];2))" office:value-type="string" office:string-value="0x8210" calcext:value-type="string">
            <text:p>0x8210</text:p>
          </table:table-cell>
          <table:table-cell table:formula="of:=CONCATENATE(&quot;case &quot;;[.A19];&quot;: return &quot;;[.I19];&quot;;&quot;)" office:value-type="string" office:string-value="case 17: return 0x1082;" calcext:value-type="string">
            <text:p>case 17: return 0x1082;</text:p>
          </table:table-cell>
          <table:table-cell table:formula="of:=CONCATENATE([.I19];&quot;,&quot;)" office:value-type="string" office:string-value="0x1082," calcext:value-type="string">
            <text:p>0x1082,</text:p>
          </table:table-cell>
          <table:table-cell table:style-name="ce2" table:formula="of:=CONCATENATE(&quot;0x&quot;;DEC2HEX([.G19];2);&quot;,&quot;)" office:value-type="string" office:string-value="0x10," calcext:value-type="string">
            <text:p>0x10,</text:p>
          </table:table-cell>
          <table:table-cell table:style-name="ce2" table:formula="of:=CONCATENATE(&quot;0x&quot;;DEC2HEX([.H19];2);&quot;,&quot;)" office:value-type="string" office:string-value="0x82," calcext:value-type="string">
            <text:p>0x82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20])" office:value-type="string" office:string-value="12" calcext:value-type="string">
            <text:p>12</text:p>
          </table:table-cell>
          <table:table-cell table:style-name="ce1" table:formula="of:=BITAND([.A20]; 248)" office:value-type="float" office:value="16" calcext:value-type="float">
            <text:p>16</text:p>
          </table:table-cell>
          <table:table-cell table:style-name="ce1" table:formula="of:=BITRSHIFT([.A20]; 5)" office:value-type="float" office:value="0" calcext:value-type="float">
            <text:p>0</text:p>
          </table:table-cell>
          <table:table-cell table:style-name="ce1" table:formula="of:=BITAND(BITLSHIFT([.A20]; 3); 224)" office:value-type="float" office:value="128" calcext:value-type="float">
            <text:p>128</text:p>
          </table:table-cell>
          <table:table-cell table:style-name="ce1" table:formula="of:=BITAND(BITRSHIFT([.A20]; 3); 31)" office:value-type="float" office:value="2" calcext:value-type="float">
            <text:p>2</text:p>
          </table:table-cell>
          <table:table-cell table:style-name="ce1" table:formula="of:=BITOR([.C20];[.D20])" office:value-type="float" office:value="16" calcext:value-type="float">
            <text:p>16</text:p>
          </table:table-cell>
          <table:table-cell table:style-name="ce1" table:formula="of:=BITOR([.E20];[.F20])" office:value-type="float" office:value="130" calcext:value-type="float">
            <text:p>130</text:p>
          </table:table-cell>
          <table:table-cell table:style-name="ce2" table:formula="of:=CONCATENATE(&quot;0x&quot;;DEC2HEX([.G20];2);DEC2HEX([.H20];2))" office:value-type="string" office:string-value="0x1082" calcext:value-type="string">
            <text:p>0x1082</text:p>
          </table:table-cell>
          <table:table-cell table:style-name="ce2" table:formula="of:=CONCATENATE(&quot;0x&quot;;DEC2HEX([.H20];2);DEC2HEX([.G20];2))" office:value-type="string" office:string-value="0x8210" calcext:value-type="string">
            <text:p>0x8210</text:p>
          </table:table-cell>
          <table:table-cell table:formula="of:=CONCATENATE(&quot;case &quot;;[.A20];&quot;: return &quot;;[.I20];&quot;;&quot;)" office:value-type="string" office:string-value="case 18: return 0x1082;" calcext:value-type="string">
            <text:p>case 18: return 0x1082;</text:p>
          </table:table-cell>
          <table:table-cell table:formula="of:=CONCATENATE([.I20];&quot;,&quot;)" office:value-type="string" office:string-value="0x1082," calcext:value-type="string">
            <text:p>0x1082,</text:p>
          </table:table-cell>
          <table:table-cell table:style-name="ce2" table:formula="of:=CONCATENATE(&quot;0x&quot;;DEC2HEX([.G20];2);&quot;,&quot;)" office:value-type="string" office:string-value="0x10," calcext:value-type="string">
            <text:p>0x10,</text:p>
          </table:table-cell>
          <table:table-cell table:style-name="ce2" table:formula="of:=CONCATENATE(&quot;0x&quot;;DEC2HEX([.H20];2);&quot;,&quot;)" office:value-type="string" office:string-value="0x82," calcext:value-type="string">
            <text:p>0x82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1])" office:value-type="string" office:string-value="13" calcext:value-type="string">
            <text:p>13</text:p>
          </table:table-cell>
          <table:table-cell table:style-name="ce1" table:formula="of:=BITAND([.A21]; 248)" office:value-type="float" office:value="16" calcext:value-type="float">
            <text:p>16</text:p>
          </table:table-cell>
          <table:table-cell table:style-name="ce1" table:formula="of:=BITRSHIFT([.A21]; 5)" office:value-type="float" office:value="0" calcext:value-type="float">
            <text:p>0</text:p>
          </table:table-cell>
          <table:table-cell table:style-name="ce1" table:formula="of:=BITAND(BITLSHIFT([.A21]; 3); 224)" office:value-type="float" office:value="128" calcext:value-type="float">
            <text:p>128</text:p>
          </table:table-cell>
          <table:table-cell table:style-name="ce1" table:formula="of:=BITAND(BITRSHIFT([.A21]; 3); 31)" office:value-type="float" office:value="2" calcext:value-type="float">
            <text:p>2</text:p>
          </table:table-cell>
          <table:table-cell table:style-name="ce1" table:formula="of:=BITOR([.C21];[.D21])" office:value-type="float" office:value="16" calcext:value-type="float">
            <text:p>16</text:p>
          </table:table-cell>
          <table:table-cell table:style-name="ce1" table:formula="of:=BITOR([.E21];[.F21])" office:value-type="float" office:value="130" calcext:value-type="float">
            <text:p>130</text:p>
          </table:table-cell>
          <table:table-cell table:style-name="ce2" table:formula="of:=CONCATENATE(&quot;0x&quot;;DEC2HEX([.G21];2);DEC2HEX([.H21];2))" office:value-type="string" office:string-value="0x1082" calcext:value-type="string">
            <text:p>0x1082</text:p>
          </table:table-cell>
          <table:table-cell table:style-name="ce2" table:formula="of:=CONCATENATE(&quot;0x&quot;;DEC2HEX([.H21];2);DEC2HEX([.G21];2))" office:value-type="string" office:string-value="0x8210" calcext:value-type="string">
            <text:p>0x8210</text:p>
          </table:table-cell>
          <table:table-cell table:formula="of:=CONCATENATE(&quot;case &quot;;[.A21];&quot;: return &quot;;[.I21];&quot;;&quot;)" office:value-type="string" office:string-value="case 19: return 0x1082;" calcext:value-type="string">
            <text:p>case 19: return 0x1082;</text:p>
          </table:table-cell>
          <table:table-cell table:formula="of:=CONCATENATE([.I21];&quot;,&quot;)" office:value-type="string" office:string-value="0x1082," calcext:value-type="string">
            <text:p>0x1082,</text:p>
          </table:table-cell>
          <table:table-cell table:style-name="ce2" table:formula="of:=CONCATENATE(&quot;0x&quot;;DEC2HEX([.G21];2);&quot;,&quot;)" office:value-type="string" office:string-value="0x10," calcext:value-type="string">
            <text:p>0x10,</text:p>
          </table:table-cell>
          <table:table-cell table:style-name="ce2" table:formula="of:=CONCATENATE(&quot;0x&quot;;DEC2HEX([.H21];2);&quot;,&quot;)" office:value-type="string" office:string-value="0x82," calcext:value-type="string">
            <text:p>0x82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2])" office:value-type="string" office:string-value="14" calcext:value-type="string">
            <text:p>14</text:p>
          </table:table-cell>
          <table:table-cell table:style-name="ce1" table:formula="of:=BITAND([.A22]; 248)" office:value-type="float" office:value="16" calcext:value-type="float">
            <text:p>16</text:p>
          </table:table-cell>
          <table:table-cell table:style-name="ce1" table:formula="of:=BITRSHIFT([.A22]; 5)" office:value-type="float" office:value="0" calcext:value-type="float">
            <text:p>0</text:p>
          </table:table-cell>
          <table:table-cell table:style-name="ce1" table:formula="of:=BITAND(BITLSHIFT([.A22]; 3); 224)" office:value-type="float" office:value="160" calcext:value-type="float">
            <text:p>160</text:p>
          </table:table-cell>
          <table:table-cell table:style-name="ce1" table:formula="of:=BITAND(BITRSHIFT([.A22]; 3); 31)" office:value-type="float" office:value="2" calcext:value-type="float">
            <text:p>2</text:p>
          </table:table-cell>
          <table:table-cell table:style-name="ce1" table:formula="of:=BITOR([.C22];[.D22])" office:value-type="float" office:value="16" calcext:value-type="float">
            <text:p>16</text:p>
          </table:table-cell>
          <table:table-cell table:style-name="ce1" table:formula="of:=BITOR([.E22];[.F22])" office:value-type="float" office:value="162" calcext:value-type="float">
            <text:p>162</text:p>
          </table:table-cell>
          <table:table-cell table:style-name="ce2" table:formula="of:=CONCATENATE(&quot;0x&quot;;DEC2HEX([.G22];2);DEC2HEX([.H22];2))" office:value-type="string" office:string-value="0x10A2" calcext:value-type="string">
            <text:p>0x10A2</text:p>
          </table:table-cell>
          <table:table-cell table:style-name="ce2" table:formula="of:=CONCATENATE(&quot;0x&quot;;DEC2HEX([.H22];2);DEC2HEX([.G22];2))" office:value-type="string" office:string-value="0xA210" calcext:value-type="string">
            <text:p>0xA210</text:p>
          </table:table-cell>
          <table:table-cell table:formula="of:=CONCATENATE(&quot;case &quot;;[.A22];&quot;: return &quot;;[.I22];&quot;;&quot;)" office:value-type="string" office:string-value="case 20: return 0x10A2;" calcext:value-type="string">
            <text:p>case 20: return 0x10A2;</text:p>
          </table:table-cell>
          <table:table-cell table:formula="of:=CONCATENATE([.I22];&quot;,&quot;)" office:value-type="string" office:string-value="0x10A2," calcext:value-type="string">
            <text:p>0x10A2,</text:p>
          </table:table-cell>
          <table:table-cell table:style-name="ce2" table:formula="of:=CONCATENATE(&quot;0x&quot;;DEC2HEX([.G22];2);&quot;,&quot;)" office:value-type="string" office:string-value="0x10," calcext:value-type="string">
            <text:p>0x10,</text:p>
          </table:table-cell>
          <table:table-cell table:style-name="ce2" table:formula="of:=CONCATENATE(&quot;0x&quot;;DEC2HEX([.H22];2);&quot;,&quot;)" office:value-type="string" office:string-value="0xA2," calcext:value-type="string">
            <text:p>0xA2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3])" office:value-type="string" office:string-value="15" calcext:value-type="string">
            <text:p>15</text:p>
          </table:table-cell>
          <table:table-cell table:style-name="ce1" table:formula="of:=BITAND([.A23]; 248)" office:value-type="float" office:value="16" calcext:value-type="float">
            <text:p>16</text:p>
          </table:table-cell>
          <table:table-cell table:style-name="ce1" table:formula="of:=BITRSHIFT([.A23]; 5)" office:value-type="float" office:value="0" calcext:value-type="float">
            <text:p>0</text:p>
          </table:table-cell>
          <table:table-cell table:style-name="ce1" table:formula="of:=BITAND(BITLSHIFT([.A23]; 3); 224)" office:value-type="float" office:value="160" calcext:value-type="float">
            <text:p>160</text:p>
          </table:table-cell>
          <table:table-cell table:style-name="ce1" table:formula="of:=BITAND(BITRSHIFT([.A23]; 3); 31)" office:value-type="float" office:value="2" calcext:value-type="float">
            <text:p>2</text:p>
          </table:table-cell>
          <table:table-cell table:style-name="ce1" table:formula="of:=BITOR([.C23];[.D23])" office:value-type="float" office:value="16" calcext:value-type="float">
            <text:p>16</text:p>
          </table:table-cell>
          <table:table-cell table:style-name="ce1" table:formula="of:=BITOR([.E23];[.F23])" office:value-type="float" office:value="162" calcext:value-type="float">
            <text:p>162</text:p>
          </table:table-cell>
          <table:table-cell table:style-name="ce2" table:formula="of:=CONCATENATE(&quot;0x&quot;;DEC2HEX([.G23];2);DEC2HEX([.H23];2))" office:value-type="string" office:string-value="0x10A2" calcext:value-type="string">
            <text:p>0x10A2</text:p>
          </table:table-cell>
          <table:table-cell table:style-name="ce2" table:formula="of:=CONCATENATE(&quot;0x&quot;;DEC2HEX([.H23];2);DEC2HEX([.G23];2))" office:value-type="string" office:string-value="0xA210" calcext:value-type="string">
            <text:p>0xA210</text:p>
          </table:table-cell>
          <table:table-cell table:formula="of:=CONCATENATE(&quot;case &quot;;[.A23];&quot;: return &quot;;[.I23];&quot;;&quot;)" office:value-type="string" office:string-value="case 21: return 0x10A2;" calcext:value-type="string">
            <text:p>case 21: return 0x10A2;</text:p>
          </table:table-cell>
          <table:table-cell table:formula="of:=CONCATENATE([.I23];&quot;,&quot;)" office:value-type="string" office:string-value="0x10A2," calcext:value-type="string">
            <text:p>0x10A2,</text:p>
          </table:table-cell>
          <table:table-cell table:style-name="ce2" table:formula="of:=CONCATENATE(&quot;0x&quot;;DEC2HEX([.G23];2);&quot;,&quot;)" office:value-type="string" office:string-value="0x10," calcext:value-type="string">
            <text:p>0x10,</text:p>
          </table:table-cell>
          <table:table-cell table:style-name="ce2" table:formula="of:=CONCATENATE(&quot;0x&quot;;DEC2HEX([.H23];2);&quot;,&quot;)" office:value-type="string" office:string-value="0xA2," calcext:value-type="string">
            <text:p>0xA2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4])" office:value-type="string" office:string-value="16" calcext:value-type="string">
            <text:p>16</text:p>
          </table:table-cell>
          <table:table-cell table:style-name="ce1" table:formula="of:=BITAND([.A24]; 248)" office:value-type="float" office:value="16" calcext:value-type="float">
            <text:p>16</text:p>
          </table:table-cell>
          <table:table-cell table:style-name="ce1" table:formula="of:=BITRSHIFT([.A24]; 5)" office:value-type="float" office:value="0" calcext:value-type="float">
            <text:p>0</text:p>
          </table:table-cell>
          <table:table-cell table:style-name="ce1" table:formula="of:=BITAND(BITLSHIFT([.A24]; 3); 224)" office:value-type="float" office:value="160" calcext:value-type="float">
            <text:p>160</text:p>
          </table:table-cell>
          <table:table-cell table:style-name="ce1" table:formula="of:=BITAND(BITRSHIFT([.A24]; 3); 31)" office:value-type="float" office:value="2" calcext:value-type="float">
            <text:p>2</text:p>
          </table:table-cell>
          <table:table-cell table:style-name="ce1" table:formula="of:=BITOR([.C24];[.D24])" office:value-type="float" office:value="16" calcext:value-type="float">
            <text:p>16</text:p>
          </table:table-cell>
          <table:table-cell table:style-name="ce1" table:formula="of:=BITOR([.E24];[.F24])" office:value-type="float" office:value="162" calcext:value-type="float">
            <text:p>162</text:p>
          </table:table-cell>
          <table:table-cell table:style-name="ce2" table:formula="of:=CONCATENATE(&quot;0x&quot;;DEC2HEX([.G24];2);DEC2HEX([.H24];2))" office:value-type="string" office:string-value="0x10A2" calcext:value-type="string">
            <text:p>0x10A2</text:p>
          </table:table-cell>
          <table:table-cell table:style-name="ce2" table:formula="of:=CONCATENATE(&quot;0x&quot;;DEC2HEX([.H24];2);DEC2HEX([.G24];2))" office:value-type="string" office:string-value="0xA210" calcext:value-type="string">
            <text:p>0xA210</text:p>
          </table:table-cell>
          <table:table-cell table:formula="of:=CONCATENATE(&quot;case &quot;;[.A24];&quot;: return &quot;;[.I24];&quot;;&quot;)" office:value-type="string" office:string-value="case 22: return 0x10A2;" calcext:value-type="string">
            <text:p>case 22: return 0x10A2;</text:p>
          </table:table-cell>
          <table:table-cell table:formula="of:=CONCATENATE([.I24];&quot;,&quot;)" office:value-type="string" office:string-value="0x10A2," calcext:value-type="string">
            <text:p>0x10A2,</text:p>
          </table:table-cell>
          <table:table-cell table:style-name="ce2" table:formula="of:=CONCATENATE(&quot;0x&quot;;DEC2HEX([.G24];2);&quot;,&quot;)" office:value-type="string" office:string-value="0x10," calcext:value-type="string">
            <text:p>0x10,</text:p>
          </table:table-cell>
          <table:table-cell table:style-name="ce2" table:formula="of:=CONCATENATE(&quot;0x&quot;;DEC2HEX([.H24];2);&quot;,&quot;)" office:value-type="string" office:string-value="0xA2," calcext:value-type="string">
            <text:p>0xA2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5])" office:value-type="string" office:string-value="17" calcext:value-type="string">
            <text:p>17</text:p>
          </table:table-cell>
          <table:table-cell table:style-name="ce1" table:formula="of:=BITAND([.A25]; 248)" office:value-type="float" office:value="16" calcext:value-type="float">
            <text:p>16</text:p>
          </table:table-cell>
          <table:table-cell table:style-name="ce1" table:formula="of:=BITRSHIFT([.A25]; 5)" office:value-type="float" office:value="0" calcext:value-type="float">
            <text:p>0</text:p>
          </table:table-cell>
          <table:table-cell table:style-name="ce1" table:formula="of:=BITAND(BITLSHIFT([.A25]; 3); 224)" office:value-type="float" office:value="160" calcext:value-type="float">
            <text:p>160</text:p>
          </table:table-cell>
          <table:table-cell table:style-name="ce1" table:formula="of:=BITAND(BITRSHIFT([.A25]; 3); 31)" office:value-type="float" office:value="2" calcext:value-type="float">
            <text:p>2</text:p>
          </table:table-cell>
          <table:table-cell table:style-name="ce1" table:formula="of:=BITOR([.C25];[.D25])" office:value-type="float" office:value="16" calcext:value-type="float">
            <text:p>16</text:p>
          </table:table-cell>
          <table:table-cell table:style-name="ce1" table:formula="of:=BITOR([.E25];[.F25])" office:value-type="float" office:value="162" calcext:value-type="float">
            <text:p>162</text:p>
          </table:table-cell>
          <table:table-cell table:style-name="ce2" table:formula="of:=CONCATENATE(&quot;0x&quot;;DEC2HEX([.G25];2);DEC2HEX([.H25];2))" office:value-type="string" office:string-value="0x10A2" calcext:value-type="string">
            <text:p>0x10A2</text:p>
          </table:table-cell>
          <table:table-cell table:style-name="ce2" table:formula="of:=CONCATENATE(&quot;0x&quot;;DEC2HEX([.H25];2);DEC2HEX([.G25];2))" office:value-type="string" office:string-value="0xA210" calcext:value-type="string">
            <text:p>0xA210</text:p>
          </table:table-cell>
          <table:table-cell table:formula="of:=CONCATENATE(&quot;case &quot;;[.A25];&quot;: return &quot;;[.I25];&quot;;&quot;)" office:value-type="string" office:string-value="case 23: return 0x10A2;" calcext:value-type="string">
            <text:p>case 23: return 0x10A2;</text:p>
          </table:table-cell>
          <table:table-cell table:formula="of:=CONCATENATE([.I25];&quot;,&quot;)" office:value-type="string" office:string-value="0x10A2," calcext:value-type="string">
            <text:p>0x10A2,</text:p>
          </table:table-cell>
          <table:table-cell table:style-name="ce2" table:formula="of:=CONCATENATE(&quot;0x&quot;;DEC2HEX([.G25];2);&quot;,&quot;)" office:value-type="string" office:string-value="0x10," calcext:value-type="string">
            <text:p>0x10,</text:p>
          </table:table-cell>
          <table:table-cell table:style-name="ce2" table:formula="of:=CONCATENATE(&quot;0x&quot;;DEC2HEX([.H25];2);&quot;,&quot;)" office:value-type="string" office:string-value="0xA2," calcext:value-type="string">
            <text:p>0xA2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6])" office:value-type="string" office:string-value="18" calcext:value-type="string">
            <text:p>18</text:p>
          </table:table-cell>
          <table:table-cell table:style-name="ce1" table:formula="of:=BITAND([.A26]; 248)" office:value-type="float" office:value="24" calcext:value-type="float">
            <text:p>24</text:p>
          </table:table-cell>
          <table:table-cell table:style-name="ce1" table:formula="of:=BITRSHIFT([.A26]; 5)" office:value-type="float" office:value="0" calcext:value-type="float">
            <text:p>0</text:p>
          </table:table-cell>
          <table:table-cell table:style-name="ce1" table:formula="of:=BITAND(BITLSHIFT([.A26]; 3); 224)" office:value-type="float" office:value="192" calcext:value-type="float">
            <text:p>192</text:p>
          </table:table-cell>
          <table:table-cell table:style-name="ce1" table:formula="of:=BITAND(BITRSHIFT([.A26]; 3); 31)" office:value-type="float" office:value="3" calcext:value-type="float">
            <text:p>3</text:p>
          </table:table-cell>
          <table:table-cell table:style-name="ce1" table:formula="of:=BITOR([.C26];[.D26])" office:value-type="float" office:value="24" calcext:value-type="float">
            <text:p>24</text:p>
          </table:table-cell>
          <table:table-cell table:style-name="ce1" table:formula="of:=BITOR([.E26];[.F26])" office:value-type="float" office:value="195" calcext:value-type="float">
            <text:p>195</text:p>
          </table:table-cell>
          <table:table-cell table:style-name="ce2" table:formula="of:=CONCATENATE(&quot;0x&quot;;DEC2HEX([.G26];2);DEC2HEX([.H26];2))" office:value-type="string" office:string-value="0x18C3" calcext:value-type="string">
            <text:p>0x18C3</text:p>
          </table:table-cell>
          <table:table-cell table:style-name="ce2" table:formula="of:=CONCATENATE(&quot;0x&quot;;DEC2HEX([.H26];2);DEC2HEX([.G26];2))" office:value-type="string" office:string-value="0xC318" calcext:value-type="string">
            <text:p>0xC318</text:p>
          </table:table-cell>
          <table:table-cell table:formula="of:=CONCATENATE(&quot;case &quot;;[.A26];&quot;: return &quot;;[.I26];&quot;;&quot;)" office:value-type="string" office:string-value="case 24: return 0x18C3;" calcext:value-type="string">
            <text:p>case 24: return 0x18C3;</text:p>
          </table:table-cell>
          <table:table-cell table:formula="of:=CONCATENATE([.I26];&quot;,&quot;)" office:value-type="string" office:string-value="0x18C3," calcext:value-type="string">
            <text:p>0x18C3,</text:p>
          </table:table-cell>
          <table:table-cell table:style-name="ce2" table:formula="of:=CONCATENATE(&quot;0x&quot;;DEC2HEX([.G26];2);&quot;,&quot;)" office:value-type="string" office:string-value="0x18," calcext:value-type="string">
            <text:p>0x18,</text:p>
          </table:table-cell>
          <table:table-cell table:style-name="ce2" table:formula="of:=CONCATENATE(&quot;0x&quot;;DEC2HEX([.H26];2);&quot;,&quot;)" office:value-type="string" office:string-value="0xC3," calcext:value-type="string">
            <text:p>0xC3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7])" office:value-type="string" office:string-value="19" calcext:value-type="string">
            <text:p>19</text:p>
          </table:table-cell>
          <table:table-cell table:style-name="ce1" table:formula="of:=BITAND([.A27]; 248)" office:value-type="float" office:value="24" calcext:value-type="float">
            <text:p>24</text:p>
          </table:table-cell>
          <table:table-cell table:style-name="ce1" table:formula="of:=BITRSHIFT([.A27]; 5)" office:value-type="float" office:value="0" calcext:value-type="float">
            <text:p>0</text:p>
          </table:table-cell>
          <table:table-cell table:style-name="ce1" table:formula="of:=BITAND(BITLSHIFT([.A27]; 3); 224)" office:value-type="float" office:value="192" calcext:value-type="float">
            <text:p>192</text:p>
          </table:table-cell>
          <table:table-cell table:style-name="ce1" table:formula="of:=BITAND(BITRSHIFT([.A27]; 3); 31)" office:value-type="float" office:value="3" calcext:value-type="float">
            <text:p>3</text:p>
          </table:table-cell>
          <table:table-cell table:style-name="ce1" table:formula="of:=BITOR([.C27];[.D27])" office:value-type="float" office:value="24" calcext:value-type="float">
            <text:p>24</text:p>
          </table:table-cell>
          <table:table-cell table:style-name="ce1" table:formula="of:=BITOR([.E27];[.F27])" office:value-type="float" office:value="195" calcext:value-type="float">
            <text:p>195</text:p>
          </table:table-cell>
          <table:table-cell table:style-name="ce2" table:formula="of:=CONCATENATE(&quot;0x&quot;;DEC2HEX([.G27];2);DEC2HEX([.H27];2))" office:value-type="string" office:string-value="0x18C3" calcext:value-type="string">
            <text:p>0x18C3</text:p>
          </table:table-cell>
          <table:table-cell table:style-name="ce2" table:formula="of:=CONCATENATE(&quot;0x&quot;;DEC2HEX([.H27];2);DEC2HEX([.G27];2))" office:value-type="string" office:string-value="0xC318" calcext:value-type="string">
            <text:p>0xC318</text:p>
          </table:table-cell>
          <table:table-cell table:formula="of:=CONCATENATE(&quot;case &quot;;[.A27];&quot;: return &quot;;[.I27];&quot;;&quot;)" office:value-type="string" office:string-value="case 25: return 0x18C3;" calcext:value-type="string">
            <text:p>case 25: return 0x18C3;</text:p>
          </table:table-cell>
          <table:table-cell table:formula="of:=CONCATENATE([.I27];&quot;,&quot;)" office:value-type="string" office:string-value="0x18C3," calcext:value-type="string">
            <text:p>0x18C3,</text:p>
          </table:table-cell>
          <table:table-cell table:style-name="ce2" table:formula="of:=CONCATENATE(&quot;0x&quot;;DEC2HEX([.G27];2);&quot;,&quot;)" office:value-type="string" office:string-value="0x18," calcext:value-type="string">
            <text:p>0x18,</text:p>
          </table:table-cell>
          <table:table-cell table:style-name="ce2" table:formula="of:=CONCATENATE(&quot;0x&quot;;DEC2HEX([.H27];2);&quot;,&quot;)" office:value-type="string" office:string-value="0xC3," calcext:value-type="string">
            <text:p>0xC3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8])" office:value-type="string" office:string-value="1A" calcext:value-type="string">
            <text:p>1A</text:p>
          </table:table-cell>
          <table:table-cell table:style-name="ce1" table:formula="of:=BITAND([.A28]; 248)" office:value-type="float" office:value="24" calcext:value-type="float">
            <text:p>24</text:p>
          </table:table-cell>
          <table:table-cell table:style-name="ce1" table:formula="of:=BITRSHIFT([.A28]; 5)" office:value-type="float" office:value="0" calcext:value-type="float">
            <text:p>0</text:p>
          </table:table-cell>
          <table:table-cell table:style-name="ce1" table:formula="of:=BITAND(BITLSHIFT([.A28]; 3); 224)" office:value-type="float" office:value="192" calcext:value-type="float">
            <text:p>192</text:p>
          </table:table-cell>
          <table:table-cell table:style-name="ce1" table:formula="of:=BITAND(BITRSHIFT([.A28]; 3); 31)" office:value-type="float" office:value="3" calcext:value-type="float">
            <text:p>3</text:p>
          </table:table-cell>
          <table:table-cell table:style-name="ce1" table:formula="of:=BITOR([.C28];[.D28])" office:value-type="float" office:value="24" calcext:value-type="float">
            <text:p>24</text:p>
          </table:table-cell>
          <table:table-cell table:style-name="ce1" table:formula="of:=BITOR([.E28];[.F28])" office:value-type="float" office:value="195" calcext:value-type="float">
            <text:p>195</text:p>
          </table:table-cell>
          <table:table-cell table:style-name="ce2" table:formula="of:=CONCATENATE(&quot;0x&quot;;DEC2HEX([.G28];2);DEC2HEX([.H28];2))" office:value-type="string" office:string-value="0x18C3" calcext:value-type="string">
            <text:p>0x18C3</text:p>
          </table:table-cell>
          <table:table-cell table:style-name="ce2" table:formula="of:=CONCATENATE(&quot;0x&quot;;DEC2HEX([.H28];2);DEC2HEX([.G28];2))" office:value-type="string" office:string-value="0xC318" calcext:value-type="string">
            <text:p>0xC318</text:p>
          </table:table-cell>
          <table:table-cell table:formula="of:=CONCATENATE(&quot;case &quot;;[.A28];&quot;: return &quot;;[.I28];&quot;;&quot;)" office:value-type="string" office:string-value="case 26: return 0x18C3;" calcext:value-type="string">
            <text:p>case 26: return 0x18C3;</text:p>
          </table:table-cell>
          <table:table-cell table:formula="of:=CONCATENATE([.I28];&quot;,&quot;)" office:value-type="string" office:string-value="0x18C3," calcext:value-type="string">
            <text:p>0x18C3,</text:p>
          </table:table-cell>
          <table:table-cell table:style-name="ce2" table:formula="of:=CONCATENATE(&quot;0x&quot;;DEC2HEX([.G28];2);&quot;,&quot;)" office:value-type="string" office:string-value="0x18," calcext:value-type="string">
            <text:p>0x18,</text:p>
          </table:table-cell>
          <table:table-cell table:style-name="ce2" table:formula="of:=CONCATENATE(&quot;0x&quot;;DEC2HEX([.H28];2);&quot;,&quot;)" office:value-type="string" office:string-value="0xC3," calcext:value-type="string">
            <text:p>0xC3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9])" office:value-type="string" office:string-value="1B" calcext:value-type="string">
            <text:p>1B</text:p>
          </table:table-cell>
          <table:table-cell table:style-name="ce1" table:formula="of:=BITAND([.A29]; 248)" office:value-type="float" office:value="24" calcext:value-type="float">
            <text:p>24</text:p>
          </table:table-cell>
          <table:table-cell table:style-name="ce1" table:formula="of:=BITRSHIFT([.A29]; 5)" office:value-type="float" office:value="0" calcext:value-type="float">
            <text:p>0</text:p>
          </table:table-cell>
          <table:table-cell table:style-name="ce1" table:formula="of:=BITAND(BITLSHIFT([.A29]; 3); 224)" office:value-type="float" office:value="192" calcext:value-type="float">
            <text:p>192</text:p>
          </table:table-cell>
          <table:table-cell table:style-name="ce1" table:formula="of:=BITAND(BITRSHIFT([.A29]; 3); 31)" office:value-type="float" office:value="3" calcext:value-type="float">
            <text:p>3</text:p>
          </table:table-cell>
          <table:table-cell table:style-name="ce1" table:formula="of:=BITOR([.C29];[.D29])" office:value-type="float" office:value="24" calcext:value-type="float">
            <text:p>24</text:p>
          </table:table-cell>
          <table:table-cell table:style-name="ce1" table:formula="of:=BITOR([.E29];[.F29])" office:value-type="float" office:value="195" calcext:value-type="float">
            <text:p>195</text:p>
          </table:table-cell>
          <table:table-cell table:style-name="ce2" table:formula="of:=CONCATENATE(&quot;0x&quot;;DEC2HEX([.G29];2);DEC2HEX([.H29];2))" office:value-type="string" office:string-value="0x18C3" calcext:value-type="string">
            <text:p>0x18C3</text:p>
          </table:table-cell>
          <table:table-cell table:style-name="ce2" table:formula="of:=CONCATENATE(&quot;0x&quot;;DEC2HEX([.H29];2);DEC2HEX([.G29];2))" office:value-type="string" office:string-value="0xC318" calcext:value-type="string">
            <text:p>0xC318</text:p>
          </table:table-cell>
          <table:table-cell table:formula="of:=CONCATENATE(&quot;case &quot;;[.A29];&quot;: return &quot;;[.I29];&quot;;&quot;)" office:value-type="string" office:string-value="case 27: return 0x18C3;" calcext:value-type="string">
            <text:p>case 27: return 0x18C3;</text:p>
          </table:table-cell>
          <table:table-cell table:formula="of:=CONCATENATE([.I29];&quot;,&quot;)" office:value-type="string" office:string-value="0x18C3," calcext:value-type="string">
            <text:p>0x18C3,</text:p>
          </table:table-cell>
          <table:table-cell table:style-name="ce2" table:formula="of:=CONCATENATE(&quot;0x&quot;;DEC2HEX([.G29];2);&quot;,&quot;)" office:value-type="string" office:string-value="0x18," calcext:value-type="string">
            <text:p>0x18,</text:p>
          </table:table-cell>
          <table:table-cell table:style-name="ce2" table:formula="of:=CONCATENATE(&quot;0x&quot;;DEC2HEX([.H29];2);&quot;,&quot;)" office:value-type="string" office:string-value="0xC3," calcext:value-type="string">
            <text:p>0xC3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30])" office:value-type="string" office:string-value="1C" calcext:value-type="string">
            <text:p>1C</text:p>
          </table:table-cell>
          <table:table-cell table:style-name="ce1" table:formula="of:=BITAND([.A30]; 248)" office:value-type="float" office:value="24" calcext:value-type="float">
            <text:p>24</text:p>
          </table:table-cell>
          <table:table-cell table:style-name="ce1" table:formula="of:=BITRSHIFT([.A30]; 5)" office:value-type="float" office:value="0" calcext:value-type="float">
            <text:p>0</text:p>
          </table:table-cell>
          <table:table-cell table:style-name="ce1" table:formula="of:=BITAND(BITLSHIFT([.A30]; 3); 224)" office:value-type="float" office:value="224" calcext:value-type="float">
            <text:p>224</text:p>
          </table:table-cell>
          <table:table-cell table:style-name="ce1" table:formula="of:=BITAND(BITRSHIFT([.A30]; 3); 31)" office:value-type="float" office:value="3" calcext:value-type="float">
            <text:p>3</text:p>
          </table:table-cell>
          <table:table-cell table:style-name="ce1" table:formula="of:=BITOR([.C30];[.D30])" office:value-type="float" office:value="24" calcext:value-type="float">
            <text:p>24</text:p>
          </table:table-cell>
          <table:table-cell table:style-name="ce1" table:formula="of:=BITOR([.E30];[.F30])" office:value-type="float" office:value="227" calcext:value-type="float">
            <text:p>227</text:p>
          </table:table-cell>
          <table:table-cell table:style-name="ce2" table:formula="of:=CONCATENATE(&quot;0x&quot;;DEC2HEX([.G30];2);DEC2HEX([.H30];2))" office:value-type="string" office:string-value="0x18E3" calcext:value-type="string">
            <text:p>0x18E3</text:p>
          </table:table-cell>
          <table:table-cell table:style-name="ce2" table:formula="of:=CONCATENATE(&quot;0x&quot;;DEC2HEX([.H30];2);DEC2HEX([.G30];2))" office:value-type="string" office:string-value="0xE318" calcext:value-type="string">
            <text:p>0xE318</text:p>
          </table:table-cell>
          <table:table-cell table:formula="of:=CONCATENATE(&quot;case &quot;;[.A30];&quot;: return &quot;;[.I30];&quot;;&quot;)" office:value-type="string" office:string-value="case 28: return 0x18E3;" calcext:value-type="string">
            <text:p>case 28: return 0x18E3;</text:p>
          </table:table-cell>
          <table:table-cell table:formula="of:=CONCATENATE([.I30];&quot;,&quot;)" office:value-type="string" office:string-value="0x18E3," calcext:value-type="string">
            <text:p>0x18E3,</text:p>
          </table:table-cell>
          <table:table-cell table:style-name="ce2" table:formula="of:=CONCATENATE(&quot;0x&quot;;DEC2HEX([.G30];2);&quot;,&quot;)" office:value-type="string" office:string-value="0x18," calcext:value-type="string">
            <text:p>0x18,</text:p>
          </table:table-cell>
          <table:table-cell table:style-name="ce2" table:formula="of:=CONCATENATE(&quot;0x&quot;;DEC2HEX([.H30];2);&quot;,&quot;)" office:value-type="string" office:string-value="0xE3," calcext:value-type="string">
            <text:p>0xE3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1])" office:value-type="string" office:string-value="1D" calcext:value-type="string">
            <text:p>1D</text:p>
          </table:table-cell>
          <table:table-cell table:style-name="ce1" table:formula="of:=BITAND([.A31]; 248)" office:value-type="float" office:value="24" calcext:value-type="float">
            <text:p>24</text:p>
          </table:table-cell>
          <table:table-cell table:style-name="ce1" table:formula="of:=BITRSHIFT([.A31]; 5)" office:value-type="float" office:value="0" calcext:value-type="float">
            <text:p>0</text:p>
          </table:table-cell>
          <table:table-cell table:style-name="ce1" table:formula="of:=BITAND(BITLSHIFT([.A31]; 3); 224)" office:value-type="float" office:value="224" calcext:value-type="float">
            <text:p>224</text:p>
          </table:table-cell>
          <table:table-cell table:style-name="ce1" table:formula="of:=BITAND(BITRSHIFT([.A31]; 3); 31)" office:value-type="float" office:value="3" calcext:value-type="float">
            <text:p>3</text:p>
          </table:table-cell>
          <table:table-cell table:style-name="ce1" table:formula="of:=BITOR([.C31];[.D31])" office:value-type="float" office:value="24" calcext:value-type="float">
            <text:p>24</text:p>
          </table:table-cell>
          <table:table-cell table:style-name="ce1" table:formula="of:=BITOR([.E31];[.F31])" office:value-type="float" office:value="227" calcext:value-type="float">
            <text:p>227</text:p>
          </table:table-cell>
          <table:table-cell table:style-name="ce2" table:formula="of:=CONCATENATE(&quot;0x&quot;;DEC2HEX([.G31];2);DEC2HEX([.H31];2))" office:value-type="string" office:string-value="0x18E3" calcext:value-type="string">
            <text:p>0x18E3</text:p>
          </table:table-cell>
          <table:table-cell table:style-name="ce2" table:formula="of:=CONCATENATE(&quot;0x&quot;;DEC2HEX([.H31];2);DEC2HEX([.G31];2))" office:value-type="string" office:string-value="0xE318" calcext:value-type="string">
            <text:p>0xE318</text:p>
          </table:table-cell>
          <table:table-cell table:formula="of:=CONCATENATE(&quot;case &quot;;[.A31];&quot;: return &quot;;[.I31];&quot;;&quot;)" office:value-type="string" office:string-value="case 29: return 0x18E3;" calcext:value-type="string">
            <text:p>case 29: return 0x18E3;</text:p>
          </table:table-cell>
          <table:table-cell table:formula="of:=CONCATENATE([.I31];&quot;,&quot;)" office:value-type="string" office:string-value="0x18E3," calcext:value-type="string">
            <text:p>0x18E3,</text:p>
          </table:table-cell>
          <table:table-cell table:style-name="ce2" table:formula="of:=CONCATENATE(&quot;0x&quot;;DEC2HEX([.G31];2);&quot;,&quot;)" office:value-type="string" office:string-value="0x18," calcext:value-type="string">
            <text:p>0x18,</text:p>
          </table:table-cell>
          <table:table-cell table:style-name="ce2" table:formula="of:=CONCATENATE(&quot;0x&quot;;DEC2HEX([.H31];2);&quot;,&quot;)" office:value-type="string" office:string-value="0xE3," calcext:value-type="string">
            <text:p>0xE3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2])" office:value-type="string" office:string-value="1E" calcext:value-type="string">
            <text:p>1E</text:p>
          </table:table-cell>
          <table:table-cell table:style-name="ce1" table:formula="of:=BITAND([.A32]; 248)" office:value-type="float" office:value="24" calcext:value-type="float">
            <text:p>24</text:p>
          </table:table-cell>
          <table:table-cell table:style-name="ce1" table:formula="of:=BITRSHIFT([.A32]; 5)" office:value-type="float" office:value="0" calcext:value-type="float">
            <text:p>0</text:p>
          </table:table-cell>
          <table:table-cell table:style-name="ce1" table:formula="of:=BITAND(BITLSHIFT([.A32]; 3); 224)" office:value-type="float" office:value="224" calcext:value-type="float">
            <text:p>224</text:p>
          </table:table-cell>
          <table:table-cell table:style-name="ce1" table:formula="of:=BITAND(BITRSHIFT([.A32]; 3); 31)" office:value-type="float" office:value="3" calcext:value-type="float">
            <text:p>3</text:p>
          </table:table-cell>
          <table:table-cell table:style-name="ce1" table:formula="of:=BITOR([.C32];[.D32])" office:value-type="float" office:value="24" calcext:value-type="float">
            <text:p>24</text:p>
          </table:table-cell>
          <table:table-cell table:style-name="ce1" table:formula="of:=BITOR([.E32];[.F32])" office:value-type="float" office:value="227" calcext:value-type="float">
            <text:p>227</text:p>
          </table:table-cell>
          <table:table-cell table:style-name="ce2" table:formula="of:=CONCATENATE(&quot;0x&quot;;DEC2HEX([.G32];2);DEC2HEX([.H32];2))" office:value-type="string" office:string-value="0x18E3" calcext:value-type="string">
            <text:p>0x18E3</text:p>
          </table:table-cell>
          <table:table-cell table:style-name="ce2" table:formula="of:=CONCATENATE(&quot;0x&quot;;DEC2HEX([.H32];2);DEC2HEX([.G32];2))" office:value-type="string" office:string-value="0xE318" calcext:value-type="string">
            <text:p>0xE318</text:p>
          </table:table-cell>
          <table:table-cell table:formula="of:=CONCATENATE(&quot;case &quot;;[.A32];&quot;: return &quot;;[.I32];&quot;;&quot;)" office:value-type="string" office:string-value="case 30: return 0x18E3;" calcext:value-type="string">
            <text:p>case 30: return 0x18E3;</text:p>
          </table:table-cell>
          <table:table-cell table:formula="of:=CONCATENATE([.I32];&quot;,&quot;)" office:value-type="string" office:string-value="0x18E3," calcext:value-type="string">
            <text:p>0x18E3,</text:p>
          </table:table-cell>
          <table:table-cell table:style-name="ce2" table:formula="of:=CONCATENATE(&quot;0x&quot;;DEC2HEX([.G32];2);&quot;,&quot;)" office:value-type="string" office:string-value="0x18," calcext:value-type="string">
            <text:p>0x18,</text:p>
          </table:table-cell>
          <table:table-cell table:style-name="ce2" table:formula="of:=CONCATENATE(&quot;0x&quot;;DEC2HEX([.H32];2);&quot;,&quot;)" office:value-type="string" office:string-value="0xE3," calcext:value-type="string">
            <text:p>0xE3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3])" office:value-type="string" office:string-value="1F" calcext:value-type="string">
            <text:p>1F</text:p>
          </table:table-cell>
          <table:table-cell table:style-name="ce1" table:formula="of:=BITAND([.A33]; 248)" office:value-type="float" office:value="24" calcext:value-type="float">
            <text:p>24</text:p>
          </table:table-cell>
          <table:table-cell table:style-name="ce1" table:formula="of:=BITRSHIFT([.A33]; 5)" office:value-type="float" office:value="0" calcext:value-type="float">
            <text:p>0</text:p>
          </table:table-cell>
          <table:table-cell table:style-name="ce1" table:formula="of:=BITAND(BITLSHIFT([.A33]; 3); 224)" office:value-type="float" office:value="224" calcext:value-type="float">
            <text:p>224</text:p>
          </table:table-cell>
          <table:table-cell table:style-name="ce1" table:formula="of:=BITAND(BITRSHIFT([.A33]; 3); 31)" office:value-type="float" office:value="3" calcext:value-type="float">
            <text:p>3</text:p>
          </table:table-cell>
          <table:table-cell table:style-name="ce1" table:formula="of:=BITOR([.C33];[.D33])" office:value-type="float" office:value="24" calcext:value-type="float">
            <text:p>24</text:p>
          </table:table-cell>
          <table:table-cell table:style-name="ce1" table:formula="of:=BITOR([.E33];[.F33])" office:value-type="float" office:value="227" calcext:value-type="float">
            <text:p>227</text:p>
          </table:table-cell>
          <table:table-cell table:style-name="ce2" table:formula="of:=CONCATENATE(&quot;0x&quot;;DEC2HEX([.G33];2);DEC2HEX([.H33];2))" office:value-type="string" office:string-value="0x18E3" calcext:value-type="string">
            <text:p>0x18E3</text:p>
          </table:table-cell>
          <table:table-cell table:style-name="ce2" table:formula="of:=CONCATENATE(&quot;0x&quot;;DEC2HEX([.H33];2);DEC2HEX([.G33];2))" office:value-type="string" office:string-value="0xE318" calcext:value-type="string">
            <text:p>0xE318</text:p>
          </table:table-cell>
          <table:table-cell table:formula="of:=CONCATENATE(&quot;case &quot;;[.A33];&quot;: return &quot;;[.I33];&quot;;&quot;)" office:value-type="string" office:string-value="case 31: return 0x18E3;" calcext:value-type="string">
            <text:p>case 31: return 0x18E3;</text:p>
          </table:table-cell>
          <table:table-cell table:formula="of:=CONCATENATE([.I33];&quot;,&quot;)" office:value-type="string" office:string-value="0x18E3," calcext:value-type="string">
            <text:p>0x18E3,</text:p>
          </table:table-cell>
          <table:table-cell table:style-name="ce2" table:formula="of:=CONCATENATE(&quot;0x&quot;;DEC2HEX([.G33];2);&quot;,&quot;)" office:value-type="string" office:string-value="0x18," calcext:value-type="string">
            <text:p>0x18,</text:p>
          </table:table-cell>
          <table:table-cell table:style-name="ce2" table:formula="of:=CONCATENATE(&quot;0x&quot;;DEC2HEX([.H33];2);&quot;,&quot;)" office:value-type="string" office:string-value="0xE3," calcext:value-type="string">
            <text:p>0xE3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4])" office:value-type="string" office:string-value="20" calcext:value-type="string">
            <text:p>20</text:p>
          </table:table-cell>
          <table:table-cell table:style-name="ce1" table:formula="of:=BITAND([.A34]; 248)" office:value-type="float" office:value="32" calcext:value-type="float">
            <text:p>32</text:p>
          </table:table-cell>
          <table:table-cell table:style-name="ce1" table:formula="of:=BITRSHIFT([.A34]; 5)" office:value-type="float" office:value="1" calcext:value-type="float">
            <text:p>1</text:p>
          </table:table-cell>
          <table:table-cell table:style-name="ce1" table:formula="of:=BITAND(BITLSHIFT([.A34]; 3); 224)" office:value-type="float" office:value="0" calcext:value-type="float">
            <text:p>0</text:p>
          </table:table-cell>
          <table:table-cell table:style-name="ce1" table:formula="of:=BITAND(BITRSHIFT([.A34]; 3); 31)" office:value-type="float" office:value="4" calcext:value-type="float">
            <text:p>4</text:p>
          </table:table-cell>
          <table:table-cell table:style-name="ce1" table:formula="of:=BITOR([.C34];[.D34])" office:value-type="float" office:value="33" calcext:value-type="float">
            <text:p>33</text:p>
          </table:table-cell>
          <table:table-cell table:style-name="ce1" table:formula="of:=BITOR([.E34];[.F34])" office:value-type="float" office:value="4" calcext:value-type="float">
            <text:p>4</text:p>
          </table:table-cell>
          <table:table-cell table:style-name="ce2" table:formula="of:=CONCATENATE(&quot;0x&quot;;DEC2HEX([.G34];2);DEC2HEX([.H34];2))" office:value-type="string" office:string-value="0x2104" calcext:value-type="string">
            <text:p>0x2104</text:p>
          </table:table-cell>
          <table:table-cell table:style-name="ce2" table:formula="of:=CONCATENATE(&quot;0x&quot;;DEC2HEX([.H34];2);DEC2HEX([.G34];2))" office:value-type="string" office:string-value="0x0421" calcext:value-type="string">
            <text:p>0x0421</text:p>
          </table:table-cell>
          <table:table-cell table:formula="of:=CONCATENATE(&quot;case &quot;;[.A34];&quot;: return &quot;;[.I34];&quot;;&quot;)" office:value-type="string" office:string-value="case 32: return 0x2104;" calcext:value-type="string">
            <text:p>case 32: return 0x2104;</text:p>
          </table:table-cell>
          <table:table-cell table:formula="of:=CONCATENATE([.I34];&quot;,&quot;)" office:value-type="string" office:string-value="0x2104," calcext:value-type="string">
            <text:p>0x2104,</text:p>
          </table:table-cell>
          <table:table-cell table:style-name="ce2" table:formula="of:=CONCATENATE(&quot;0x&quot;;DEC2HEX([.G34];2);&quot;,&quot;)" office:value-type="string" office:string-value="0x21," calcext:value-type="string">
            <text:p>0x21,</text:p>
          </table:table-cell>
          <table:table-cell table:style-name="ce2" table:formula="of:=CONCATENATE(&quot;0x&quot;;DEC2HEX([.H34];2);&quot;,&quot;)" office:value-type="string" office:string-value="0x04," calcext:value-type="string">
            <text:p>0x04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5])" office:value-type="string" office:string-value="21" calcext:value-type="string">
            <text:p>21</text:p>
          </table:table-cell>
          <table:table-cell table:style-name="ce1" table:formula="of:=BITAND([.A35]; 248)" office:value-type="float" office:value="32" calcext:value-type="float">
            <text:p>32</text:p>
          </table:table-cell>
          <table:table-cell table:style-name="ce1" table:formula="of:=BITRSHIFT([.A35]; 5)" office:value-type="float" office:value="1" calcext:value-type="float">
            <text:p>1</text:p>
          </table:table-cell>
          <table:table-cell table:style-name="ce1" table:formula="of:=BITAND(BITLSHIFT([.A35]; 3); 224)" office:value-type="float" office:value="0" calcext:value-type="float">
            <text:p>0</text:p>
          </table:table-cell>
          <table:table-cell table:style-name="ce1" table:formula="of:=BITAND(BITRSHIFT([.A35]; 3); 31)" office:value-type="float" office:value="4" calcext:value-type="float">
            <text:p>4</text:p>
          </table:table-cell>
          <table:table-cell table:style-name="ce1" table:formula="of:=BITOR([.C35];[.D35])" office:value-type="float" office:value="33" calcext:value-type="float">
            <text:p>33</text:p>
          </table:table-cell>
          <table:table-cell table:style-name="ce1" table:formula="of:=BITOR([.E35];[.F35])" office:value-type="float" office:value="4" calcext:value-type="float">
            <text:p>4</text:p>
          </table:table-cell>
          <table:table-cell table:style-name="ce2" table:formula="of:=CONCATENATE(&quot;0x&quot;;DEC2HEX([.G35];2);DEC2HEX([.H35];2))" office:value-type="string" office:string-value="0x2104" calcext:value-type="string">
            <text:p>0x2104</text:p>
          </table:table-cell>
          <table:table-cell table:style-name="ce2" table:formula="of:=CONCATENATE(&quot;0x&quot;;DEC2HEX([.H35];2);DEC2HEX([.G35];2))" office:value-type="string" office:string-value="0x0421" calcext:value-type="string">
            <text:p>0x0421</text:p>
          </table:table-cell>
          <table:table-cell table:formula="of:=CONCATENATE(&quot;case &quot;;[.A35];&quot;: return &quot;;[.I35];&quot;;&quot;)" office:value-type="string" office:string-value="case 33: return 0x2104;" calcext:value-type="string">
            <text:p>case 33: return 0x2104;</text:p>
          </table:table-cell>
          <table:table-cell table:formula="of:=CONCATENATE([.I35];&quot;,&quot;)" office:value-type="string" office:string-value="0x2104," calcext:value-type="string">
            <text:p>0x2104,</text:p>
          </table:table-cell>
          <table:table-cell table:style-name="ce2" table:formula="of:=CONCATENATE(&quot;0x&quot;;DEC2HEX([.G35];2);&quot;,&quot;)" office:value-type="string" office:string-value="0x21," calcext:value-type="string">
            <text:p>0x21,</text:p>
          </table:table-cell>
          <table:table-cell table:style-name="ce2" table:formula="of:=CONCATENATE(&quot;0x&quot;;DEC2HEX([.H35];2);&quot;,&quot;)" office:value-type="string" office:string-value="0x04," calcext:value-type="string">
            <text:p>0x04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6])" office:value-type="string" office:string-value="22" calcext:value-type="string">
            <text:p>22</text:p>
          </table:table-cell>
          <table:table-cell table:style-name="ce1" table:formula="of:=BITAND([.A36]; 248)" office:value-type="float" office:value="32" calcext:value-type="float">
            <text:p>32</text:p>
          </table:table-cell>
          <table:table-cell table:style-name="ce1" table:formula="of:=BITRSHIFT([.A36]; 5)" office:value-type="float" office:value="1" calcext:value-type="float">
            <text:p>1</text:p>
          </table:table-cell>
          <table:table-cell table:style-name="ce1" table:formula="of:=BITAND(BITLSHIFT([.A36]; 3); 224)" office:value-type="float" office:value="0" calcext:value-type="float">
            <text:p>0</text:p>
          </table:table-cell>
          <table:table-cell table:style-name="ce1" table:formula="of:=BITAND(BITRSHIFT([.A36]; 3); 31)" office:value-type="float" office:value="4" calcext:value-type="float">
            <text:p>4</text:p>
          </table:table-cell>
          <table:table-cell table:style-name="ce1" table:formula="of:=BITOR([.C36];[.D36])" office:value-type="float" office:value="33" calcext:value-type="float">
            <text:p>33</text:p>
          </table:table-cell>
          <table:table-cell table:style-name="ce1" table:formula="of:=BITOR([.E36];[.F36])" office:value-type="float" office:value="4" calcext:value-type="float">
            <text:p>4</text:p>
          </table:table-cell>
          <table:table-cell table:style-name="ce2" table:formula="of:=CONCATENATE(&quot;0x&quot;;DEC2HEX([.G36];2);DEC2HEX([.H36];2))" office:value-type="string" office:string-value="0x2104" calcext:value-type="string">
            <text:p>0x2104</text:p>
          </table:table-cell>
          <table:table-cell table:style-name="ce2" table:formula="of:=CONCATENATE(&quot;0x&quot;;DEC2HEX([.H36];2);DEC2HEX([.G36];2))" office:value-type="string" office:string-value="0x0421" calcext:value-type="string">
            <text:p>0x0421</text:p>
          </table:table-cell>
          <table:table-cell table:formula="of:=CONCATENATE(&quot;case &quot;;[.A36];&quot;: return &quot;;[.I36];&quot;;&quot;)" office:value-type="string" office:string-value="case 34: return 0x2104;" calcext:value-type="string">
            <text:p>case 34: return 0x2104;</text:p>
          </table:table-cell>
          <table:table-cell table:formula="of:=CONCATENATE([.I36];&quot;,&quot;)" office:value-type="string" office:string-value="0x2104," calcext:value-type="string">
            <text:p>0x2104,</text:p>
          </table:table-cell>
          <table:table-cell table:style-name="ce2" table:formula="of:=CONCATENATE(&quot;0x&quot;;DEC2HEX([.G36];2);&quot;,&quot;)" office:value-type="string" office:string-value="0x21," calcext:value-type="string">
            <text:p>0x21,</text:p>
          </table:table-cell>
          <table:table-cell table:style-name="ce2" table:formula="of:=CONCATENATE(&quot;0x&quot;;DEC2HEX([.H36];2);&quot;,&quot;)" office:value-type="string" office:string-value="0x04," calcext:value-type="string">
            <text:p>0x04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7])" office:value-type="string" office:string-value="23" calcext:value-type="string">
            <text:p>23</text:p>
          </table:table-cell>
          <table:table-cell table:style-name="ce1" table:formula="of:=BITAND([.A37]; 248)" office:value-type="float" office:value="32" calcext:value-type="float">
            <text:p>32</text:p>
          </table:table-cell>
          <table:table-cell table:style-name="ce1" table:formula="of:=BITRSHIFT([.A37]; 5)" office:value-type="float" office:value="1" calcext:value-type="float">
            <text:p>1</text:p>
          </table:table-cell>
          <table:table-cell table:style-name="ce1" table:formula="of:=BITAND(BITLSHIFT([.A37]; 3); 224)" office:value-type="float" office:value="0" calcext:value-type="float">
            <text:p>0</text:p>
          </table:table-cell>
          <table:table-cell table:style-name="ce1" table:formula="of:=BITAND(BITRSHIFT([.A37]; 3); 31)" office:value-type="float" office:value="4" calcext:value-type="float">
            <text:p>4</text:p>
          </table:table-cell>
          <table:table-cell table:style-name="ce1" table:formula="of:=BITOR([.C37];[.D37])" office:value-type="float" office:value="33" calcext:value-type="float">
            <text:p>33</text:p>
          </table:table-cell>
          <table:table-cell table:style-name="ce1" table:formula="of:=BITOR([.E37];[.F37])" office:value-type="float" office:value="4" calcext:value-type="float">
            <text:p>4</text:p>
          </table:table-cell>
          <table:table-cell table:style-name="ce2" table:formula="of:=CONCATENATE(&quot;0x&quot;;DEC2HEX([.G37];2);DEC2HEX([.H37];2))" office:value-type="string" office:string-value="0x2104" calcext:value-type="string">
            <text:p>0x2104</text:p>
          </table:table-cell>
          <table:table-cell table:style-name="ce2" table:formula="of:=CONCATENATE(&quot;0x&quot;;DEC2HEX([.H37];2);DEC2HEX([.G37];2))" office:value-type="string" office:string-value="0x0421" calcext:value-type="string">
            <text:p>0x0421</text:p>
          </table:table-cell>
          <table:table-cell table:formula="of:=CONCATENATE(&quot;case &quot;;[.A37];&quot;: return &quot;;[.I37];&quot;;&quot;)" office:value-type="string" office:string-value="case 35: return 0x2104;" calcext:value-type="string">
            <text:p>case 35: return 0x2104;</text:p>
          </table:table-cell>
          <table:table-cell table:formula="of:=CONCATENATE([.I37];&quot;,&quot;)" office:value-type="string" office:string-value="0x2104," calcext:value-type="string">
            <text:p>0x2104,</text:p>
          </table:table-cell>
          <table:table-cell table:style-name="ce2" table:formula="of:=CONCATENATE(&quot;0x&quot;;DEC2HEX([.G37];2);&quot;,&quot;)" office:value-type="string" office:string-value="0x21," calcext:value-type="string">
            <text:p>0x21,</text:p>
          </table:table-cell>
          <table:table-cell table:style-name="ce2" table:formula="of:=CONCATENATE(&quot;0x&quot;;DEC2HEX([.H37];2);&quot;,&quot;)" office:value-type="string" office:string-value="0x04," calcext:value-type="string">
            <text:p>0x04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8])" office:value-type="string" office:string-value="24" calcext:value-type="string">
            <text:p>24</text:p>
          </table:table-cell>
          <table:table-cell table:style-name="ce1" table:formula="of:=BITAND([.A38]; 248)" office:value-type="float" office:value="32" calcext:value-type="float">
            <text:p>32</text:p>
          </table:table-cell>
          <table:table-cell table:style-name="ce1" table:formula="of:=BITRSHIFT([.A38]; 5)" office:value-type="float" office:value="1" calcext:value-type="float">
            <text:p>1</text:p>
          </table:table-cell>
          <table:table-cell table:style-name="ce1" table:formula="of:=BITAND(BITLSHIFT([.A38]; 3); 224)" office:value-type="float" office:value="32" calcext:value-type="float">
            <text:p>32</text:p>
          </table:table-cell>
          <table:table-cell table:style-name="ce1" table:formula="of:=BITAND(BITRSHIFT([.A38]; 3); 31)" office:value-type="float" office:value="4" calcext:value-type="float">
            <text:p>4</text:p>
          </table:table-cell>
          <table:table-cell table:style-name="ce1" table:formula="of:=BITOR([.C38];[.D38])" office:value-type="float" office:value="33" calcext:value-type="float">
            <text:p>33</text:p>
          </table:table-cell>
          <table:table-cell table:style-name="ce1" table:formula="of:=BITOR([.E38];[.F38])" office:value-type="float" office:value="36" calcext:value-type="float">
            <text:p>36</text:p>
          </table:table-cell>
          <table:table-cell table:style-name="ce2" table:formula="of:=CONCATENATE(&quot;0x&quot;;DEC2HEX([.G38];2);DEC2HEX([.H38];2))" office:value-type="string" office:string-value="0x2124" calcext:value-type="string">
            <text:p>0x2124</text:p>
          </table:table-cell>
          <table:table-cell table:style-name="ce2" table:formula="of:=CONCATENATE(&quot;0x&quot;;DEC2HEX([.H38];2);DEC2HEX([.G38];2))" office:value-type="string" office:string-value="0x2421" calcext:value-type="string">
            <text:p>0x2421</text:p>
          </table:table-cell>
          <table:table-cell table:formula="of:=CONCATENATE(&quot;case &quot;;[.A38];&quot;: return &quot;;[.I38];&quot;;&quot;)" office:value-type="string" office:string-value="case 36: return 0x2124;" calcext:value-type="string">
            <text:p>case 36: return 0x2124;</text:p>
          </table:table-cell>
          <table:table-cell table:formula="of:=CONCATENATE([.I38];&quot;,&quot;)" office:value-type="string" office:string-value="0x2124," calcext:value-type="string">
            <text:p>0x2124,</text:p>
          </table:table-cell>
          <table:table-cell table:style-name="ce2" table:formula="of:=CONCATENATE(&quot;0x&quot;;DEC2HEX([.G38];2);&quot;,&quot;)" office:value-type="string" office:string-value="0x21," calcext:value-type="string">
            <text:p>0x21,</text:p>
          </table:table-cell>
          <table:table-cell table:style-name="ce2" table:formula="of:=CONCATENATE(&quot;0x&quot;;DEC2HEX([.H38];2);&quot;,&quot;)" office:value-type="string" office:string-value="0x24," calcext:value-type="string">
            <text:p>0x24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9])" office:value-type="string" office:string-value="25" calcext:value-type="string">
            <text:p>25</text:p>
          </table:table-cell>
          <table:table-cell table:style-name="ce1" table:formula="of:=BITAND([.A39]; 248)" office:value-type="float" office:value="32" calcext:value-type="float">
            <text:p>32</text:p>
          </table:table-cell>
          <table:table-cell table:style-name="ce1" table:formula="of:=BITRSHIFT([.A39]; 5)" office:value-type="float" office:value="1" calcext:value-type="float">
            <text:p>1</text:p>
          </table:table-cell>
          <table:table-cell table:style-name="ce1" table:formula="of:=BITAND(BITLSHIFT([.A39]; 3); 224)" office:value-type="float" office:value="32" calcext:value-type="float">
            <text:p>32</text:p>
          </table:table-cell>
          <table:table-cell table:style-name="ce1" table:formula="of:=BITAND(BITRSHIFT([.A39]; 3); 31)" office:value-type="float" office:value="4" calcext:value-type="float">
            <text:p>4</text:p>
          </table:table-cell>
          <table:table-cell table:style-name="ce1" table:formula="of:=BITOR([.C39];[.D39])" office:value-type="float" office:value="33" calcext:value-type="float">
            <text:p>33</text:p>
          </table:table-cell>
          <table:table-cell table:style-name="ce1" table:formula="of:=BITOR([.E39];[.F39])" office:value-type="float" office:value="36" calcext:value-type="float">
            <text:p>36</text:p>
          </table:table-cell>
          <table:table-cell table:style-name="ce2" table:formula="of:=CONCATENATE(&quot;0x&quot;;DEC2HEX([.G39];2);DEC2HEX([.H39];2))" office:value-type="string" office:string-value="0x2124" calcext:value-type="string">
            <text:p>0x2124</text:p>
          </table:table-cell>
          <table:table-cell table:style-name="ce2" table:formula="of:=CONCATENATE(&quot;0x&quot;;DEC2HEX([.H39];2);DEC2HEX([.G39];2))" office:value-type="string" office:string-value="0x2421" calcext:value-type="string">
            <text:p>0x2421</text:p>
          </table:table-cell>
          <table:table-cell table:formula="of:=CONCATENATE(&quot;case &quot;;[.A39];&quot;: return &quot;;[.I39];&quot;;&quot;)" office:value-type="string" office:string-value="case 37: return 0x2124;" calcext:value-type="string">
            <text:p>case 37: return 0x2124;</text:p>
          </table:table-cell>
          <table:table-cell table:formula="of:=CONCATENATE([.I39];&quot;,&quot;)" office:value-type="string" office:string-value="0x2124," calcext:value-type="string">
            <text:p>0x2124,</text:p>
          </table:table-cell>
          <table:table-cell table:style-name="ce2" table:formula="of:=CONCATENATE(&quot;0x&quot;;DEC2HEX([.G39];2);&quot;,&quot;)" office:value-type="string" office:string-value="0x21," calcext:value-type="string">
            <text:p>0x21,</text:p>
          </table:table-cell>
          <table:table-cell table:style-name="ce2" table:formula="of:=CONCATENATE(&quot;0x&quot;;DEC2HEX([.H39];2);&quot;,&quot;)" office:value-type="string" office:string-value="0x24," calcext:value-type="string">
            <text:p>0x24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40])" office:value-type="string" office:string-value="26" calcext:value-type="string">
            <text:p>26</text:p>
          </table:table-cell>
          <table:table-cell table:style-name="ce1" table:formula="of:=BITAND([.A40]; 248)" office:value-type="float" office:value="32" calcext:value-type="float">
            <text:p>32</text:p>
          </table:table-cell>
          <table:table-cell table:style-name="ce1" table:formula="of:=BITRSHIFT([.A40]; 5)" office:value-type="float" office:value="1" calcext:value-type="float">
            <text:p>1</text:p>
          </table:table-cell>
          <table:table-cell table:style-name="ce1" table:formula="of:=BITAND(BITLSHIFT([.A40]; 3); 224)" office:value-type="float" office:value="32" calcext:value-type="float">
            <text:p>32</text:p>
          </table:table-cell>
          <table:table-cell table:style-name="ce1" table:formula="of:=BITAND(BITRSHIFT([.A40]; 3); 31)" office:value-type="float" office:value="4" calcext:value-type="float">
            <text:p>4</text:p>
          </table:table-cell>
          <table:table-cell table:style-name="ce1" table:formula="of:=BITOR([.C40];[.D40])" office:value-type="float" office:value="33" calcext:value-type="float">
            <text:p>33</text:p>
          </table:table-cell>
          <table:table-cell table:style-name="ce1" table:formula="of:=BITOR([.E40];[.F40])" office:value-type="float" office:value="36" calcext:value-type="float">
            <text:p>36</text:p>
          </table:table-cell>
          <table:table-cell table:style-name="ce2" table:formula="of:=CONCATENATE(&quot;0x&quot;;DEC2HEX([.G40];2);DEC2HEX([.H40];2))" office:value-type="string" office:string-value="0x2124" calcext:value-type="string">
            <text:p>0x2124</text:p>
          </table:table-cell>
          <table:table-cell table:style-name="ce2" table:formula="of:=CONCATENATE(&quot;0x&quot;;DEC2HEX([.H40];2);DEC2HEX([.G40];2))" office:value-type="string" office:string-value="0x2421" calcext:value-type="string">
            <text:p>0x2421</text:p>
          </table:table-cell>
          <table:table-cell table:formula="of:=CONCATENATE(&quot;case &quot;;[.A40];&quot;: return &quot;;[.I40];&quot;;&quot;)" office:value-type="string" office:string-value="case 38: return 0x2124;" calcext:value-type="string">
            <text:p>case 38: return 0x2124;</text:p>
          </table:table-cell>
          <table:table-cell table:formula="of:=CONCATENATE([.I40];&quot;,&quot;)" office:value-type="string" office:string-value="0x2124," calcext:value-type="string">
            <text:p>0x2124,</text:p>
          </table:table-cell>
          <table:table-cell table:style-name="ce2" table:formula="of:=CONCATENATE(&quot;0x&quot;;DEC2HEX([.G40];2);&quot;,&quot;)" office:value-type="string" office:string-value="0x21," calcext:value-type="string">
            <text:p>0x21,</text:p>
          </table:table-cell>
          <table:table-cell table:style-name="ce2" table:formula="of:=CONCATENATE(&quot;0x&quot;;DEC2HEX([.H40];2);&quot;,&quot;)" office:value-type="string" office:string-value="0x24," calcext:value-type="string">
            <text:p>0x24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1])" office:value-type="string" office:string-value="27" calcext:value-type="string">
            <text:p>27</text:p>
          </table:table-cell>
          <table:table-cell table:style-name="ce1" table:formula="of:=BITAND([.A41]; 248)" office:value-type="float" office:value="32" calcext:value-type="float">
            <text:p>32</text:p>
          </table:table-cell>
          <table:table-cell table:style-name="ce1" table:formula="of:=BITRSHIFT([.A41]; 5)" office:value-type="float" office:value="1" calcext:value-type="float">
            <text:p>1</text:p>
          </table:table-cell>
          <table:table-cell table:style-name="ce1" table:formula="of:=BITAND(BITLSHIFT([.A41]; 3); 224)" office:value-type="float" office:value="32" calcext:value-type="float">
            <text:p>32</text:p>
          </table:table-cell>
          <table:table-cell table:style-name="ce1" table:formula="of:=BITAND(BITRSHIFT([.A41]; 3); 31)" office:value-type="float" office:value="4" calcext:value-type="float">
            <text:p>4</text:p>
          </table:table-cell>
          <table:table-cell table:style-name="ce1" table:formula="of:=BITOR([.C41];[.D41])" office:value-type="float" office:value="33" calcext:value-type="float">
            <text:p>33</text:p>
          </table:table-cell>
          <table:table-cell table:style-name="ce1" table:formula="of:=BITOR([.E41];[.F41])" office:value-type="float" office:value="36" calcext:value-type="float">
            <text:p>36</text:p>
          </table:table-cell>
          <table:table-cell table:style-name="ce2" table:formula="of:=CONCATENATE(&quot;0x&quot;;DEC2HEX([.G41];2);DEC2HEX([.H41];2))" office:value-type="string" office:string-value="0x2124" calcext:value-type="string">
            <text:p>0x2124</text:p>
          </table:table-cell>
          <table:table-cell table:style-name="ce2" table:formula="of:=CONCATENATE(&quot;0x&quot;;DEC2HEX([.H41];2);DEC2HEX([.G41];2))" office:value-type="string" office:string-value="0x2421" calcext:value-type="string">
            <text:p>0x2421</text:p>
          </table:table-cell>
          <table:table-cell table:formula="of:=CONCATENATE(&quot;case &quot;;[.A41];&quot;: return &quot;;[.I41];&quot;;&quot;)" office:value-type="string" office:string-value="case 39: return 0x2124;" calcext:value-type="string">
            <text:p>case 39: return 0x2124;</text:p>
          </table:table-cell>
          <table:table-cell table:formula="of:=CONCATENATE([.I41];&quot;,&quot;)" office:value-type="string" office:string-value="0x2124," calcext:value-type="string">
            <text:p>0x2124,</text:p>
          </table:table-cell>
          <table:table-cell table:style-name="ce2" table:formula="of:=CONCATENATE(&quot;0x&quot;;DEC2HEX([.G41];2);&quot;,&quot;)" office:value-type="string" office:string-value="0x21," calcext:value-type="string">
            <text:p>0x21,</text:p>
          </table:table-cell>
          <table:table-cell table:style-name="ce2" table:formula="of:=CONCATENATE(&quot;0x&quot;;DEC2HEX([.H41];2);&quot;,&quot;)" office:value-type="string" office:string-value="0x24," calcext:value-type="string">
            <text:p>0x24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2])" office:value-type="string" office:string-value="28" calcext:value-type="string">
            <text:p>28</text:p>
          </table:table-cell>
          <table:table-cell table:style-name="ce1" table:formula="of:=BITAND([.A42]; 248)" office:value-type="float" office:value="40" calcext:value-type="float">
            <text:p>40</text:p>
          </table:table-cell>
          <table:table-cell table:style-name="ce1" table:formula="of:=BITRSHIFT([.A42]; 5)" office:value-type="float" office:value="1" calcext:value-type="float">
            <text:p>1</text:p>
          </table:table-cell>
          <table:table-cell table:style-name="ce1" table:formula="of:=BITAND(BITLSHIFT([.A42]; 3); 224)" office:value-type="float" office:value="64" calcext:value-type="float">
            <text:p>64</text:p>
          </table:table-cell>
          <table:table-cell table:style-name="ce1" table:formula="of:=BITAND(BITRSHIFT([.A42]; 3); 31)" office:value-type="float" office:value="5" calcext:value-type="float">
            <text:p>5</text:p>
          </table:table-cell>
          <table:table-cell table:style-name="ce1" table:formula="of:=BITOR([.C42];[.D42])" office:value-type="float" office:value="41" calcext:value-type="float">
            <text:p>41</text:p>
          </table:table-cell>
          <table:table-cell table:style-name="ce1" table:formula="of:=BITOR([.E42];[.F42])" office:value-type="float" office:value="69" calcext:value-type="float">
            <text:p>69</text:p>
          </table:table-cell>
          <table:table-cell table:style-name="ce2" table:formula="of:=CONCATENATE(&quot;0x&quot;;DEC2HEX([.G42];2);DEC2HEX([.H42];2))" office:value-type="string" office:string-value="0x2945" calcext:value-type="string">
            <text:p>0x2945</text:p>
          </table:table-cell>
          <table:table-cell table:style-name="ce2" table:formula="of:=CONCATENATE(&quot;0x&quot;;DEC2HEX([.H42];2);DEC2HEX([.G42];2))" office:value-type="string" office:string-value="0x4529" calcext:value-type="string">
            <text:p>0x4529</text:p>
          </table:table-cell>
          <table:table-cell table:formula="of:=CONCATENATE(&quot;case &quot;;[.A42];&quot;: return &quot;;[.I42];&quot;;&quot;)" office:value-type="string" office:string-value="case 40: return 0x2945;" calcext:value-type="string">
            <text:p>case 40: return 0x2945;</text:p>
          </table:table-cell>
          <table:table-cell table:formula="of:=CONCATENATE([.I42];&quot;,&quot;)" office:value-type="string" office:string-value="0x2945," calcext:value-type="string">
            <text:p>0x2945,</text:p>
          </table:table-cell>
          <table:table-cell table:style-name="ce2" table:formula="of:=CONCATENATE(&quot;0x&quot;;DEC2HEX([.G42];2);&quot;,&quot;)" office:value-type="string" office:string-value="0x29," calcext:value-type="string">
            <text:p>0x29,</text:p>
          </table:table-cell>
          <table:table-cell table:style-name="ce2" table:formula="of:=CONCATENATE(&quot;0x&quot;;DEC2HEX([.H42];2);&quot;,&quot;)" office:value-type="string" office:string-value="0x45," calcext:value-type="string">
            <text:p>0x45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3])" office:value-type="string" office:string-value="29" calcext:value-type="string">
            <text:p>29</text:p>
          </table:table-cell>
          <table:table-cell table:style-name="ce1" table:formula="of:=BITAND([.A43]; 248)" office:value-type="float" office:value="40" calcext:value-type="float">
            <text:p>40</text:p>
          </table:table-cell>
          <table:table-cell table:style-name="ce1" table:formula="of:=BITRSHIFT([.A43]; 5)" office:value-type="float" office:value="1" calcext:value-type="float">
            <text:p>1</text:p>
          </table:table-cell>
          <table:table-cell table:style-name="ce1" table:formula="of:=BITAND(BITLSHIFT([.A43]; 3); 224)" office:value-type="float" office:value="64" calcext:value-type="float">
            <text:p>64</text:p>
          </table:table-cell>
          <table:table-cell table:style-name="ce1" table:formula="of:=BITAND(BITRSHIFT([.A43]; 3); 31)" office:value-type="float" office:value="5" calcext:value-type="float">
            <text:p>5</text:p>
          </table:table-cell>
          <table:table-cell table:style-name="ce1" table:formula="of:=BITOR([.C43];[.D43])" office:value-type="float" office:value="41" calcext:value-type="float">
            <text:p>41</text:p>
          </table:table-cell>
          <table:table-cell table:style-name="ce1" table:formula="of:=BITOR([.E43];[.F43])" office:value-type="float" office:value="69" calcext:value-type="float">
            <text:p>69</text:p>
          </table:table-cell>
          <table:table-cell table:style-name="ce2" table:formula="of:=CONCATENATE(&quot;0x&quot;;DEC2HEX([.G43];2);DEC2HEX([.H43];2))" office:value-type="string" office:string-value="0x2945" calcext:value-type="string">
            <text:p>0x2945</text:p>
          </table:table-cell>
          <table:table-cell table:style-name="ce2" table:formula="of:=CONCATENATE(&quot;0x&quot;;DEC2HEX([.H43];2);DEC2HEX([.G43];2))" office:value-type="string" office:string-value="0x4529" calcext:value-type="string">
            <text:p>0x4529</text:p>
          </table:table-cell>
          <table:table-cell table:formula="of:=CONCATENATE(&quot;case &quot;;[.A43];&quot;: return &quot;;[.I43];&quot;;&quot;)" office:value-type="string" office:string-value="case 41: return 0x2945;" calcext:value-type="string">
            <text:p>case 41: return 0x2945;</text:p>
          </table:table-cell>
          <table:table-cell table:formula="of:=CONCATENATE([.I43];&quot;,&quot;)" office:value-type="string" office:string-value="0x2945," calcext:value-type="string">
            <text:p>0x2945,</text:p>
          </table:table-cell>
          <table:table-cell table:style-name="ce2" table:formula="of:=CONCATENATE(&quot;0x&quot;;DEC2HEX([.G43];2);&quot;,&quot;)" office:value-type="string" office:string-value="0x29," calcext:value-type="string">
            <text:p>0x29,</text:p>
          </table:table-cell>
          <table:table-cell table:style-name="ce2" table:formula="of:=CONCATENATE(&quot;0x&quot;;DEC2HEX([.H43];2);&quot;,&quot;)" office:value-type="string" office:string-value="0x45," calcext:value-type="string">
            <text:p>0x45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4])" office:value-type="string" office:string-value="2A" calcext:value-type="string">
            <text:p>2A</text:p>
          </table:table-cell>
          <table:table-cell table:style-name="ce1" table:formula="of:=BITAND([.A44]; 248)" office:value-type="float" office:value="40" calcext:value-type="float">
            <text:p>40</text:p>
          </table:table-cell>
          <table:table-cell table:style-name="ce1" table:formula="of:=BITRSHIFT([.A44]; 5)" office:value-type="float" office:value="1" calcext:value-type="float">
            <text:p>1</text:p>
          </table:table-cell>
          <table:table-cell table:style-name="ce1" table:formula="of:=BITAND(BITLSHIFT([.A44]; 3); 224)" office:value-type="float" office:value="64" calcext:value-type="float">
            <text:p>64</text:p>
          </table:table-cell>
          <table:table-cell table:style-name="ce1" table:formula="of:=BITAND(BITRSHIFT([.A44]; 3); 31)" office:value-type="float" office:value="5" calcext:value-type="float">
            <text:p>5</text:p>
          </table:table-cell>
          <table:table-cell table:style-name="ce1" table:formula="of:=BITOR([.C44];[.D44])" office:value-type="float" office:value="41" calcext:value-type="float">
            <text:p>41</text:p>
          </table:table-cell>
          <table:table-cell table:style-name="ce1" table:formula="of:=BITOR([.E44];[.F44])" office:value-type="float" office:value="69" calcext:value-type="float">
            <text:p>69</text:p>
          </table:table-cell>
          <table:table-cell table:style-name="ce2" table:formula="of:=CONCATENATE(&quot;0x&quot;;DEC2HEX([.G44];2);DEC2HEX([.H44];2))" office:value-type="string" office:string-value="0x2945" calcext:value-type="string">
            <text:p>0x2945</text:p>
          </table:table-cell>
          <table:table-cell table:style-name="ce2" table:formula="of:=CONCATENATE(&quot;0x&quot;;DEC2HEX([.H44];2);DEC2HEX([.G44];2))" office:value-type="string" office:string-value="0x4529" calcext:value-type="string">
            <text:p>0x4529</text:p>
          </table:table-cell>
          <table:table-cell table:formula="of:=CONCATENATE(&quot;case &quot;;[.A44];&quot;: return &quot;;[.I44];&quot;;&quot;)" office:value-type="string" office:string-value="case 42: return 0x2945;" calcext:value-type="string">
            <text:p>case 42: return 0x2945;</text:p>
          </table:table-cell>
          <table:table-cell table:formula="of:=CONCATENATE([.I44];&quot;,&quot;)" office:value-type="string" office:string-value="0x2945," calcext:value-type="string">
            <text:p>0x2945,</text:p>
          </table:table-cell>
          <table:table-cell table:style-name="ce2" table:formula="of:=CONCATENATE(&quot;0x&quot;;DEC2HEX([.G44];2);&quot;,&quot;)" office:value-type="string" office:string-value="0x29," calcext:value-type="string">
            <text:p>0x29,</text:p>
          </table:table-cell>
          <table:table-cell table:style-name="ce2" table:formula="of:=CONCATENATE(&quot;0x&quot;;DEC2HEX([.H44];2);&quot;,&quot;)" office:value-type="string" office:string-value="0x45," calcext:value-type="string">
            <text:p>0x45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5])" office:value-type="string" office:string-value="2B" calcext:value-type="string">
            <text:p>2B</text:p>
          </table:table-cell>
          <table:table-cell table:style-name="ce1" table:formula="of:=BITAND([.A45]; 248)" office:value-type="float" office:value="40" calcext:value-type="float">
            <text:p>40</text:p>
          </table:table-cell>
          <table:table-cell table:style-name="ce1" table:formula="of:=BITRSHIFT([.A45]; 5)" office:value-type="float" office:value="1" calcext:value-type="float">
            <text:p>1</text:p>
          </table:table-cell>
          <table:table-cell table:style-name="ce1" table:formula="of:=BITAND(BITLSHIFT([.A45]; 3); 224)" office:value-type="float" office:value="64" calcext:value-type="float">
            <text:p>64</text:p>
          </table:table-cell>
          <table:table-cell table:style-name="ce1" table:formula="of:=BITAND(BITRSHIFT([.A45]; 3); 31)" office:value-type="float" office:value="5" calcext:value-type="float">
            <text:p>5</text:p>
          </table:table-cell>
          <table:table-cell table:style-name="ce1" table:formula="of:=BITOR([.C45];[.D45])" office:value-type="float" office:value="41" calcext:value-type="float">
            <text:p>41</text:p>
          </table:table-cell>
          <table:table-cell table:style-name="ce1" table:formula="of:=BITOR([.E45];[.F45])" office:value-type="float" office:value="69" calcext:value-type="float">
            <text:p>69</text:p>
          </table:table-cell>
          <table:table-cell table:style-name="ce2" table:formula="of:=CONCATENATE(&quot;0x&quot;;DEC2HEX([.G45];2);DEC2HEX([.H45];2))" office:value-type="string" office:string-value="0x2945" calcext:value-type="string">
            <text:p>0x2945</text:p>
          </table:table-cell>
          <table:table-cell table:style-name="ce2" table:formula="of:=CONCATENATE(&quot;0x&quot;;DEC2HEX([.H45];2);DEC2HEX([.G45];2))" office:value-type="string" office:string-value="0x4529" calcext:value-type="string">
            <text:p>0x4529</text:p>
          </table:table-cell>
          <table:table-cell table:formula="of:=CONCATENATE(&quot;case &quot;;[.A45];&quot;: return &quot;;[.I45];&quot;;&quot;)" office:value-type="string" office:string-value="case 43: return 0x2945;" calcext:value-type="string">
            <text:p>case 43: return 0x2945;</text:p>
          </table:table-cell>
          <table:table-cell table:formula="of:=CONCATENATE([.I45];&quot;,&quot;)" office:value-type="string" office:string-value="0x2945," calcext:value-type="string">
            <text:p>0x2945,</text:p>
          </table:table-cell>
          <table:table-cell table:style-name="ce2" table:formula="of:=CONCATENATE(&quot;0x&quot;;DEC2HEX([.G45];2);&quot;,&quot;)" office:value-type="string" office:string-value="0x29," calcext:value-type="string">
            <text:p>0x29,</text:p>
          </table:table-cell>
          <table:table-cell table:style-name="ce2" table:formula="of:=CONCATENATE(&quot;0x&quot;;DEC2HEX([.H45];2);&quot;,&quot;)" office:value-type="string" office:string-value="0x45," calcext:value-type="string">
            <text:p>0x45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6])" office:value-type="string" office:string-value="2C" calcext:value-type="string">
            <text:p>2C</text:p>
          </table:table-cell>
          <table:table-cell table:style-name="ce1" table:formula="of:=BITAND([.A46]; 248)" office:value-type="float" office:value="40" calcext:value-type="float">
            <text:p>40</text:p>
          </table:table-cell>
          <table:table-cell table:style-name="ce1" table:formula="of:=BITRSHIFT([.A46]; 5)" office:value-type="float" office:value="1" calcext:value-type="float">
            <text:p>1</text:p>
          </table:table-cell>
          <table:table-cell table:style-name="ce1" table:formula="of:=BITAND(BITLSHIFT([.A46]; 3); 224)" office:value-type="float" office:value="96" calcext:value-type="float">
            <text:p>96</text:p>
          </table:table-cell>
          <table:table-cell table:style-name="ce1" table:formula="of:=BITAND(BITRSHIFT([.A46]; 3); 31)" office:value-type="float" office:value="5" calcext:value-type="float">
            <text:p>5</text:p>
          </table:table-cell>
          <table:table-cell table:style-name="ce1" table:formula="of:=BITOR([.C46];[.D46])" office:value-type="float" office:value="41" calcext:value-type="float">
            <text:p>41</text:p>
          </table:table-cell>
          <table:table-cell table:style-name="ce1" table:formula="of:=BITOR([.E46];[.F46])" office:value-type="float" office:value="101" calcext:value-type="float">
            <text:p>101</text:p>
          </table:table-cell>
          <table:table-cell table:style-name="ce2" table:formula="of:=CONCATENATE(&quot;0x&quot;;DEC2HEX([.G46];2);DEC2HEX([.H46];2))" office:value-type="string" office:string-value="0x2965" calcext:value-type="string">
            <text:p>0x2965</text:p>
          </table:table-cell>
          <table:table-cell table:style-name="ce2" table:formula="of:=CONCATENATE(&quot;0x&quot;;DEC2HEX([.H46];2);DEC2HEX([.G46];2))" office:value-type="string" office:string-value="0x6529" calcext:value-type="string">
            <text:p>0x6529</text:p>
          </table:table-cell>
          <table:table-cell table:formula="of:=CONCATENATE(&quot;case &quot;;[.A46];&quot;: return &quot;;[.I46];&quot;;&quot;)" office:value-type="string" office:string-value="case 44: return 0x2965;" calcext:value-type="string">
            <text:p>case 44: return 0x2965;</text:p>
          </table:table-cell>
          <table:table-cell table:formula="of:=CONCATENATE([.I46];&quot;,&quot;)" office:value-type="string" office:string-value="0x2965," calcext:value-type="string">
            <text:p>0x2965,</text:p>
          </table:table-cell>
          <table:table-cell table:style-name="ce2" table:formula="of:=CONCATENATE(&quot;0x&quot;;DEC2HEX([.G46];2);&quot;,&quot;)" office:value-type="string" office:string-value="0x29," calcext:value-type="string">
            <text:p>0x29,</text:p>
          </table:table-cell>
          <table:table-cell table:style-name="ce2" table:formula="of:=CONCATENATE(&quot;0x&quot;;DEC2HEX([.H46];2);&quot;,&quot;)" office:value-type="string" office:string-value="0x65," calcext:value-type="string">
            <text:p>0x65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7])" office:value-type="string" office:string-value="2D" calcext:value-type="string">
            <text:p>2D</text:p>
          </table:table-cell>
          <table:table-cell table:style-name="ce1" table:formula="of:=BITAND([.A47]; 248)" office:value-type="float" office:value="40" calcext:value-type="float">
            <text:p>40</text:p>
          </table:table-cell>
          <table:table-cell table:style-name="ce1" table:formula="of:=BITRSHIFT([.A47]; 5)" office:value-type="float" office:value="1" calcext:value-type="float">
            <text:p>1</text:p>
          </table:table-cell>
          <table:table-cell table:style-name="ce1" table:formula="of:=BITAND(BITLSHIFT([.A47]; 3); 224)" office:value-type="float" office:value="96" calcext:value-type="float">
            <text:p>96</text:p>
          </table:table-cell>
          <table:table-cell table:style-name="ce1" table:formula="of:=BITAND(BITRSHIFT([.A47]; 3); 31)" office:value-type="float" office:value="5" calcext:value-type="float">
            <text:p>5</text:p>
          </table:table-cell>
          <table:table-cell table:style-name="ce1" table:formula="of:=BITOR([.C47];[.D47])" office:value-type="float" office:value="41" calcext:value-type="float">
            <text:p>41</text:p>
          </table:table-cell>
          <table:table-cell table:style-name="ce1" table:formula="of:=BITOR([.E47];[.F47])" office:value-type="float" office:value="101" calcext:value-type="float">
            <text:p>101</text:p>
          </table:table-cell>
          <table:table-cell table:style-name="ce2" table:formula="of:=CONCATENATE(&quot;0x&quot;;DEC2HEX([.G47];2);DEC2HEX([.H47];2))" office:value-type="string" office:string-value="0x2965" calcext:value-type="string">
            <text:p>0x2965</text:p>
          </table:table-cell>
          <table:table-cell table:style-name="ce2" table:formula="of:=CONCATENATE(&quot;0x&quot;;DEC2HEX([.H47];2);DEC2HEX([.G47];2))" office:value-type="string" office:string-value="0x6529" calcext:value-type="string">
            <text:p>0x6529</text:p>
          </table:table-cell>
          <table:table-cell table:formula="of:=CONCATENATE(&quot;case &quot;;[.A47];&quot;: return &quot;;[.I47];&quot;;&quot;)" office:value-type="string" office:string-value="case 45: return 0x2965;" calcext:value-type="string">
            <text:p>case 45: return 0x2965;</text:p>
          </table:table-cell>
          <table:table-cell table:formula="of:=CONCATENATE([.I47];&quot;,&quot;)" office:value-type="string" office:string-value="0x2965," calcext:value-type="string">
            <text:p>0x2965,</text:p>
          </table:table-cell>
          <table:table-cell table:style-name="ce2" table:formula="of:=CONCATENATE(&quot;0x&quot;;DEC2HEX([.G47];2);&quot;,&quot;)" office:value-type="string" office:string-value="0x29," calcext:value-type="string">
            <text:p>0x29,</text:p>
          </table:table-cell>
          <table:table-cell table:style-name="ce2" table:formula="of:=CONCATENATE(&quot;0x&quot;;DEC2HEX([.H47];2);&quot;,&quot;)" office:value-type="string" office:string-value="0x65," calcext:value-type="string">
            <text:p>0x65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8])" office:value-type="string" office:string-value="2E" calcext:value-type="string">
            <text:p>2E</text:p>
          </table:table-cell>
          <table:table-cell table:style-name="ce1" table:formula="of:=BITAND([.A48]; 248)" office:value-type="float" office:value="40" calcext:value-type="float">
            <text:p>40</text:p>
          </table:table-cell>
          <table:table-cell table:style-name="ce1" table:formula="of:=BITRSHIFT([.A48]; 5)" office:value-type="float" office:value="1" calcext:value-type="float">
            <text:p>1</text:p>
          </table:table-cell>
          <table:table-cell table:style-name="ce1" table:formula="of:=BITAND(BITLSHIFT([.A48]; 3); 224)" office:value-type="float" office:value="96" calcext:value-type="float">
            <text:p>96</text:p>
          </table:table-cell>
          <table:table-cell table:style-name="ce1" table:formula="of:=BITAND(BITRSHIFT([.A48]; 3); 31)" office:value-type="float" office:value="5" calcext:value-type="float">
            <text:p>5</text:p>
          </table:table-cell>
          <table:table-cell table:style-name="ce1" table:formula="of:=BITOR([.C48];[.D48])" office:value-type="float" office:value="41" calcext:value-type="float">
            <text:p>41</text:p>
          </table:table-cell>
          <table:table-cell table:style-name="ce1" table:formula="of:=BITOR([.E48];[.F48])" office:value-type="float" office:value="101" calcext:value-type="float">
            <text:p>101</text:p>
          </table:table-cell>
          <table:table-cell table:style-name="ce2" table:formula="of:=CONCATENATE(&quot;0x&quot;;DEC2HEX([.G48];2);DEC2HEX([.H48];2))" office:value-type="string" office:string-value="0x2965" calcext:value-type="string">
            <text:p>0x2965</text:p>
          </table:table-cell>
          <table:table-cell table:style-name="ce2" table:formula="of:=CONCATENATE(&quot;0x&quot;;DEC2HEX([.H48];2);DEC2HEX([.G48];2))" office:value-type="string" office:string-value="0x6529" calcext:value-type="string">
            <text:p>0x6529</text:p>
          </table:table-cell>
          <table:table-cell table:formula="of:=CONCATENATE(&quot;case &quot;;[.A48];&quot;: return &quot;;[.I48];&quot;;&quot;)" office:value-type="string" office:string-value="case 46: return 0x2965;" calcext:value-type="string">
            <text:p>case 46: return 0x2965;</text:p>
          </table:table-cell>
          <table:table-cell table:formula="of:=CONCATENATE([.I48];&quot;,&quot;)" office:value-type="string" office:string-value="0x2965," calcext:value-type="string">
            <text:p>0x2965,</text:p>
          </table:table-cell>
          <table:table-cell table:style-name="ce2" table:formula="of:=CONCATENATE(&quot;0x&quot;;DEC2HEX([.G48];2);&quot;,&quot;)" office:value-type="string" office:string-value="0x29," calcext:value-type="string">
            <text:p>0x29,</text:p>
          </table:table-cell>
          <table:table-cell table:style-name="ce2" table:formula="of:=CONCATENATE(&quot;0x&quot;;DEC2HEX([.H48];2);&quot;,&quot;)" office:value-type="string" office:string-value="0x65," calcext:value-type="string">
            <text:p>0x65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9])" office:value-type="string" office:string-value="2F" calcext:value-type="string">
            <text:p>2F</text:p>
          </table:table-cell>
          <table:table-cell table:style-name="ce1" table:formula="of:=BITAND([.A49]; 248)" office:value-type="float" office:value="40" calcext:value-type="float">
            <text:p>40</text:p>
          </table:table-cell>
          <table:table-cell table:style-name="ce1" table:formula="of:=BITRSHIFT([.A49]; 5)" office:value-type="float" office:value="1" calcext:value-type="float">
            <text:p>1</text:p>
          </table:table-cell>
          <table:table-cell table:style-name="ce1" table:formula="of:=BITAND(BITLSHIFT([.A49]; 3); 224)" office:value-type="float" office:value="96" calcext:value-type="float">
            <text:p>96</text:p>
          </table:table-cell>
          <table:table-cell table:style-name="ce1" table:formula="of:=BITAND(BITRSHIFT([.A49]; 3); 31)" office:value-type="float" office:value="5" calcext:value-type="float">
            <text:p>5</text:p>
          </table:table-cell>
          <table:table-cell table:style-name="ce1" table:formula="of:=BITOR([.C49];[.D49])" office:value-type="float" office:value="41" calcext:value-type="float">
            <text:p>41</text:p>
          </table:table-cell>
          <table:table-cell table:style-name="ce1" table:formula="of:=BITOR([.E49];[.F49])" office:value-type="float" office:value="101" calcext:value-type="float">
            <text:p>101</text:p>
          </table:table-cell>
          <table:table-cell table:style-name="ce2" table:formula="of:=CONCATENATE(&quot;0x&quot;;DEC2HEX([.G49];2);DEC2HEX([.H49];2))" office:value-type="string" office:string-value="0x2965" calcext:value-type="string">
            <text:p>0x2965</text:p>
          </table:table-cell>
          <table:table-cell table:style-name="ce2" table:formula="of:=CONCATENATE(&quot;0x&quot;;DEC2HEX([.H49];2);DEC2HEX([.G49];2))" office:value-type="string" office:string-value="0x6529" calcext:value-type="string">
            <text:p>0x6529</text:p>
          </table:table-cell>
          <table:table-cell table:formula="of:=CONCATENATE(&quot;case &quot;;[.A49];&quot;: return &quot;;[.I49];&quot;;&quot;)" office:value-type="string" office:string-value="case 47: return 0x2965;" calcext:value-type="string">
            <text:p>case 47: return 0x2965;</text:p>
          </table:table-cell>
          <table:table-cell table:formula="of:=CONCATENATE([.I49];&quot;,&quot;)" office:value-type="string" office:string-value="0x2965," calcext:value-type="string">
            <text:p>0x2965,</text:p>
          </table:table-cell>
          <table:table-cell table:style-name="ce2" table:formula="of:=CONCATENATE(&quot;0x&quot;;DEC2HEX([.G49];2);&quot;,&quot;)" office:value-type="string" office:string-value="0x29," calcext:value-type="string">
            <text:p>0x29,</text:p>
          </table:table-cell>
          <table:table-cell table:style-name="ce2" table:formula="of:=CONCATENATE(&quot;0x&quot;;DEC2HEX([.H49];2);&quot;,&quot;)" office:value-type="string" office:string-value="0x65," calcext:value-type="string">
            <text:p>0x65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50])" office:value-type="string" office:string-value="30" calcext:value-type="string">
            <text:p>30</text:p>
          </table:table-cell>
          <table:table-cell table:style-name="ce1" table:formula="of:=BITAND([.A50]; 248)" office:value-type="float" office:value="48" calcext:value-type="float">
            <text:p>48</text:p>
          </table:table-cell>
          <table:table-cell table:style-name="ce1" table:formula="of:=BITRSHIFT([.A50]; 5)" office:value-type="float" office:value="1" calcext:value-type="float">
            <text:p>1</text:p>
          </table:table-cell>
          <table:table-cell table:style-name="ce1" table:formula="of:=BITAND(BITLSHIFT([.A50]; 3); 224)" office:value-type="float" office:value="128" calcext:value-type="float">
            <text:p>128</text:p>
          </table:table-cell>
          <table:table-cell table:style-name="ce1" table:formula="of:=BITAND(BITRSHIFT([.A50]; 3); 31)" office:value-type="float" office:value="6" calcext:value-type="float">
            <text:p>6</text:p>
          </table:table-cell>
          <table:table-cell table:style-name="ce1" table:formula="of:=BITOR([.C50];[.D50])" office:value-type="float" office:value="49" calcext:value-type="float">
            <text:p>49</text:p>
          </table:table-cell>
          <table:table-cell table:style-name="ce1" table:formula="of:=BITOR([.E50];[.F50])" office:value-type="float" office:value="134" calcext:value-type="float">
            <text:p>134</text:p>
          </table:table-cell>
          <table:table-cell table:style-name="ce2" table:formula="of:=CONCATENATE(&quot;0x&quot;;DEC2HEX([.G50];2);DEC2HEX([.H50];2))" office:value-type="string" office:string-value="0x3186" calcext:value-type="string">
            <text:p>0x3186</text:p>
          </table:table-cell>
          <table:table-cell table:style-name="ce2" table:formula="of:=CONCATENATE(&quot;0x&quot;;DEC2HEX([.H50];2);DEC2HEX([.G50];2))" office:value-type="string" office:string-value="0x8631" calcext:value-type="string">
            <text:p>0x8631</text:p>
          </table:table-cell>
          <table:table-cell table:formula="of:=CONCATENATE(&quot;case &quot;;[.A50];&quot;: return &quot;;[.I50];&quot;;&quot;)" office:value-type="string" office:string-value="case 48: return 0x3186;" calcext:value-type="string">
            <text:p>case 48: return 0x3186;</text:p>
          </table:table-cell>
          <table:table-cell table:formula="of:=CONCATENATE([.I50];&quot;,&quot;)" office:value-type="string" office:string-value="0x3186," calcext:value-type="string">
            <text:p>0x3186,</text:p>
          </table:table-cell>
          <table:table-cell table:style-name="ce2" table:formula="of:=CONCATENATE(&quot;0x&quot;;DEC2HEX([.G50];2);&quot;,&quot;)" office:value-type="string" office:string-value="0x31," calcext:value-type="string">
            <text:p>0x31,</text:p>
          </table:table-cell>
          <table:table-cell table:style-name="ce2" table:formula="of:=CONCATENATE(&quot;0x&quot;;DEC2HEX([.H50];2);&quot;,&quot;)" office:value-type="string" office:string-value="0x86," calcext:value-type="string">
            <text:p>0x86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1])" office:value-type="string" office:string-value="31" calcext:value-type="string">
            <text:p>31</text:p>
          </table:table-cell>
          <table:table-cell table:style-name="ce1" table:formula="of:=BITAND([.A51]; 248)" office:value-type="float" office:value="48" calcext:value-type="float">
            <text:p>48</text:p>
          </table:table-cell>
          <table:table-cell table:style-name="ce1" table:formula="of:=BITRSHIFT([.A51]; 5)" office:value-type="float" office:value="1" calcext:value-type="float">
            <text:p>1</text:p>
          </table:table-cell>
          <table:table-cell table:style-name="ce1" table:formula="of:=BITAND(BITLSHIFT([.A51]; 3); 224)" office:value-type="float" office:value="128" calcext:value-type="float">
            <text:p>128</text:p>
          </table:table-cell>
          <table:table-cell table:style-name="ce1" table:formula="of:=BITAND(BITRSHIFT([.A51]; 3); 31)" office:value-type="float" office:value="6" calcext:value-type="float">
            <text:p>6</text:p>
          </table:table-cell>
          <table:table-cell table:style-name="ce1" table:formula="of:=BITOR([.C51];[.D51])" office:value-type="float" office:value="49" calcext:value-type="float">
            <text:p>49</text:p>
          </table:table-cell>
          <table:table-cell table:style-name="ce1" table:formula="of:=BITOR([.E51];[.F51])" office:value-type="float" office:value="134" calcext:value-type="float">
            <text:p>134</text:p>
          </table:table-cell>
          <table:table-cell table:style-name="ce2" table:formula="of:=CONCATENATE(&quot;0x&quot;;DEC2HEX([.G51];2);DEC2HEX([.H51];2))" office:value-type="string" office:string-value="0x3186" calcext:value-type="string">
            <text:p>0x3186</text:p>
          </table:table-cell>
          <table:table-cell table:style-name="ce2" table:formula="of:=CONCATENATE(&quot;0x&quot;;DEC2HEX([.H51];2);DEC2HEX([.G51];2))" office:value-type="string" office:string-value="0x8631" calcext:value-type="string">
            <text:p>0x8631</text:p>
          </table:table-cell>
          <table:table-cell table:formula="of:=CONCATENATE(&quot;case &quot;;[.A51];&quot;: return &quot;;[.I51];&quot;;&quot;)" office:value-type="string" office:string-value="case 49: return 0x3186;" calcext:value-type="string">
            <text:p>case 49: return 0x3186;</text:p>
          </table:table-cell>
          <table:table-cell table:formula="of:=CONCATENATE([.I51];&quot;,&quot;)" office:value-type="string" office:string-value="0x3186," calcext:value-type="string">
            <text:p>0x3186,</text:p>
          </table:table-cell>
          <table:table-cell table:style-name="ce2" table:formula="of:=CONCATENATE(&quot;0x&quot;;DEC2HEX([.G51];2);&quot;,&quot;)" office:value-type="string" office:string-value="0x31," calcext:value-type="string">
            <text:p>0x31,</text:p>
          </table:table-cell>
          <table:table-cell table:style-name="ce2" table:formula="of:=CONCATENATE(&quot;0x&quot;;DEC2HEX([.H51];2);&quot;,&quot;)" office:value-type="string" office:string-value="0x86," calcext:value-type="string">
            <text:p>0x86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2])" office:value-type="string" office:string-value="32" calcext:value-type="string">
            <text:p>32</text:p>
          </table:table-cell>
          <table:table-cell table:style-name="ce1" table:formula="of:=BITAND([.A52]; 248)" office:value-type="float" office:value="48" calcext:value-type="float">
            <text:p>48</text:p>
          </table:table-cell>
          <table:table-cell table:style-name="ce1" table:formula="of:=BITRSHIFT([.A52]; 5)" office:value-type="float" office:value="1" calcext:value-type="float">
            <text:p>1</text:p>
          </table:table-cell>
          <table:table-cell table:style-name="ce1" table:formula="of:=BITAND(BITLSHIFT([.A52]; 3); 224)" office:value-type="float" office:value="128" calcext:value-type="float">
            <text:p>128</text:p>
          </table:table-cell>
          <table:table-cell table:style-name="ce1" table:formula="of:=BITAND(BITRSHIFT([.A52]; 3); 31)" office:value-type="float" office:value="6" calcext:value-type="float">
            <text:p>6</text:p>
          </table:table-cell>
          <table:table-cell table:style-name="ce1" table:formula="of:=BITOR([.C52];[.D52])" office:value-type="float" office:value="49" calcext:value-type="float">
            <text:p>49</text:p>
          </table:table-cell>
          <table:table-cell table:style-name="ce1" table:formula="of:=BITOR([.E52];[.F52])" office:value-type="float" office:value="134" calcext:value-type="float">
            <text:p>134</text:p>
          </table:table-cell>
          <table:table-cell table:style-name="ce2" table:formula="of:=CONCATENATE(&quot;0x&quot;;DEC2HEX([.G52];2);DEC2HEX([.H52];2))" office:value-type="string" office:string-value="0x3186" calcext:value-type="string">
            <text:p>0x3186</text:p>
          </table:table-cell>
          <table:table-cell table:style-name="ce2" table:formula="of:=CONCATENATE(&quot;0x&quot;;DEC2HEX([.H52];2);DEC2HEX([.G52];2))" office:value-type="string" office:string-value="0x8631" calcext:value-type="string">
            <text:p>0x8631</text:p>
          </table:table-cell>
          <table:table-cell table:formula="of:=CONCATENATE(&quot;case &quot;;[.A52];&quot;: return &quot;;[.I52];&quot;;&quot;)" office:value-type="string" office:string-value="case 50: return 0x3186;" calcext:value-type="string">
            <text:p>case 50: return 0x3186;</text:p>
          </table:table-cell>
          <table:table-cell table:formula="of:=CONCATENATE([.I52];&quot;,&quot;)" office:value-type="string" office:string-value="0x3186," calcext:value-type="string">
            <text:p>0x3186,</text:p>
          </table:table-cell>
          <table:table-cell table:style-name="ce2" table:formula="of:=CONCATENATE(&quot;0x&quot;;DEC2HEX([.G52];2);&quot;,&quot;)" office:value-type="string" office:string-value="0x31," calcext:value-type="string">
            <text:p>0x31,</text:p>
          </table:table-cell>
          <table:table-cell table:style-name="ce2" table:formula="of:=CONCATENATE(&quot;0x&quot;;DEC2HEX([.H52];2);&quot;,&quot;)" office:value-type="string" office:string-value="0x86," calcext:value-type="string">
            <text:p>0x86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3])" office:value-type="string" office:string-value="33" calcext:value-type="string">
            <text:p>33</text:p>
          </table:table-cell>
          <table:table-cell table:style-name="ce1" table:formula="of:=BITAND([.A53]; 248)" office:value-type="float" office:value="48" calcext:value-type="float">
            <text:p>48</text:p>
          </table:table-cell>
          <table:table-cell table:style-name="ce1" table:formula="of:=BITRSHIFT([.A53]; 5)" office:value-type="float" office:value="1" calcext:value-type="float">
            <text:p>1</text:p>
          </table:table-cell>
          <table:table-cell table:style-name="ce1" table:formula="of:=BITAND(BITLSHIFT([.A53]; 3); 224)" office:value-type="float" office:value="128" calcext:value-type="float">
            <text:p>128</text:p>
          </table:table-cell>
          <table:table-cell table:style-name="ce1" table:formula="of:=BITAND(BITRSHIFT([.A53]; 3); 31)" office:value-type="float" office:value="6" calcext:value-type="float">
            <text:p>6</text:p>
          </table:table-cell>
          <table:table-cell table:style-name="ce1" table:formula="of:=BITOR([.C53];[.D53])" office:value-type="float" office:value="49" calcext:value-type="float">
            <text:p>49</text:p>
          </table:table-cell>
          <table:table-cell table:style-name="ce1" table:formula="of:=BITOR([.E53];[.F53])" office:value-type="float" office:value="134" calcext:value-type="float">
            <text:p>134</text:p>
          </table:table-cell>
          <table:table-cell table:style-name="ce2" table:formula="of:=CONCATENATE(&quot;0x&quot;;DEC2HEX([.G53];2);DEC2HEX([.H53];2))" office:value-type="string" office:string-value="0x3186" calcext:value-type="string">
            <text:p>0x3186</text:p>
          </table:table-cell>
          <table:table-cell table:style-name="ce2" table:formula="of:=CONCATENATE(&quot;0x&quot;;DEC2HEX([.H53];2);DEC2HEX([.G53];2))" office:value-type="string" office:string-value="0x8631" calcext:value-type="string">
            <text:p>0x8631</text:p>
          </table:table-cell>
          <table:table-cell table:formula="of:=CONCATENATE(&quot;case &quot;;[.A53];&quot;: return &quot;;[.I53];&quot;;&quot;)" office:value-type="string" office:string-value="case 51: return 0x3186;" calcext:value-type="string">
            <text:p>case 51: return 0x3186;</text:p>
          </table:table-cell>
          <table:table-cell table:formula="of:=CONCATENATE([.I53];&quot;,&quot;)" office:value-type="string" office:string-value="0x3186," calcext:value-type="string">
            <text:p>0x3186,</text:p>
          </table:table-cell>
          <table:table-cell table:style-name="ce2" table:formula="of:=CONCATENATE(&quot;0x&quot;;DEC2HEX([.G53];2);&quot;,&quot;)" office:value-type="string" office:string-value="0x31," calcext:value-type="string">
            <text:p>0x31,</text:p>
          </table:table-cell>
          <table:table-cell table:style-name="ce2" table:formula="of:=CONCATENATE(&quot;0x&quot;;DEC2HEX([.H53];2);&quot;,&quot;)" office:value-type="string" office:string-value="0x86," calcext:value-type="string">
            <text:p>0x86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4])" office:value-type="string" office:string-value="34" calcext:value-type="string">
            <text:p>34</text:p>
          </table:table-cell>
          <table:table-cell table:style-name="ce1" table:formula="of:=BITAND([.A54]; 248)" office:value-type="float" office:value="48" calcext:value-type="float">
            <text:p>48</text:p>
          </table:table-cell>
          <table:table-cell table:style-name="ce1" table:formula="of:=BITRSHIFT([.A54]; 5)" office:value-type="float" office:value="1" calcext:value-type="float">
            <text:p>1</text:p>
          </table:table-cell>
          <table:table-cell table:style-name="ce1" table:formula="of:=BITAND(BITLSHIFT([.A54]; 3); 224)" office:value-type="float" office:value="160" calcext:value-type="float">
            <text:p>160</text:p>
          </table:table-cell>
          <table:table-cell table:style-name="ce1" table:formula="of:=BITAND(BITRSHIFT([.A54]; 3); 31)" office:value-type="float" office:value="6" calcext:value-type="float">
            <text:p>6</text:p>
          </table:table-cell>
          <table:table-cell table:style-name="ce1" table:formula="of:=BITOR([.C54];[.D54])" office:value-type="float" office:value="49" calcext:value-type="float">
            <text:p>49</text:p>
          </table:table-cell>
          <table:table-cell table:style-name="ce1" table:formula="of:=BITOR([.E54];[.F54])" office:value-type="float" office:value="166" calcext:value-type="float">
            <text:p>166</text:p>
          </table:table-cell>
          <table:table-cell table:style-name="ce2" table:formula="of:=CONCATENATE(&quot;0x&quot;;DEC2HEX([.G54];2);DEC2HEX([.H54];2))" office:value-type="string" office:string-value="0x31A6" calcext:value-type="string">
            <text:p>0x31A6</text:p>
          </table:table-cell>
          <table:table-cell table:style-name="ce2" table:formula="of:=CONCATENATE(&quot;0x&quot;;DEC2HEX([.H54];2);DEC2HEX([.G54];2))" office:value-type="string" office:string-value="0xA631" calcext:value-type="string">
            <text:p>0xA631</text:p>
          </table:table-cell>
          <table:table-cell table:formula="of:=CONCATENATE(&quot;case &quot;;[.A54];&quot;: return &quot;;[.I54];&quot;;&quot;)" office:value-type="string" office:string-value="case 52: return 0x31A6;" calcext:value-type="string">
            <text:p>case 52: return 0x31A6;</text:p>
          </table:table-cell>
          <table:table-cell table:formula="of:=CONCATENATE([.I54];&quot;,&quot;)" office:value-type="string" office:string-value="0x31A6," calcext:value-type="string">
            <text:p>0x31A6,</text:p>
          </table:table-cell>
          <table:table-cell table:style-name="ce2" table:formula="of:=CONCATENATE(&quot;0x&quot;;DEC2HEX([.G54];2);&quot;,&quot;)" office:value-type="string" office:string-value="0x31," calcext:value-type="string">
            <text:p>0x31,</text:p>
          </table:table-cell>
          <table:table-cell table:style-name="ce2" table:formula="of:=CONCATENATE(&quot;0x&quot;;DEC2HEX([.H54];2);&quot;,&quot;)" office:value-type="string" office:string-value="0xA6," calcext:value-type="string">
            <text:p>0xA6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5])" office:value-type="string" office:string-value="35" calcext:value-type="string">
            <text:p>35</text:p>
          </table:table-cell>
          <table:table-cell table:style-name="ce1" table:formula="of:=BITAND([.A55]; 248)" office:value-type="float" office:value="48" calcext:value-type="float">
            <text:p>48</text:p>
          </table:table-cell>
          <table:table-cell table:style-name="ce1" table:formula="of:=BITRSHIFT([.A55]; 5)" office:value-type="float" office:value="1" calcext:value-type="float">
            <text:p>1</text:p>
          </table:table-cell>
          <table:table-cell table:style-name="ce1" table:formula="of:=BITAND(BITLSHIFT([.A55]; 3); 224)" office:value-type="float" office:value="160" calcext:value-type="float">
            <text:p>160</text:p>
          </table:table-cell>
          <table:table-cell table:style-name="ce1" table:formula="of:=BITAND(BITRSHIFT([.A55]; 3); 31)" office:value-type="float" office:value="6" calcext:value-type="float">
            <text:p>6</text:p>
          </table:table-cell>
          <table:table-cell table:style-name="ce1" table:formula="of:=BITOR([.C55];[.D55])" office:value-type="float" office:value="49" calcext:value-type="float">
            <text:p>49</text:p>
          </table:table-cell>
          <table:table-cell table:style-name="ce1" table:formula="of:=BITOR([.E55];[.F55])" office:value-type="float" office:value="166" calcext:value-type="float">
            <text:p>166</text:p>
          </table:table-cell>
          <table:table-cell table:style-name="ce2" table:formula="of:=CONCATENATE(&quot;0x&quot;;DEC2HEX([.G55];2);DEC2HEX([.H55];2))" office:value-type="string" office:string-value="0x31A6" calcext:value-type="string">
            <text:p>0x31A6</text:p>
          </table:table-cell>
          <table:table-cell table:style-name="ce2" table:formula="of:=CONCATENATE(&quot;0x&quot;;DEC2HEX([.H55];2);DEC2HEX([.G55];2))" office:value-type="string" office:string-value="0xA631" calcext:value-type="string">
            <text:p>0xA631</text:p>
          </table:table-cell>
          <table:table-cell table:formula="of:=CONCATENATE(&quot;case &quot;;[.A55];&quot;: return &quot;;[.I55];&quot;;&quot;)" office:value-type="string" office:string-value="case 53: return 0x31A6;" calcext:value-type="string">
            <text:p>case 53: return 0x31A6;</text:p>
          </table:table-cell>
          <table:table-cell table:formula="of:=CONCATENATE([.I55];&quot;,&quot;)" office:value-type="string" office:string-value="0x31A6," calcext:value-type="string">
            <text:p>0x31A6,</text:p>
          </table:table-cell>
          <table:table-cell table:style-name="ce2" table:formula="of:=CONCATENATE(&quot;0x&quot;;DEC2HEX([.G55];2);&quot;,&quot;)" office:value-type="string" office:string-value="0x31," calcext:value-type="string">
            <text:p>0x31,</text:p>
          </table:table-cell>
          <table:table-cell table:style-name="ce2" table:formula="of:=CONCATENATE(&quot;0x&quot;;DEC2HEX([.H55];2);&quot;,&quot;)" office:value-type="string" office:string-value="0xA6," calcext:value-type="string">
            <text:p>0xA6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6])" office:value-type="string" office:string-value="36" calcext:value-type="string">
            <text:p>36</text:p>
          </table:table-cell>
          <table:table-cell table:style-name="ce1" table:formula="of:=BITAND([.A56]; 248)" office:value-type="float" office:value="48" calcext:value-type="float">
            <text:p>48</text:p>
          </table:table-cell>
          <table:table-cell table:style-name="ce1" table:formula="of:=BITRSHIFT([.A56]; 5)" office:value-type="float" office:value="1" calcext:value-type="float">
            <text:p>1</text:p>
          </table:table-cell>
          <table:table-cell table:style-name="ce1" table:formula="of:=BITAND(BITLSHIFT([.A56]; 3); 224)" office:value-type="float" office:value="160" calcext:value-type="float">
            <text:p>160</text:p>
          </table:table-cell>
          <table:table-cell table:style-name="ce1" table:formula="of:=BITAND(BITRSHIFT([.A56]; 3); 31)" office:value-type="float" office:value="6" calcext:value-type="float">
            <text:p>6</text:p>
          </table:table-cell>
          <table:table-cell table:style-name="ce1" table:formula="of:=BITOR([.C56];[.D56])" office:value-type="float" office:value="49" calcext:value-type="float">
            <text:p>49</text:p>
          </table:table-cell>
          <table:table-cell table:style-name="ce1" table:formula="of:=BITOR([.E56];[.F56])" office:value-type="float" office:value="166" calcext:value-type="float">
            <text:p>166</text:p>
          </table:table-cell>
          <table:table-cell table:style-name="ce2" table:formula="of:=CONCATENATE(&quot;0x&quot;;DEC2HEX([.G56];2);DEC2HEX([.H56];2))" office:value-type="string" office:string-value="0x31A6" calcext:value-type="string">
            <text:p>0x31A6</text:p>
          </table:table-cell>
          <table:table-cell table:style-name="ce2" table:formula="of:=CONCATENATE(&quot;0x&quot;;DEC2HEX([.H56];2);DEC2HEX([.G56];2))" office:value-type="string" office:string-value="0xA631" calcext:value-type="string">
            <text:p>0xA631</text:p>
          </table:table-cell>
          <table:table-cell table:formula="of:=CONCATENATE(&quot;case &quot;;[.A56];&quot;: return &quot;;[.I56];&quot;;&quot;)" office:value-type="string" office:string-value="case 54: return 0x31A6;" calcext:value-type="string">
            <text:p>case 54: return 0x31A6;</text:p>
          </table:table-cell>
          <table:table-cell table:formula="of:=CONCATENATE([.I56];&quot;,&quot;)" office:value-type="string" office:string-value="0x31A6," calcext:value-type="string">
            <text:p>0x31A6,</text:p>
          </table:table-cell>
          <table:table-cell table:style-name="ce2" table:formula="of:=CONCATENATE(&quot;0x&quot;;DEC2HEX([.G56];2);&quot;,&quot;)" office:value-type="string" office:string-value="0x31," calcext:value-type="string">
            <text:p>0x31,</text:p>
          </table:table-cell>
          <table:table-cell table:style-name="ce2" table:formula="of:=CONCATENATE(&quot;0x&quot;;DEC2HEX([.H56];2);&quot;,&quot;)" office:value-type="string" office:string-value="0xA6," calcext:value-type="string">
            <text:p>0xA6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7])" office:value-type="string" office:string-value="37" calcext:value-type="string">
            <text:p>37</text:p>
          </table:table-cell>
          <table:table-cell table:style-name="ce1" table:formula="of:=BITAND([.A57]; 248)" office:value-type="float" office:value="48" calcext:value-type="float">
            <text:p>48</text:p>
          </table:table-cell>
          <table:table-cell table:style-name="ce1" table:formula="of:=BITRSHIFT([.A57]; 5)" office:value-type="float" office:value="1" calcext:value-type="float">
            <text:p>1</text:p>
          </table:table-cell>
          <table:table-cell table:style-name="ce1" table:formula="of:=BITAND(BITLSHIFT([.A57]; 3); 224)" office:value-type="float" office:value="160" calcext:value-type="float">
            <text:p>160</text:p>
          </table:table-cell>
          <table:table-cell table:style-name="ce1" table:formula="of:=BITAND(BITRSHIFT([.A57]; 3); 31)" office:value-type="float" office:value="6" calcext:value-type="float">
            <text:p>6</text:p>
          </table:table-cell>
          <table:table-cell table:style-name="ce1" table:formula="of:=BITOR([.C57];[.D57])" office:value-type="float" office:value="49" calcext:value-type="float">
            <text:p>49</text:p>
          </table:table-cell>
          <table:table-cell table:style-name="ce1" table:formula="of:=BITOR([.E57];[.F57])" office:value-type="float" office:value="166" calcext:value-type="float">
            <text:p>166</text:p>
          </table:table-cell>
          <table:table-cell table:style-name="ce2" table:formula="of:=CONCATENATE(&quot;0x&quot;;DEC2HEX([.G57];2);DEC2HEX([.H57];2))" office:value-type="string" office:string-value="0x31A6" calcext:value-type="string">
            <text:p>0x31A6</text:p>
          </table:table-cell>
          <table:table-cell table:style-name="ce2" table:formula="of:=CONCATENATE(&quot;0x&quot;;DEC2HEX([.H57];2);DEC2HEX([.G57];2))" office:value-type="string" office:string-value="0xA631" calcext:value-type="string">
            <text:p>0xA631</text:p>
          </table:table-cell>
          <table:table-cell table:formula="of:=CONCATENATE(&quot;case &quot;;[.A57];&quot;: return &quot;;[.I57];&quot;;&quot;)" office:value-type="string" office:string-value="case 55: return 0x31A6;" calcext:value-type="string">
            <text:p>case 55: return 0x31A6;</text:p>
          </table:table-cell>
          <table:table-cell table:formula="of:=CONCATENATE([.I57];&quot;,&quot;)" office:value-type="string" office:string-value="0x31A6," calcext:value-type="string">
            <text:p>0x31A6,</text:p>
          </table:table-cell>
          <table:table-cell table:style-name="ce2" table:formula="of:=CONCATENATE(&quot;0x&quot;;DEC2HEX([.G57];2);&quot;,&quot;)" office:value-type="string" office:string-value="0x31," calcext:value-type="string">
            <text:p>0x31,</text:p>
          </table:table-cell>
          <table:table-cell table:style-name="ce2" table:formula="of:=CONCATENATE(&quot;0x&quot;;DEC2HEX([.H57];2);&quot;,&quot;)" office:value-type="string" office:string-value="0xA6," calcext:value-type="string">
            <text:p>0xA6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8])" office:value-type="string" office:string-value="38" calcext:value-type="string">
            <text:p>38</text:p>
          </table:table-cell>
          <table:table-cell table:style-name="ce1" table:formula="of:=BITAND([.A58]; 248)" office:value-type="float" office:value="56" calcext:value-type="float">
            <text:p>56</text:p>
          </table:table-cell>
          <table:table-cell table:style-name="ce1" table:formula="of:=BITRSHIFT([.A58]; 5)" office:value-type="float" office:value="1" calcext:value-type="float">
            <text:p>1</text:p>
          </table:table-cell>
          <table:table-cell table:style-name="ce1" table:formula="of:=BITAND(BITLSHIFT([.A58]; 3); 224)" office:value-type="float" office:value="192" calcext:value-type="float">
            <text:p>192</text:p>
          </table:table-cell>
          <table:table-cell table:style-name="ce1" table:formula="of:=BITAND(BITRSHIFT([.A58]; 3); 31)" office:value-type="float" office:value="7" calcext:value-type="float">
            <text:p>7</text:p>
          </table:table-cell>
          <table:table-cell table:style-name="ce1" table:formula="of:=BITOR([.C58];[.D58])" office:value-type="float" office:value="57" calcext:value-type="float">
            <text:p>57</text:p>
          </table:table-cell>
          <table:table-cell table:style-name="ce1" table:formula="of:=BITOR([.E58];[.F58])" office:value-type="float" office:value="199" calcext:value-type="float">
            <text:p>199</text:p>
          </table:table-cell>
          <table:table-cell table:style-name="ce2" table:formula="of:=CONCATENATE(&quot;0x&quot;;DEC2HEX([.G58];2);DEC2HEX([.H58];2))" office:value-type="string" office:string-value="0x39C7" calcext:value-type="string">
            <text:p>0x39C7</text:p>
          </table:table-cell>
          <table:table-cell table:style-name="ce2" table:formula="of:=CONCATENATE(&quot;0x&quot;;DEC2HEX([.H58];2);DEC2HEX([.G58];2))" office:value-type="string" office:string-value="0xC739" calcext:value-type="string">
            <text:p>0xC739</text:p>
          </table:table-cell>
          <table:table-cell table:formula="of:=CONCATENATE(&quot;case &quot;;[.A58];&quot;: return &quot;;[.I58];&quot;;&quot;)" office:value-type="string" office:string-value="case 56: return 0x39C7;" calcext:value-type="string">
            <text:p>case 56: return 0x39C7;</text:p>
          </table:table-cell>
          <table:table-cell table:formula="of:=CONCATENATE([.I58];&quot;,&quot;)" office:value-type="string" office:string-value="0x39C7," calcext:value-type="string">
            <text:p>0x39C7,</text:p>
          </table:table-cell>
          <table:table-cell table:style-name="ce2" table:formula="of:=CONCATENATE(&quot;0x&quot;;DEC2HEX([.G58];2);&quot;,&quot;)" office:value-type="string" office:string-value="0x39," calcext:value-type="string">
            <text:p>0x39,</text:p>
          </table:table-cell>
          <table:table-cell table:style-name="ce2" table:formula="of:=CONCATENATE(&quot;0x&quot;;DEC2HEX([.H58];2);&quot;,&quot;)" office:value-type="string" office:string-value="0xC7," calcext:value-type="string">
            <text:p>0xC7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9])" office:value-type="string" office:string-value="39" calcext:value-type="string">
            <text:p>39</text:p>
          </table:table-cell>
          <table:table-cell table:style-name="ce1" table:formula="of:=BITAND([.A59]; 248)" office:value-type="float" office:value="56" calcext:value-type="float">
            <text:p>56</text:p>
          </table:table-cell>
          <table:table-cell table:style-name="ce1" table:formula="of:=BITRSHIFT([.A59]; 5)" office:value-type="float" office:value="1" calcext:value-type="float">
            <text:p>1</text:p>
          </table:table-cell>
          <table:table-cell table:style-name="ce1" table:formula="of:=BITAND(BITLSHIFT([.A59]; 3); 224)" office:value-type="float" office:value="192" calcext:value-type="float">
            <text:p>192</text:p>
          </table:table-cell>
          <table:table-cell table:style-name="ce1" table:formula="of:=BITAND(BITRSHIFT([.A59]; 3); 31)" office:value-type="float" office:value="7" calcext:value-type="float">
            <text:p>7</text:p>
          </table:table-cell>
          <table:table-cell table:style-name="ce1" table:formula="of:=BITOR([.C59];[.D59])" office:value-type="float" office:value="57" calcext:value-type="float">
            <text:p>57</text:p>
          </table:table-cell>
          <table:table-cell table:style-name="ce1" table:formula="of:=BITOR([.E59];[.F59])" office:value-type="float" office:value="199" calcext:value-type="float">
            <text:p>199</text:p>
          </table:table-cell>
          <table:table-cell table:style-name="ce2" table:formula="of:=CONCATENATE(&quot;0x&quot;;DEC2HEX([.G59];2);DEC2HEX([.H59];2))" office:value-type="string" office:string-value="0x39C7" calcext:value-type="string">
            <text:p>0x39C7</text:p>
          </table:table-cell>
          <table:table-cell table:style-name="ce2" table:formula="of:=CONCATENATE(&quot;0x&quot;;DEC2HEX([.H59];2);DEC2HEX([.G59];2))" office:value-type="string" office:string-value="0xC739" calcext:value-type="string">
            <text:p>0xC739</text:p>
          </table:table-cell>
          <table:table-cell table:formula="of:=CONCATENATE(&quot;case &quot;;[.A59];&quot;: return &quot;;[.I59];&quot;;&quot;)" office:value-type="string" office:string-value="case 57: return 0x39C7;" calcext:value-type="string">
            <text:p>case 57: return 0x39C7;</text:p>
          </table:table-cell>
          <table:table-cell table:formula="of:=CONCATENATE([.I59];&quot;,&quot;)" office:value-type="string" office:string-value="0x39C7," calcext:value-type="string">
            <text:p>0x39C7,</text:p>
          </table:table-cell>
          <table:table-cell table:style-name="ce2" table:formula="of:=CONCATENATE(&quot;0x&quot;;DEC2HEX([.G59];2);&quot;,&quot;)" office:value-type="string" office:string-value="0x39," calcext:value-type="string">
            <text:p>0x39,</text:p>
          </table:table-cell>
          <table:table-cell table:style-name="ce2" table:formula="of:=CONCATENATE(&quot;0x&quot;;DEC2HEX([.H59];2);&quot;,&quot;)" office:value-type="string" office:string-value="0xC7," calcext:value-type="string">
            <text:p>0xC7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60])" office:value-type="string" office:string-value="3A" calcext:value-type="string">
            <text:p>3A</text:p>
          </table:table-cell>
          <table:table-cell table:style-name="ce1" table:formula="of:=BITAND([.A60]; 248)" office:value-type="float" office:value="56" calcext:value-type="float">
            <text:p>56</text:p>
          </table:table-cell>
          <table:table-cell table:style-name="ce1" table:formula="of:=BITRSHIFT([.A60]; 5)" office:value-type="float" office:value="1" calcext:value-type="float">
            <text:p>1</text:p>
          </table:table-cell>
          <table:table-cell table:style-name="ce1" table:formula="of:=BITAND(BITLSHIFT([.A60]; 3); 224)" office:value-type="float" office:value="192" calcext:value-type="float">
            <text:p>192</text:p>
          </table:table-cell>
          <table:table-cell table:style-name="ce1" table:formula="of:=BITAND(BITRSHIFT([.A60]; 3); 31)" office:value-type="float" office:value="7" calcext:value-type="float">
            <text:p>7</text:p>
          </table:table-cell>
          <table:table-cell table:style-name="ce1" table:formula="of:=BITOR([.C60];[.D60])" office:value-type="float" office:value="57" calcext:value-type="float">
            <text:p>57</text:p>
          </table:table-cell>
          <table:table-cell table:style-name="ce1" table:formula="of:=BITOR([.E60];[.F60])" office:value-type="float" office:value="199" calcext:value-type="float">
            <text:p>199</text:p>
          </table:table-cell>
          <table:table-cell table:style-name="ce2" table:formula="of:=CONCATENATE(&quot;0x&quot;;DEC2HEX([.G60];2);DEC2HEX([.H60];2))" office:value-type="string" office:string-value="0x39C7" calcext:value-type="string">
            <text:p>0x39C7</text:p>
          </table:table-cell>
          <table:table-cell table:style-name="ce2" table:formula="of:=CONCATENATE(&quot;0x&quot;;DEC2HEX([.H60];2);DEC2HEX([.G60];2))" office:value-type="string" office:string-value="0xC739" calcext:value-type="string">
            <text:p>0xC739</text:p>
          </table:table-cell>
          <table:table-cell table:formula="of:=CONCATENATE(&quot;case &quot;;[.A60];&quot;: return &quot;;[.I60];&quot;;&quot;)" office:value-type="string" office:string-value="case 58: return 0x39C7;" calcext:value-type="string">
            <text:p>case 58: return 0x39C7;</text:p>
          </table:table-cell>
          <table:table-cell table:formula="of:=CONCATENATE([.I60];&quot;,&quot;)" office:value-type="string" office:string-value="0x39C7," calcext:value-type="string">
            <text:p>0x39C7,</text:p>
          </table:table-cell>
          <table:table-cell table:style-name="ce2" table:formula="of:=CONCATENATE(&quot;0x&quot;;DEC2HEX([.G60];2);&quot;,&quot;)" office:value-type="string" office:string-value="0x39," calcext:value-type="string">
            <text:p>0x39,</text:p>
          </table:table-cell>
          <table:table-cell table:style-name="ce2" table:formula="of:=CONCATENATE(&quot;0x&quot;;DEC2HEX([.H60];2);&quot;,&quot;)" office:value-type="string" office:string-value="0xC7," calcext:value-type="string">
            <text:p>0xC7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1])" office:value-type="string" office:string-value="3B" calcext:value-type="string">
            <text:p>3B</text:p>
          </table:table-cell>
          <table:table-cell table:style-name="ce1" table:formula="of:=BITAND([.A61]; 248)" office:value-type="float" office:value="56" calcext:value-type="float">
            <text:p>56</text:p>
          </table:table-cell>
          <table:table-cell table:style-name="ce1" table:formula="of:=BITRSHIFT([.A61]; 5)" office:value-type="float" office:value="1" calcext:value-type="float">
            <text:p>1</text:p>
          </table:table-cell>
          <table:table-cell table:style-name="ce1" table:formula="of:=BITAND(BITLSHIFT([.A61]; 3); 224)" office:value-type="float" office:value="192" calcext:value-type="float">
            <text:p>192</text:p>
          </table:table-cell>
          <table:table-cell table:style-name="ce1" table:formula="of:=BITAND(BITRSHIFT([.A61]; 3); 31)" office:value-type="float" office:value="7" calcext:value-type="float">
            <text:p>7</text:p>
          </table:table-cell>
          <table:table-cell table:style-name="ce1" table:formula="of:=BITOR([.C61];[.D61])" office:value-type="float" office:value="57" calcext:value-type="float">
            <text:p>57</text:p>
          </table:table-cell>
          <table:table-cell table:style-name="ce1" table:formula="of:=BITOR([.E61];[.F61])" office:value-type="float" office:value="199" calcext:value-type="float">
            <text:p>199</text:p>
          </table:table-cell>
          <table:table-cell table:style-name="ce2" table:formula="of:=CONCATENATE(&quot;0x&quot;;DEC2HEX([.G61];2);DEC2HEX([.H61];2))" office:value-type="string" office:string-value="0x39C7" calcext:value-type="string">
            <text:p>0x39C7</text:p>
          </table:table-cell>
          <table:table-cell table:style-name="ce2" table:formula="of:=CONCATENATE(&quot;0x&quot;;DEC2HEX([.H61];2);DEC2HEX([.G61];2))" office:value-type="string" office:string-value="0xC739" calcext:value-type="string">
            <text:p>0xC739</text:p>
          </table:table-cell>
          <table:table-cell table:formula="of:=CONCATENATE(&quot;case &quot;;[.A61];&quot;: return &quot;;[.I61];&quot;;&quot;)" office:value-type="string" office:string-value="case 59: return 0x39C7;" calcext:value-type="string">
            <text:p>case 59: return 0x39C7;</text:p>
          </table:table-cell>
          <table:table-cell table:formula="of:=CONCATENATE([.I61];&quot;,&quot;)" office:value-type="string" office:string-value="0x39C7," calcext:value-type="string">
            <text:p>0x39C7,</text:p>
          </table:table-cell>
          <table:table-cell table:style-name="ce2" table:formula="of:=CONCATENATE(&quot;0x&quot;;DEC2HEX([.G61];2);&quot;,&quot;)" office:value-type="string" office:string-value="0x39," calcext:value-type="string">
            <text:p>0x39,</text:p>
          </table:table-cell>
          <table:table-cell table:style-name="ce2" table:formula="of:=CONCATENATE(&quot;0x&quot;;DEC2HEX([.H61];2);&quot;,&quot;)" office:value-type="string" office:string-value="0xC7," calcext:value-type="string">
            <text:p>0xC7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2])" office:value-type="string" office:string-value="3C" calcext:value-type="string">
            <text:p>3C</text:p>
          </table:table-cell>
          <table:table-cell table:style-name="ce1" table:formula="of:=BITAND([.A62]; 248)" office:value-type="float" office:value="56" calcext:value-type="float">
            <text:p>56</text:p>
          </table:table-cell>
          <table:table-cell table:style-name="ce1" table:formula="of:=BITRSHIFT([.A62]; 5)" office:value-type="float" office:value="1" calcext:value-type="float">
            <text:p>1</text:p>
          </table:table-cell>
          <table:table-cell table:style-name="ce1" table:formula="of:=BITAND(BITLSHIFT([.A62]; 3); 224)" office:value-type="float" office:value="224" calcext:value-type="float">
            <text:p>224</text:p>
          </table:table-cell>
          <table:table-cell table:style-name="ce1" table:formula="of:=BITAND(BITRSHIFT([.A62]; 3); 31)" office:value-type="float" office:value="7" calcext:value-type="float">
            <text:p>7</text:p>
          </table:table-cell>
          <table:table-cell table:style-name="ce1" table:formula="of:=BITOR([.C62];[.D62])" office:value-type="float" office:value="57" calcext:value-type="float">
            <text:p>57</text:p>
          </table:table-cell>
          <table:table-cell table:style-name="ce1" table:formula="of:=BITOR([.E62];[.F62])" office:value-type="float" office:value="231" calcext:value-type="float">
            <text:p>231</text:p>
          </table:table-cell>
          <table:table-cell table:style-name="ce2" table:formula="of:=CONCATENATE(&quot;0x&quot;;DEC2HEX([.G62];2);DEC2HEX([.H62];2))" office:value-type="string" office:string-value="0x39E7" calcext:value-type="string">
            <text:p>0x39E7</text:p>
          </table:table-cell>
          <table:table-cell table:style-name="ce2" table:formula="of:=CONCATENATE(&quot;0x&quot;;DEC2HEX([.H62];2);DEC2HEX([.G62];2))" office:value-type="string" office:string-value="0xE739" calcext:value-type="string">
            <text:p>0xE739</text:p>
          </table:table-cell>
          <table:table-cell table:formula="of:=CONCATENATE(&quot;case &quot;;[.A62];&quot;: return &quot;;[.I62];&quot;;&quot;)" office:value-type="string" office:string-value="case 60: return 0x39E7;" calcext:value-type="string">
            <text:p>case 60: return 0x39E7;</text:p>
          </table:table-cell>
          <table:table-cell table:formula="of:=CONCATENATE([.I62];&quot;,&quot;)" office:value-type="string" office:string-value="0x39E7," calcext:value-type="string">
            <text:p>0x39E7,</text:p>
          </table:table-cell>
          <table:table-cell table:style-name="ce2" table:formula="of:=CONCATENATE(&quot;0x&quot;;DEC2HEX([.G62];2);&quot;,&quot;)" office:value-type="string" office:string-value="0x39," calcext:value-type="string">
            <text:p>0x39,</text:p>
          </table:table-cell>
          <table:table-cell table:style-name="ce2" table:formula="of:=CONCATENATE(&quot;0x&quot;;DEC2HEX([.H62];2);&quot;,&quot;)" office:value-type="string" office:string-value="0xE7," calcext:value-type="string">
            <text:p>0xE7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3])" office:value-type="string" office:string-value="3D" calcext:value-type="string">
            <text:p>3D</text:p>
          </table:table-cell>
          <table:table-cell table:style-name="ce1" table:formula="of:=BITAND([.A63]; 248)" office:value-type="float" office:value="56" calcext:value-type="float">
            <text:p>56</text:p>
          </table:table-cell>
          <table:table-cell table:style-name="ce1" table:formula="of:=BITRSHIFT([.A63]; 5)" office:value-type="float" office:value="1" calcext:value-type="float">
            <text:p>1</text:p>
          </table:table-cell>
          <table:table-cell table:style-name="ce1" table:formula="of:=BITAND(BITLSHIFT([.A63]; 3); 224)" office:value-type="float" office:value="224" calcext:value-type="float">
            <text:p>224</text:p>
          </table:table-cell>
          <table:table-cell table:style-name="ce1" table:formula="of:=BITAND(BITRSHIFT([.A63]; 3); 31)" office:value-type="float" office:value="7" calcext:value-type="float">
            <text:p>7</text:p>
          </table:table-cell>
          <table:table-cell table:style-name="ce1" table:formula="of:=BITOR([.C63];[.D63])" office:value-type="float" office:value="57" calcext:value-type="float">
            <text:p>57</text:p>
          </table:table-cell>
          <table:table-cell table:style-name="ce1" table:formula="of:=BITOR([.E63];[.F63])" office:value-type="float" office:value="231" calcext:value-type="float">
            <text:p>231</text:p>
          </table:table-cell>
          <table:table-cell table:style-name="ce2" table:formula="of:=CONCATENATE(&quot;0x&quot;;DEC2HEX([.G63];2);DEC2HEX([.H63];2))" office:value-type="string" office:string-value="0x39E7" calcext:value-type="string">
            <text:p>0x39E7</text:p>
          </table:table-cell>
          <table:table-cell table:style-name="ce2" table:formula="of:=CONCATENATE(&quot;0x&quot;;DEC2HEX([.H63];2);DEC2HEX([.G63];2))" office:value-type="string" office:string-value="0xE739" calcext:value-type="string">
            <text:p>0xE739</text:p>
          </table:table-cell>
          <table:table-cell table:formula="of:=CONCATENATE(&quot;case &quot;;[.A63];&quot;: return &quot;;[.I63];&quot;;&quot;)" office:value-type="string" office:string-value="case 61: return 0x39E7;" calcext:value-type="string">
            <text:p>case 61: return 0x39E7;</text:p>
          </table:table-cell>
          <table:table-cell table:formula="of:=CONCATENATE([.I63];&quot;,&quot;)" office:value-type="string" office:string-value="0x39E7," calcext:value-type="string">
            <text:p>0x39E7,</text:p>
          </table:table-cell>
          <table:table-cell table:style-name="ce2" table:formula="of:=CONCATENATE(&quot;0x&quot;;DEC2HEX([.G63];2);&quot;,&quot;)" office:value-type="string" office:string-value="0x39," calcext:value-type="string">
            <text:p>0x39,</text:p>
          </table:table-cell>
          <table:table-cell table:style-name="ce2" table:formula="of:=CONCATENATE(&quot;0x&quot;;DEC2HEX([.H63];2);&quot;,&quot;)" office:value-type="string" office:string-value="0xE7," calcext:value-type="string">
            <text:p>0xE7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4])" office:value-type="string" office:string-value="3E" calcext:value-type="string">
            <text:p>3E</text:p>
          </table:table-cell>
          <table:table-cell table:style-name="ce1" table:formula="of:=BITAND([.A64]; 248)" office:value-type="float" office:value="56" calcext:value-type="float">
            <text:p>56</text:p>
          </table:table-cell>
          <table:table-cell table:style-name="ce1" table:formula="of:=BITRSHIFT([.A64]; 5)" office:value-type="float" office:value="1" calcext:value-type="float">
            <text:p>1</text:p>
          </table:table-cell>
          <table:table-cell table:style-name="ce1" table:formula="of:=BITAND(BITLSHIFT([.A64]; 3); 224)" office:value-type="float" office:value="224" calcext:value-type="float">
            <text:p>224</text:p>
          </table:table-cell>
          <table:table-cell table:style-name="ce1" table:formula="of:=BITAND(BITRSHIFT([.A64]; 3); 31)" office:value-type="float" office:value="7" calcext:value-type="float">
            <text:p>7</text:p>
          </table:table-cell>
          <table:table-cell table:style-name="ce1" table:formula="of:=BITOR([.C64];[.D64])" office:value-type="float" office:value="57" calcext:value-type="float">
            <text:p>57</text:p>
          </table:table-cell>
          <table:table-cell table:style-name="ce1" table:formula="of:=BITOR([.E64];[.F64])" office:value-type="float" office:value="231" calcext:value-type="float">
            <text:p>231</text:p>
          </table:table-cell>
          <table:table-cell table:style-name="ce2" table:formula="of:=CONCATENATE(&quot;0x&quot;;DEC2HEX([.G64];2);DEC2HEX([.H64];2))" office:value-type="string" office:string-value="0x39E7" calcext:value-type="string">
            <text:p>0x39E7</text:p>
          </table:table-cell>
          <table:table-cell table:style-name="ce2" table:formula="of:=CONCATENATE(&quot;0x&quot;;DEC2HEX([.H64];2);DEC2HEX([.G64];2))" office:value-type="string" office:string-value="0xE739" calcext:value-type="string">
            <text:p>0xE739</text:p>
          </table:table-cell>
          <table:table-cell table:formula="of:=CONCATENATE(&quot;case &quot;;[.A64];&quot;: return &quot;;[.I64];&quot;;&quot;)" office:value-type="string" office:string-value="case 62: return 0x39E7;" calcext:value-type="string">
            <text:p>case 62: return 0x39E7;</text:p>
          </table:table-cell>
          <table:table-cell table:formula="of:=CONCATENATE([.I64];&quot;,&quot;)" office:value-type="string" office:string-value="0x39E7," calcext:value-type="string">
            <text:p>0x39E7,</text:p>
          </table:table-cell>
          <table:table-cell table:style-name="ce2" table:formula="of:=CONCATENATE(&quot;0x&quot;;DEC2HEX([.G64];2);&quot;,&quot;)" office:value-type="string" office:string-value="0x39," calcext:value-type="string">
            <text:p>0x39,</text:p>
          </table:table-cell>
          <table:table-cell table:style-name="ce2" table:formula="of:=CONCATENATE(&quot;0x&quot;;DEC2HEX([.H64];2);&quot;,&quot;)" office:value-type="string" office:string-value="0xE7," calcext:value-type="string">
            <text:p>0xE7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5])" office:value-type="string" office:string-value="3F" calcext:value-type="string">
            <text:p>3F</text:p>
          </table:table-cell>
          <table:table-cell table:style-name="ce1" table:formula="of:=BITAND([.A65]; 248)" office:value-type="float" office:value="56" calcext:value-type="float">
            <text:p>56</text:p>
          </table:table-cell>
          <table:table-cell table:style-name="ce1" table:formula="of:=BITRSHIFT([.A65]; 5)" office:value-type="float" office:value="1" calcext:value-type="float">
            <text:p>1</text:p>
          </table:table-cell>
          <table:table-cell table:style-name="ce1" table:formula="of:=BITAND(BITLSHIFT([.A65]; 3); 224)" office:value-type="float" office:value="224" calcext:value-type="float">
            <text:p>224</text:p>
          </table:table-cell>
          <table:table-cell table:style-name="ce1" table:formula="of:=BITAND(BITRSHIFT([.A65]; 3); 31)" office:value-type="float" office:value="7" calcext:value-type="float">
            <text:p>7</text:p>
          </table:table-cell>
          <table:table-cell table:style-name="ce1" table:formula="of:=BITOR([.C65];[.D65])" office:value-type="float" office:value="57" calcext:value-type="float">
            <text:p>57</text:p>
          </table:table-cell>
          <table:table-cell table:style-name="ce1" table:formula="of:=BITOR([.E65];[.F65])" office:value-type="float" office:value="231" calcext:value-type="float">
            <text:p>231</text:p>
          </table:table-cell>
          <table:table-cell table:style-name="ce2" table:formula="of:=CONCATENATE(&quot;0x&quot;;DEC2HEX([.G65];2);DEC2HEX([.H65];2))" office:value-type="string" office:string-value="0x39E7" calcext:value-type="string">
            <text:p>0x39E7</text:p>
          </table:table-cell>
          <table:table-cell table:style-name="ce2" table:formula="of:=CONCATENATE(&quot;0x&quot;;DEC2HEX([.H65];2);DEC2HEX([.G65];2))" office:value-type="string" office:string-value="0xE739" calcext:value-type="string">
            <text:p>0xE739</text:p>
          </table:table-cell>
          <table:table-cell table:formula="of:=CONCATENATE(&quot;case &quot;;[.A65];&quot;: return &quot;;[.I65];&quot;;&quot;)" office:value-type="string" office:string-value="case 63: return 0x39E7;" calcext:value-type="string">
            <text:p>case 63: return 0x39E7;</text:p>
          </table:table-cell>
          <table:table-cell table:formula="of:=CONCATENATE([.I65];&quot;,&quot;)" office:value-type="string" office:string-value="0x39E7," calcext:value-type="string">
            <text:p>0x39E7,</text:p>
          </table:table-cell>
          <table:table-cell table:style-name="ce2" table:formula="of:=CONCATENATE(&quot;0x&quot;;DEC2HEX([.G65];2);&quot;,&quot;)" office:value-type="string" office:string-value="0x39," calcext:value-type="string">
            <text:p>0x39,</text:p>
          </table:table-cell>
          <table:table-cell table:style-name="ce2" table:formula="of:=CONCATENATE(&quot;0x&quot;;DEC2HEX([.H65];2);&quot;,&quot;)" office:value-type="string" office:string-value="0xE7," calcext:value-type="string">
            <text:p>0xE7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6])" office:value-type="string" office:string-value="40" calcext:value-type="string">
            <text:p>40</text:p>
          </table:table-cell>
          <table:table-cell table:style-name="ce1" table:formula="of:=BITAND([.A66]; 248)" office:value-type="float" office:value="64" calcext:value-type="float">
            <text:p>64</text:p>
          </table:table-cell>
          <table:table-cell table:style-name="ce1" table:formula="of:=BITRSHIFT([.A66]; 5)" office:value-type="float" office:value="2" calcext:value-type="float">
            <text:p>2</text:p>
          </table:table-cell>
          <table:table-cell table:style-name="ce1" table:formula="of:=BITAND(BITLSHIFT([.A66]; 3); 224)" office:value-type="float" office:value="0" calcext:value-type="float">
            <text:p>0</text:p>
          </table:table-cell>
          <table:table-cell table:style-name="ce1" table:formula="of:=BITAND(BITRSHIFT([.A66]; 3); 31)" office:value-type="float" office:value="8" calcext:value-type="float">
            <text:p>8</text:p>
          </table:table-cell>
          <table:table-cell table:style-name="ce1" table:formula="of:=BITOR([.C66];[.D66])" office:value-type="float" office:value="66" calcext:value-type="float">
            <text:p>66</text:p>
          </table:table-cell>
          <table:table-cell table:style-name="ce1" table:formula="of:=BITOR([.E66];[.F66])" office:value-type="float" office:value="8" calcext:value-type="float">
            <text:p>8</text:p>
          </table:table-cell>
          <table:table-cell table:style-name="ce2" table:formula="of:=CONCATENATE(&quot;0x&quot;;DEC2HEX([.G66];2);DEC2HEX([.H66];2))" office:value-type="string" office:string-value="0x4208" calcext:value-type="string">
            <text:p>0x4208</text:p>
          </table:table-cell>
          <table:table-cell table:style-name="ce2" table:formula="of:=CONCATENATE(&quot;0x&quot;;DEC2HEX([.H66];2);DEC2HEX([.G66];2))" office:value-type="string" office:string-value="0x0842" calcext:value-type="string">
            <text:p>0x0842</text:p>
          </table:table-cell>
          <table:table-cell table:formula="of:=CONCATENATE(&quot;case &quot;;[.A66];&quot;: return &quot;;[.I66];&quot;;&quot;)" office:value-type="string" office:string-value="case 64: return 0x4208;" calcext:value-type="string">
            <text:p>case 64: return 0x4208;</text:p>
          </table:table-cell>
          <table:table-cell table:formula="of:=CONCATENATE([.I66];&quot;,&quot;)" office:value-type="string" office:string-value="0x4208," calcext:value-type="string">
            <text:p>0x4208,</text:p>
          </table:table-cell>
          <table:table-cell table:style-name="ce2" table:formula="of:=CONCATENATE(&quot;0x&quot;;DEC2HEX([.G66];2);&quot;,&quot;)" office:value-type="string" office:string-value="0x42," calcext:value-type="string">
            <text:p>0x42,</text:p>
          </table:table-cell>
          <table:table-cell table:style-name="ce2" table:formula="of:=CONCATENATE(&quot;0x&quot;;DEC2HEX([.H66];2);&quot;,&quot;)" office:value-type="string" office:string-value="0x08," calcext:value-type="string">
            <text:p>0x08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7])" office:value-type="string" office:string-value="41" calcext:value-type="string">
            <text:p>41</text:p>
          </table:table-cell>
          <table:table-cell table:style-name="ce1" table:formula="of:=BITAND([.A67]; 248)" office:value-type="float" office:value="64" calcext:value-type="float">
            <text:p>64</text:p>
          </table:table-cell>
          <table:table-cell table:style-name="ce1" table:formula="of:=BITRSHIFT([.A67]; 5)" office:value-type="float" office:value="2" calcext:value-type="float">
            <text:p>2</text:p>
          </table:table-cell>
          <table:table-cell table:style-name="ce1" table:formula="of:=BITAND(BITLSHIFT([.A67]; 3); 224)" office:value-type="float" office:value="0" calcext:value-type="float">
            <text:p>0</text:p>
          </table:table-cell>
          <table:table-cell table:style-name="ce1" table:formula="of:=BITAND(BITRSHIFT([.A67]; 3); 31)" office:value-type="float" office:value="8" calcext:value-type="float">
            <text:p>8</text:p>
          </table:table-cell>
          <table:table-cell table:style-name="ce1" table:formula="of:=BITOR([.C67];[.D67])" office:value-type="float" office:value="66" calcext:value-type="float">
            <text:p>66</text:p>
          </table:table-cell>
          <table:table-cell table:style-name="ce1" table:formula="of:=BITOR([.E67];[.F67])" office:value-type="float" office:value="8" calcext:value-type="float">
            <text:p>8</text:p>
          </table:table-cell>
          <table:table-cell table:style-name="ce2" table:formula="of:=CONCATENATE(&quot;0x&quot;;DEC2HEX([.G67];2);DEC2HEX([.H67];2))" office:value-type="string" office:string-value="0x4208" calcext:value-type="string">
            <text:p>0x4208</text:p>
          </table:table-cell>
          <table:table-cell table:style-name="ce2" table:formula="of:=CONCATENATE(&quot;0x&quot;;DEC2HEX([.H67];2);DEC2HEX([.G67];2))" office:value-type="string" office:string-value="0x0842" calcext:value-type="string">
            <text:p>0x0842</text:p>
          </table:table-cell>
          <table:table-cell table:formula="of:=CONCATENATE(&quot;case &quot;;[.A67];&quot;: return &quot;;[.I67];&quot;;&quot;)" office:value-type="string" office:string-value="case 65: return 0x4208;" calcext:value-type="string">
            <text:p>case 65: return 0x4208;</text:p>
          </table:table-cell>
          <table:table-cell table:formula="of:=CONCATENATE([.I67];&quot;,&quot;)" office:value-type="string" office:string-value="0x4208," calcext:value-type="string">
            <text:p>0x4208,</text:p>
          </table:table-cell>
          <table:table-cell table:style-name="ce2" table:formula="of:=CONCATENATE(&quot;0x&quot;;DEC2HEX([.G67];2);&quot;,&quot;)" office:value-type="string" office:string-value="0x42," calcext:value-type="string">
            <text:p>0x42,</text:p>
          </table:table-cell>
          <table:table-cell table:style-name="ce2" table:formula="of:=CONCATENATE(&quot;0x&quot;;DEC2HEX([.H67];2);&quot;,&quot;)" office:value-type="string" office:string-value="0x08," calcext:value-type="string">
            <text:p>0x08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8])" office:value-type="string" office:string-value="42" calcext:value-type="string">
            <text:p>42</text:p>
          </table:table-cell>
          <table:table-cell table:style-name="ce1" table:formula="of:=BITAND([.A68]; 248)" office:value-type="float" office:value="64" calcext:value-type="float">
            <text:p>64</text:p>
          </table:table-cell>
          <table:table-cell table:style-name="ce1" table:formula="of:=BITRSHIFT([.A68]; 5)" office:value-type="float" office:value="2" calcext:value-type="float">
            <text:p>2</text:p>
          </table:table-cell>
          <table:table-cell table:style-name="ce1" table:formula="of:=BITAND(BITLSHIFT([.A68]; 3); 224)" office:value-type="float" office:value="0" calcext:value-type="float">
            <text:p>0</text:p>
          </table:table-cell>
          <table:table-cell table:style-name="ce1" table:formula="of:=BITAND(BITRSHIFT([.A68]; 3); 31)" office:value-type="float" office:value="8" calcext:value-type="float">
            <text:p>8</text:p>
          </table:table-cell>
          <table:table-cell table:style-name="ce1" table:formula="of:=BITOR([.C68];[.D68])" office:value-type="float" office:value="66" calcext:value-type="float">
            <text:p>66</text:p>
          </table:table-cell>
          <table:table-cell table:style-name="ce1" table:formula="of:=BITOR([.E68];[.F68])" office:value-type="float" office:value="8" calcext:value-type="float">
            <text:p>8</text:p>
          </table:table-cell>
          <table:table-cell table:style-name="ce2" table:formula="of:=CONCATENATE(&quot;0x&quot;;DEC2HEX([.G68];2);DEC2HEX([.H68];2))" office:value-type="string" office:string-value="0x4208" calcext:value-type="string">
            <text:p>0x4208</text:p>
          </table:table-cell>
          <table:table-cell table:style-name="ce2" table:formula="of:=CONCATENATE(&quot;0x&quot;;DEC2HEX([.H68];2);DEC2HEX([.G68];2))" office:value-type="string" office:string-value="0x0842" calcext:value-type="string">
            <text:p>0x0842</text:p>
          </table:table-cell>
          <table:table-cell table:formula="of:=CONCATENATE(&quot;case &quot;;[.A68];&quot;: return &quot;;[.I68];&quot;;&quot;)" office:value-type="string" office:string-value="case 66: return 0x4208;" calcext:value-type="string">
            <text:p>case 66: return 0x4208;</text:p>
          </table:table-cell>
          <table:table-cell table:formula="of:=CONCATENATE([.I68];&quot;,&quot;)" office:value-type="string" office:string-value="0x4208," calcext:value-type="string">
            <text:p>0x4208,</text:p>
          </table:table-cell>
          <table:table-cell table:style-name="ce2" table:formula="of:=CONCATENATE(&quot;0x&quot;;DEC2HEX([.G68];2);&quot;,&quot;)" office:value-type="string" office:string-value="0x42," calcext:value-type="string">
            <text:p>0x42,</text:p>
          </table:table-cell>
          <table:table-cell table:style-name="ce2" table:formula="of:=CONCATENATE(&quot;0x&quot;;DEC2HEX([.H68];2);&quot;,&quot;)" office:value-type="string" office:string-value="0x08," calcext:value-type="string">
            <text:p>0x08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9])" office:value-type="string" office:string-value="43" calcext:value-type="string">
            <text:p>43</text:p>
          </table:table-cell>
          <table:table-cell table:style-name="ce1" table:formula="of:=BITAND([.A69]; 248)" office:value-type="float" office:value="64" calcext:value-type="float">
            <text:p>64</text:p>
          </table:table-cell>
          <table:table-cell table:style-name="ce1" table:formula="of:=BITRSHIFT([.A69]; 5)" office:value-type="float" office:value="2" calcext:value-type="float">
            <text:p>2</text:p>
          </table:table-cell>
          <table:table-cell table:style-name="ce1" table:formula="of:=BITAND(BITLSHIFT([.A69]; 3); 224)" office:value-type="float" office:value="0" calcext:value-type="float">
            <text:p>0</text:p>
          </table:table-cell>
          <table:table-cell table:style-name="ce1" table:formula="of:=BITAND(BITRSHIFT([.A69]; 3); 31)" office:value-type="float" office:value="8" calcext:value-type="float">
            <text:p>8</text:p>
          </table:table-cell>
          <table:table-cell table:style-name="ce1" table:formula="of:=BITOR([.C69];[.D69])" office:value-type="float" office:value="66" calcext:value-type="float">
            <text:p>66</text:p>
          </table:table-cell>
          <table:table-cell table:style-name="ce1" table:formula="of:=BITOR([.E69];[.F69])" office:value-type="float" office:value="8" calcext:value-type="float">
            <text:p>8</text:p>
          </table:table-cell>
          <table:table-cell table:style-name="ce2" table:formula="of:=CONCATENATE(&quot;0x&quot;;DEC2HEX([.G69];2);DEC2HEX([.H69];2))" office:value-type="string" office:string-value="0x4208" calcext:value-type="string">
            <text:p>0x4208</text:p>
          </table:table-cell>
          <table:table-cell table:style-name="ce2" table:formula="of:=CONCATENATE(&quot;0x&quot;;DEC2HEX([.H69];2);DEC2HEX([.G69];2))" office:value-type="string" office:string-value="0x0842" calcext:value-type="string">
            <text:p>0x0842</text:p>
          </table:table-cell>
          <table:table-cell table:formula="of:=CONCATENATE(&quot;case &quot;;[.A69];&quot;: return &quot;;[.I69];&quot;;&quot;)" office:value-type="string" office:string-value="case 67: return 0x4208;" calcext:value-type="string">
            <text:p>case 67: return 0x4208;</text:p>
          </table:table-cell>
          <table:table-cell table:formula="of:=CONCATENATE([.I69];&quot;,&quot;)" office:value-type="string" office:string-value="0x4208," calcext:value-type="string">
            <text:p>0x4208,</text:p>
          </table:table-cell>
          <table:table-cell table:style-name="ce2" table:formula="of:=CONCATENATE(&quot;0x&quot;;DEC2HEX([.G69];2);&quot;,&quot;)" office:value-type="string" office:string-value="0x42," calcext:value-type="string">
            <text:p>0x42,</text:p>
          </table:table-cell>
          <table:table-cell table:style-name="ce2" table:formula="of:=CONCATENATE(&quot;0x&quot;;DEC2HEX([.H69];2);&quot;,&quot;)" office:value-type="string" office:string-value="0x08," calcext:value-type="string">
            <text:p>0x08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70])" office:value-type="string" office:string-value="44" calcext:value-type="string">
            <text:p>44</text:p>
          </table:table-cell>
          <table:table-cell table:style-name="ce1" table:formula="of:=BITAND([.A70]; 248)" office:value-type="float" office:value="64" calcext:value-type="float">
            <text:p>64</text:p>
          </table:table-cell>
          <table:table-cell table:style-name="ce1" table:formula="of:=BITRSHIFT([.A70]; 5)" office:value-type="float" office:value="2" calcext:value-type="float">
            <text:p>2</text:p>
          </table:table-cell>
          <table:table-cell table:style-name="ce1" table:formula="of:=BITAND(BITLSHIFT([.A70]; 3); 224)" office:value-type="float" office:value="32" calcext:value-type="float">
            <text:p>32</text:p>
          </table:table-cell>
          <table:table-cell table:style-name="ce1" table:formula="of:=BITAND(BITRSHIFT([.A70]; 3); 31)" office:value-type="float" office:value="8" calcext:value-type="float">
            <text:p>8</text:p>
          </table:table-cell>
          <table:table-cell table:style-name="ce1" table:formula="of:=BITOR([.C70];[.D70])" office:value-type="float" office:value="66" calcext:value-type="float">
            <text:p>66</text:p>
          </table:table-cell>
          <table:table-cell table:style-name="ce1" table:formula="of:=BITOR([.E70];[.F70])" office:value-type="float" office:value="40" calcext:value-type="float">
            <text:p>40</text:p>
          </table:table-cell>
          <table:table-cell table:style-name="ce2" table:formula="of:=CONCATENATE(&quot;0x&quot;;DEC2HEX([.G70];2);DEC2HEX([.H70];2))" office:value-type="string" office:string-value="0x4228" calcext:value-type="string">
            <text:p>0x4228</text:p>
          </table:table-cell>
          <table:table-cell table:style-name="ce2" table:formula="of:=CONCATENATE(&quot;0x&quot;;DEC2HEX([.H70];2);DEC2HEX([.G70];2))" office:value-type="string" office:string-value="0x2842" calcext:value-type="string">
            <text:p>0x2842</text:p>
          </table:table-cell>
          <table:table-cell table:formula="of:=CONCATENATE(&quot;case &quot;;[.A70];&quot;: return &quot;;[.I70];&quot;;&quot;)" office:value-type="string" office:string-value="case 68: return 0x4228;" calcext:value-type="string">
            <text:p>case 68: return 0x4228;</text:p>
          </table:table-cell>
          <table:table-cell table:formula="of:=CONCATENATE([.I70];&quot;,&quot;)" office:value-type="string" office:string-value="0x4228," calcext:value-type="string">
            <text:p>0x4228,</text:p>
          </table:table-cell>
          <table:table-cell table:style-name="ce2" table:formula="of:=CONCATENATE(&quot;0x&quot;;DEC2HEX([.G70];2);&quot;,&quot;)" office:value-type="string" office:string-value="0x42," calcext:value-type="string">
            <text:p>0x42,</text:p>
          </table:table-cell>
          <table:table-cell table:style-name="ce2" table:formula="of:=CONCATENATE(&quot;0x&quot;;DEC2HEX([.H70];2);&quot;,&quot;)" office:value-type="string" office:string-value="0x28," calcext:value-type="string">
            <text:p>0x28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1])" office:value-type="string" office:string-value="45" calcext:value-type="string">
            <text:p>45</text:p>
          </table:table-cell>
          <table:table-cell table:style-name="ce1" table:formula="of:=BITAND([.A71]; 248)" office:value-type="float" office:value="64" calcext:value-type="float">
            <text:p>64</text:p>
          </table:table-cell>
          <table:table-cell table:style-name="ce1" table:formula="of:=BITRSHIFT([.A71]; 5)" office:value-type="float" office:value="2" calcext:value-type="float">
            <text:p>2</text:p>
          </table:table-cell>
          <table:table-cell table:style-name="ce1" table:formula="of:=BITAND(BITLSHIFT([.A71]; 3); 224)" office:value-type="float" office:value="32" calcext:value-type="float">
            <text:p>32</text:p>
          </table:table-cell>
          <table:table-cell table:style-name="ce1" table:formula="of:=BITAND(BITRSHIFT([.A71]; 3); 31)" office:value-type="float" office:value="8" calcext:value-type="float">
            <text:p>8</text:p>
          </table:table-cell>
          <table:table-cell table:style-name="ce1" table:formula="of:=BITOR([.C71];[.D71])" office:value-type="float" office:value="66" calcext:value-type="float">
            <text:p>66</text:p>
          </table:table-cell>
          <table:table-cell table:style-name="ce1" table:formula="of:=BITOR([.E71];[.F71])" office:value-type="float" office:value="40" calcext:value-type="float">
            <text:p>40</text:p>
          </table:table-cell>
          <table:table-cell table:style-name="ce2" table:formula="of:=CONCATENATE(&quot;0x&quot;;DEC2HEX([.G71];2);DEC2HEX([.H71];2))" office:value-type="string" office:string-value="0x4228" calcext:value-type="string">
            <text:p>0x4228</text:p>
          </table:table-cell>
          <table:table-cell table:style-name="ce2" table:formula="of:=CONCATENATE(&quot;0x&quot;;DEC2HEX([.H71];2);DEC2HEX([.G71];2))" office:value-type="string" office:string-value="0x2842" calcext:value-type="string">
            <text:p>0x2842</text:p>
          </table:table-cell>
          <table:table-cell table:formula="of:=CONCATENATE(&quot;case &quot;;[.A71];&quot;: return &quot;;[.I71];&quot;;&quot;)" office:value-type="string" office:string-value="case 69: return 0x4228;" calcext:value-type="string">
            <text:p>case 69: return 0x4228;</text:p>
          </table:table-cell>
          <table:table-cell table:formula="of:=CONCATENATE([.I71];&quot;,&quot;)" office:value-type="string" office:string-value="0x4228," calcext:value-type="string">
            <text:p>0x4228,</text:p>
          </table:table-cell>
          <table:table-cell table:style-name="ce2" table:formula="of:=CONCATENATE(&quot;0x&quot;;DEC2HEX([.G71];2);&quot;,&quot;)" office:value-type="string" office:string-value="0x42," calcext:value-type="string">
            <text:p>0x42,</text:p>
          </table:table-cell>
          <table:table-cell table:style-name="ce2" table:formula="of:=CONCATENATE(&quot;0x&quot;;DEC2HEX([.H71];2);&quot;,&quot;)" office:value-type="string" office:string-value="0x28," calcext:value-type="string">
            <text:p>0x28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2])" office:value-type="string" office:string-value="46" calcext:value-type="string">
            <text:p>46</text:p>
          </table:table-cell>
          <table:table-cell table:style-name="ce1" table:formula="of:=BITAND([.A72]; 248)" office:value-type="float" office:value="64" calcext:value-type="float">
            <text:p>64</text:p>
          </table:table-cell>
          <table:table-cell table:style-name="ce1" table:formula="of:=BITRSHIFT([.A72]; 5)" office:value-type="float" office:value="2" calcext:value-type="float">
            <text:p>2</text:p>
          </table:table-cell>
          <table:table-cell table:style-name="ce1" table:formula="of:=BITAND(BITLSHIFT([.A72]; 3); 224)" office:value-type="float" office:value="32" calcext:value-type="float">
            <text:p>32</text:p>
          </table:table-cell>
          <table:table-cell table:style-name="ce1" table:formula="of:=BITAND(BITRSHIFT([.A72]; 3); 31)" office:value-type="float" office:value="8" calcext:value-type="float">
            <text:p>8</text:p>
          </table:table-cell>
          <table:table-cell table:style-name="ce1" table:formula="of:=BITOR([.C72];[.D72])" office:value-type="float" office:value="66" calcext:value-type="float">
            <text:p>66</text:p>
          </table:table-cell>
          <table:table-cell table:style-name="ce1" table:formula="of:=BITOR([.E72];[.F72])" office:value-type="float" office:value="40" calcext:value-type="float">
            <text:p>40</text:p>
          </table:table-cell>
          <table:table-cell table:style-name="ce2" table:formula="of:=CONCATENATE(&quot;0x&quot;;DEC2HEX([.G72];2);DEC2HEX([.H72];2))" office:value-type="string" office:string-value="0x4228" calcext:value-type="string">
            <text:p>0x4228</text:p>
          </table:table-cell>
          <table:table-cell table:style-name="ce2" table:formula="of:=CONCATENATE(&quot;0x&quot;;DEC2HEX([.H72];2);DEC2HEX([.G72];2))" office:value-type="string" office:string-value="0x2842" calcext:value-type="string">
            <text:p>0x2842</text:p>
          </table:table-cell>
          <table:table-cell table:formula="of:=CONCATENATE(&quot;case &quot;;[.A72];&quot;: return &quot;;[.I72];&quot;;&quot;)" office:value-type="string" office:string-value="case 70: return 0x4228;" calcext:value-type="string">
            <text:p>case 70: return 0x4228;</text:p>
          </table:table-cell>
          <table:table-cell table:formula="of:=CONCATENATE([.I72];&quot;,&quot;)" office:value-type="string" office:string-value="0x4228," calcext:value-type="string">
            <text:p>0x4228,</text:p>
          </table:table-cell>
          <table:table-cell table:style-name="ce2" table:formula="of:=CONCATENATE(&quot;0x&quot;;DEC2HEX([.G72];2);&quot;,&quot;)" office:value-type="string" office:string-value="0x42," calcext:value-type="string">
            <text:p>0x42,</text:p>
          </table:table-cell>
          <table:table-cell table:style-name="ce2" table:formula="of:=CONCATENATE(&quot;0x&quot;;DEC2HEX([.H72];2);&quot;,&quot;)" office:value-type="string" office:string-value="0x28," calcext:value-type="string">
            <text:p>0x28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3])" office:value-type="string" office:string-value="47" calcext:value-type="string">
            <text:p>47</text:p>
          </table:table-cell>
          <table:table-cell table:style-name="ce1" table:formula="of:=BITAND([.A73]; 248)" office:value-type="float" office:value="64" calcext:value-type="float">
            <text:p>64</text:p>
          </table:table-cell>
          <table:table-cell table:style-name="ce1" table:formula="of:=BITRSHIFT([.A73]; 5)" office:value-type="float" office:value="2" calcext:value-type="float">
            <text:p>2</text:p>
          </table:table-cell>
          <table:table-cell table:style-name="ce1" table:formula="of:=BITAND(BITLSHIFT([.A73]; 3); 224)" office:value-type="float" office:value="32" calcext:value-type="float">
            <text:p>32</text:p>
          </table:table-cell>
          <table:table-cell table:style-name="ce1" table:formula="of:=BITAND(BITRSHIFT([.A73]; 3); 31)" office:value-type="float" office:value="8" calcext:value-type="float">
            <text:p>8</text:p>
          </table:table-cell>
          <table:table-cell table:style-name="ce1" table:formula="of:=BITOR([.C73];[.D73])" office:value-type="float" office:value="66" calcext:value-type="float">
            <text:p>66</text:p>
          </table:table-cell>
          <table:table-cell table:style-name="ce1" table:formula="of:=BITOR([.E73];[.F73])" office:value-type="float" office:value="40" calcext:value-type="float">
            <text:p>40</text:p>
          </table:table-cell>
          <table:table-cell table:style-name="ce2" table:formula="of:=CONCATENATE(&quot;0x&quot;;DEC2HEX([.G73];2);DEC2HEX([.H73];2))" office:value-type="string" office:string-value="0x4228" calcext:value-type="string">
            <text:p>0x4228</text:p>
          </table:table-cell>
          <table:table-cell table:style-name="ce2" table:formula="of:=CONCATENATE(&quot;0x&quot;;DEC2HEX([.H73];2);DEC2HEX([.G73];2))" office:value-type="string" office:string-value="0x2842" calcext:value-type="string">
            <text:p>0x2842</text:p>
          </table:table-cell>
          <table:table-cell table:formula="of:=CONCATENATE(&quot;case &quot;;[.A73];&quot;: return &quot;;[.I73];&quot;;&quot;)" office:value-type="string" office:string-value="case 71: return 0x4228;" calcext:value-type="string">
            <text:p>case 71: return 0x4228;</text:p>
          </table:table-cell>
          <table:table-cell table:formula="of:=CONCATENATE([.I73];&quot;,&quot;)" office:value-type="string" office:string-value="0x4228," calcext:value-type="string">
            <text:p>0x4228,</text:p>
          </table:table-cell>
          <table:table-cell table:style-name="ce2" table:formula="of:=CONCATENATE(&quot;0x&quot;;DEC2HEX([.G73];2);&quot;,&quot;)" office:value-type="string" office:string-value="0x42," calcext:value-type="string">
            <text:p>0x42,</text:p>
          </table:table-cell>
          <table:table-cell table:style-name="ce2" table:formula="of:=CONCATENATE(&quot;0x&quot;;DEC2HEX([.H73];2);&quot;,&quot;)" office:value-type="string" office:string-value="0x28," calcext:value-type="string">
            <text:p>0x28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4])" office:value-type="string" office:string-value="48" calcext:value-type="string">
            <text:p>48</text:p>
          </table:table-cell>
          <table:table-cell table:style-name="ce1" table:formula="of:=BITAND([.A74]; 248)" office:value-type="float" office:value="72" calcext:value-type="float">
            <text:p>72</text:p>
          </table:table-cell>
          <table:table-cell table:style-name="ce1" table:formula="of:=BITRSHIFT([.A74]; 5)" office:value-type="float" office:value="2" calcext:value-type="float">
            <text:p>2</text:p>
          </table:table-cell>
          <table:table-cell table:style-name="ce1" table:formula="of:=BITAND(BITLSHIFT([.A74]; 3); 224)" office:value-type="float" office:value="64" calcext:value-type="float">
            <text:p>64</text:p>
          </table:table-cell>
          <table:table-cell table:style-name="ce1" table:formula="of:=BITAND(BITRSHIFT([.A74]; 3); 31)" office:value-type="float" office:value="9" calcext:value-type="float">
            <text:p>9</text:p>
          </table:table-cell>
          <table:table-cell table:style-name="ce1" table:formula="of:=BITOR([.C74];[.D74])" office:value-type="float" office:value="74" calcext:value-type="float">
            <text:p>74</text:p>
          </table:table-cell>
          <table:table-cell table:style-name="ce1" table:formula="of:=BITOR([.E74];[.F74])" office:value-type="float" office:value="73" calcext:value-type="float">
            <text:p>73</text:p>
          </table:table-cell>
          <table:table-cell table:style-name="ce2" table:formula="of:=CONCATENATE(&quot;0x&quot;;DEC2HEX([.G74];2);DEC2HEX([.H74];2))" office:value-type="string" office:string-value="0x4A49" calcext:value-type="string">
            <text:p>0x4A49</text:p>
          </table:table-cell>
          <table:table-cell table:style-name="ce2" table:formula="of:=CONCATENATE(&quot;0x&quot;;DEC2HEX([.H74];2);DEC2HEX([.G74];2))" office:value-type="string" office:string-value="0x494A" calcext:value-type="string">
            <text:p>0x494A</text:p>
          </table:table-cell>
          <table:table-cell table:formula="of:=CONCATENATE(&quot;case &quot;;[.A74];&quot;: return &quot;;[.I74];&quot;;&quot;)" office:value-type="string" office:string-value="case 72: return 0x4A49;" calcext:value-type="string">
            <text:p>case 72: return 0x4A49;</text:p>
          </table:table-cell>
          <table:table-cell table:formula="of:=CONCATENATE([.I74];&quot;,&quot;)" office:value-type="string" office:string-value="0x4A49," calcext:value-type="string">
            <text:p>0x4A49,</text:p>
          </table:table-cell>
          <table:table-cell table:style-name="ce2" table:formula="of:=CONCATENATE(&quot;0x&quot;;DEC2HEX([.G74];2);&quot;,&quot;)" office:value-type="string" office:string-value="0x4A," calcext:value-type="string">
            <text:p>0x4A,</text:p>
          </table:table-cell>
          <table:table-cell table:style-name="ce2" table:formula="of:=CONCATENATE(&quot;0x&quot;;DEC2HEX([.H74];2);&quot;,&quot;)" office:value-type="string" office:string-value="0x49," calcext:value-type="string">
            <text:p>0x49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5])" office:value-type="string" office:string-value="49" calcext:value-type="string">
            <text:p>49</text:p>
          </table:table-cell>
          <table:table-cell table:style-name="ce1" table:formula="of:=BITAND([.A75]; 248)" office:value-type="float" office:value="72" calcext:value-type="float">
            <text:p>72</text:p>
          </table:table-cell>
          <table:table-cell table:style-name="ce1" table:formula="of:=BITRSHIFT([.A75]; 5)" office:value-type="float" office:value="2" calcext:value-type="float">
            <text:p>2</text:p>
          </table:table-cell>
          <table:table-cell table:style-name="ce1" table:formula="of:=BITAND(BITLSHIFT([.A75]; 3); 224)" office:value-type="float" office:value="64" calcext:value-type="float">
            <text:p>64</text:p>
          </table:table-cell>
          <table:table-cell table:style-name="ce1" table:formula="of:=BITAND(BITRSHIFT([.A75]; 3); 31)" office:value-type="float" office:value="9" calcext:value-type="float">
            <text:p>9</text:p>
          </table:table-cell>
          <table:table-cell table:style-name="ce1" table:formula="of:=BITOR([.C75];[.D75])" office:value-type="float" office:value="74" calcext:value-type="float">
            <text:p>74</text:p>
          </table:table-cell>
          <table:table-cell table:style-name="ce1" table:formula="of:=BITOR([.E75];[.F75])" office:value-type="float" office:value="73" calcext:value-type="float">
            <text:p>73</text:p>
          </table:table-cell>
          <table:table-cell table:style-name="ce2" table:formula="of:=CONCATENATE(&quot;0x&quot;;DEC2HEX([.G75];2);DEC2HEX([.H75];2))" office:value-type="string" office:string-value="0x4A49" calcext:value-type="string">
            <text:p>0x4A49</text:p>
          </table:table-cell>
          <table:table-cell table:style-name="ce2" table:formula="of:=CONCATENATE(&quot;0x&quot;;DEC2HEX([.H75];2);DEC2HEX([.G75];2))" office:value-type="string" office:string-value="0x494A" calcext:value-type="string">
            <text:p>0x494A</text:p>
          </table:table-cell>
          <table:table-cell table:formula="of:=CONCATENATE(&quot;case &quot;;[.A75];&quot;: return &quot;;[.I75];&quot;;&quot;)" office:value-type="string" office:string-value="case 73: return 0x4A49;" calcext:value-type="string">
            <text:p>case 73: return 0x4A49;</text:p>
          </table:table-cell>
          <table:table-cell table:formula="of:=CONCATENATE([.I75];&quot;,&quot;)" office:value-type="string" office:string-value="0x4A49," calcext:value-type="string">
            <text:p>0x4A49,</text:p>
          </table:table-cell>
          <table:table-cell table:style-name="ce2" table:formula="of:=CONCATENATE(&quot;0x&quot;;DEC2HEX([.G75];2);&quot;,&quot;)" office:value-type="string" office:string-value="0x4A," calcext:value-type="string">
            <text:p>0x4A,</text:p>
          </table:table-cell>
          <table:table-cell table:style-name="ce2" table:formula="of:=CONCATENATE(&quot;0x&quot;;DEC2HEX([.H75];2);&quot;,&quot;)" office:value-type="string" office:string-value="0x49," calcext:value-type="string">
            <text:p>0x49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6])" office:value-type="string" office:string-value="4A" calcext:value-type="string">
            <text:p>4A</text:p>
          </table:table-cell>
          <table:table-cell table:style-name="ce1" table:formula="of:=BITAND([.A76]; 248)" office:value-type="float" office:value="72" calcext:value-type="float">
            <text:p>72</text:p>
          </table:table-cell>
          <table:table-cell table:style-name="ce1" table:formula="of:=BITRSHIFT([.A76]; 5)" office:value-type="float" office:value="2" calcext:value-type="float">
            <text:p>2</text:p>
          </table:table-cell>
          <table:table-cell table:style-name="ce1" table:formula="of:=BITAND(BITLSHIFT([.A76]; 3); 224)" office:value-type="float" office:value="64" calcext:value-type="float">
            <text:p>64</text:p>
          </table:table-cell>
          <table:table-cell table:style-name="ce1" table:formula="of:=BITAND(BITRSHIFT([.A76]; 3); 31)" office:value-type="float" office:value="9" calcext:value-type="float">
            <text:p>9</text:p>
          </table:table-cell>
          <table:table-cell table:style-name="ce1" table:formula="of:=BITOR([.C76];[.D76])" office:value-type="float" office:value="74" calcext:value-type="float">
            <text:p>74</text:p>
          </table:table-cell>
          <table:table-cell table:style-name="ce1" table:formula="of:=BITOR([.E76];[.F76])" office:value-type="float" office:value="73" calcext:value-type="float">
            <text:p>73</text:p>
          </table:table-cell>
          <table:table-cell table:style-name="ce2" table:formula="of:=CONCATENATE(&quot;0x&quot;;DEC2HEX([.G76];2);DEC2HEX([.H76];2))" office:value-type="string" office:string-value="0x4A49" calcext:value-type="string">
            <text:p>0x4A49</text:p>
          </table:table-cell>
          <table:table-cell table:style-name="ce2" table:formula="of:=CONCATENATE(&quot;0x&quot;;DEC2HEX([.H76];2);DEC2HEX([.G76];2))" office:value-type="string" office:string-value="0x494A" calcext:value-type="string">
            <text:p>0x494A</text:p>
          </table:table-cell>
          <table:table-cell table:formula="of:=CONCATENATE(&quot;case &quot;;[.A76];&quot;: return &quot;;[.I76];&quot;;&quot;)" office:value-type="string" office:string-value="case 74: return 0x4A49;" calcext:value-type="string">
            <text:p>case 74: return 0x4A49;</text:p>
          </table:table-cell>
          <table:table-cell table:formula="of:=CONCATENATE([.I76];&quot;,&quot;)" office:value-type="string" office:string-value="0x4A49," calcext:value-type="string">
            <text:p>0x4A49,</text:p>
          </table:table-cell>
          <table:table-cell table:style-name="ce2" table:formula="of:=CONCATENATE(&quot;0x&quot;;DEC2HEX([.G76];2);&quot;,&quot;)" office:value-type="string" office:string-value="0x4A," calcext:value-type="string">
            <text:p>0x4A,</text:p>
          </table:table-cell>
          <table:table-cell table:style-name="ce2" table:formula="of:=CONCATENATE(&quot;0x&quot;;DEC2HEX([.H76];2);&quot;,&quot;)" office:value-type="string" office:string-value="0x49," calcext:value-type="string">
            <text:p>0x49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7])" office:value-type="string" office:string-value="4B" calcext:value-type="string">
            <text:p>4B</text:p>
          </table:table-cell>
          <table:table-cell table:style-name="ce1" table:formula="of:=BITAND([.A77]; 248)" office:value-type="float" office:value="72" calcext:value-type="float">
            <text:p>72</text:p>
          </table:table-cell>
          <table:table-cell table:style-name="ce1" table:formula="of:=BITRSHIFT([.A77]; 5)" office:value-type="float" office:value="2" calcext:value-type="float">
            <text:p>2</text:p>
          </table:table-cell>
          <table:table-cell table:style-name="ce1" table:formula="of:=BITAND(BITLSHIFT([.A77]; 3); 224)" office:value-type="float" office:value="64" calcext:value-type="float">
            <text:p>64</text:p>
          </table:table-cell>
          <table:table-cell table:style-name="ce1" table:formula="of:=BITAND(BITRSHIFT([.A77]; 3); 31)" office:value-type="float" office:value="9" calcext:value-type="float">
            <text:p>9</text:p>
          </table:table-cell>
          <table:table-cell table:style-name="ce1" table:formula="of:=BITOR([.C77];[.D77])" office:value-type="float" office:value="74" calcext:value-type="float">
            <text:p>74</text:p>
          </table:table-cell>
          <table:table-cell table:style-name="ce1" table:formula="of:=BITOR([.E77];[.F77])" office:value-type="float" office:value="73" calcext:value-type="float">
            <text:p>73</text:p>
          </table:table-cell>
          <table:table-cell table:style-name="ce2" table:formula="of:=CONCATENATE(&quot;0x&quot;;DEC2HEX([.G77];2);DEC2HEX([.H77];2))" office:value-type="string" office:string-value="0x4A49" calcext:value-type="string">
            <text:p>0x4A49</text:p>
          </table:table-cell>
          <table:table-cell table:style-name="ce2" table:formula="of:=CONCATENATE(&quot;0x&quot;;DEC2HEX([.H77];2);DEC2HEX([.G77];2))" office:value-type="string" office:string-value="0x494A" calcext:value-type="string">
            <text:p>0x494A</text:p>
          </table:table-cell>
          <table:table-cell table:formula="of:=CONCATENATE(&quot;case &quot;;[.A77];&quot;: return &quot;;[.I77];&quot;;&quot;)" office:value-type="string" office:string-value="case 75: return 0x4A49;" calcext:value-type="string">
            <text:p>case 75: return 0x4A49;</text:p>
          </table:table-cell>
          <table:table-cell table:formula="of:=CONCATENATE([.I77];&quot;,&quot;)" office:value-type="string" office:string-value="0x4A49," calcext:value-type="string">
            <text:p>0x4A49,</text:p>
          </table:table-cell>
          <table:table-cell table:style-name="ce2" table:formula="of:=CONCATENATE(&quot;0x&quot;;DEC2HEX([.G77];2);&quot;,&quot;)" office:value-type="string" office:string-value="0x4A," calcext:value-type="string">
            <text:p>0x4A,</text:p>
          </table:table-cell>
          <table:table-cell table:style-name="ce2" table:formula="of:=CONCATENATE(&quot;0x&quot;;DEC2HEX([.H77];2);&quot;,&quot;)" office:value-type="string" office:string-value="0x49," calcext:value-type="string">
            <text:p>0x49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8])" office:value-type="string" office:string-value="4C" calcext:value-type="string">
            <text:p>4C</text:p>
          </table:table-cell>
          <table:table-cell table:style-name="ce1" table:formula="of:=BITAND([.A78]; 248)" office:value-type="float" office:value="72" calcext:value-type="float">
            <text:p>72</text:p>
          </table:table-cell>
          <table:table-cell table:style-name="ce1" table:formula="of:=BITRSHIFT([.A78]; 5)" office:value-type="float" office:value="2" calcext:value-type="float">
            <text:p>2</text:p>
          </table:table-cell>
          <table:table-cell table:style-name="ce1" table:formula="of:=BITAND(BITLSHIFT([.A78]; 3); 224)" office:value-type="float" office:value="96" calcext:value-type="float">
            <text:p>96</text:p>
          </table:table-cell>
          <table:table-cell table:style-name="ce1" table:formula="of:=BITAND(BITRSHIFT([.A78]; 3); 31)" office:value-type="float" office:value="9" calcext:value-type="float">
            <text:p>9</text:p>
          </table:table-cell>
          <table:table-cell table:style-name="ce1" table:formula="of:=BITOR([.C78];[.D78])" office:value-type="float" office:value="74" calcext:value-type="float">
            <text:p>74</text:p>
          </table:table-cell>
          <table:table-cell table:style-name="ce1" table:formula="of:=BITOR([.E78];[.F78])" office:value-type="float" office:value="105" calcext:value-type="float">
            <text:p>105</text:p>
          </table:table-cell>
          <table:table-cell table:style-name="ce2" table:formula="of:=CONCATENATE(&quot;0x&quot;;DEC2HEX([.G78];2);DEC2HEX([.H78];2))" office:value-type="string" office:string-value="0x4A69" calcext:value-type="string">
            <text:p>0x4A69</text:p>
          </table:table-cell>
          <table:table-cell table:style-name="ce2" table:formula="of:=CONCATENATE(&quot;0x&quot;;DEC2HEX([.H78];2);DEC2HEX([.G78];2))" office:value-type="string" office:string-value="0x694A" calcext:value-type="string">
            <text:p>0x694A</text:p>
          </table:table-cell>
          <table:table-cell table:formula="of:=CONCATENATE(&quot;case &quot;;[.A78];&quot;: return &quot;;[.I78];&quot;;&quot;)" office:value-type="string" office:string-value="case 76: return 0x4A69;" calcext:value-type="string">
            <text:p>case 76: return 0x4A69;</text:p>
          </table:table-cell>
          <table:table-cell table:formula="of:=CONCATENATE([.I78];&quot;,&quot;)" office:value-type="string" office:string-value="0x4A69," calcext:value-type="string">
            <text:p>0x4A69,</text:p>
          </table:table-cell>
          <table:table-cell table:style-name="ce2" table:formula="of:=CONCATENATE(&quot;0x&quot;;DEC2HEX([.G78];2);&quot;,&quot;)" office:value-type="string" office:string-value="0x4A," calcext:value-type="string">
            <text:p>0x4A,</text:p>
          </table:table-cell>
          <table:table-cell table:style-name="ce2" table:formula="of:=CONCATENATE(&quot;0x&quot;;DEC2HEX([.H78];2);&quot;,&quot;)" office:value-type="string" office:string-value="0x69," calcext:value-type="string">
            <text:p>0x69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9])" office:value-type="string" office:string-value="4D" calcext:value-type="string">
            <text:p>4D</text:p>
          </table:table-cell>
          <table:table-cell table:style-name="ce1" table:formula="of:=BITAND([.A79]; 248)" office:value-type="float" office:value="72" calcext:value-type="float">
            <text:p>72</text:p>
          </table:table-cell>
          <table:table-cell table:style-name="ce1" table:formula="of:=BITRSHIFT([.A79]; 5)" office:value-type="float" office:value="2" calcext:value-type="float">
            <text:p>2</text:p>
          </table:table-cell>
          <table:table-cell table:style-name="ce1" table:formula="of:=BITAND(BITLSHIFT([.A79]; 3); 224)" office:value-type="float" office:value="96" calcext:value-type="float">
            <text:p>96</text:p>
          </table:table-cell>
          <table:table-cell table:style-name="ce1" table:formula="of:=BITAND(BITRSHIFT([.A79]; 3); 31)" office:value-type="float" office:value="9" calcext:value-type="float">
            <text:p>9</text:p>
          </table:table-cell>
          <table:table-cell table:style-name="ce1" table:formula="of:=BITOR([.C79];[.D79])" office:value-type="float" office:value="74" calcext:value-type="float">
            <text:p>74</text:p>
          </table:table-cell>
          <table:table-cell table:style-name="ce1" table:formula="of:=BITOR([.E79];[.F79])" office:value-type="float" office:value="105" calcext:value-type="float">
            <text:p>105</text:p>
          </table:table-cell>
          <table:table-cell table:style-name="ce2" table:formula="of:=CONCATENATE(&quot;0x&quot;;DEC2HEX([.G79];2);DEC2HEX([.H79];2))" office:value-type="string" office:string-value="0x4A69" calcext:value-type="string">
            <text:p>0x4A69</text:p>
          </table:table-cell>
          <table:table-cell table:style-name="ce2" table:formula="of:=CONCATENATE(&quot;0x&quot;;DEC2HEX([.H79];2);DEC2HEX([.G79];2))" office:value-type="string" office:string-value="0x694A" calcext:value-type="string">
            <text:p>0x694A</text:p>
          </table:table-cell>
          <table:table-cell table:formula="of:=CONCATENATE(&quot;case &quot;;[.A79];&quot;: return &quot;;[.I79];&quot;;&quot;)" office:value-type="string" office:string-value="case 77: return 0x4A69;" calcext:value-type="string">
            <text:p>case 77: return 0x4A69;</text:p>
          </table:table-cell>
          <table:table-cell table:formula="of:=CONCATENATE([.I79];&quot;,&quot;)" office:value-type="string" office:string-value="0x4A69," calcext:value-type="string">
            <text:p>0x4A69,</text:p>
          </table:table-cell>
          <table:table-cell table:style-name="ce2" table:formula="of:=CONCATENATE(&quot;0x&quot;;DEC2HEX([.G79];2);&quot;,&quot;)" office:value-type="string" office:string-value="0x4A," calcext:value-type="string">
            <text:p>0x4A,</text:p>
          </table:table-cell>
          <table:table-cell table:style-name="ce2" table:formula="of:=CONCATENATE(&quot;0x&quot;;DEC2HEX([.H79];2);&quot;,&quot;)" office:value-type="string" office:string-value="0x69," calcext:value-type="string">
            <text:p>0x69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80])" office:value-type="string" office:string-value="4E" calcext:value-type="string">
            <text:p>4E</text:p>
          </table:table-cell>
          <table:table-cell table:style-name="ce1" table:formula="of:=BITAND([.A80]; 248)" office:value-type="float" office:value="72" calcext:value-type="float">
            <text:p>72</text:p>
          </table:table-cell>
          <table:table-cell table:style-name="ce1" table:formula="of:=BITRSHIFT([.A80]; 5)" office:value-type="float" office:value="2" calcext:value-type="float">
            <text:p>2</text:p>
          </table:table-cell>
          <table:table-cell table:style-name="ce1" table:formula="of:=BITAND(BITLSHIFT([.A80]; 3); 224)" office:value-type="float" office:value="96" calcext:value-type="float">
            <text:p>96</text:p>
          </table:table-cell>
          <table:table-cell table:style-name="ce1" table:formula="of:=BITAND(BITRSHIFT([.A80]; 3); 31)" office:value-type="float" office:value="9" calcext:value-type="float">
            <text:p>9</text:p>
          </table:table-cell>
          <table:table-cell table:style-name="ce1" table:formula="of:=BITOR([.C80];[.D80])" office:value-type="float" office:value="74" calcext:value-type="float">
            <text:p>74</text:p>
          </table:table-cell>
          <table:table-cell table:style-name="ce1" table:formula="of:=BITOR([.E80];[.F80])" office:value-type="float" office:value="105" calcext:value-type="float">
            <text:p>105</text:p>
          </table:table-cell>
          <table:table-cell table:style-name="ce2" table:formula="of:=CONCATENATE(&quot;0x&quot;;DEC2HEX([.G80];2);DEC2HEX([.H80];2))" office:value-type="string" office:string-value="0x4A69" calcext:value-type="string">
            <text:p>0x4A69</text:p>
          </table:table-cell>
          <table:table-cell table:style-name="ce2" table:formula="of:=CONCATENATE(&quot;0x&quot;;DEC2HEX([.H80];2);DEC2HEX([.G80];2))" office:value-type="string" office:string-value="0x694A" calcext:value-type="string">
            <text:p>0x694A</text:p>
          </table:table-cell>
          <table:table-cell table:formula="of:=CONCATENATE(&quot;case &quot;;[.A80];&quot;: return &quot;;[.I80];&quot;;&quot;)" office:value-type="string" office:string-value="case 78: return 0x4A69;" calcext:value-type="string">
            <text:p>case 78: return 0x4A69;</text:p>
          </table:table-cell>
          <table:table-cell table:formula="of:=CONCATENATE([.I80];&quot;,&quot;)" office:value-type="string" office:string-value="0x4A69," calcext:value-type="string">
            <text:p>0x4A69,</text:p>
          </table:table-cell>
          <table:table-cell table:style-name="ce2" table:formula="of:=CONCATENATE(&quot;0x&quot;;DEC2HEX([.G80];2);&quot;,&quot;)" office:value-type="string" office:string-value="0x4A," calcext:value-type="string">
            <text:p>0x4A,</text:p>
          </table:table-cell>
          <table:table-cell table:style-name="ce2" table:formula="of:=CONCATENATE(&quot;0x&quot;;DEC2HEX([.H80];2);&quot;,&quot;)" office:value-type="string" office:string-value="0x69," calcext:value-type="string">
            <text:p>0x69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1])" office:value-type="string" office:string-value="4F" calcext:value-type="string">
            <text:p>4F</text:p>
          </table:table-cell>
          <table:table-cell table:style-name="ce1" table:formula="of:=BITAND([.A81]; 248)" office:value-type="float" office:value="72" calcext:value-type="float">
            <text:p>72</text:p>
          </table:table-cell>
          <table:table-cell table:style-name="ce1" table:formula="of:=BITRSHIFT([.A81]; 5)" office:value-type="float" office:value="2" calcext:value-type="float">
            <text:p>2</text:p>
          </table:table-cell>
          <table:table-cell table:style-name="ce1" table:formula="of:=BITAND(BITLSHIFT([.A81]; 3); 224)" office:value-type="float" office:value="96" calcext:value-type="float">
            <text:p>96</text:p>
          </table:table-cell>
          <table:table-cell table:style-name="ce1" table:formula="of:=BITAND(BITRSHIFT([.A81]; 3); 31)" office:value-type="float" office:value="9" calcext:value-type="float">
            <text:p>9</text:p>
          </table:table-cell>
          <table:table-cell table:style-name="ce1" table:formula="of:=BITOR([.C81];[.D81])" office:value-type="float" office:value="74" calcext:value-type="float">
            <text:p>74</text:p>
          </table:table-cell>
          <table:table-cell table:style-name="ce1" table:formula="of:=BITOR([.E81];[.F81])" office:value-type="float" office:value="105" calcext:value-type="float">
            <text:p>105</text:p>
          </table:table-cell>
          <table:table-cell table:style-name="ce2" table:formula="of:=CONCATENATE(&quot;0x&quot;;DEC2HEX([.G81];2);DEC2HEX([.H81];2))" office:value-type="string" office:string-value="0x4A69" calcext:value-type="string">
            <text:p>0x4A69</text:p>
          </table:table-cell>
          <table:table-cell table:style-name="ce2" table:formula="of:=CONCATENATE(&quot;0x&quot;;DEC2HEX([.H81];2);DEC2HEX([.G81];2))" office:value-type="string" office:string-value="0x694A" calcext:value-type="string">
            <text:p>0x694A</text:p>
          </table:table-cell>
          <table:table-cell table:formula="of:=CONCATENATE(&quot;case &quot;;[.A81];&quot;: return &quot;;[.I81];&quot;;&quot;)" office:value-type="string" office:string-value="case 79: return 0x4A69;" calcext:value-type="string">
            <text:p>case 79: return 0x4A69;</text:p>
          </table:table-cell>
          <table:table-cell table:formula="of:=CONCATENATE([.I81];&quot;,&quot;)" office:value-type="string" office:string-value="0x4A69," calcext:value-type="string">
            <text:p>0x4A69,</text:p>
          </table:table-cell>
          <table:table-cell table:style-name="ce2" table:formula="of:=CONCATENATE(&quot;0x&quot;;DEC2HEX([.G81];2);&quot;,&quot;)" office:value-type="string" office:string-value="0x4A," calcext:value-type="string">
            <text:p>0x4A,</text:p>
          </table:table-cell>
          <table:table-cell table:style-name="ce2" table:formula="of:=CONCATENATE(&quot;0x&quot;;DEC2HEX([.H81];2);&quot;,&quot;)" office:value-type="string" office:string-value="0x69," calcext:value-type="string">
            <text:p>0x69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2])" office:value-type="string" office:string-value="50" calcext:value-type="string">
            <text:p>50</text:p>
          </table:table-cell>
          <table:table-cell table:style-name="ce1" table:formula="of:=BITAND([.A82]; 248)" office:value-type="float" office:value="80" calcext:value-type="float">
            <text:p>80</text:p>
          </table:table-cell>
          <table:table-cell table:style-name="ce1" table:formula="of:=BITRSHIFT([.A82]; 5)" office:value-type="float" office:value="2" calcext:value-type="float">
            <text:p>2</text:p>
          </table:table-cell>
          <table:table-cell table:style-name="ce1" table:formula="of:=BITAND(BITLSHIFT([.A82]; 3); 224)" office:value-type="float" office:value="128" calcext:value-type="float">
            <text:p>128</text:p>
          </table:table-cell>
          <table:table-cell table:style-name="ce1" table:formula="of:=BITAND(BITRSHIFT([.A82]; 3); 31)" office:value-type="float" office:value="10" calcext:value-type="float">
            <text:p>10</text:p>
          </table:table-cell>
          <table:table-cell table:style-name="ce1" table:formula="of:=BITOR([.C82];[.D82])" office:value-type="float" office:value="82" calcext:value-type="float">
            <text:p>82</text:p>
          </table:table-cell>
          <table:table-cell table:style-name="ce1" table:formula="of:=BITOR([.E82];[.F82])" office:value-type="float" office:value="138" calcext:value-type="float">
            <text:p>138</text:p>
          </table:table-cell>
          <table:table-cell table:style-name="ce2" table:formula="of:=CONCATENATE(&quot;0x&quot;;DEC2HEX([.G82];2);DEC2HEX([.H82];2))" office:value-type="string" office:string-value="0x528A" calcext:value-type="string">
            <text:p>0x528A</text:p>
          </table:table-cell>
          <table:table-cell table:style-name="ce2" table:formula="of:=CONCATENATE(&quot;0x&quot;;DEC2HEX([.H82];2);DEC2HEX([.G82];2))" office:value-type="string" office:string-value="0x8A52" calcext:value-type="string">
            <text:p>0x8A52</text:p>
          </table:table-cell>
          <table:table-cell table:formula="of:=CONCATENATE(&quot;case &quot;;[.A82];&quot;: return &quot;;[.I82];&quot;;&quot;)" office:value-type="string" office:string-value="case 80: return 0x528A;" calcext:value-type="string">
            <text:p>case 80: return 0x528A;</text:p>
          </table:table-cell>
          <table:table-cell table:formula="of:=CONCATENATE([.I82];&quot;,&quot;)" office:value-type="string" office:string-value="0x528A," calcext:value-type="string">
            <text:p>0x528A,</text:p>
          </table:table-cell>
          <table:table-cell table:style-name="ce2" table:formula="of:=CONCATENATE(&quot;0x&quot;;DEC2HEX([.G82];2);&quot;,&quot;)" office:value-type="string" office:string-value="0x52," calcext:value-type="string">
            <text:p>0x52,</text:p>
          </table:table-cell>
          <table:table-cell table:style-name="ce2" table:formula="of:=CONCATENATE(&quot;0x&quot;;DEC2HEX([.H82];2);&quot;,&quot;)" office:value-type="string" office:string-value="0x8A," calcext:value-type="string">
            <text:p>0x8A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3])" office:value-type="string" office:string-value="51" calcext:value-type="string">
            <text:p>51</text:p>
          </table:table-cell>
          <table:table-cell table:style-name="ce1" table:formula="of:=BITAND([.A83]; 248)" office:value-type="float" office:value="80" calcext:value-type="float">
            <text:p>80</text:p>
          </table:table-cell>
          <table:table-cell table:style-name="ce1" table:formula="of:=BITRSHIFT([.A83]; 5)" office:value-type="float" office:value="2" calcext:value-type="float">
            <text:p>2</text:p>
          </table:table-cell>
          <table:table-cell table:style-name="ce1" table:formula="of:=BITAND(BITLSHIFT([.A83]; 3); 224)" office:value-type="float" office:value="128" calcext:value-type="float">
            <text:p>128</text:p>
          </table:table-cell>
          <table:table-cell table:style-name="ce1" table:formula="of:=BITAND(BITRSHIFT([.A83]; 3); 31)" office:value-type="float" office:value="10" calcext:value-type="float">
            <text:p>10</text:p>
          </table:table-cell>
          <table:table-cell table:style-name="ce1" table:formula="of:=BITOR([.C83];[.D83])" office:value-type="float" office:value="82" calcext:value-type="float">
            <text:p>82</text:p>
          </table:table-cell>
          <table:table-cell table:style-name="ce1" table:formula="of:=BITOR([.E83];[.F83])" office:value-type="float" office:value="138" calcext:value-type="float">
            <text:p>138</text:p>
          </table:table-cell>
          <table:table-cell table:style-name="ce2" table:formula="of:=CONCATENATE(&quot;0x&quot;;DEC2HEX([.G83];2);DEC2HEX([.H83];2))" office:value-type="string" office:string-value="0x528A" calcext:value-type="string">
            <text:p>0x528A</text:p>
          </table:table-cell>
          <table:table-cell table:style-name="ce2" table:formula="of:=CONCATENATE(&quot;0x&quot;;DEC2HEX([.H83];2);DEC2HEX([.G83];2))" office:value-type="string" office:string-value="0x8A52" calcext:value-type="string">
            <text:p>0x8A52</text:p>
          </table:table-cell>
          <table:table-cell table:formula="of:=CONCATENATE(&quot;case &quot;;[.A83];&quot;: return &quot;;[.I83];&quot;;&quot;)" office:value-type="string" office:string-value="case 81: return 0x528A;" calcext:value-type="string">
            <text:p>case 81: return 0x528A;</text:p>
          </table:table-cell>
          <table:table-cell table:formula="of:=CONCATENATE([.I83];&quot;,&quot;)" office:value-type="string" office:string-value="0x528A," calcext:value-type="string">
            <text:p>0x528A,</text:p>
          </table:table-cell>
          <table:table-cell table:style-name="ce2" table:formula="of:=CONCATENATE(&quot;0x&quot;;DEC2HEX([.G83];2);&quot;,&quot;)" office:value-type="string" office:string-value="0x52," calcext:value-type="string">
            <text:p>0x52,</text:p>
          </table:table-cell>
          <table:table-cell table:style-name="ce2" table:formula="of:=CONCATENATE(&quot;0x&quot;;DEC2HEX([.H83];2);&quot;,&quot;)" office:value-type="string" office:string-value="0x8A," calcext:value-type="string">
            <text:p>0x8A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4])" office:value-type="string" office:string-value="52" calcext:value-type="string">
            <text:p>52</text:p>
          </table:table-cell>
          <table:table-cell table:style-name="ce1" table:formula="of:=BITAND([.A84]; 248)" office:value-type="float" office:value="80" calcext:value-type="float">
            <text:p>80</text:p>
          </table:table-cell>
          <table:table-cell table:style-name="ce1" table:formula="of:=BITRSHIFT([.A84]; 5)" office:value-type="float" office:value="2" calcext:value-type="float">
            <text:p>2</text:p>
          </table:table-cell>
          <table:table-cell table:style-name="ce1" table:formula="of:=BITAND(BITLSHIFT([.A84]; 3); 224)" office:value-type="float" office:value="128" calcext:value-type="float">
            <text:p>128</text:p>
          </table:table-cell>
          <table:table-cell table:style-name="ce1" table:formula="of:=BITAND(BITRSHIFT([.A84]; 3); 31)" office:value-type="float" office:value="10" calcext:value-type="float">
            <text:p>10</text:p>
          </table:table-cell>
          <table:table-cell table:style-name="ce1" table:formula="of:=BITOR([.C84];[.D84])" office:value-type="float" office:value="82" calcext:value-type="float">
            <text:p>82</text:p>
          </table:table-cell>
          <table:table-cell table:style-name="ce1" table:formula="of:=BITOR([.E84];[.F84])" office:value-type="float" office:value="138" calcext:value-type="float">
            <text:p>138</text:p>
          </table:table-cell>
          <table:table-cell table:style-name="ce2" table:formula="of:=CONCATENATE(&quot;0x&quot;;DEC2HEX([.G84];2);DEC2HEX([.H84];2))" office:value-type="string" office:string-value="0x528A" calcext:value-type="string">
            <text:p>0x528A</text:p>
          </table:table-cell>
          <table:table-cell table:style-name="ce2" table:formula="of:=CONCATENATE(&quot;0x&quot;;DEC2HEX([.H84];2);DEC2HEX([.G84];2))" office:value-type="string" office:string-value="0x8A52" calcext:value-type="string">
            <text:p>0x8A52</text:p>
          </table:table-cell>
          <table:table-cell table:formula="of:=CONCATENATE(&quot;case &quot;;[.A84];&quot;: return &quot;;[.I84];&quot;;&quot;)" office:value-type="string" office:string-value="case 82: return 0x528A;" calcext:value-type="string">
            <text:p>case 82: return 0x528A;</text:p>
          </table:table-cell>
          <table:table-cell table:formula="of:=CONCATENATE([.I84];&quot;,&quot;)" office:value-type="string" office:string-value="0x528A," calcext:value-type="string">
            <text:p>0x528A,</text:p>
          </table:table-cell>
          <table:table-cell table:style-name="ce2" table:formula="of:=CONCATENATE(&quot;0x&quot;;DEC2HEX([.G84];2);&quot;,&quot;)" office:value-type="string" office:string-value="0x52," calcext:value-type="string">
            <text:p>0x52,</text:p>
          </table:table-cell>
          <table:table-cell table:style-name="ce2" table:formula="of:=CONCATENATE(&quot;0x&quot;;DEC2HEX([.H84];2);&quot;,&quot;)" office:value-type="string" office:string-value="0x8A," calcext:value-type="string">
            <text:p>0x8A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5])" office:value-type="string" office:string-value="53" calcext:value-type="string">
            <text:p>53</text:p>
          </table:table-cell>
          <table:table-cell table:style-name="ce1" table:formula="of:=BITAND([.A85]; 248)" office:value-type="float" office:value="80" calcext:value-type="float">
            <text:p>80</text:p>
          </table:table-cell>
          <table:table-cell table:style-name="ce1" table:formula="of:=BITRSHIFT([.A85]; 5)" office:value-type="float" office:value="2" calcext:value-type="float">
            <text:p>2</text:p>
          </table:table-cell>
          <table:table-cell table:style-name="ce1" table:formula="of:=BITAND(BITLSHIFT([.A85]; 3); 224)" office:value-type="float" office:value="128" calcext:value-type="float">
            <text:p>128</text:p>
          </table:table-cell>
          <table:table-cell table:style-name="ce1" table:formula="of:=BITAND(BITRSHIFT([.A85]; 3); 31)" office:value-type="float" office:value="10" calcext:value-type="float">
            <text:p>10</text:p>
          </table:table-cell>
          <table:table-cell table:style-name="ce1" table:formula="of:=BITOR([.C85];[.D85])" office:value-type="float" office:value="82" calcext:value-type="float">
            <text:p>82</text:p>
          </table:table-cell>
          <table:table-cell table:style-name="ce1" table:formula="of:=BITOR([.E85];[.F85])" office:value-type="float" office:value="138" calcext:value-type="float">
            <text:p>138</text:p>
          </table:table-cell>
          <table:table-cell table:style-name="ce2" table:formula="of:=CONCATENATE(&quot;0x&quot;;DEC2HEX([.G85];2);DEC2HEX([.H85];2))" office:value-type="string" office:string-value="0x528A" calcext:value-type="string">
            <text:p>0x528A</text:p>
          </table:table-cell>
          <table:table-cell table:style-name="ce2" table:formula="of:=CONCATENATE(&quot;0x&quot;;DEC2HEX([.H85];2);DEC2HEX([.G85];2))" office:value-type="string" office:string-value="0x8A52" calcext:value-type="string">
            <text:p>0x8A52</text:p>
          </table:table-cell>
          <table:table-cell table:formula="of:=CONCATENATE(&quot;case &quot;;[.A85];&quot;: return &quot;;[.I85];&quot;;&quot;)" office:value-type="string" office:string-value="case 83: return 0x528A;" calcext:value-type="string">
            <text:p>case 83: return 0x528A;</text:p>
          </table:table-cell>
          <table:table-cell table:formula="of:=CONCATENATE([.I85];&quot;,&quot;)" office:value-type="string" office:string-value="0x528A," calcext:value-type="string">
            <text:p>0x528A,</text:p>
          </table:table-cell>
          <table:table-cell table:style-name="ce2" table:formula="of:=CONCATENATE(&quot;0x&quot;;DEC2HEX([.G85];2);&quot;,&quot;)" office:value-type="string" office:string-value="0x52," calcext:value-type="string">
            <text:p>0x52,</text:p>
          </table:table-cell>
          <table:table-cell table:style-name="ce2" table:formula="of:=CONCATENATE(&quot;0x&quot;;DEC2HEX([.H85];2);&quot;,&quot;)" office:value-type="string" office:string-value="0x8A," calcext:value-type="string">
            <text:p>0x8A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6])" office:value-type="string" office:string-value="54" calcext:value-type="string">
            <text:p>54</text:p>
          </table:table-cell>
          <table:table-cell table:style-name="ce1" table:formula="of:=BITAND([.A86]; 248)" office:value-type="float" office:value="80" calcext:value-type="float">
            <text:p>80</text:p>
          </table:table-cell>
          <table:table-cell table:style-name="ce1" table:formula="of:=BITRSHIFT([.A86]; 5)" office:value-type="float" office:value="2" calcext:value-type="float">
            <text:p>2</text:p>
          </table:table-cell>
          <table:table-cell table:style-name="ce1" table:formula="of:=BITAND(BITLSHIFT([.A86]; 3); 224)" office:value-type="float" office:value="160" calcext:value-type="float">
            <text:p>160</text:p>
          </table:table-cell>
          <table:table-cell table:style-name="ce1" table:formula="of:=BITAND(BITRSHIFT([.A86]; 3); 31)" office:value-type="float" office:value="10" calcext:value-type="float">
            <text:p>10</text:p>
          </table:table-cell>
          <table:table-cell table:style-name="ce1" table:formula="of:=BITOR([.C86];[.D86])" office:value-type="float" office:value="82" calcext:value-type="float">
            <text:p>82</text:p>
          </table:table-cell>
          <table:table-cell table:style-name="ce1" table:formula="of:=BITOR([.E86];[.F86])" office:value-type="float" office:value="170" calcext:value-type="float">
            <text:p>170</text:p>
          </table:table-cell>
          <table:table-cell table:style-name="ce2" table:formula="of:=CONCATENATE(&quot;0x&quot;;DEC2HEX([.G86];2);DEC2HEX([.H86];2))" office:value-type="string" office:string-value="0x52AA" calcext:value-type="string">
            <text:p>0x52AA</text:p>
          </table:table-cell>
          <table:table-cell table:style-name="ce2" table:formula="of:=CONCATENATE(&quot;0x&quot;;DEC2HEX([.H86];2);DEC2HEX([.G86];2))" office:value-type="string" office:string-value="0xAA52" calcext:value-type="string">
            <text:p>0xAA52</text:p>
          </table:table-cell>
          <table:table-cell table:formula="of:=CONCATENATE(&quot;case &quot;;[.A86];&quot;: return &quot;;[.I86];&quot;;&quot;)" office:value-type="string" office:string-value="case 84: return 0x52AA;" calcext:value-type="string">
            <text:p>case 84: return 0x52AA;</text:p>
          </table:table-cell>
          <table:table-cell table:formula="of:=CONCATENATE([.I86];&quot;,&quot;)" office:value-type="string" office:string-value="0x52AA," calcext:value-type="string">
            <text:p>0x52AA,</text:p>
          </table:table-cell>
          <table:table-cell table:style-name="ce2" table:formula="of:=CONCATENATE(&quot;0x&quot;;DEC2HEX([.G86];2);&quot;,&quot;)" office:value-type="string" office:string-value="0x52," calcext:value-type="string">
            <text:p>0x52,</text:p>
          </table:table-cell>
          <table:table-cell table:style-name="ce2" table:formula="of:=CONCATENATE(&quot;0x&quot;;DEC2HEX([.H86];2);&quot;,&quot;)" office:value-type="string" office:string-value="0xAA," calcext:value-type="string">
            <text:p>0xAA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7])" office:value-type="string" office:string-value="55" calcext:value-type="string">
            <text:p>55</text:p>
          </table:table-cell>
          <table:table-cell table:style-name="ce1" table:formula="of:=BITAND([.A87]; 248)" office:value-type="float" office:value="80" calcext:value-type="float">
            <text:p>80</text:p>
          </table:table-cell>
          <table:table-cell table:style-name="ce1" table:formula="of:=BITRSHIFT([.A87]; 5)" office:value-type="float" office:value="2" calcext:value-type="float">
            <text:p>2</text:p>
          </table:table-cell>
          <table:table-cell table:style-name="ce1" table:formula="of:=BITAND(BITLSHIFT([.A87]; 3); 224)" office:value-type="float" office:value="160" calcext:value-type="float">
            <text:p>160</text:p>
          </table:table-cell>
          <table:table-cell table:style-name="ce1" table:formula="of:=BITAND(BITRSHIFT([.A87]; 3); 31)" office:value-type="float" office:value="10" calcext:value-type="float">
            <text:p>10</text:p>
          </table:table-cell>
          <table:table-cell table:style-name="ce1" table:formula="of:=BITOR([.C87];[.D87])" office:value-type="float" office:value="82" calcext:value-type="float">
            <text:p>82</text:p>
          </table:table-cell>
          <table:table-cell table:style-name="ce1" table:formula="of:=BITOR([.E87];[.F87])" office:value-type="float" office:value="170" calcext:value-type="float">
            <text:p>170</text:p>
          </table:table-cell>
          <table:table-cell table:style-name="ce2" table:formula="of:=CONCATENATE(&quot;0x&quot;;DEC2HEX([.G87];2);DEC2HEX([.H87];2))" office:value-type="string" office:string-value="0x52AA" calcext:value-type="string">
            <text:p>0x52AA</text:p>
          </table:table-cell>
          <table:table-cell table:style-name="ce2" table:formula="of:=CONCATENATE(&quot;0x&quot;;DEC2HEX([.H87];2);DEC2HEX([.G87];2))" office:value-type="string" office:string-value="0xAA52" calcext:value-type="string">
            <text:p>0xAA52</text:p>
          </table:table-cell>
          <table:table-cell table:formula="of:=CONCATENATE(&quot;case &quot;;[.A87];&quot;: return &quot;;[.I87];&quot;;&quot;)" office:value-type="string" office:string-value="case 85: return 0x52AA;" calcext:value-type="string">
            <text:p>case 85: return 0x52AA;</text:p>
          </table:table-cell>
          <table:table-cell table:formula="of:=CONCATENATE([.I87];&quot;,&quot;)" office:value-type="string" office:string-value="0x52AA," calcext:value-type="string">
            <text:p>0x52AA,</text:p>
          </table:table-cell>
          <table:table-cell table:style-name="ce2" table:formula="of:=CONCATENATE(&quot;0x&quot;;DEC2HEX([.G87];2);&quot;,&quot;)" office:value-type="string" office:string-value="0x52," calcext:value-type="string">
            <text:p>0x52,</text:p>
          </table:table-cell>
          <table:table-cell table:style-name="ce2" table:formula="of:=CONCATENATE(&quot;0x&quot;;DEC2HEX([.H87];2);&quot;,&quot;)" office:value-type="string" office:string-value="0xAA," calcext:value-type="string">
            <text:p>0xAA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8])" office:value-type="string" office:string-value="56" calcext:value-type="string">
            <text:p>56</text:p>
          </table:table-cell>
          <table:table-cell table:style-name="ce1" table:formula="of:=BITAND([.A88]; 248)" office:value-type="float" office:value="80" calcext:value-type="float">
            <text:p>80</text:p>
          </table:table-cell>
          <table:table-cell table:style-name="ce1" table:formula="of:=BITRSHIFT([.A88]; 5)" office:value-type="float" office:value="2" calcext:value-type="float">
            <text:p>2</text:p>
          </table:table-cell>
          <table:table-cell table:style-name="ce1" table:formula="of:=BITAND(BITLSHIFT([.A88]; 3); 224)" office:value-type="float" office:value="160" calcext:value-type="float">
            <text:p>160</text:p>
          </table:table-cell>
          <table:table-cell table:style-name="ce1" table:formula="of:=BITAND(BITRSHIFT([.A88]; 3); 31)" office:value-type="float" office:value="10" calcext:value-type="float">
            <text:p>10</text:p>
          </table:table-cell>
          <table:table-cell table:style-name="ce1" table:formula="of:=BITOR([.C88];[.D88])" office:value-type="float" office:value="82" calcext:value-type="float">
            <text:p>82</text:p>
          </table:table-cell>
          <table:table-cell table:style-name="ce1" table:formula="of:=BITOR([.E88];[.F88])" office:value-type="float" office:value="170" calcext:value-type="float">
            <text:p>170</text:p>
          </table:table-cell>
          <table:table-cell table:style-name="ce2" table:formula="of:=CONCATENATE(&quot;0x&quot;;DEC2HEX([.G88];2);DEC2HEX([.H88];2))" office:value-type="string" office:string-value="0x52AA" calcext:value-type="string">
            <text:p>0x52AA</text:p>
          </table:table-cell>
          <table:table-cell table:style-name="ce2" table:formula="of:=CONCATENATE(&quot;0x&quot;;DEC2HEX([.H88];2);DEC2HEX([.G88];2))" office:value-type="string" office:string-value="0xAA52" calcext:value-type="string">
            <text:p>0xAA52</text:p>
          </table:table-cell>
          <table:table-cell table:formula="of:=CONCATENATE(&quot;case &quot;;[.A88];&quot;: return &quot;;[.I88];&quot;;&quot;)" office:value-type="string" office:string-value="case 86: return 0x52AA;" calcext:value-type="string">
            <text:p>case 86: return 0x52AA;</text:p>
          </table:table-cell>
          <table:table-cell table:formula="of:=CONCATENATE([.I88];&quot;,&quot;)" office:value-type="string" office:string-value="0x52AA," calcext:value-type="string">
            <text:p>0x52AA,</text:p>
          </table:table-cell>
          <table:table-cell table:style-name="ce2" table:formula="of:=CONCATENATE(&quot;0x&quot;;DEC2HEX([.G88];2);&quot;,&quot;)" office:value-type="string" office:string-value="0x52," calcext:value-type="string">
            <text:p>0x52,</text:p>
          </table:table-cell>
          <table:table-cell table:style-name="ce2" table:formula="of:=CONCATENATE(&quot;0x&quot;;DEC2HEX([.H88];2);&quot;,&quot;)" office:value-type="string" office:string-value="0xAA," calcext:value-type="string">
            <text:p>0xAA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9])" office:value-type="string" office:string-value="57" calcext:value-type="string">
            <text:p>57</text:p>
          </table:table-cell>
          <table:table-cell table:style-name="ce1" table:formula="of:=BITAND([.A89]; 248)" office:value-type="float" office:value="80" calcext:value-type="float">
            <text:p>80</text:p>
          </table:table-cell>
          <table:table-cell table:style-name="ce1" table:formula="of:=BITRSHIFT([.A89]; 5)" office:value-type="float" office:value="2" calcext:value-type="float">
            <text:p>2</text:p>
          </table:table-cell>
          <table:table-cell table:style-name="ce1" table:formula="of:=BITAND(BITLSHIFT([.A89]; 3); 224)" office:value-type="float" office:value="160" calcext:value-type="float">
            <text:p>160</text:p>
          </table:table-cell>
          <table:table-cell table:style-name="ce1" table:formula="of:=BITAND(BITRSHIFT([.A89]; 3); 31)" office:value-type="float" office:value="10" calcext:value-type="float">
            <text:p>10</text:p>
          </table:table-cell>
          <table:table-cell table:style-name="ce1" table:formula="of:=BITOR([.C89];[.D89])" office:value-type="float" office:value="82" calcext:value-type="float">
            <text:p>82</text:p>
          </table:table-cell>
          <table:table-cell table:style-name="ce1" table:formula="of:=BITOR([.E89];[.F89])" office:value-type="float" office:value="170" calcext:value-type="float">
            <text:p>170</text:p>
          </table:table-cell>
          <table:table-cell table:style-name="ce2" table:formula="of:=CONCATENATE(&quot;0x&quot;;DEC2HEX([.G89];2);DEC2HEX([.H89];2))" office:value-type="string" office:string-value="0x52AA" calcext:value-type="string">
            <text:p>0x52AA</text:p>
          </table:table-cell>
          <table:table-cell table:style-name="ce2" table:formula="of:=CONCATENATE(&quot;0x&quot;;DEC2HEX([.H89];2);DEC2HEX([.G89];2))" office:value-type="string" office:string-value="0xAA52" calcext:value-type="string">
            <text:p>0xAA52</text:p>
          </table:table-cell>
          <table:table-cell table:formula="of:=CONCATENATE(&quot;case &quot;;[.A89];&quot;: return &quot;;[.I89];&quot;;&quot;)" office:value-type="string" office:string-value="case 87: return 0x52AA;" calcext:value-type="string">
            <text:p>case 87: return 0x52AA;</text:p>
          </table:table-cell>
          <table:table-cell table:formula="of:=CONCATENATE([.I89];&quot;,&quot;)" office:value-type="string" office:string-value="0x52AA," calcext:value-type="string">
            <text:p>0x52AA,</text:p>
          </table:table-cell>
          <table:table-cell table:style-name="ce2" table:formula="of:=CONCATENATE(&quot;0x&quot;;DEC2HEX([.G89];2);&quot;,&quot;)" office:value-type="string" office:string-value="0x52," calcext:value-type="string">
            <text:p>0x52,</text:p>
          </table:table-cell>
          <table:table-cell table:style-name="ce2" table:formula="of:=CONCATENATE(&quot;0x&quot;;DEC2HEX([.H89];2);&quot;,&quot;)" office:value-type="string" office:string-value="0xAA," calcext:value-type="string">
            <text:p>0xAA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90])" office:value-type="string" office:string-value="58" calcext:value-type="string">
            <text:p>58</text:p>
          </table:table-cell>
          <table:table-cell table:style-name="ce1" table:formula="of:=BITAND([.A90]; 248)" office:value-type="float" office:value="88" calcext:value-type="float">
            <text:p>88</text:p>
          </table:table-cell>
          <table:table-cell table:style-name="ce1" table:formula="of:=BITRSHIFT([.A90]; 5)" office:value-type="float" office:value="2" calcext:value-type="float">
            <text:p>2</text:p>
          </table:table-cell>
          <table:table-cell table:style-name="ce1" table:formula="of:=BITAND(BITLSHIFT([.A90]; 3); 224)" office:value-type="float" office:value="192" calcext:value-type="float">
            <text:p>192</text:p>
          </table:table-cell>
          <table:table-cell table:style-name="ce1" table:formula="of:=BITAND(BITRSHIFT([.A90]; 3); 31)" office:value-type="float" office:value="11" calcext:value-type="float">
            <text:p>11</text:p>
          </table:table-cell>
          <table:table-cell table:style-name="ce1" table:formula="of:=BITOR([.C90];[.D90])" office:value-type="float" office:value="90" calcext:value-type="float">
            <text:p>90</text:p>
          </table:table-cell>
          <table:table-cell table:style-name="ce1" table:formula="of:=BITOR([.E90];[.F90])" office:value-type="float" office:value="203" calcext:value-type="float">
            <text:p>203</text:p>
          </table:table-cell>
          <table:table-cell table:style-name="ce2" table:formula="of:=CONCATENATE(&quot;0x&quot;;DEC2HEX([.G90];2);DEC2HEX([.H90];2))" office:value-type="string" office:string-value="0x5ACB" calcext:value-type="string">
            <text:p>0x5ACB</text:p>
          </table:table-cell>
          <table:table-cell table:style-name="ce2" table:formula="of:=CONCATENATE(&quot;0x&quot;;DEC2HEX([.H90];2);DEC2HEX([.G90];2))" office:value-type="string" office:string-value="0xCB5A" calcext:value-type="string">
            <text:p>0xCB5A</text:p>
          </table:table-cell>
          <table:table-cell table:formula="of:=CONCATENATE(&quot;case &quot;;[.A90];&quot;: return &quot;;[.I90];&quot;;&quot;)" office:value-type="string" office:string-value="case 88: return 0x5ACB;" calcext:value-type="string">
            <text:p>case 88: return 0x5ACB;</text:p>
          </table:table-cell>
          <table:table-cell table:formula="of:=CONCATENATE([.I90];&quot;,&quot;)" office:value-type="string" office:string-value="0x5ACB," calcext:value-type="string">
            <text:p>0x5ACB,</text:p>
          </table:table-cell>
          <table:table-cell table:style-name="ce2" table:formula="of:=CONCATENATE(&quot;0x&quot;;DEC2HEX([.G90];2);&quot;,&quot;)" office:value-type="string" office:string-value="0x5A," calcext:value-type="string">
            <text:p>0x5A,</text:p>
          </table:table-cell>
          <table:table-cell table:style-name="ce2" table:formula="of:=CONCATENATE(&quot;0x&quot;;DEC2HEX([.H90];2);&quot;,&quot;)" office:value-type="string" office:string-value="0xCB," calcext:value-type="string">
            <text:p>0xCB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1])" office:value-type="string" office:string-value="59" calcext:value-type="string">
            <text:p>59</text:p>
          </table:table-cell>
          <table:table-cell table:style-name="ce1" table:formula="of:=BITAND([.A91]; 248)" office:value-type="float" office:value="88" calcext:value-type="float">
            <text:p>88</text:p>
          </table:table-cell>
          <table:table-cell table:style-name="ce1" table:formula="of:=BITRSHIFT([.A91]; 5)" office:value-type="float" office:value="2" calcext:value-type="float">
            <text:p>2</text:p>
          </table:table-cell>
          <table:table-cell table:style-name="ce1" table:formula="of:=BITAND(BITLSHIFT([.A91]; 3); 224)" office:value-type="float" office:value="192" calcext:value-type="float">
            <text:p>192</text:p>
          </table:table-cell>
          <table:table-cell table:style-name="ce1" table:formula="of:=BITAND(BITRSHIFT([.A91]; 3); 31)" office:value-type="float" office:value="11" calcext:value-type="float">
            <text:p>11</text:p>
          </table:table-cell>
          <table:table-cell table:style-name="ce1" table:formula="of:=BITOR([.C91];[.D91])" office:value-type="float" office:value="90" calcext:value-type="float">
            <text:p>90</text:p>
          </table:table-cell>
          <table:table-cell table:style-name="ce1" table:formula="of:=BITOR([.E91];[.F91])" office:value-type="float" office:value="203" calcext:value-type="float">
            <text:p>203</text:p>
          </table:table-cell>
          <table:table-cell table:style-name="ce2" table:formula="of:=CONCATENATE(&quot;0x&quot;;DEC2HEX([.G91];2);DEC2HEX([.H91];2))" office:value-type="string" office:string-value="0x5ACB" calcext:value-type="string">
            <text:p>0x5ACB</text:p>
          </table:table-cell>
          <table:table-cell table:style-name="ce2" table:formula="of:=CONCATENATE(&quot;0x&quot;;DEC2HEX([.H91];2);DEC2HEX([.G91];2))" office:value-type="string" office:string-value="0xCB5A" calcext:value-type="string">
            <text:p>0xCB5A</text:p>
          </table:table-cell>
          <table:table-cell table:formula="of:=CONCATENATE(&quot;case &quot;;[.A91];&quot;: return &quot;;[.I91];&quot;;&quot;)" office:value-type="string" office:string-value="case 89: return 0x5ACB;" calcext:value-type="string">
            <text:p>case 89: return 0x5ACB;</text:p>
          </table:table-cell>
          <table:table-cell table:formula="of:=CONCATENATE([.I91];&quot;,&quot;)" office:value-type="string" office:string-value="0x5ACB," calcext:value-type="string">
            <text:p>0x5ACB,</text:p>
          </table:table-cell>
          <table:table-cell table:style-name="ce2" table:formula="of:=CONCATENATE(&quot;0x&quot;;DEC2HEX([.G91];2);&quot;,&quot;)" office:value-type="string" office:string-value="0x5A," calcext:value-type="string">
            <text:p>0x5A,</text:p>
          </table:table-cell>
          <table:table-cell table:style-name="ce2" table:formula="of:=CONCATENATE(&quot;0x&quot;;DEC2HEX([.H91];2);&quot;,&quot;)" office:value-type="string" office:string-value="0xCB," calcext:value-type="string">
            <text:p>0xCB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2])" office:value-type="string" office:string-value="5A" calcext:value-type="string">
            <text:p>5A</text:p>
          </table:table-cell>
          <table:table-cell table:style-name="ce1" table:formula="of:=BITAND([.A92]; 248)" office:value-type="float" office:value="88" calcext:value-type="float">
            <text:p>88</text:p>
          </table:table-cell>
          <table:table-cell table:style-name="ce1" table:formula="of:=BITRSHIFT([.A92]; 5)" office:value-type="float" office:value="2" calcext:value-type="float">
            <text:p>2</text:p>
          </table:table-cell>
          <table:table-cell table:style-name="ce1" table:formula="of:=BITAND(BITLSHIFT([.A92]; 3); 224)" office:value-type="float" office:value="192" calcext:value-type="float">
            <text:p>192</text:p>
          </table:table-cell>
          <table:table-cell table:style-name="ce1" table:formula="of:=BITAND(BITRSHIFT([.A92]; 3); 31)" office:value-type="float" office:value="11" calcext:value-type="float">
            <text:p>11</text:p>
          </table:table-cell>
          <table:table-cell table:style-name="ce1" table:formula="of:=BITOR([.C92];[.D92])" office:value-type="float" office:value="90" calcext:value-type="float">
            <text:p>90</text:p>
          </table:table-cell>
          <table:table-cell table:style-name="ce1" table:formula="of:=BITOR([.E92];[.F92])" office:value-type="float" office:value="203" calcext:value-type="float">
            <text:p>203</text:p>
          </table:table-cell>
          <table:table-cell table:style-name="ce2" table:formula="of:=CONCATENATE(&quot;0x&quot;;DEC2HEX([.G92];2);DEC2HEX([.H92];2))" office:value-type="string" office:string-value="0x5ACB" calcext:value-type="string">
            <text:p>0x5ACB</text:p>
          </table:table-cell>
          <table:table-cell table:style-name="ce2" table:formula="of:=CONCATENATE(&quot;0x&quot;;DEC2HEX([.H92];2);DEC2HEX([.G92];2))" office:value-type="string" office:string-value="0xCB5A" calcext:value-type="string">
            <text:p>0xCB5A</text:p>
          </table:table-cell>
          <table:table-cell table:formula="of:=CONCATENATE(&quot;case &quot;;[.A92];&quot;: return &quot;;[.I92];&quot;;&quot;)" office:value-type="string" office:string-value="case 90: return 0x5ACB;" calcext:value-type="string">
            <text:p>case 90: return 0x5ACB;</text:p>
          </table:table-cell>
          <table:table-cell table:formula="of:=CONCATENATE([.I92];&quot;,&quot;)" office:value-type="string" office:string-value="0x5ACB," calcext:value-type="string">
            <text:p>0x5ACB,</text:p>
          </table:table-cell>
          <table:table-cell table:style-name="ce2" table:formula="of:=CONCATENATE(&quot;0x&quot;;DEC2HEX([.G92];2);&quot;,&quot;)" office:value-type="string" office:string-value="0x5A," calcext:value-type="string">
            <text:p>0x5A,</text:p>
          </table:table-cell>
          <table:table-cell table:style-name="ce2" table:formula="of:=CONCATENATE(&quot;0x&quot;;DEC2HEX([.H92];2);&quot;,&quot;)" office:value-type="string" office:string-value="0xCB," calcext:value-type="string">
            <text:p>0xCB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3])" office:value-type="string" office:string-value="5B" calcext:value-type="string">
            <text:p>5B</text:p>
          </table:table-cell>
          <table:table-cell table:style-name="ce1" table:formula="of:=BITAND([.A93]; 248)" office:value-type="float" office:value="88" calcext:value-type="float">
            <text:p>88</text:p>
          </table:table-cell>
          <table:table-cell table:style-name="ce1" table:formula="of:=BITRSHIFT([.A93]; 5)" office:value-type="float" office:value="2" calcext:value-type="float">
            <text:p>2</text:p>
          </table:table-cell>
          <table:table-cell table:style-name="ce1" table:formula="of:=BITAND(BITLSHIFT([.A93]; 3); 224)" office:value-type="float" office:value="192" calcext:value-type="float">
            <text:p>192</text:p>
          </table:table-cell>
          <table:table-cell table:style-name="ce1" table:formula="of:=BITAND(BITRSHIFT([.A93]; 3); 31)" office:value-type="float" office:value="11" calcext:value-type="float">
            <text:p>11</text:p>
          </table:table-cell>
          <table:table-cell table:style-name="ce1" table:formula="of:=BITOR([.C93];[.D93])" office:value-type="float" office:value="90" calcext:value-type="float">
            <text:p>90</text:p>
          </table:table-cell>
          <table:table-cell table:style-name="ce1" table:formula="of:=BITOR([.E93];[.F93])" office:value-type="float" office:value="203" calcext:value-type="float">
            <text:p>203</text:p>
          </table:table-cell>
          <table:table-cell table:style-name="ce2" table:formula="of:=CONCATENATE(&quot;0x&quot;;DEC2HEX([.G93];2);DEC2HEX([.H93];2))" office:value-type="string" office:string-value="0x5ACB" calcext:value-type="string">
            <text:p>0x5ACB</text:p>
          </table:table-cell>
          <table:table-cell table:style-name="ce2" table:formula="of:=CONCATENATE(&quot;0x&quot;;DEC2HEX([.H93];2);DEC2HEX([.G93];2))" office:value-type="string" office:string-value="0xCB5A" calcext:value-type="string">
            <text:p>0xCB5A</text:p>
          </table:table-cell>
          <table:table-cell table:formula="of:=CONCATENATE(&quot;case &quot;;[.A93];&quot;: return &quot;;[.I93];&quot;;&quot;)" office:value-type="string" office:string-value="case 91: return 0x5ACB;" calcext:value-type="string">
            <text:p>case 91: return 0x5ACB;</text:p>
          </table:table-cell>
          <table:table-cell table:formula="of:=CONCATENATE([.I93];&quot;,&quot;)" office:value-type="string" office:string-value="0x5ACB," calcext:value-type="string">
            <text:p>0x5ACB,</text:p>
          </table:table-cell>
          <table:table-cell table:style-name="ce2" table:formula="of:=CONCATENATE(&quot;0x&quot;;DEC2HEX([.G93];2);&quot;,&quot;)" office:value-type="string" office:string-value="0x5A," calcext:value-type="string">
            <text:p>0x5A,</text:p>
          </table:table-cell>
          <table:table-cell table:style-name="ce2" table:formula="of:=CONCATENATE(&quot;0x&quot;;DEC2HEX([.H93];2);&quot;,&quot;)" office:value-type="string" office:string-value="0xCB," calcext:value-type="string">
            <text:p>0xCB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4])" office:value-type="string" office:string-value="5C" calcext:value-type="string">
            <text:p>5C</text:p>
          </table:table-cell>
          <table:table-cell table:style-name="ce1" table:formula="of:=BITAND([.A94]; 248)" office:value-type="float" office:value="88" calcext:value-type="float">
            <text:p>88</text:p>
          </table:table-cell>
          <table:table-cell table:style-name="ce1" table:formula="of:=BITRSHIFT([.A94]; 5)" office:value-type="float" office:value="2" calcext:value-type="float">
            <text:p>2</text:p>
          </table:table-cell>
          <table:table-cell table:style-name="ce1" table:formula="of:=BITAND(BITLSHIFT([.A94]; 3); 224)" office:value-type="float" office:value="224" calcext:value-type="float">
            <text:p>224</text:p>
          </table:table-cell>
          <table:table-cell table:style-name="ce1" table:formula="of:=BITAND(BITRSHIFT([.A94]; 3); 31)" office:value-type="float" office:value="11" calcext:value-type="float">
            <text:p>11</text:p>
          </table:table-cell>
          <table:table-cell table:style-name="ce1" table:formula="of:=BITOR([.C94];[.D94])" office:value-type="float" office:value="90" calcext:value-type="float">
            <text:p>90</text:p>
          </table:table-cell>
          <table:table-cell table:style-name="ce1" table:formula="of:=BITOR([.E94];[.F94])" office:value-type="float" office:value="235" calcext:value-type="float">
            <text:p>235</text:p>
          </table:table-cell>
          <table:table-cell table:style-name="ce2" table:formula="of:=CONCATENATE(&quot;0x&quot;;DEC2HEX([.G94];2);DEC2HEX([.H94];2))" office:value-type="string" office:string-value="0x5AEB" calcext:value-type="string">
            <text:p>0x5AEB</text:p>
          </table:table-cell>
          <table:table-cell table:style-name="ce2" table:formula="of:=CONCATENATE(&quot;0x&quot;;DEC2HEX([.H94];2);DEC2HEX([.G94];2))" office:value-type="string" office:string-value="0xEB5A" calcext:value-type="string">
            <text:p>0xEB5A</text:p>
          </table:table-cell>
          <table:table-cell table:formula="of:=CONCATENATE(&quot;case &quot;;[.A94];&quot;: return &quot;;[.I94];&quot;;&quot;)" office:value-type="string" office:string-value="case 92: return 0x5AEB;" calcext:value-type="string">
            <text:p>case 92: return 0x5AEB;</text:p>
          </table:table-cell>
          <table:table-cell table:formula="of:=CONCATENATE([.I94];&quot;,&quot;)" office:value-type="string" office:string-value="0x5AEB," calcext:value-type="string">
            <text:p>0x5AEB,</text:p>
          </table:table-cell>
          <table:table-cell table:style-name="ce2" table:formula="of:=CONCATENATE(&quot;0x&quot;;DEC2HEX([.G94];2);&quot;,&quot;)" office:value-type="string" office:string-value="0x5A," calcext:value-type="string">
            <text:p>0x5A,</text:p>
          </table:table-cell>
          <table:table-cell table:style-name="ce2" table:formula="of:=CONCATENATE(&quot;0x&quot;;DEC2HEX([.H94];2);&quot;,&quot;)" office:value-type="string" office:string-value="0xEB," calcext:value-type="string">
            <text:p>0xEB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5])" office:value-type="string" office:string-value="5D" calcext:value-type="string">
            <text:p>5D</text:p>
          </table:table-cell>
          <table:table-cell table:style-name="ce1" table:formula="of:=BITAND([.A95]; 248)" office:value-type="float" office:value="88" calcext:value-type="float">
            <text:p>88</text:p>
          </table:table-cell>
          <table:table-cell table:style-name="ce1" table:formula="of:=BITRSHIFT([.A95]; 5)" office:value-type="float" office:value="2" calcext:value-type="float">
            <text:p>2</text:p>
          </table:table-cell>
          <table:table-cell table:style-name="ce1" table:formula="of:=BITAND(BITLSHIFT([.A95]; 3); 224)" office:value-type="float" office:value="224" calcext:value-type="float">
            <text:p>224</text:p>
          </table:table-cell>
          <table:table-cell table:style-name="ce1" table:formula="of:=BITAND(BITRSHIFT([.A95]; 3); 31)" office:value-type="float" office:value="11" calcext:value-type="float">
            <text:p>11</text:p>
          </table:table-cell>
          <table:table-cell table:style-name="ce1" table:formula="of:=BITOR([.C95];[.D95])" office:value-type="float" office:value="90" calcext:value-type="float">
            <text:p>90</text:p>
          </table:table-cell>
          <table:table-cell table:style-name="ce1" table:formula="of:=BITOR([.E95];[.F95])" office:value-type="float" office:value="235" calcext:value-type="float">
            <text:p>235</text:p>
          </table:table-cell>
          <table:table-cell table:style-name="ce2" table:formula="of:=CONCATENATE(&quot;0x&quot;;DEC2HEX([.G95];2);DEC2HEX([.H95];2))" office:value-type="string" office:string-value="0x5AEB" calcext:value-type="string">
            <text:p>0x5AEB</text:p>
          </table:table-cell>
          <table:table-cell table:style-name="ce2" table:formula="of:=CONCATENATE(&quot;0x&quot;;DEC2HEX([.H95];2);DEC2HEX([.G95];2))" office:value-type="string" office:string-value="0xEB5A" calcext:value-type="string">
            <text:p>0xEB5A</text:p>
          </table:table-cell>
          <table:table-cell table:formula="of:=CONCATENATE(&quot;case &quot;;[.A95];&quot;: return &quot;;[.I95];&quot;;&quot;)" office:value-type="string" office:string-value="case 93: return 0x5AEB;" calcext:value-type="string">
            <text:p>case 93: return 0x5AEB;</text:p>
          </table:table-cell>
          <table:table-cell table:formula="of:=CONCATENATE([.I95];&quot;,&quot;)" office:value-type="string" office:string-value="0x5AEB," calcext:value-type="string">
            <text:p>0x5AEB,</text:p>
          </table:table-cell>
          <table:table-cell table:style-name="ce2" table:formula="of:=CONCATENATE(&quot;0x&quot;;DEC2HEX([.G95];2);&quot;,&quot;)" office:value-type="string" office:string-value="0x5A," calcext:value-type="string">
            <text:p>0x5A,</text:p>
          </table:table-cell>
          <table:table-cell table:style-name="ce2" table:formula="of:=CONCATENATE(&quot;0x&quot;;DEC2HEX([.H95];2);&quot;,&quot;)" office:value-type="string" office:string-value="0xEB," calcext:value-type="string">
            <text:p>0xEB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6])" office:value-type="string" office:string-value="5E" calcext:value-type="string">
            <text:p>5E</text:p>
          </table:table-cell>
          <table:table-cell table:style-name="ce1" table:formula="of:=BITAND([.A96]; 248)" office:value-type="float" office:value="88" calcext:value-type="float">
            <text:p>88</text:p>
          </table:table-cell>
          <table:table-cell table:style-name="ce1" table:formula="of:=BITRSHIFT([.A96]; 5)" office:value-type="float" office:value="2" calcext:value-type="float">
            <text:p>2</text:p>
          </table:table-cell>
          <table:table-cell table:style-name="ce1" table:formula="of:=BITAND(BITLSHIFT([.A96]; 3); 224)" office:value-type="float" office:value="224" calcext:value-type="float">
            <text:p>224</text:p>
          </table:table-cell>
          <table:table-cell table:style-name="ce1" table:formula="of:=BITAND(BITRSHIFT([.A96]; 3); 31)" office:value-type="float" office:value="11" calcext:value-type="float">
            <text:p>11</text:p>
          </table:table-cell>
          <table:table-cell table:style-name="ce1" table:formula="of:=BITOR([.C96];[.D96])" office:value-type="float" office:value="90" calcext:value-type="float">
            <text:p>90</text:p>
          </table:table-cell>
          <table:table-cell table:style-name="ce1" table:formula="of:=BITOR([.E96];[.F96])" office:value-type="float" office:value="235" calcext:value-type="float">
            <text:p>235</text:p>
          </table:table-cell>
          <table:table-cell table:style-name="ce2" table:formula="of:=CONCATENATE(&quot;0x&quot;;DEC2HEX([.G96];2);DEC2HEX([.H96];2))" office:value-type="string" office:string-value="0x5AEB" calcext:value-type="string">
            <text:p>0x5AEB</text:p>
          </table:table-cell>
          <table:table-cell table:style-name="ce2" table:formula="of:=CONCATENATE(&quot;0x&quot;;DEC2HEX([.H96];2);DEC2HEX([.G96];2))" office:value-type="string" office:string-value="0xEB5A" calcext:value-type="string">
            <text:p>0xEB5A</text:p>
          </table:table-cell>
          <table:table-cell table:formula="of:=CONCATENATE(&quot;case &quot;;[.A96];&quot;: return &quot;;[.I96];&quot;;&quot;)" office:value-type="string" office:string-value="case 94: return 0x5AEB;" calcext:value-type="string">
            <text:p>case 94: return 0x5AEB;</text:p>
          </table:table-cell>
          <table:table-cell table:formula="of:=CONCATENATE([.I96];&quot;,&quot;)" office:value-type="string" office:string-value="0x5AEB," calcext:value-type="string">
            <text:p>0x5AEB,</text:p>
          </table:table-cell>
          <table:table-cell table:style-name="ce2" table:formula="of:=CONCATENATE(&quot;0x&quot;;DEC2HEX([.G96];2);&quot;,&quot;)" office:value-type="string" office:string-value="0x5A," calcext:value-type="string">
            <text:p>0x5A,</text:p>
          </table:table-cell>
          <table:table-cell table:style-name="ce2" table:formula="of:=CONCATENATE(&quot;0x&quot;;DEC2HEX([.H96];2);&quot;,&quot;)" office:value-type="string" office:string-value="0xEB," calcext:value-type="string">
            <text:p>0xEB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7])" office:value-type="string" office:string-value="5F" calcext:value-type="string">
            <text:p>5F</text:p>
          </table:table-cell>
          <table:table-cell table:style-name="ce1" table:formula="of:=BITAND([.A97]; 248)" office:value-type="float" office:value="88" calcext:value-type="float">
            <text:p>88</text:p>
          </table:table-cell>
          <table:table-cell table:style-name="ce1" table:formula="of:=BITRSHIFT([.A97]; 5)" office:value-type="float" office:value="2" calcext:value-type="float">
            <text:p>2</text:p>
          </table:table-cell>
          <table:table-cell table:style-name="ce1" table:formula="of:=BITAND(BITLSHIFT([.A97]; 3); 224)" office:value-type="float" office:value="224" calcext:value-type="float">
            <text:p>224</text:p>
          </table:table-cell>
          <table:table-cell table:style-name="ce1" table:formula="of:=BITAND(BITRSHIFT([.A97]; 3); 31)" office:value-type="float" office:value="11" calcext:value-type="float">
            <text:p>11</text:p>
          </table:table-cell>
          <table:table-cell table:style-name="ce1" table:formula="of:=BITOR([.C97];[.D97])" office:value-type="float" office:value="90" calcext:value-type="float">
            <text:p>90</text:p>
          </table:table-cell>
          <table:table-cell table:style-name="ce1" table:formula="of:=BITOR([.E97];[.F97])" office:value-type="float" office:value="235" calcext:value-type="float">
            <text:p>235</text:p>
          </table:table-cell>
          <table:table-cell table:style-name="ce2" table:formula="of:=CONCATENATE(&quot;0x&quot;;DEC2HEX([.G97];2);DEC2HEX([.H97];2))" office:value-type="string" office:string-value="0x5AEB" calcext:value-type="string">
            <text:p>0x5AEB</text:p>
          </table:table-cell>
          <table:table-cell table:style-name="ce2" table:formula="of:=CONCATENATE(&quot;0x&quot;;DEC2HEX([.H97];2);DEC2HEX([.G97];2))" office:value-type="string" office:string-value="0xEB5A" calcext:value-type="string">
            <text:p>0xEB5A</text:p>
          </table:table-cell>
          <table:table-cell table:formula="of:=CONCATENATE(&quot;case &quot;;[.A97];&quot;: return &quot;;[.I97];&quot;;&quot;)" office:value-type="string" office:string-value="case 95: return 0x5AEB;" calcext:value-type="string">
            <text:p>case 95: return 0x5AEB;</text:p>
          </table:table-cell>
          <table:table-cell table:formula="of:=CONCATENATE([.I97];&quot;,&quot;)" office:value-type="string" office:string-value="0x5AEB," calcext:value-type="string">
            <text:p>0x5AEB,</text:p>
          </table:table-cell>
          <table:table-cell table:style-name="ce2" table:formula="of:=CONCATENATE(&quot;0x&quot;;DEC2HEX([.G97];2);&quot;,&quot;)" office:value-type="string" office:string-value="0x5A," calcext:value-type="string">
            <text:p>0x5A,</text:p>
          </table:table-cell>
          <table:table-cell table:style-name="ce2" table:formula="of:=CONCATENATE(&quot;0x&quot;;DEC2HEX([.H97];2);&quot;,&quot;)" office:value-type="string" office:string-value="0xEB," calcext:value-type="string">
            <text:p>0xEB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8])" office:value-type="string" office:string-value="60" calcext:value-type="string">
            <text:p>60</text:p>
          </table:table-cell>
          <table:table-cell table:style-name="ce1" table:formula="of:=BITAND([.A98]; 248)" office:value-type="float" office:value="96" calcext:value-type="float">
            <text:p>96</text:p>
          </table:table-cell>
          <table:table-cell table:style-name="ce1" table:formula="of:=BITRSHIFT([.A98]; 5)" office:value-type="float" office:value="3" calcext:value-type="float">
            <text:p>3</text:p>
          </table:table-cell>
          <table:table-cell table:style-name="ce1" table:formula="of:=BITAND(BITLSHIFT([.A98]; 3); 224)" office:value-type="float" office:value="0" calcext:value-type="float">
            <text:p>0</text:p>
          </table:table-cell>
          <table:table-cell table:style-name="ce1" table:formula="of:=BITAND(BITRSHIFT([.A98]; 3); 31)" office:value-type="float" office:value="12" calcext:value-type="float">
            <text:p>12</text:p>
          </table:table-cell>
          <table:table-cell table:style-name="ce1" table:formula="of:=BITOR([.C98];[.D98])" office:value-type="float" office:value="99" calcext:value-type="float">
            <text:p>99</text:p>
          </table:table-cell>
          <table:table-cell table:style-name="ce1" table:formula="of:=BITOR([.E98];[.F98])" office:value-type="float" office:value="12" calcext:value-type="float">
            <text:p>12</text:p>
          </table:table-cell>
          <table:table-cell table:style-name="ce2" table:formula="of:=CONCATENATE(&quot;0x&quot;;DEC2HEX([.G98];2);DEC2HEX([.H98];2))" office:value-type="string" office:string-value="0x630C" calcext:value-type="string">
            <text:p>0x630C</text:p>
          </table:table-cell>
          <table:table-cell table:style-name="ce2" table:formula="of:=CONCATENATE(&quot;0x&quot;;DEC2HEX([.H98];2);DEC2HEX([.G98];2))" office:value-type="string" office:string-value="0x0C63" calcext:value-type="string">
            <text:p>0x0C63</text:p>
          </table:table-cell>
          <table:table-cell table:formula="of:=CONCATENATE(&quot;case &quot;;[.A98];&quot;: return &quot;;[.I98];&quot;;&quot;)" office:value-type="string" office:string-value="case 96: return 0x630C;" calcext:value-type="string">
            <text:p>case 96: return 0x630C;</text:p>
          </table:table-cell>
          <table:table-cell table:formula="of:=CONCATENATE([.I98];&quot;,&quot;)" office:value-type="string" office:string-value="0x630C," calcext:value-type="string">
            <text:p>0x630C,</text:p>
          </table:table-cell>
          <table:table-cell table:style-name="ce2" table:formula="of:=CONCATENATE(&quot;0x&quot;;DEC2HEX([.G98];2);&quot;,&quot;)" office:value-type="string" office:string-value="0x63," calcext:value-type="string">
            <text:p>0x63,</text:p>
          </table:table-cell>
          <table:table-cell table:style-name="ce2" table:formula="of:=CONCATENATE(&quot;0x&quot;;DEC2HEX([.H98];2);&quot;,&quot;)" office:value-type="string" office:string-value="0x0C," calcext:value-type="string">
            <text:p>0x0C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9])" office:value-type="string" office:string-value="61" calcext:value-type="string">
            <text:p>61</text:p>
          </table:table-cell>
          <table:table-cell table:style-name="ce1" table:formula="of:=BITAND([.A99]; 248)" office:value-type="float" office:value="96" calcext:value-type="float">
            <text:p>96</text:p>
          </table:table-cell>
          <table:table-cell table:style-name="ce1" table:formula="of:=BITRSHIFT([.A99]; 5)" office:value-type="float" office:value="3" calcext:value-type="float">
            <text:p>3</text:p>
          </table:table-cell>
          <table:table-cell table:style-name="ce1" table:formula="of:=BITAND(BITLSHIFT([.A99]; 3); 224)" office:value-type="float" office:value="0" calcext:value-type="float">
            <text:p>0</text:p>
          </table:table-cell>
          <table:table-cell table:style-name="ce1" table:formula="of:=BITAND(BITRSHIFT([.A99]; 3); 31)" office:value-type="float" office:value="12" calcext:value-type="float">
            <text:p>12</text:p>
          </table:table-cell>
          <table:table-cell table:style-name="ce1" table:formula="of:=BITOR([.C99];[.D99])" office:value-type="float" office:value="99" calcext:value-type="float">
            <text:p>99</text:p>
          </table:table-cell>
          <table:table-cell table:style-name="ce1" table:formula="of:=BITOR([.E99];[.F99])" office:value-type="float" office:value="12" calcext:value-type="float">
            <text:p>12</text:p>
          </table:table-cell>
          <table:table-cell table:style-name="ce2" table:formula="of:=CONCATENATE(&quot;0x&quot;;DEC2HEX([.G99];2);DEC2HEX([.H99];2))" office:value-type="string" office:string-value="0x630C" calcext:value-type="string">
            <text:p>0x630C</text:p>
          </table:table-cell>
          <table:table-cell table:style-name="ce2" table:formula="of:=CONCATENATE(&quot;0x&quot;;DEC2HEX([.H99];2);DEC2HEX([.G99];2))" office:value-type="string" office:string-value="0x0C63" calcext:value-type="string">
            <text:p>0x0C63</text:p>
          </table:table-cell>
          <table:table-cell table:formula="of:=CONCATENATE(&quot;case &quot;;[.A99];&quot;: return &quot;;[.I99];&quot;;&quot;)" office:value-type="string" office:string-value="case 97: return 0x630C;" calcext:value-type="string">
            <text:p>case 97: return 0x630C;</text:p>
          </table:table-cell>
          <table:table-cell table:formula="of:=CONCATENATE([.I99];&quot;,&quot;)" office:value-type="string" office:string-value="0x630C," calcext:value-type="string">
            <text:p>0x630C,</text:p>
          </table:table-cell>
          <table:table-cell table:style-name="ce2" table:formula="of:=CONCATENATE(&quot;0x&quot;;DEC2HEX([.G99];2);&quot;,&quot;)" office:value-type="string" office:string-value="0x63," calcext:value-type="string">
            <text:p>0x63,</text:p>
          </table:table-cell>
          <table:table-cell table:style-name="ce2" table:formula="of:=CONCATENATE(&quot;0x&quot;;DEC2HEX([.H99];2);&quot;,&quot;)" office:value-type="string" office:string-value="0x0C," calcext:value-type="string">
            <text:p>0x0C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100])" office:value-type="string" office:string-value="62" calcext:value-type="string">
            <text:p>62</text:p>
          </table:table-cell>
          <table:table-cell table:style-name="ce1" table:formula="of:=BITAND([.A100]; 248)" office:value-type="float" office:value="96" calcext:value-type="float">
            <text:p>96</text:p>
          </table:table-cell>
          <table:table-cell table:style-name="ce1" table:formula="of:=BITRSHIFT([.A100]; 5)" office:value-type="float" office:value="3" calcext:value-type="float">
            <text:p>3</text:p>
          </table:table-cell>
          <table:table-cell table:style-name="ce1" table:formula="of:=BITAND(BITLSHIFT([.A100]; 3); 224)" office:value-type="float" office:value="0" calcext:value-type="float">
            <text:p>0</text:p>
          </table:table-cell>
          <table:table-cell table:style-name="ce1" table:formula="of:=BITAND(BITRSHIFT([.A100]; 3); 31)" office:value-type="float" office:value="12" calcext:value-type="float">
            <text:p>12</text:p>
          </table:table-cell>
          <table:table-cell table:style-name="ce1" table:formula="of:=BITOR([.C100];[.D100])" office:value-type="float" office:value="99" calcext:value-type="float">
            <text:p>99</text:p>
          </table:table-cell>
          <table:table-cell table:style-name="ce1" table:formula="of:=BITOR([.E100];[.F100])" office:value-type="float" office:value="12" calcext:value-type="float">
            <text:p>12</text:p>
          </table:table-cell>
          <table:table-cell table:style-name="ce2" table:formula="of:=CONCATENATE(&quot;0x&quot;;DEC2HEX([.G100];2);DEC2HEX([.H100];2))" office:value-type="string" office:string-value="0x630C" calcext:value-type="string">
            <text:p>0x630C</text:p>
          </table:table-cell>
          <table:table-cell table:style-name="ce2" table:formula="of:=CONCATENATE(&quot;0x&quot;;DEC2HEX([.H100];2);DEC2HEX([.G100];2))" office:value-type="string" office:string-value="0x0C63" calcext:value-type="string">
            <text:p>0x0C63</text:p>
          </table:table-cell>
          <table:table-cell table:formula="of:=CONCATENATE(&quot;case &quot;;[.A100];&quot;: return &quot;;[.I100];&quot;;&quot;)" office:value-type="string" office:string-value="case 98: return 0x630C;" calcext:value-type="string">
            <text:p>case 98: return 0x630C;</text:p>
          </table:table-cell>
          <table:table-cell table:formula="of:=CONCATENATE([.I100];&quot;,&quot;)" office:value-type="string" office:string-value="0x630C," calcext:value-type="string">
            <text:p>0x630C,</text:p>
          </table:table-cell>
          <table:table-cell table:style-name="ce2" table:formula="of:=CONCATENATE(&quot;0x&quot;;DEC2HEX([.G100];2);&quot;,&quot;)" office:value-type="string" office:string-value="0x63," calcext:value-type="string">
            <text:p>0x63,</text:p>
          </table:table-cell>
          <table:table-cell table:style-name="ce2" table:formula="of:=CONCATENATE(&quot;0x&quot;;DEC2HEX([.H100];2);&quot;,&quot;)" office:value-type="string" office:string-value="0x0C," calcext:value-type="string">
            <text:p>0x0C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1])" office:value-type="string" office:string-value="63" calcext:value-type="string">
            <text:p>63</text:p>
          </table:table-cell>
          <table:table-cell table:style-name="ce1" table:formula="of:=BITAND([.A101]; 248)" office:value-type="float" office:value="96" calcext:value-type="float">
            <text:p>96</text:p>
          </table:table-cell>
          <table:table-cell table:style-name="ce1" table:formula="of:=BITRSHIFT([.A101]; 5)" office:value-type="float" office:value="3" calcext:value-type="float">
            <text:p>3</text:p>
          </table:table-cell>
          <table:table-cell table:style-name="ce1" table:formula="of:=BITAND(BITLSHIFT([.A101]; 3); 224)" office:value-type="float" office:value="0" calcext:value-type="float">
            <text:p>0</text:p>
          </table:table-cell>
          <table:table-cell table:style-name="ce1" table:formula="of:=BITAND(BITRSHIFT([.A101]; 3); 31)" office:value-type="float" office:value="12" calcext:value-type="float">
            <text:p>12</text:p>
          </table:table-cell>
          <table:table-cell table:style-name="ce1" table:formula="of:=BITOR([.C101];[.D101])" office:value-type="float" office:value="99" calcext:value-type="float">
            <text:p>99</text:p>
          </table:table-cell>
          <table:table-cell table:style-name="ce1" table:formula="of:=BITOR([.E101];[.F101])" office:value-type="float" office:value="12" calcext:value-type="float">
            <text:p>12</text:p>
          </table:table-cell>
          <table:table-cell table:style-name="ce2" table:formula="of:=CONCATENATE(&quot;0x&quot;;DEC2HEX([.G101];2);DEC2HEX([.H101];2))" office:value-type="string" office:string-value="0x630C" calcext:value-type="string">
            <text:p>0x630C</text:p>
          </table:table-cell>
          <table:table-cell table:style-name="ce2" table:formula="of:=CONCATENATE(&quot;0x&quot;;DEC2HEX([.H101];2);DEC2HEX([.G101];2))" office:value-type="string" office:string-value="0x0C63" calcext:value-type="string">
            <text:p>0x0C63</text:p>
          </table:table-cell>
          <table:table-cell table:formula="of:=CONCATENATE(&quot;case &quot;;[.A101];&quot;: return &quot;;[.I101];&quot;;&quot;)" office:value-type="string" office:string-value="case 99: return 0x630C;" calcext:value-type="string">
            <text:p>case 99: return 0x630C;</text:p>
          </table:table-cell>
          <table:table-cell table:formula="of:=CONCATENATE([.I101];&quot;,&quot;)" office:value-type="string" office:string-value="0x630C," calcext:value-type="string">
            <text:p>0x630C,</text:p>
          </table:table-cell>
          <table:table-cell table:style-name="ce2" table:formula="of:=CONCATENATE(&quot;0x&quot;;DEC2HEX([.G101];2);&quot;,&quot;)" office:value-type="string" office:string-value="0x63," calcext:value-type="string">
            <text:p>0x63,</text:p>
          </table:table-cell>
          <table:table-cell table:style-name="ce2" table:formula="of:=CONCATENATE(&quot;0x&quot;;DEC2HEX([.H101];2);&quot;,&quot;)" office:value-type="string" office:string-value="0x0C," calcext:value-type="string">
            <text:p>0x0C,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2])" office:value-type="string" office:string-value="64" calcext:value-type="string">
            <text:p>64</text:p>
          </table:table-cell>
          <table:table-cell table:style-name="ce1" table:formula="of:=BITAND([.A102]; 248)" office:value-type="float" office:value="96" calcext:value-type="float">
            <text:p>96</text:p>
          </table:table-cell>
          <table:table-cell table:style-name="ce1" table:formula="of:=BITRSHIFT([.A102]; 5)" office:value-type="float" office:value="3" calcext:value-type="float">
            <text:p>3</text:p>
          </table:table-cell>
          <table:table-cell table:style-name="ce1" table:formula="of:=BITAND(BITLSHIFT([.A102]; 3); 224)" office:value-type="float" office:value="32" calcext:value-type="float">
            <text:p>32</text:p>
          </table:table-cell>
          <table:table-cell table:style-name="ce1" table:formula="of:=BITAND(BITRSHIFT([.A102]; 3); 31)" office:value-type="float" office:value="12" calcext:value-type="float">
            <text:p>12</text:p>
          </table:table-cell>
          <table:table-cell table:style-name="ce1" table:formula="of:=BITOR([.C102];[.D102])" office:value-type="float" office:value="99" calcext:value-type="float">
            <text:p>99</text:p>
          </table:table-cell>
          <table:table-cell table:style-name="ce1" table:formula="of:=BITOR([.E102];[.F102])" office:value-type="float" office:value="44" calcext:value-type="float">
            <text:p>44</text:p>
          </table:table-cell>
          <table:table-cell table:style-name="ce2" table:formula="of:=CONCATENATE(&quot;0x&quot;;DEC2HEX([.G102];2);DEC2HEX([.H102];2))" office:value-type="string" office:string-value="0x632C" calcext:value-type="string">
            <text:p>0x632C</text:p>
          </table:table-cell>
          <table:table-cell table:style-name="ce2" table:formula="of:=CONCATENATE(&quot;0x&quot;;DEC2HEX([.H102];2);DEC2HEX([.G102];2))" office:value-type="string" office:string-value="0x2C63" calcext:value-type="string">
            <text:p>0x2C63</text:p>
          </table:table-cell>
          <table:table-cell table:formula="of:=CONCATENATE(&quot;case &quot;;[.A102];&quot;: return &quot;;[.I102];&quot;;&quot;)" office:value-type="string" office:string-value="case 100: return 0x632C;" calcext:value-type="string">
            <text:p>case 100: return 0x632C;</text:p>
          </table:table-cell>
          <table:table-cell table:formula="of:=CONCATENATE([.I102];&quot;,&quot;)" office:value-type="string" office:string-value="0x632C," calcext:value-type="string">
            <text:p>0x632C,</text:p>
          </table:table-cell>
          <table:table-cell table:style-name="ce2" table:formula="of:=CONCATENATE(&quot;0x&quot;;DEC2HEX([.G102];2);&quot;,&quot;)" office:value-type="string" office:string-value="0x63," calcext:value-type="string">
            <text:p>0x63,</text:p>
          </table:table-cell>
          <table:table-cell table:style-name="ce2" table:formula="of:=CONCATENATE(&quot;0x&quot;;DEC2HEX([.H102];2);&quot;,&quot;)" office:value-type="string" office:string-value="0x2C," calcext:value-type="string">
            <text:p>0x2C,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3])" office:value-type="string" office:string-value="65" calcext:value-type="string">
            <text:p>65</text:p>
          </table:table-cell>
          <table:table-cell table:style-name="ce1" table:formula="of:=BITAND([.A103]; 248)" office:value-type="float" office:value="96" calcext:value-type="float">
            <text:p>96</text:p>
          </table:table-cell>
          <table:table-cell table:style-name="ce1" table:formula="of:=BITRSHIFT([.A103]; 5)" office:value-type="float" office:value="3" calcext:value-type="float">
            <text:p>3</text:p>
          </table:table-cell>
          <table:table-cell table:style-name="ce1" table:formula="of:=BITAND(BITLSHIFT([.A103]; 3); 224)" office:value-type="float" office:value="32" calcext:value-type="float">
            <text:p>32</text:p>
          </table:table-cell>
          <table:table-cell table:style-name="ce1" table:formula="of:=BITAND(BITRSHIFT([.A103]; 3); 31)" office:value-type="float" office:value="12" calcext:value-type="float">
            <text:p>12</text:p>
          </table:table-cell>
          <table:table-cell table:style-name="ce1" table:formula="of:=BITOR([.C103];[.D103])" office:value-type="float" office:value="99" calcext:value-type="float">
            <text:p>99</text:p>
          </table:table-cell>
          <table:table-cell table:style-name="ce1" table:formula="of:=BITOR([.E103];[.F103])" office:value-type="float" office:value="44" calcext:value-type="float">
            <text:p>44</text:p>
          </table:table-cell>
          <table:table-cell table:style-name="ce2" table:formula="of:=CONCATENATE(&quot;0x&quot;;DEC2HEX([.G103];2);DEC2HEX([.H103];2))" office:value-type="string" office:string-value="0x632C" calcext:value-type="string">
            <text:p>0x632C</text:p>
          </table:table-cell>
          <table:table-cell table:style-name="ce2" table:formula="of:=CONCATENATE(&quot;0x&quot;;DEC2HEX([.H103];2);DEC2HEX([.G103];2))" office:value-type="string" office:string-value="0x2C63" calcext:value-type="string">
            <text:p>0x2C63</text:p>
          </table:table-cell>
          <table:table-cell table:formula="of:=CONCATENATE(&quot;case &quot;;[.A103];&quot;: return &quot;;[.I103];&quot;;&quot;)" office:value-type="string" office:string-value="case 101: return 0x632C;" calcext:value-type="string">
            <text:p>case 101: return 0x632C;</text:p>
          </table:table-cell>
          <table:table-cell table:formula="of:=CONCATENATE([.I103];&quot;,&quot;)" office:value-type="string" office:string-value="0x632C," calcext:value-type="string">
            <text:p>0x632C,</text:p>
          </table:table-cell>
          <table:table-cell table:style-name="ce2" table:formula="of:=CONCATENATE(&quot;0x&quot;;DEC2HEX([.G103];2);&quot;,&quot;)" office:value-type="string" office:string-value="0x63," calcext:value-type="string">
            <text:p>0x63,</text:p>
          </table:table-cell>
          <table:table-cell table:style-name="ce2" table:formula="of:=CONCATENATE(&quot;0x&quot;;DEC2HEX([.H103];2);&quot;,&quot;)" office:value-type="string" office:string-value="0x2C," calcext:value-type="string">
            <text:p>0x2C,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4])" office:value-type="string" office:string-value="66" calcext:value-type="string">
            <text:p>66</text:p>
          </table:table-cell>
          <table:table-cell table:style-name="ce1" table:formula="of:=BITAND([.A104]; 248)" office:value-type="float" office:value="96" calcext:value-type="float">
            <text:p>96</text:p>
          </table:table-cell>
          <table:table-cell table:style-name="ce1" table:formula="of:=BITRSHIFT([.A104]; 5)" office:value-type="float" office:value="3" calcext:value-type="float">
            <text:p>3</text:p>
          </table:table-cell>
          <table:table-cell table:style-name="ce1" table:formula="of:=BITAND(BITLSHIFT([.A104]; 3); 224)" office:value-type="float" office:value="32" calcext:value-type="float">
            <text:p>32</text:p>
          </table:table-cell>
          <table:table-cell table:style-name="ce1" table:formula="of:=BITAND(BITRSHIFT([.A104]; 3); 31)" office:value-type="float" office:value="12" calcext:value-type="float">
            <text:p>12</text:p>
          </table:table-cell>
          <table:table-cell table:style-name="ce1" table:formula="of:=BITOR([.C104];[.D104])" office:value-type="float" office:value="99" calcext:value-type="float">
            <text:p>99</text:p>
          </table:table-cell>
          <table:table-cell table:style-name="ce1" table:formula="of:=BITOR([.E104];[.F104])" office:value-type="float" office:value="44" calcext:value-type="float">
            <text:p>44</text:p>
          </table:table-cell>
          <table:table-cell table:style-name="ce2" table:formula="of:=CONCATENATE(&quot;0x&quot;;DEC2HEX([.G104];2);DEC2HEX([.H104];2))" office:value-type="string" office:string-value="0x632C" calcext:value-type="string">
            <text:p>0x632C</text:p>
          </table:table-cell>
          <table:table-cell table:style-name="ce2" table:formula="of:=CONCATENATE(&quot;0x&quot;;DEC2HEX([.H104];2);DEC2HEX([.G104];2))" office:value-type="string" office:string-value="0x2C63" calcext:value-type="string">
            <text:p>0x2C63</text:p>
          </table:table-cell>
          <table:table-cell table:formula="of:=CONCATENATE(&quot;case &quot;;[.A104];&quot;: return &quot;;[.I104];&quot;;&quot;)" office:value-type="string" office:string-value="case 102: return 0x632C;" calcext:value-type="string">
            <text:p>case 102: return 0x632C;</text:p>
          </table:table-cell>
          <table:table-cell table:formula="of:=CONCATENATE([.I104];&quot;,&quot;)" office:value-type="string" office:string-value="0x632C," calcext:value-type="string">
            <text:p>0x632C,</text:p>
          </table:table-cell>
          <table:table-cell table:style-name="ce2" table:formula="of:=CONCATENATE(&quot;0x&quot;;DEC2HEX([.G104];2);&quot;,&quot;)" office:value-type="string" office:string-value="0x63," calcext:value-type="string">
            <text:p>0x63,</text:p>
          </table:table-cell>
          <table:table-cell table:style-name="ce2" table:formula="of:=CONCATENATE(&quot;0x&quot;;DEC2HEX([.H104];2);&quot;,&quot;)" office:value-type="string" office:string-value="0x2C," calcext:value-type="string">
            <text:p>0x2C,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5])" office:value-type="string" office:string-value="67" calcext:value-type="string">
            <text:p>67</text:p>
          </table:table-cell>
          <table:table-cell table:style-name="ce1" table:formula="of:=BITAND([.A105]; 248)" office:value-type="float" office:value="96" calcext:value-type="float">
            <text:p>96</text:p>
          </table:table-cell>
          <table:table-cell table:style-name="ce1" table:formula="of:=BITRSHIFT([.A105]; 5)" office:value-type="float" office:value="3" calcext:value-type="float">
            <text:p>3</text:p>
          </table:table-cell>
          <table:table-cell table:style-name="ce1" table:formula="of:=BITAND(BITLSHIFT([.A105]; 3); 224)" office:value-type="float" office:value="32" calcext:value-type="float">
            <text:p>32</text:p>
          </table:table-cell>
          <table:table-cell table:style-name="ce1" table:formula="of:=BITAND(BITRSHIFT([.A105]; 3); 31)" office:value-type="float" office:value="12" calcext:value-type="float">
            <text:p>12</text:p>
          </table:table-cell>
          <table:table-cell table:style-name="ce1" table:formula="of:=BITOR([.C105];[.D105])" office:value-type="float" office:value="99" calcext:value-type="float">
            <text:p>99</text:p>
          </table:table-cell>
          <table:table-cell table:style-name="ce1" table:formula="of:=BITOR([.E105];[.F105])" office:value-type="float" office:value="44" calcext:value-type="float">
            <text:p>44</text:p>
          </table:table-cell>
          <table:table-cell table:style-name="ce2" table:formula="of:=CONCATENATE(&quot;0x&quot;;DEC2HEX([.G105];2);DEC2HEX([.H105];2))" office:value-type="string" office:string-value="0x632C" calcext:value-type="string">
            <text:p>0x632C</text:p>
          </table:table-cell>
          <table:table-cell table:style-name="ce2" table:formula="of:=CONCATENATE(&quot;0x&quot;;DEC2HEX([.H105];2);DEC2HEX([.G105];2))" office:value-type="string" office:string-value="0x2C63" calcext:value-type="string">
            <text:p>0x2C63</text:p>
          </table:table-cell>
          <table:table-cell table:formula="of:=CONCATENATE(&quot;case &quot;;[.A105];&quot;: return &quot;;[.I105];&quot;;&quot;)" office:value-type="string" office:string-value="case 103: return 0x632C;" calcext:value-type="string">
            <text:p>case 103: return 0x632C;</text:p>
          </table:table-cell>
          <table:table-cell table:formula="of:=CONCATENATE([.I105];&quot;,&quot;)" office:value-type="string" office:string-value="0x632C," calcext:value-type="string">
            <text:p>0x632C,</text:p>
          </table:table-cell>
          <table:table-cell table:style-name="ce2" table:formula="of:=CONCATENATE(&quot;0x&quot;;DEC2HEX([.G105];2);&quot;,&quot;)" office:value-type="string" office:string-value="0x63," calcext:value-type="string">
            <text:p>0x63,</text:p>
          </table:table-cell>
          <table:table-cell table:style-name="ce2" table:formula="of:=CONCATENATE(&quot;0x&quot;;DEC2HEX([.H105];2);&quot;,&quot;)" office:value-type="string" office:string-value="0x2C," calcext:value-type="string">
            <text:p>0x2C,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6])" office:value-type="string" office:string-value="68" calcext:value-type="string">
            <text:p>68</text:p>
          </table:table-cell>
          <table:table-cell table:style-name="ce1" table:formula="of:=BITAND([.A106]; 248)" office:value-type="float" office:value="104" calcext:value-type="float">
            <text:p>104</text:p>
          </table:table-cell>
          <table:table-cell table:style-name="ce1" table:formula="of:=BITRSHIFT([.A106]; 5)" office:value-type="float" office:value="3" calcext:value-type="float">
            <text:p>3</text:p>
          </table:table-cell>
          <table:table-cell table:style-name="ce1" table:formula="of:=BITAND(BITLSHIFT([.A106]; 3); 224)" office:value-type="float" office:value="64" calcext:value-type="float">
            <text:p>64</text:p>
          </table:table-cell>
          <table:table-cell table:style-name="ce1" table:formula="of:=BITAND(BITRSHIFT([.A106]; 3); 31)" office:value-type="float" office:value="13" calcext:value-type="float">
            <text:p>13</text:p>
          </table:table-cell>
          <table:table-cell table:style-name="ce1" table:formula="of:=BITOR([.C106];[.D106])" office:value-type="float" office:value="107" calcext:value-type="float">
            <text:p>107</text:p>
          </table:table-cell>
          <table:table-cell table:style-name="ce1" table:formula="of:=BITOR([.E106];[.F106])" office:value-type="float" office:value="77" calcext:value-type="float">
            <text:p>77</text:p>
          </table:table-cell>
          <table:table-cell table:style-name="ce2" table:formula="of:=CONCATENATE(&quot;0x&quot;;DEC2HEX([.G106];2);DEC2HEX([.H106];2))" office:value-type="string" office:string-value="0x6B4D" calcext:value-type="string">
            <text:p>0x6B4D</text:p>
          </table:table-cell>
          <table:table-cell table:style-name="ce2" table:formula="of:=CONCATENATE(&quot;0x&quot;;DEC2HEX([.H106];2);DEC2HEX([.G106];2))" office:value-type="string" office:string-value="0x4D6B" calcext:value-type="string">
            <text:p>0x4D6B</text:p>
          </table:table-cell>
          <table:table-cell table:formula="of:=CONCATENATE(&quot;case &quot;;[.A106];&quot;: return &quot;;[.I106];&quot;;&quot;)" office:value-type="string" office:string-value="case 104: return 0x6B4D;" calcext:value-type="string">
            <text:p>case 104: return 0x6B4D;</text:p>
          </table:table-cell>
          <table:table-cell table:formula="of:=CONCATENATE([.I106];&quot;,&quot;)" office:value-type="string" office:string-value="0x6B4D," calcext:value-type="string">
            <text:p>0x6B4D,</text:p>
          </table:table-cell>
          <table:table-cell table:style-name="ce2" table:formula="of:=CONCATENATE(&quot;0x&quot;;DEC2HEX([.G106];2);&quot;,&quot;)" office:value-type="string" office:string-value="0x6B," calcext:value-type="string">
            <text:p>0x6B,</text:p>
          </table:table-cell>
          <table:table-cell table:style-name="ce2" table:formula="of:=CONCATENATE(&quot;0x&quot;;DEC2HEX([.H106];2);&quot;,&quot;)" office:value-type="string" office:string-value="0x4D," calcext:value-type="string">
            <text:p>0x4D,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7])" office:value-type="string" office:string-value="69" calcext:value-type="string">
            <text:p>69</text:p>
          </table:table-cell>
          <table:table-cell table:style-name="ce1" table:formula="of:=BITAND([.A107]; 248)" office:value-type="float" office:value="104" calcext:value-type="float">
            <text:p>104</text:p>
          </table:table-cell>
          <table:table-cell table:style-name="ce1" table:formula="of:=BITRSHIFT([.A107]; 5)" office:value-type="float" office:value="3" calcext:value-type="float">
            <text:p>3</text:p>
          </table:table-cell>
          <table:table-cell table:style-name="ce1" table:formula="of:=BITAND(BITLSHIFT([.A107]; 3); 224)" office:value-type="float" office:value="64" calcext:value-type="float">
            <text:p>64</text:p>
          </table:table-cell>
          <table:table-cell table:style-name="ce1" table:formula="of:=BITAND(BITRSHIFT([.A107]; 3); 31)" office:value-type="float" office:value="13" calcext:value-type="float">
            <text:p>13</text:p>
          </table:table-cell>
          <table:table-cell table:style-name="ce1" table:formula="of:=BITOR([.C107];[.D107])" office:value-type="float" office:value="107" calcext:value-type="float">
            <text:p>107</text:p>
          </table:table-cell>
          <table:table-cell table:style-name="ce1" table:formula="of:=BITOR([.E107];[.F107])" office:value-type="float" office:value="77" calcext:value-type="float">
            <text:p>77</text:p>
          </table:table-cell>
          <table:table-cell table:style-name="ce2" table:formula="of:=CONCATENATE(&quot;0x&quot;;DEC2HEX([.G107];2);DEC2HEX([.H107];2))" office:value-type="string" office:string-value="0x6B4D" calcext:value-type="string">
            <text:p>0x6B4D</text:p>
          </table:table-cell>
          <table:table-cell table:style-name="ce2" table:formula="of:=CONCATENATE(&quot;0x&quot;;DEC2HEX([.H107];2);DEC2HEX([.G107];2))" office:value-type="string" office:string-value="0x4D6B" calcext:value-type="string">
            <text:p>0x4D6B</text:p>
          </table:table-cell>
          <table:table-cell table:formula="of:=CONCATENATE(&quot;case &quot;;[.A107];&quot;: return &quot;;[.I107];&quot;;&quot;)" office:value-type="string" office:string-value="case 105: return 0x6B4D;" calcext:value-type="string">
            <text:p>case 105: return 0x6B4D;</text:p>
          </table:table-cell>
          <table:table-cell table:formula="of:=CONCATENATE([.I107];&quot;,&quot;)" office:value-type="string" office:string-value="0x6B4D," calcext:value-type="string">
            <text:p>0x6B4D,</text:p>
          </table:table-cell>
          <table:table-cell table:style-name="ce2" table:formula="of:=CONCATENATE(&quot;0x&quot;;DEC2HEX([.G107];2);&quot;,&quot;)" office:value-type="string" office:string-value="0x6B," calcext:value-type="string">
            <text:p>0x6B,</text:p>
          </table:table-cell>
          <table:table-cell table:style-name="ce2" table:formula="of:=CONCATENATE(&quot;0x&quot;;DEC2HEX([.H107];2);&quot;,&quot;)" office:value-type="string" office:string-value="0x4D," calcext:value-type="string">
            <text:p>0x4D,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8])" office:value-type="string" office:string-value="6A" calcext:value-type="string">
            <text:p>6A</text:p>
          </table:table-cell>
          <table:table-cell table:style-name="ce1" table:formula="of:=BITAND([.A108]; 248)" office:value-type="float" office:value="104" calcext:value-type="float">
            <text:p>104</text:p>
          </table:table-cell>
          <table:table-cell table:style-name="ce1" table:formula="of:=BITRSHIFT([.A108]; 5)" office:value-type="float" office:value="3" calcext:value-type="float">
            <text:p>3</text:p>
          </table:table-cell>
          <table:table-cell table:style-name="ce1" table:formula="of:=BITAND(BITLSHIFT([.A108]; 3); 224)" office:value-type="float" office:value="64" calcext:value-type="float">
            <text:p>64</text:p>
          </table:table-cell>
          <table:table-cell table:style-name="ce1" table:formula="of:=BITAND(BITRSHIFT([.A108]; 3); 31)" office:value-type="float" office:value="13" calcext:value-type="float">
            <text:p>13</text:p>
          </table:table-cell>
          <table:table-cell table:style-name="ce1" table:formula="of:=BITOR([.C108];[.D108])" office:value-type="float" office:value="107" calcext:value-type="float">
            <text:p>107</text:p>
          </table:table-cell>
          <table:table-cell table:style-name="ce1" table:formula="of:=BITOR([.E108];[.F108])" office:value-type="float" office:value="77" calcext:value-type="float">
            <text:p>77</text:p>
          </table:table-cell>
          <table:table-cell table:style-name="ce2" table:formula="of:=CONCATENATE(&quot;0x&quot;;DEC2HEX([.G108];2);DEC2HEX([.H108];2))" office:value-type="string" office:string-value="0x6B4D" calcext:value-type="string">
            <text:p>0x6B4D</text:p>
          </table:table-cell>
          <table:table-cell table:style-name="ce2" table:formula="of:=CONCATENATE(&quot;0x&quot;;DEC2HEX([.H108];2);DEC2HEX([.G108];2))" office:value-type="string" office:string-value="0x4D6B" calcext:value-type="string">
            <text:p>0x4D6B</text:p>
          </table:table-cell>
          <table:table-cell table:formula="of:=CONCATENATE(&quot;case &quot;;[.A108];&quot;: return &quot;;[.I108];&quot;;&quot;)" office:value-type="string" office:string-value="case 106: return 0x6B4D;" calcext:value-type="string">
            <text:p>case 106: return 0x6B4D;</text:p>
          </table:table-cell>
          <table:table-cell table:formula="of:=CONCATENATE([.I108];&quot;,&quot;)" office:value-type="string" office:string-value="0x6B4D," calcext:value-type="string">
            <text:p>0x6B4D,</text:p>
          </table:table-cell>
          <table:table-cell table:style-name="ce2" table:formula="of:=CONCATENATE(&quot;0x&quot;;DEC2HEX([.G108];2);&quot;,&quot;)" office:value-type="string" office:string-value="0x6B," calcext:value-type="string">
            <text:p>0x6B,</text:p>
          </table:table-cell>
          <table:table-cell table:style-name="ce2" table:formula="of:=CONCATENATE(&quot;0x&quot;;DEC2HEX([.H108];2);&quot;,&quot;)" office:value-type="string" office:string-value="0x4D," calcext:value-type="string">
            <text:p>0x4D,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9])" office:value-type="string" office:string-value="6B" calcext:value-type="string">
            <text:p>6B</text:p>
          </table:table-cell>
          <table:table-cell table:style-name="ce1" table:formula="of:=BITAND([.A109]; 248)" office:value-type="float" office:value="104" calcext:value-type="float">
            <text:p>104</text:p>
          </table:table-cell>
          <table:table-cell table:style-name="ce1" table:formula="of:=BITRSHIFT([.A109]; 5)" office:value-type="float" office:value="3" calcext:value-type="float">
            <text:p>3</text:p>
          </table:table-cell>
          <table:table-cell table:style-name="ce1" table:formula="of:=BITAND(BITLSHIFT([.A109]; 3); 224)" office:value-type="float" office:value="64" calcext:value-type="float">
            <text:p>64</text:p>
          </table:table-cell>
          <table:table-cell table:style-name="ce1" table:formula="of:=BITAND(BITRSHIFT([.A109]; 3); 31)" office:value-type="float" office:value="13" calcext:value-type="float">
            <text:p>13</text:p>
          </table:table-cell>
          <table:table-cell table:style-name="ce1" table:formula="of:=BITOR([.C109];[.D109])" office:value-type="float" office:value="107" calcext:value-type="float">
            <text:p>107</text:p>
          </table:table-cell>
          <table:table-cell table:style-name="ce1" table:formula="of:=BITOR([.E109];[.F109])" office:value-type="float" office:value="77" calcext:value-type="float">
            <text:p>77</text:p>
          </table:table-cell>
          <table:table-cell table:style-name="ce2" table:formula="of:=CONCATENATE(&quot;0x&quot;;DEC2HEX([.G109];2);DEC2HEX([.H109];2))" office:value-type="string" office:string-value="0x6B4D" calcext:value-type="string">
            <text:p>0x6B4D</text:p>
          </table:table-cell>
          <table:table-cell table:style-name="ce2" table:formula="of:=CONCATENATE(&quot;0x&quot;;DEC2HEX([.H109];2);DEC2HEX([.G109];2))" office:value-type="string" office:string-value="0x4D6B" calcext:value-type="string">
            <text:p>0x4D6B</text:p>
          </table:table-cell>
          <table:table-cell table:formula="of:=CONCATENATE(&quot;case &quot;;[.A109];&quot;: return &quot;;[.I109];&quot;;&quot;)" office:value-type="string" office:string-value="case 107: return 0x6B4D;" calcext:value-type="string">
            <text:p>case 107: return 0x6B4D;</text:p>
          </table:table-cell>
          <table:table-cell table:formula="of:=CONCATENATE([.I109];&quot;,&quot;)" office:value-type="string" office:string-value="0x6B4D," calcext:value-type="string">
            <text:p>0x6B4D,</text:p>
          </table:table-cell>
          <table:table-cell table:style-name="ce2" table:formula="of:=CONCATENATE(&quot;0x&quot;;DEC2HEX([.G109];2);&quot;,&quot;)" office:value-type="string" office:string-value="0x6B," calcext:value-type="string">
            <text:p>0x6B,</text:p>
          </table:table-cell>
          <table:table-cell table:style-name="ce2" table:formula="of:=CONCATENATE(&quot;0x&quot;;DEC2HEX([.H109];2);&quot;,&quot;)" office:value-type="string" office:string-value="0x4D," calcext:value-type="string">
            <text:p>0x4D,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10])" office:value-type="string" office:string-value="6C" calcext:value-type="string">
            <text:p>6C</text:p>
          </table:table-cell>
          <table:table-cell table:style-name="ce1" table:formula="of:=BITAND([.A110]; 248)" office:value-type="float" office:value="104" calcext:value-type="float">
            <text:p>104</text:p>
          </table:table-cell>
          <table:table-cell table:style-name="ce1" table:formula="of:=BITRSHIFT([.A110]; 5)" office:value-type="float" office:value="3" calcext:value-type="float">
            <text:p>3</text:p>
          </table:table-cell>
          <table:table-cell table:style-name="ce1" table:formula="of:=BITAND(BITLSHIFT([.A110]; 3); 224)" office:value-type="float" office:value="96" calcext:value-type="float">
            <text:p>96</text:p>
          </table:table-cell>
          <table:table-cell table:style-name="ce1" table:formula="of:=BITAND(BITRSHIFT([.A110]; 3); 31)" office:value-type="float" office:value="13" calcext:value-type="float">
            <text:p>13</text:p>
          </table:table-cell>
          <table:table-cell table:style-name="ce1" table:formula="of:=BITOR([.C110];[.D110])" office:value-type="float" office:value="107" calcext:value-type="float">
            <text:p>107</text:p>
          </table:table-cell>
          <table:table-cell table:style-name="ce1" table:formula="of:=BITOR([.E110];[.F110])" office:value-type="float" office:value="109" calcext:value-type="float">
            <text:p>109</text:p>
          </table:table-cell>
          <table:table-cell table:style-name="ce2" table:formula="of:=CONCATENATE(&quot;0x&quot;;DEC2HEX([.G110];2);DEC2HEX([.H110];2))" office:value-type="string" office:string-value="0x6B6D" calcext:value-type="string">
            <text:p>0x6B6D</text:p>
          </table:table-cell>
          <table:table-cell table:style-name="ce2" table:formula="of:=CONCATENATE(&quot;0x&quot;;DEC2HEX([.H110];2);DEC2HEX([.G110];2))" office:value-type="string" office:string-value="0x6D6B" calcext:value-type="string">
            <text:p>0x6D6B</text:p>
          </table:table-cell>
          <table:table-cell table:formula="of:=CONCATENATE(&quot;case &quot;;[.A110];&quot;: return &quot;;[.I110];&quot;;&quot;)" office:value-type="string" office:string-value="case 108: return 0x6B6D;" calcext:value-type="string">
            <text:p>case 108: return 0x6B6D;</text:p>
          </table:table-cell>
          <table:table-cell table:formula="of:=CONCATENATE([.I110];&quot;,&quot;)" office:value-type="string" office:string-value="0x6B6D," calcext:value-type="string">
            <text:p>0x6B6D,</text:p>
          </table:table-cell>
          <table:table-cell table:style-name="ce2" table:formula="of:=CONCATENATE(&quot;0x&quot;;DEC2HEX([.G110];2);&quot;,&quot;)" office:value-type="string" office:string-value="0x6B," calcext:value-type="string">
            <text:p>0x6B,</text:p>
          </table:table-cell>
          <table:table-cell table:style-name="ce2" table:formula="of:=CONCATENATE(&quot;0x&quot;;DEC2HEX([.H110];2);&quot;,&quot;)" office:value-type="string" office:string-value="0x6D," calcext:value-type="string">
            <text:p>0x6D,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1])" office:value-type="string" office:string-value="6D" calcext:value-type="string">
            <text:p>6D</text:p>
          </table:table-cell>
          <table:table-cell table:style-name="ce1" table:formula="of:=BITAND([.A111]; 248)" office:value-type="float" office:value="104" calcext:value-type="float">
            <text:p>104</text:p>
          </table:table-cell>
          <table:table-cell table:style-name="ce1" table:formula="of:=BITRSHIFT([.A111]; 5)" office:value-type="float" office:value="3" calcext:value-type="float">
            <text:p>3</text:p>
          </table:table-cell>
          <table:table-cell table:style-name="ce1" table:formula="of:=BITAND(BITLSHIFT([.A111]; 3); 224)" office:value-type="float" office:value="96" calcext:value-type="float">
            <text:p>96</text:p>
          </table:table-cell>
          <table:table-cell table:style-name="ce1" table:formula="of:=BITAND(BITRSHIFT([.A111]; 3); 31)" office:value-type="float" office:value="13" calcext:value-type="float">
            <text:p>13</text:p>
          </table:table-cell>
          <table:table-cell table:style-name="ce1" table:formula="of:=BITOR([.C111];[.D111])" office:value-type="float" office:value="107" calcext:value-type="float">
            <text:p>107</text:p>
          </table:table-cell>
          <table:table-cell table:style-name="ce1" table:formula="of:=BITOR([.E111];[.F111])" office:value-type="float" office:value="109" calcext:value-type="float">
            <text:p>109</text:p>
          </table:table-cell>
          <table:table-cell table:style-name="ce2" table:formula="of:=CONCATENATE(&quot;0x&quot;;DEC2HEX([.G111];2);DEC2HEX([.H111];2))" office:value-type="string" office:string-value="0x6B6D" calcext:value-type="string">
            <text:p>0x6B6D</text:p>
          </table:table-cell>
          <table:table-cell table:style-name="ce2" table:formula="of:=CONCATENATE(&quot;0x&quot;;DEC2HEX([.H111];2);DEC2HEX([.G111];2))" office:value-type="string" office:string-value="0x6D6B" calcext:value-type="string">
            <text:p>0x6D6B</text:p>
          </table:table-cell>
          <table:table-cell table:formula="of:=CONCATENATE(&quot;case &quot;;[.A111];&quot;: return &quot;;[.I111];&quot;;&quot;)" office:value-type="string" office:string-value="case 109: return 0x6B6D;" calcext:value-type="string">
            <text:p>case 109: return 0x6B6D;</text:p>
          </table:table-cell>
          <table:table-cell table:formula="of:=CONCATENATE([.I111];&quot;,&quot;)" office:value-type="string" office:string-value="0x6B6D," calcext:value-type="string">
            <text:p>0x6B6D,</text:p>
          </table:table-cell>
          <table:table-cell table:style-name="ce2" table:formula="of:=CONCATENATE(&quot;0x&quot;;DEC2HEX([.G111];2);&quot;,&quot;)" office:value-type="string" office:string-value="0x6B," calcext:value-type="string">
            <text:p>0x6B,</text:p>
          </table:table-cell>
          <table:table-cell table:style-name="ce2" table:formula="of:=CONCATENATE(&quot;0x&quot;;DEC2HEX([.H111];2);&quot;,&quot;)" office:value-type="string" office:string-value="0x6D," calcext:value-type="string">
            <text:p>0x6D,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2])" office:value-type="string" office:string-value="6E" calcext:value-type="string">
            <text:p>6E</text:p>
          </table:table-cell>
          <table:table-cell table:style-name="ce1" table:formula="of:=BITAND([.A112]; 248)" office:value-type="float" office:value="104" calcext:value-type="float">
            <text:p>104</text:p>
          </table:table-cell>
          <table:table-cell table:style-name="ce1" table:formula="of:=BITRSHIFT([.A112]; 5)" office:value-type="float" office:value="3" calcext:value-type="float">
            <text:p>3</text:p>
          </table:table-cell>
          <table:table-cell table:style-name="ce1" table:formula="of:=BITAND(BITLSHIFT([.A112]; 3); 224)" office:value-type="float" office:value="96" calcext:value-type="float">
            <text:p>96</text:p>
          </table:table-cell>
          <table:table-cell table:style-name="ce1" table:formula="of:=BITAND(BITRSHIFT([.A112]; 3); 31)" office:value-type="float" office:value="13" calcext:value-type="float">
            <text:p>13</text:p>
          </table:table-cell>
          <table:table-cell table:style-name="ce1" table:formula="of:=BITOR([.C112];[.D112])" office:value-type="float" office:value="107" calcext:value-type="float">
            <text:p>107</text:p>
          </table:table-cell>
          <table:table-cell table:style-name="ce1" table:formula="of:=BITOR([.E112];[.F112])" office:value-type="float" office:value="109" calcext:value-type="float">
            <text:p>109</text:p>
          </table:table-cell>
          <table:table-cell table:style-name="ce2" table:formula="of:=CONCATENATE(&quot;0x&quot;;DEC2HEX([.G112];2);DEC2HEX([.H112];2))" office:value-type="string" office:string-value="0x6B6D" calcext:value-type="string">
            <text:p>0x6B6D</text:p>
          </table:table-cell>
          <table:table-cell table:style-name="ce2" table:formula="of:=CONCATENATE(&quot;0x&quot;;DEC2HEX([.H112];2);DEC2HEX([.G112];2))" office:value-type="string" office:string-value="0x6D6B" calcext:value-type="string">
            <text:p>0x6D6B</text:p>
          </table:table-cell>
          <table:table-cell table:formula="of:=CONCATENATE(&quot;case &quot;;[.A112];&quot;: return &quot;;[.I112];&quot;;&quot;)" office:value-type="string" office:string-value="case 110: return 0x6B6D;" calcext:value-type="string">
            <text:p>case 110: return 0x6B6D;</text:p>
          </table:table-cell>
          <table:table-cell table:formula="of:=CONCATENATE([.I112];&quot;,&quot;)" office:value-type="string" office:string-value="0x6B6D," calcext:value-type="string">
            <text:p>0x6B6D,</text:p>
          </table:table-cell>
          <table:table-cell table:style-name="ce2" table:formula="of:=CONCATENATE(&quot;0x&quot;;DEC2HEX([.G112];2);&quot;,&quot;)" office:value-type="string" office:string-value="0x6B," calcext:value-type="string">
            <text:p>0x6B,</text:p>
          </table:table-cell>
          <table:table-cell table:style-name="ce2" table:formula="of:=CONCATENATE(&quot;0x&quot;;DEC2HEX([.H112];2);&quot;,&quot;)" office:value-type="string" office:string-value="0x6D," calcext:value-type="string">
            <text:p>0x6D,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3])" office:value-type="string" office:string-value="6F" calcext:value-type="string">
            <text:p>6F</text:p>
          </table:table-cell>
          <table:table-cell table:style-name="ce1" table:formula="of:=BITAND([.A113]; 248)" office:value-type="float" office:value="104" calcext:value-type="float">
            <text:p>104</text:p>
          </table:table-cell>
          <table:table-cell table:style-name="ce1" table:formula="of:=BITRSHIFT([.A113]; 5)" office:value-type="float" office:value="3" calcext:value-type="float">
            <text:p>3</text:p>
          </table:table-cell>
          <table:table-cell table:style-name="ce1" table:formula="of:=BITAND(BITLSHIFT([.A113]; 3); 224)" office:value-type="float" office:value="96" calcext:value-type="float">
            <text:p>96</text:p>
          </table:table-cell>
          <table:table-cell table:style-name="ce1" table:formula="of:=BITAND(BITRSHIFT([.A113]; 3); 31)" office:value-type="float" office:value="13" calcext:value-type="float">
            <text:p>13</text:p>
          </table:table-cell>
          <table:table-cell table:style-name="ce1" table:formula="of:=BITOR([.C113];[.D113])" office:value-type="float" office:value="107" calcext:value-type="float">
            <text:p>107</text:p>
          </table:table-cell>
          <table:table-cell table:style-name="ce1" table:formula="of:=BITOR([.E113];[.F113])" office:value-type="float" office:value="109" calcext:value-type="float">
            <text:p>109</text:p>
          </table:table-cell>
          <table:table-cell table:style-name="ce2" table:formula="of:=CONCATENATE(&quot;0x&quot;;DEC2HEX([.G113];2);DEC2HEX([.H113];2))" office:value-type="string" office:string-value="0x6B6D" calcext:value-type="string">
            <text:p>0x6B6D</text:p>
          </table:table-cell>
          <table:table-cell table:style-name="ce2" table:formula="of:=CONCATENATE(&quot;0x&quot;;DEC2HEX([.H113];2);DEC2HEX([.G113];2))" office:value-type="string" office:string-value="0x6D6B" calcext:value-type="string">
            <text:p>0x6D6B</text:p>
          </table:table-cell>
          <table:table-cell table:formula="of:=CONCATENATE(&quot;case &quot;;[.A113];&quot;: return &quot;;[.I113];&quot;;&quot;)" office:value-type="string" office:string-value="case 111: return 0x6B6D;" calcext:value-type="string">
            <text:p>case 111: return 0x6B6D;</text:p>
          </table:table-cell>
          <table:table-cell table:formula="of:=CONCATENATE([.I113];&quot;,&quot;)" office:value-type="string" office:string-value="0x6B6D," calcext:value-type="string">
            <text:p>0x6B6D,</text:p>
          </table:table-cell>
          <table:table-cell table:style-name="ce2" table:formula="of:=CONCATENATE(&quot;0x&quot;;DEC2HEX([.G113];2);&quot;,&quot;)" office:value-type="string" office:string-value="0x6B," calcext:value-type="string">
            <text:p>0x6B,</text:p>
          </table:table-cell>
          <table:table-cell table:style-name="ce2" table:formula="of:=CONCATENATE(&quot;0x&quot;;DEC2HEX([.H113];2);&quot;,&quot;)" office:value-type="string" office:string-value="0x6D," calcext:value-type="string">
            <text:p>0x6D,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4])" office:value-type="string" office:string-value="70" calcext:value-type="string">
            <text:p>70</text:p>
          </table:table-cell>
          <table:table-cell table:style-name="ce1" table:formula="of:=BITAND([.A114]; 248)" office:value-type="float" office:value="112" calcext:value-type="float">
            <text:p>112</text:p>
          </table:table-cell>
          <table:table-cell table:style-name="ce1" table:formula="of:=BITRSHIFT([.A114]; 5)" office:value-type="float" office:value="3" calcext:value-type="float">
            <text:p>3</text:p>
          </table:table-cell>
          <table:table-cell table:style-name="ce1" table:formula="of:=BITAND(BITLSHIFT([.A114]; 3); 224)" office:value-type="float" office:value="128" calcext:value-type="float">
            <text:p>128</text:p>
          </table:table-cell>
          <table:table-cell table:style-name="ce1" table:formula="of:=BITAND(BITRSHIFT([.A114]; 3); 31)" office:value-type="float" office:value="14" calcext:value-type="float">
            <text:p>14</text:p>
          </table:table-cell>
          <table:table-cell table:style-name="ce1" table:formula="of:=BITOR([.C114];[.D114])" office:value-type="float" office:value="115" calcext:value-type="float">
            <text:p>115</text:p>
          </table:table-cell>
          <table:table-cell table:style-name="ce1" table:formula="of:=BITOR([.E114];[.F114])" office:value-type="float" office:value="142" calcext:value-type="float">
            <text:p>142</text:p>
          </table:table-cell>
          <table:table-cell table:style-name="ce2" table:formula="of:=CONCATENATE(&quot;0x&quot;;DEC2HEX([.G114];2);DEC2HEX([.H114];2))" office:value-type="string" office:string-value="0x738E" calcext:value-type="string">
            <text:p>0x738E</text:p>
          </table:table-cell>
          <table:table-cell table:style-name="ce2" table:formula="of:=CONCATENATE(&quot;0x&quot;;DEC2HEX([.H114];2);DEC2HEX([.G114];2))" office:value-type="string" office:string-value="0x8E73" calcext:value-type="string">
            <text:p>0x8E73</text:p>
          </table:table-cell>
          <table:table-cell table:formula="of:=CONCATENATE(&quot;case &quot;;[.A114];&quot;: return &quot;;[.I114];&quot;;&quot;)" office:value-type="string" office:string-value="case 112: return 0x738E;" calcext:value-type="string">
            <text:p>case 112: return 0x738E;</text:p>
          </table:table-cell>
          <table:table-cell table:formula="of:=CONCATENATE([.I114];&quot;,&quot;)" office:value-type="string" office:string-value="0x738E," calcext:value-type="string">
            <text:p>0x738E,</text:p>
          </table:table-cell>
          <table:table-cell table:style-name="ce2" table:formula="of:=CONCATENATE(&quot;0x&quot;;DEC2HEX([.G114];2);&quot;,&quot;)" office:value-type="string" office:string-value="0x73," calcext:value-type="string">
            <text:p>0x73,</text:p>
          </table:table-cell>
          <table:table-cell table:style-name="ce2" table:formula="of:=CONCATENATE(&quot;0x&quot;;DEC2HEX([.H114];2);&quot;,&quot;)" office:value-type="string" office:string-value="0x8E," calcext:value-type="string">
            <text:p>0x8E,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5])" office:value-type="string" office:string-value="71" calcext:value-type="string">
            <text:p>71</text:p>
          </table:table-cell>
          <table:table-cell table:style-name="ce1" table:formula="of:=BITAND([.A115]; 248)" office:value-type="float" office:value="112" calcext:value-type="float">
            <text:p>112</text:p>
          </table:table-cell>
          <table:table-cell table:style-name="ce1" table:formula="of:=BITRSHIFT([.A115]; 5)" office:value-type="float" office:value="3" calcext:value-type="float">
            <text:p>3</text:p>
          </table:table-cell>
          <table:table-cell table:style-name="ce1" table:formula="of:=BITAND(BITLSHIFT([.A115]; 3); 224)" office:value-type="float" office:value="128" calcext:value-type="float">
            <text:p>128</text:p>
          </table:table-cell>
          <table:table-cell table:style-name="ce1" table:formula="of:=BITAND(BITRSHIFT([.A115]; 3); 31)" office:value-type="float" office:value="14" calcext:value-type="float">
            <text:p>14</text:p>
          </table:table-cell>
          <table:table-cell table:style-name="ce1" table:formula="of:=BITOR([.C115];[.D115])" office:value-type="float" office:value="115" calcext:value-type="float">
            <text:p>115</text:p>
          </table:table-cell>
          <table:table-cell table:style-name="ce1" table:formula="of:=BITOR([.E115];[.F115])" office:value-type="float" office:value="142" calcext:value-type="float">
            <text:p>142</text:p>
          </table:table-cell>
          <table:table-cell table:style-name="ce2" table:formula="of:=CONCATENATE(&quot;0x&quot;;DEC2HEX([.G115];2);DEC2HEX([.H115];2))" office:value-type="string" office:string-value="0x738E" calcext:value-type="string">
            <text:p>0x738E</text:p>
          </table:table-cell>
          <table:table-cell table:style-name="ce2" table:formula="of:=CONCATENATE(&quot;0x&quot;;DEC2HEX([.H115];2);DEC2HEX([.G115];2))" office:value-type="string" office:string-value="0x8E73" calcext:value-type="string">
            <text:p>0x8E73</text:p>
          </table:table-cell>
          <table:table-cell table:formula="of:=CONCATENATE(&quot;case &quot;;[.A115];&quot;: return &quot;;[.I115];&quot;;&quot;)" office:value-type="string" office:string-value="case 113: return 0x738E;" calcext:value-type="string">
            <text:p>case 113: return 0x738E;</text:p>
          </table:table-cell>
          <table:table-cell table:formula="of:=CONCATENATE([.I115];&quot;,&quot;)" office:value-type="string" office:string-value="0x738E," calcext:value-type="string">
            <text:p>0x738E,</text:p>
          </table:table-cell>
          <table:table-cell table:style-name="ce2" table:formula="of:=CONCATENATE(&quot;0x&quot;;DEC2HEX([.G115];2);&quot;,&quot;)" office:value-type="string" office:string-value="0x73," calcext:value-type="string">
            <text:p>0x73,</text:p>
          </table:table-cell>
          <table:table-cell table:style-name="ce2" table:formula="of:=CONCATENATE(&quot;0x&quot;;DEC2HEX([.H115];2);&quot;,&quot;)" office:value-type="string" office:string-value="0x8E," calcext:value-type="string">
            <text:p>0x8E,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6])" office:value-type="string" office:string-value="72" calcext:value-type="string">
            <text:p>72</text:p>
          </table:table-cell>
          <table:table-cell table:style-name="ce1" table:formula="of:=BITAND([.A116]; 248)" office:value-type="float" office:value="112" calcext:value-type="float">
            <text:p>112</text:p>
          </table:table-cell>
          <table:table-cell table:style-name="ce1" table:formula="of:=BITRSHIFT([.A116]; 5)" office:value-type="float" office:value="3" calcext:value-type="float">
            <text:p>3</text:p>
          </table:table-cell>
          <table:table-cell table:style-name="ce1" table:formula="of:=BITAND(BITLSHIFT([.A116]; 3); 224)" office:value-type="float" office:value="128" calcext:value-type="float">
            <text:p>128</text:p>
          </table:table-cell>
          <table:table-cell table:style-name="ce1" table:formula="of:=BITAND(BITRSHIFT([.A116]; 3); 31)" office:value-type="float" office:value="14" calcext:value-type="float">
            <text:p>14</text:p>
          </table:table-cell>
          <table:table-cell table:style-name="ce1" table:formula="of:=BITOR([.C116];[.D116])" office:value-type="float" office:value="115" calcext:value-type="float">
            <text:p>115</text:p>
          </table:table-cell>
          <table:table-cell table:style-name="ce1" table:formula="of:=BITOR([.E116];[.F116])" office:value-type="float" office:value="142" calcext:value-type="float">
            <text:p>142</text:p>
          </table:table-cell>
          <table:table-cell table:style-name="ce2" table:formula="of:=CONCATENATE(&quot;0x&quot;;DEC2HEX([.G116];2);DEC2HEX([.H116];2))" office:value-type="string" office:string-value="0x738E" calcext:value-type="string">
            <text:p>0x738E</text:p>
          </table:table-cell>
          <table:table-cell table:style-name="ce2" table:formula="of:=CONCATENATE(&quot;0x&quot;;DEC2HEX([.H116];2);DEC2HEX([.G116];2))" office:value-type="string" office:string-value="0x8E73" calcext:value-type="string">
            <text:p>0x8E73</text:p>
          </table:table-cell>
          <table:table-cell table:formula="of:=CONCATENATE(&quot;case &quot;;[.A116];&quot;: return &quot;;[.I116];&quot;;&quot;)" office:value-type="string" office:string-value="case 114: return 0x738E;" calcext:value-type="string">
            <text:p>case 114: return 0x738E;</text:p>
          </table:table-cell>
          <table:table-cell table:formula="of:=CONCATENATE([.I116];&quot;,&quot;)" office:value-type="string" office:string-value="0x738E," calcext:value-type="string">
            <text:p>0x738E,</text:p>
          </table:table-cell>
          <table:table-cell table:style-name="ce2" table:formula="of:=CONCATENATE(&quot;0x&quot;;DEC2HEX([.G116];2);&quot;,&quot;)" office:value-type="string" office:string-value="0x73," calcext:value-type="string">
            <text:p>0x73,</text:p>
          </table:table-cell>
          <table:table-cell table:style-name="ce2" table:formula="of:=CONCATENATE(&quot;0x&quot;;DEC2HEX([.H116];2);&quot;,&quot;)" office:value-type="string" office:string-value="0x8E," calcext:value-type="string">
            <text:p>0x8E,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7])" office:value-type="string" office:string-value="73" calcext:value-type="string">
            <text:p>73</text:p>
          </table:table-cell>
          <table:table-cell table:style-name="ce1" table:formula="of:=BITAND([.A117]; 248)" office:value-type="float" office:value="112" calcext:value-type="float">
            <text:p>112</text:p>
          </table:table-cell>
          <table:table-cell table:style-name="ce1" table:formula="of:=BITRSHIFT([.A117]; 5)" office:value-type="float" office:value="3" calcext:value-type="float">
            <text:p>3</text:p>
          </table:table-cell>
          <table:table-cell table:style-name="ce1" table:formula="of:=BITAND(BITLSHIFT([.A117]; 3); 224)" office:value-type="float" office:value="128" calcext:value-type="float">
            <text:p>128</text:p>
          </table:table-cell>
          <table:table-cell table:style-name="ce1" table:formula="of:=BITAND(BITRSHIFT([.A117]; 3); 31)" office:value-type="float" office:value="14" calcext:value-type="float">
            <text:p>14</text:p>
          </table:table-cell>
          <table:table-cell table:style-name="ce1" table:formula="of:=BITOR([.C117];[.D117])" office:value-type="float" office:value="115" calcext:value-type="float">
            <text:p>115</text:p>
          </table:table-cell>
          <table:table-cell table:style-name="ce1" table:formula="of:=BITOR([.E117];[.F117])" office:value-type="float" office:value="142" calcext:value-type="float">
            <text:p>142</text:p>
          </table:table-cell>
          <table:table-cell table:style-name="ce2" table:formula="of:=CONCATENATE(&quot;0x&quot;;DEC2HEX([.G117];2);DEC2HEX([.H117];2))" office:value-type="string" office:string-value="0x738E" calcext:value-type="string">
            <text:p>0x738E</text:p>
          </table:table-cell>
          <table:table-cell table:style-name="ce2" table:formula="of:=CONCATENATE(&quot;0x&quot;;DEC2HEX([.H117];2);DEC2HEX([.G117];2))" office:value-type="string" office:string-value="0x8E73" calcext:value-type="string">
            <text:p>0x8E73</text:p>
          </table:table-cell>
          <table:table-cell table:formula="of:=CONCATENATE(&quot;case &quot;;[.A117];&quot;: return &quot;;[.I117];&quot;;&quot;)" office:value-type="string" office:string-value="case 115: return 0x738E;" calcext:value-type="string">
            <text:p>case 115: return 0x738E;</text:p>
          </table:table-cell>
          <table:table-cell table:formula="of:=CONCATENATE([.I117];&quot;,&quot;)" office:value-type="string" office:string-value="0x738E," calcext:value-type="string">
            <text:p>0x738E,</text:p>
          </table:table-cell>
          <table:table-cell table:style-name="ce2" table:formula="of:=CONCATENATE(&quot;0x&quot;;DEC2HEX([.G117];2);&quot;,&quot;)" office:value-type="string" office:string-value="0x73," calcext:value-type="string">
            <text:p>0x73,</text:p>
          </table:table-cell>
          <table:table-cell table:style-name="ce2" table:formula="of:=CONCATENATE(&quot;0x&quot;;DEC2HEX([.H117];2);&quot;,&quot;)" office:value-type="string" office:string-value="0x8E," calcext:value-type="string">
            <text:p>0x8E,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8])" office:value-type="string" office:string-value="74" calcext:value-type="string">
            <text:p>74</text:p>
          </table:table-cell>
          <table:table-cell table:style-name="ce1" table:formula="of:=BITAND([.A118]; 248)" office:value-type="float" office:value="112" calcext:value-type="float">
            <text:p>112</text:p>
          </table:table-cell>
          <table:table-cell table:style-name="ce1" table:formula="of:=BITRSHIFT([.A118]; 5)" office:value-type="float" office:value="3" calcext:value-type="float">
            <text:p>3</text:p>
          </table:table-cell>
          <table:table-cell table:style-name="ce1" table:formula="of:=BITAND(BITLSHIFT([.A118]; 3); 224)" office:value-type="float" office:value="160" calcext:value-type="float">
            <text:p>160</text:p>
          </table:table-cell>
          <table:table-cell table:style-name="ce1" table:formula="of:=BITAND(BITRSHIFT([.A118]; 3); 31)" office:value-type="float" office:value="14" calcext:value-type="float">
            <text:p>14</text:p>
          </table:table-cell>
          <table:table-cell table:style-name="ce1" table:formula="of:=BITOR([.C118];[.D118])" office:value-type="float" office:value="115" calcext:value-type="float">
            <text:p>115</text:p>
          </table:table-cell>
          <table:table-cell table:style-name="ce1" table:formula="of:=BITOR([.E118];[.F118])" office:value-type="float" office:value="174" calcext:value-type="float">
            <text:p>174</text:p>
          </table:table-cell>
          <table:table-cell table:style-name="ce2" table:formula="of:=CONCATENATE(&quot;0x&quot;;DEC2HEX([.G118];2);DEC2HEX([.H118];2))" office:value-type="string" office:string-value="0x73AE" calcext:value-type="string">
            <text:p>0x73AE</text:p>
          </table:table-cell>
          <table:table-cell table:style-name="ce2" table:formula="of:=CONCATENATE(&quot;0x&quot;;DEC2HEX([.H118];2);DEC2HEX([.G118];2))" office:value-type="string" office:string-value="0xAE73" calcext:value-type="string">
            <text:p>0xAE73</text:p>
          </table:table-cell>
          <table:table-cell table:formula="of:=CONCATENATE(&quot;case &quot;;[.A118];&quot;: return &quot;;[.I118];&quot;;&quot;)" office:value-type="string" office:string-value="case 116: return 0x73AE;" calcext:value-type="string">
            <text:p>case 116: return 0x73AE;</text:p>
          </table:table-cell>
          <table:table-cell table:formula="of:=CONCATENATE([.I118];&quot;,&quot;)" office:value-type="string" office:string-value="0x73AE," calcext:value-type="string">
            <text:p>0x73AE,</text:p>
          </table:table-cell>
          <table:table-cell table:style-name="ce2" table:formula="of:=CONCATENATE(&quot;0x&quot;;DEC2HEX([.G118];2);&quot;,&quot;)" office:value-type="string" office:string-value="0x73," calcext:value-type="string">
            <text:p>0x73,</text:p>
          </table:table-cell>
          <table:table-cell table:style-name="ce2" table:formula="of:=CONCATENATE(&quot;0x&quot;;DEC2HEX([.H118];2);&quot;,&quot;)" office:value-type="string" office:string-value="0xAE," calcext:value-type="string">
            <text:p>0xAE,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9])" office:value-type="string" office:string-value="75" calcext:value-type="string">
            <text:p>75</text:p>
          </table:table-cell>
          <table:table-cell table:style-name="ce1" table:formula="of:=BITAND([.A119]; 248)" office:value-type="float" office:value="112" calcext:value-type="float">
            <text:p>112</text:p>
          </table:table-cell>
          <table:table-cell table:style-name="ce1" table:formula="of:=BITRSHIFT([.A119]; 5)" office:value-type="float" office:value="3" calcext:value-type="float">
            <text:p>3</text:p>
          </table:table-cell>
          <table:table-cell table:style-name="ce1" table:formula="of:=BITAND(BITLSHIFT([.A119]; 3); 224)" office:value-type="float" office:value="160" calcext:value-type="float">
            <text:p>160</text:p>
          </table:table-cell>
          <table:table-cell table:style-name="ce1" table:formula="of:=BITAND(BITRSHIFT([.A119]; 3); 31)" office:value-type="float" office:value="14" calcext:value-type="float">
            <text:p>14</text:p>
          </table:table-cell>
          <table:table-cell table:style-name="ce1" table:formula="of:=BITOR([.C119];[.D119])" office:value-type="float" office:value="115" calcext:value-type="float">
            <text:p>115</text:p>
          </table:table-cell>
          <table:table-cell table:style-name="ce1" table:formula="of:=BITOR([.E119];[.F119])" office:value-type="float" office:value="174" calcext:value-type="float">
            <text:p>174</text:p>
          </table:table-cell>
          <table:table-cell table:style-name="ce2" table:formula="of:=CONCATENATE(&quot;0x&quot;;DEC2HEX([.G119];2);DEC2HEX([.H119];2))" office:value-type="string" office:string-value="0x73AE" calcext:value-type="string">
            <text:p>0x73AE</text:p>
          </table:table-cell>
          <table:table-cell table:style-name="ce2" table:formula="of:=CONCATENATE(&quot;0x&quot;;DEC2HEX([.H119];2);DEC2HEX([.G119];2))" office:value-type="string" office:string-value="0xAE73" calcext:value-type="string">
            <text:p>0xAE73</text:p>
          </table:table-cell>
          <table:table-cell table:formula="of:=CONCATENATE(&quot;case &quot;;[.A119];&quot;: return &quot;;[.I119];&quot;;&quot;)" office:value-type="string" office:string-value="case 117: return 0x73AE;" calcext:value-type="string">
            <text:p>case 117: return 0x73AE;</text:p>
          </table:table-cell>
          <table:table-cell table:formula="of:=CONCATENATE([.I119];&quot;,&quot;)" office:value-type="string" office:string-value="0x73AE," calcext:value-type="string">
            <text:p>0x73AE,</text:p>
          </table:table-cell>
          <table:table-cell table:style-name="ce2" table:formula="of:=CONCATENATE(&quot;0x&quot;;DEC2HEX([.G119];2);&quot;,&quot;)" office:value-type="string" office:string-value="0x73," calcext:value-type="string">
            <text:p>0x73,</text:p>
          </table:table-cell>
          <table:table-cell table:style-name="ce2" table:formula="of:=CONCATENATE(&quot;0x&quot;;DEC2HEX([.H119];2);&quot;,&quot;)" office:value-type="string" office:string-value="0xAE," calcext:value-type="string">
            <text:p>0xAE,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20])" office:value-type="string" office:string-value="76" calcext:value-type="string">
            <text:p>76</text:p>
          </table:table-cell>
          <table:table-cell table:style-name="ce1" table:formula="of:=BITAND([.A120]; 248)" office:value-type="float" office:value="112" calcext:value-type="float">
            <text:p>112</text:p>
          </table:table-cell>
          <table:table-cell table:style-name="ce1" table:formula="of:=BITRSHIFT([.A120]; 5)" office:value-type="float" office:value="3" calcext:value-type="float">
            <text:p>3</text:p>
          </table:table-cell>
          <table:table-cell table:style-name="ce1" table:formula="of:=BITAND(BITLSHIFT([.A120]; 3); 224)" office:value-type="float" office:value="160" calcext:value-type="float">
            <text:p>160</text:p>
          </table:table-cell>
          <table:table-cell table:style-name="ce1" table:formula="of:=BITAND(BITRSHIFT([.A120]; 3); 31)" office:value-type="float" office:value="14" calcext:value-type="float">
            <text:p>14</text:p>
          </table:table-cell>
          <table:table-cell table:style-name="ce1" table:formula="of:=BITOR([.C120];[.D120])" office:value-type="float" office:value="115" calcext:value-type="float">
            <text:p>115</text:p>
          </table:table-cell>
          <table:table-cell table:style-name="ce1" table:formula="of:=BITOR([.E120];[.F120])" office:value-type="float" office:value="174" calcext:value-type="float">
            <text:p>174</text:p>
          </table:table-cell>
          <table:table-cell table:style-name="ce2" table:formula="of:=CONCATENATE(&quot;0x&quot;;DEC2HEX([.G120];2);DEC2HEX([.H120];2))" office:value-type="string" office:string-value="0x73AE" calcext:value-type="string">
            <text:p>0x73AE</text:p>
          </table:table-cell>
          <table:table-cell table:style-name="ce2" table:formula="of:=CONCATENATE(&quot;0x&quot;;DEC2HEX([.H120];2);DEC2HEX([.G120];2))" office:value-type="string" office:string-value="0xAE73" calcext:value-type="string">
            <text:p>0xAE73</text:p>
          </table:table-cell>
          <table:table-cell table:formula="of:=CONCATENATE(&quot;case &quot;;[.A120];&quot;: return &quot;;[.I120];&quot;;&quot;)" office:value-type="string" office:string-value="case 118: return 0x73AE;" calcext:value-type="string">
            <text:p>case 118: return 0x73AE;</text:p>
          </table:table-cell>
          <table:table-cell table:formula="of:=CONCATENATE([.I120];&quot;,&quot;)" office:value-type="string" office:string-value="0x73AE," calcext:value-type="string">
            <text:p>0x73AE,</text:p>
          </table:table-cell>
          <table:table-cell table:style-name="ce2" table:formula="of:=CONCATENATE(&quot;0x&quot;;DEC2HEX([.G120];2);&quot;,&quot;)" office:value-type="string" office:string-value="0x73," calcext:value-type="string">
            <text:p>0x73,</text:p>
          </table:table-cell>
          <table:table-cell table:style-name="ce2" table:formula="of:=CONCATENATE(&quot;0x&quot;;DEC2HEX([.H120];2);&quot;,&quot;)" office:value-type="string" office:string-value="0xAE," calcext:value-type="string">
            <text:p>0xAE,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1])" office:value-type="string" office:string-value="77" calcext:value-type="string">
            <text:p>77</text:p>
          </table:table-cell>
          <table:table-cell table:style-name="ce1" table:formula="of:=BITAND([.A121]; 248)" office:value-type="float" office:value="112" calcext:value-type="float">
            <text:p>112</text:p>
          </table:table-cell>
          <table:table-cell table:style-name="ce1" table:formula="of:=BITRSHIFT([.A121]; 5)" office:value-type="float" office:value="3" calcext:value-type="float">
            <text:p>3</text:p>
          </table:table-cell>
          <table:table-cell table:style-name="ce1" table:formula="of:=BITAND(BITLSHIFT([.A121]; 3); 224)" office:value-type="float" office:value="160" calcext:value-type="float">
            <text:p>160</text:p>
          </table:table-cell>
          <table:table-cell table:style-name="ce1" table:formula="of:=BITAND(BITRSHIFT([.A121]; 3); 31)" office:value-type="float" office:value="14" calcext:value-type="float">
            <text:p>14</text:p>
          </table:table-cell>
          <table:table-cell table:style-name="ce1" table:formula="of:=BITOR([.C121];[.D121])" office:value-type="float" office:value="115" calcext:value-type="float">
            <text:p>115</text:p>
          </table:table-cell>
          <table:table-cell table:style-name="ce1" table:formula="of:=BITOR([.E121];[.F121])" office:value-type="float" office:value="174" calcext:value-type="float">
            <text:p>174</text:p>
          </table:table-cell>
          <table:table-cell table:style-name="ce2" table:formula="of:=CONCATENATE(&quot;0x&quot;;DEC2HEX([.G121];2);DEC2HEX([.H121];2))" office:value-type="string" office:string-value="0x73AE" calcext:value-type="string">
            <text:p>0x73AE</text:p>
          </table:table-cell>
          <table:table-cell table:style-name="ce2" table:formula="of:=CONCATENATE(&quot;0x&quot;;DEC2HEX([.H121];2);DEC2HEX([.G121];2))" office:value-type="string" office:string-value="0xAE73" calcext:value-type="string">
            <text:p>0xAE73</text:p>
          </table:table-cell>
          <table:table-cell table:formula="of:=CONCATENATE(&quot;case &quot;;[.A121];&quot;: return &quot;;[.I121];&quot;;&quot;)" office:value-type="string" office:string-value="case 119: return 0x73AE;" calcext:value-type="string">
            <text:p>case 119: return 0x73AE;</text:p>
          </table:table-cell>
          <table:table-cell table:formula="of:=CONCATENATE([.I121];&quot;,&quot;)" office:value-type="string" office:string-value="0x73AE," calcext:value-type="string">
            <text:p>0x73AE,</text:p>
          </table:table-cell>
          <table:table-cell table:style-name="ce2" table:formula="of:=CONCATENATE(&quot;0x&quot;;DEC2HEX([.G121];2);&quot;,&quot;)" office:value-type="string" office:string-value="0x73," calcext:value-type="string">
            <text:p>0x73,</text:p>
          </table:table-cell>
          <table:table-cell table:style-name="ce2" table:formula="of:=CONCATENATE(&quot;0x&quot;;DEC2HEX([.H121];2);&quot;,&quot;)" office:value-type="string" office:string-value="0xAE," calcext:value-type="string">
            <text:p>0xAE,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2])" office:value-type="string" office:string-value="78" calcext:value-type="string">
            <text:p>78</text:p>
          </table:table-cell>
          <table:table-cell table:style-name="ce1" table:formula="of:=BITAND([.A122]; 248)" office:value-type="float" office:value="120" calcext:value-type="float">
            <text:p>120</text:p>
          </table:table-cell>
          <table:table-cell table:style-name="ce1" table:formula="of:=BITRSHIFT([.A122]; 5)" office:value-type="float" office:value="3" calcext:value-type="float">
            <text:p>3</text:p>
          </table:table-cell>
          <table:table-cell table:style-name="ce1" table:formula="of:=BITAND(BITLSHIFT([.A122]; 3); 224)" office:value-type="float" office:value="192" calcext:value-type="float">
            <text:p>192</text:p>
          </table:table-cell>
          <table:table-cell table:style-name="ce1" table:formula="of:=BITAND(BITRSHIFT([.A122]; 3); 31)" office:value-type="float" office:value="15" calcext:value-type="float">
            <text:p>15</text:p>
          </table:table-cell>
          <table:table-cell table:style-name="ce1" table:formula="of:=BITOR([.C122];[.D122])" office:value-type="float" office:value="123" calcext:value-type="float">
            <text:p>123</text:p>
          </table:table-cell>
          <table:table-cell table:style-name="ce1" table:formula="of:=BITOR([.E122];[.F122])" office:value-type="float" office:value="207" calcext:value-type="float">
            <text:p>207</text:p>
          </table:table-cell>
          <table:table-cell table:style-name="ce2" table:formula="of:=CONCATENATE(&quot;0x&quot;;DEC2HEX([.G122];2);DEC2HEX([.H122];2))" office:value-type="string" office:string-value="0x7BCF" calcext:value-type="string">
            <text:p>0x7BCF</text:p>
          </table:table-cell>
          <table:table-cell table:style-name="ce2" table:formula="of:=CONCATENATE(&quot;0x&quot;;DEC2HEX([.H122];2);DEC2HEX([.G122];2))" office:value-type="string" office:string-value="0xCF7B" calcext:value-type="string">
            <text:p>0xCF7B</text:p>
          </table:table-cell>
          <table:table-cell table:formula="of:=CONCATENATE(&quot;case &quot;;[.A122];&quot;: return &quot;;[.I122];&quot;;&quot;)" office:value-type="string" office:string-value="case 120: return 0x7BCF;" calcext:value-type="string">
            <text:p>case 120: return 0x7BCF;</text:p>
          </table:table-cell>
          <table:table-cell table:formula="of:=CONCATENATE([.I122];&quot;,&quot;)" office:value-type="string" office:string-value="0x7BCF," calcext:value-type="string">
            <text:p>0x7BCF,</text:p>
          </table:table-cell>
          <table:table-cell table:style-name="ce2" table:formula="of:=CONCATENATE(&quot;0x&quot;;DEC2HEX([.G122];2);&quot;,&quot;)" office:value-type="string" office:string-value="0x7B," calcext:value-type="string">
            <text:p>0x7B,</text:p>
          </table:table-cell>
          <table:table-cell table:style-name="ce2" table:formula="of:=CONCATENATE(&quot;0x&quot;;DEC2HEX([.H122];2);&quot;,&quot;)" office:value-type="string" office:string-value="0xCF," calcext:value-type="string">
            <text:p>0xCF,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3])" office:value-type="string" office:string-value="79" calcext:value-type="string">
            <text:p>79</text:p>
          </table:table-cell>
          <table:table-cell table:style-name="ce1" table:formula="of:=BITAND([.A123]; 248)" office:value-type="float" office:value="120" calcext:value-type="float">
            <text:p>120</text:p>
          </table:table-cell>
          <table:table-cell table:style-name="ce1" table:formula="of:=BITRSHIFT([.A123]; 5)" office:value-type="float" office:value="3" calcext:value-type="float">
            <text:p>3</text:p>
          </table:table-cell>
          <table:table-cell table:style-name="ce1" table:formula="of:=BITAND(BITLSHIFT([.A123]; 3); 224)" office:value-type="float" office:value="192" calcext:value-type="float">
            <text:p>192</text:p>
          </table:table-cell>
          <table:table-cell table:style-name="ce1" table:formula="of:=BITAND(BITRSHIFT([.A123]; 3); 31)" office:value-type="float" office:value="15" calcext:value-type="float">
            <text:p>15</text:p>
          </table:table-cell>
          <table:table-cell table:style-name="ce1" table:formula="of:=BITOR([.C123];[.D123])" office:value-type="float" office:value="123" calcext:value-type="float">
            <text:p>123</text:p>
          </table:table-cell>
          <table:table-cell table:style-name="ce1" table:formula="of:=BITOR([.E123];[.F123])" office:value-type="float" office:value="207" calcext:value-type="float">
            <text:p>207</text:p>
          </table:table-cell>
          <table:table-cell table:style-name="ce2" table:formula="of:=CONCATENATE(&quot;0x&quot;;DEC2HEX([.G123];2);DEC2HEX([.H123];2))" office:value-type="string" office:string-value="0x7BCF" calcext:value-type="string">
            <text:p>0x7BCF</text:p>
          </table:table-cell>
          <table:table-cell table:style-name="ce2" table:formula="of:=CONCATENATE(&quot;0x&quot;;DEC2HEX([.H123];2);DEC2HEX([.G123];2))" office:value-type="string" office:string-value="0xCF7B" calcext:value-type="string">
            <text:p>0xCF7B</text:p>
          </table:table-cell>
          <table:table-cell table:formula="of:=CONCATENATE(&quot;case &quot;;[.A123];&quot;: return &quot;;[.I123];&quot;;&quot;)" office:value-type="string" office:string-value="case 121: return 0x7BCF;" calcext:value-type="string">
            <text:p>case 121: return 0x7BCF;</text:p>
          </table:table-cell>
          <table:table-cell table:formula="of:=CONCATENATE([.I123];&quot;,&quot;)" office:value-type="string" office:string-value="0x7BCF," calcext:value-type="string">
            <text:p>0x7BCF,</text:p>
          </table:table-cell>
          <table:table-cell table:style-name="ce2" table:formula="of:=CONCATENATE(&quot;0x&quot;;DEC2HEX([.G123];2);&quot;,&quot;)" office:value-type="string" office:string-value="0x7B," calcext:value-type="string">
            <text:p>0x7B,</text:p>
          </table:table-cell>
          <table:table-cell table:style-name="ce2" table:formula="of:=CONCATENATE(&quot;0x&quot;;DEC2HEX([.H123];2);&quot;,&quot;)" office:value-type="string" office:string-value="0xCF," calcext:value-type="string">
            <text:p>0xCF,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4])" office:value-type="string" office:string-value="7A" calcext:value-type="string">
            <text:p>7A</text:p>
          </table:table-cell>
          <table:table-cell table:style-name="ce1" table:formula="of:=BITAND([.A124]; 248)" office:value-type="float" office:value="120" calcext:value-type="float">
            <text:p>120</text:p>
          </table:table-cell>
          <table:table-cell table:style-name="ce1" table:formula="of:=BITRSHIFT([.A124]; 5)" office:value-type="float" office:value="3" calcext:value-type="float">
            <text:p>3</text:p>
          </table:table-cell>
          <table:table-cell table:style-name="ce1" table:formula="of:=BITAND(BITLSHIFT([.A124]; 3); 224)" office:value-type="float" office:value="192" calcext:value-type="float">
            <text:p>192</text:p>
          </table:table-cell>
          <table:table-cell table:style-name="ce1" table:formula="of:=BITAND(BITRSHIFT([.A124]; 3); 31)" office:value-type="float" office:value="15" calcext:value-type="float">
            <text:p>15</text:p>
          </table:table-cell>
          <table:table-cell table:style-name="ce1" table:formula="of:=BITOR([.C124];[.D124])" office:value-type="float" office:value="123" calcext:value-type="float">
            <text:p>123</text:p>
          </table:table-cell>
          <table:table-cell table:style-name="ce1" table:formula="of:=BITOR([.E124];[.F124])" office:value-type="float" office:value="207" calcext:value-type="float">
            <text:p>207</text:p>
          </table:table-cell>
          <table:table-cell table:style-name="ce2" table:formula="of:=CONCATENATE(&quot;0x&quot;;DEC2HEX([.G124];2);DEC2HEX([.H124];2))" office:value-type="string" office:string-value="0x7BCF" calcext:value-type="string">
            <text:p>0x7BCF</text:p>
          </table:table-cell>
          <table:table-cell table:style-name="ce2" table:formula="of:=CONCATENATE(&quot;0x&quot;;DEC2HEX([.H124];2);DEC2HEX([.G124];2))" office:value-type="string" office:string-value="0xCF7B" calcext:value-type="string">
            <text:p>0xCF7B</text:p>
          </table:table-cell>
          <table:table-cell table:formula="of:=CONCATENATE(&quot;case &quot;;[.A124];&quot;: return &quot;;[.I124];&quot;;&quot;)" office:value-type="string" office:string-value="case 122: return 0x7BCF;" calcext:value-type="string">
            <text:p>case 122: return 0x7BCF;</text:p>
          </table:table-cell>
          <table:table-cell table:formula="of:=CONCATENATE([.I124];&quot;,&quot;)" office:value-type="string" office:string-value="0x7BCF," calcext:value-type="string">
            <text:p>0x7BCF,</text:p>
          </table:table-cell>
          <table:table-cell table:style-name="ce2" table:formula="of:=CONCATENATE(&quot;0x&quot;;DEC2HEX([.G124];2);&quot;,&quot;)" office:value-type="string" office:string-value="0x7B," calcext:value-type="string">
            <text:p>0x7B,</text:p>
          </table:table-cell>
          <table:table-cell table:style-name="ce2" table:formula="of:=CONCATENATE(&quot;0x&quot;;DEC2HEX([.H124];2);&quot;,&quot;)" office:value-type="string" office:string-value="0xCF," calcext:value-type="string">
            <text:p>0xCF,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5])" office:value-type="string" office:string-value="7B" calcext:value-type="string">
            <text:p>7B</text:p>
          </table:table-cell>
          <table:table-cell table:style-name="ce1" table:formula="of:=BITAND([.A125]; 248)" office:value-type="float" office:value="120" calcext:value-type="float">
            <text:p>120</text:p>
          </table:table-cell>
          <table:table-cell table:style-name="ce1" table:formula="of:=BITRSHIFT([.A125]; 5)" office:value-type="float" office:value="3" calcext:value-type="float">
            <text:p>3</text:p>
          </table:table-cell>
          <table:table-cell table:style-name="ce1" table:formula="of:=BITAND(BITLSHIFT([.A125]; 3); 224)" office:value-type="float" office:value="192" calcext:value-type="float">
            <text:p>192</text:p>
          </table:table-cell>
          <table:table-cell table:style-name="ce1" table:formula="of:=BITAND(BITRSHIFT([.A125]; 3); 31)" office:value-type="float" office:value="15" calcext:value-type="float">
            <text:p>15</text:p>
          </table:table-cell>
          <table:table-cell table:style-name="ce1" table:formula="of:=BITOR([.C125];[.D125])" office:value-type="float" office:value="123" calcext:value-type="float">
            <text:p>123</text:p>
          </table:table-cell>
          <table:table-cell table:style-name="ce1" table:formula="of:=BITOR([.E125];[.F125])" office:value-type="float" office:value="207" calcext:value-type="float">
            <text:p>207</text:p>
          </table:table-cell>
          <table:table-cell table:style-name="ce2" table:formula="of:=CONCATENATE(&quot;0x&quot;;DEC2HEX([.G125];2);DEC2HEX([.H125];2))" office:value-type="string" office:string-value="0x7BCF" calcext:value-type="string">
            <text:p>0x7BCF</text:p>
          </table:table-cell>
          <table:table-cell table:style-name="ce2" table:formula="of:=CONCATENATE(&quot;0x&quot;;DEC2HEX([.H125];2);DEC2HEX([.G125];2))" office:value-type="string" office:string-value="0xCF7B" calcext:value-type="string">
            <text:p>0xCF7B</text:p>
          </table:table-cell>
          <table:table-cell table:formula="of:=CONCATENATE(&quot;case &quot;;[.A125];&quot;: return &quot;;[.I125];&quot;;&quot;)" office:value-type="string" office:string-value="case 123: return 0x7BCF;" calcext:value-type="string">
            <text:p>case 123: return 0x7BCF;</text:p>
          </table:table-cell>
          <table:table-cell table:formula="of:=CONCATENATE([.I125];&quot;,&quot;)" office:value-type="string" office:string-value="0x7BCF," calcext:value-type="string">
            <text:p>0x7BCF,</text:p>
          </table:table-cell>
          <table:table-cell table:style-name="ce2" table:formula="of:=CONCATENATE(&quot;0x&quot;;DEC2HEX([.G125];2);&quot;,&quot;)" office:value-type="string" office:string-value="0x7B," calcext:value-type="string">
            <text:p>0x7B,</text:p>
          </table:table-cell>
          <table:table-cell table:style-name="ce2" table:formula="of:=CONCATENATE(&quot;0x&quot;;DEC2HEX([.H125];2);&quot;,&quot;)" office:value-type="string" office:string-value="0xCF," calcext:value-type="string">
            <text:p>0xCF,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6])" office:value-type="string" office:string-value="7C" calcext:value-type="string">
            <text:p>7C</text:p>
          </table:table-cell>
          <table:table-cell table:style-name="ce1" table:formula="of:=BITAND([.A126]; 248)" office:value-type="float" office:value="120" calcext:value-type="float">
            <text:p>120</text:p>
          </table:table-cell>
          <table:table-cell table:style-name="ce1" table:formula="of:=BITRSHIFT([.A126]; 5)" office:value-type="float" office:value="3" calcext:value-type="float">
            <text:p>3</text:p>
          </table:table-cell>
          <table:table-cell table:style-name="ce1" table:formula="of:=BITAND(BITLSHIFT([.A126]; 3); 224)" office:value-type="float" office:value="224" calcext:value-type="float">
            <text:p>224</text:p>
          </table:table-cell>
          <table:table-cell table:style-name="ce1" table:formula="of:=BITAND(BITRSHIFT([.A126]; 3); 31)" office:value-type="float" office:value="15" calcext:value-type="float">
            <text:p>15</text:p>
          </table:table-cell>
          <table:table-cell table:style-name="ce1" table:formula="of:=BITOR([.C126];[.D126])" office:value-type="float" office:value="123" calcext:value-type="float">
            <text:p>123</text:p>
          </table:table-cell>
          <table:table-cell table:style-name="ce1" table:formula="of:=BITOR([.E126];[.F126])" office:value-type="float" office:value="239" calcext:value-type="float">
            <text:p>239</text:p>
          </table:table-cell>
          <table:table-cell table:style-name="ce2" table:formula="of:=CONCATENATE(&quot;0x&quot;;DEC2HEX([.G126];2);DEC2HEX([.H126];2))" office:value-type="string" office:string-value="0x7BEF" calcext:value-type="string">
            <text:p>0x7BEF</text:p>
          </table:table-cell>
          <table:table-cell table:style-name="ce2" table:formula="of:=CONCATENATE(&quot;0x&quot;;DEC2HEX([.H126];2);DEC2HEX([.G126];2))" office:value-type="string" office:string-value="0xEF7B" calcext:value-type="string">
            <text:p>0xEF7B</text:p>
          </table:table-cell>
          <table:table-cell table:formula="of:=CONCATENATE(&quot;case &quot;;[.A126];&quot;: return &quot;;[.I126];&quot;;&quot;)" office:value-type="string" office:string-value="case 124: return 0x7BEF;" calcext:value-type="string">
            <text:p>case 124: return 0x7BEF;</text:p>
          </table:table-cell>
          <table:table-cell table:formula="of:=CONCATENATE([.I126];&quot;,&quot;)" office:value-type="string" office:string-value="0x7BEF," calcext:value-type="string">
            <text:p>0x7BEF,</text:p>
          </table:table-cell>
          <table:table-cell table:style-name="ce2" table:formula="of:=CONCATENATE(&quot;0x&quot;;DEC2HEX([.G126];2);&quot;,&quot;)" office:value-type="string" office:string-value="0x7B," calcext:value-type="string">
            <text:p>0x7B,</text:p>
          </table:table-cell>
          <table:table-cell table:style-name="ce2" table:formula="of:=CONCATENATE(&quot;0x&quot;;DEC2HEX([.H126];2);&quot;,&quot;)" office:value-type="string" office:string-value="0xEF," calcext:value-type="string">
            <text:p>0xEF,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7])" office:value-type="string" office:string-value="7D" calcext:value-type="string">
            <text:p>7D</text:p>
          </table:table-cell>
          <table:table-cell table:style-name="ce1" table:formula="of:=BITAND([.A127]; 248)" office:value-type="float" office:value="120" calcext:value-type="float">
            <text:p>120</text:p>
          </table:table-cell>
          <table:table-cell table:style-name="ce1" table:formula="of:=BITRSHIFT([.A127]; 5)" office:value-type="float" office:value="3" calcext:value-type="float">
            <text:p>3</text:p>
          </table:table-cell>
          <table:table-cell table:style-name="ce1" table:formula="of:=BITAND(BITLSHIFT([.A127]; 3); 224)" office:value-type="float" office:value="224" calcext:value-type="float">
            <text:p>224</text:p>
          </table:table-cell>
          <table:table-cell table:style-name="ce1" table:formula="of:=BITAND(BITRSHIFT([.A127]; 3); 31)" office:value-type="float" office:value="15" calcext:value-type="float">
            <text:p>15</text:p>
          </table:table-cell>
          <table:table-cell table:style-name="ce1" table:formula="of:=BITOR([.C127];[.D127])" office:value-type="float" office:value="123" calcext:value-type="float">
            <text:p>123</text:p>
          </table:table-cell>
          <table:table-cell table:style-name="ce1" table:formula="of:=BITOR([.E127];[.F127])" office:value-type="float" office:value="239" calcext:value-type="float">
            <text:p>239</text:p>
          </table:table-cell>
          <table:table-cell table:style-name="ce2" table:formula="of:=CONCATENATE(&quot;0x&quot;;DEC2HEX([.G127];2);DEC2HEX([.H127];2))" office:value-type="string" office:string-value="0x7BEF" calcext:value-type="string">
            <text:p>0x7BEF</text:p>
          </table:table-cell>
          <table:table-cell table:style-name="ce2" table:formula="of:=CONCATENATE(&quot;0x&quot;;DEC2HEX([.H127];2);DEC2HEX([.G127];2))" office:value-type="string" office:string-value="0xEF7B" calcext:value-type="string">
            <text:p>0xEF7B</text:p>
          </table:table-cell>
          <table:table-cell table:formula="of:=CONCATENATE(&quot;case &quot;;[.A127];&quot;: return &quot;;[.I127];&quot;;&quot;)" office:value-type="string" office:string-value="case 125: return 0x7BEF;" calcext:value-type="string">
            <text:p>case 125: return 0x7BEF;</text:p>
          </table:table-cell>
          <table:table-cell table:formula="of:=CONCATENATE([.I127];&quot;,&quot;)" office:value-type="string" office:string-value="0x7BEF," calcext:value-type="string">
            <text:p>0x7BEF,</text:p>
          </table:table-cell>
          <table:table-cell table:style-name="ce2" table:formula="of:=CONCATENATE(&quot;0x&quot;;DEC2HEX([.G127];2);&quot;,&quot;)" office:value-type="string" office:string-value="0x7B," calcext:value-type="string">
            <text:p>0x7B,</text:p>
          </table:table-cell>
          <table:table-cell table:style-name="ce2" table:formula="of:=CONCATENATE(&quot;0x&quot;;DEC2HEX([.H127];2);&quot;,&quot;)" office:value-type="string" office:string-value="0xEF," calcext:value-type="string">
            <text:p>0xEF,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8])" office:value-type="string" office:string-value="7E" calcext:value-type="string">
            <text:p>7E</text:p>
          </table:table-cell>
          <table:table-cell table:style-name="ce1" table:formula="of:=BITAND([.A128]; 248)" office:value-type="float" office:value="120" calcext:value-type="float">
            <text:p>120</text:p>
          </table:table-cell>
          <table:table-cell table:style-name="ce1" table:formula="of:=BITRSHIFT([.A128]; 5)" office:value-type="float" office:value="3" calcext:value-type="float">
            <text:p>3</text:p>
          </table:table-cell>
          <table:table-cell table:style-name="ce1" table:formula="of:=BITAND(BITLSHIFT([.A128]; 3); 224)" office:value-type="float" office:value="224" calcext:value-type="float">
            <text:p>224</text:p>
          </table:table-cell>
          <table:table-cell table:style-name="ce1" table:formula="of:=BITAND(BITRSHIFT([.A128]; 3); 31)" office:value-type="float" office:value="15" calcext:value-type="float">
            <text:p>15</text:p>
          </table:table-cell>
          <table:table-cell table:style-name="ce1" table:formula="of:=BITOR([.C128];[.D128])" office:value-type="float" office:value="123" calcext:value-type="float">
            <text:p>123</text:p>
          </table:table-cell>
          <table:table-cell table:style-name="ce1" table:formula="of:=BITOR([.E128];[.F128])" office:value-type="float" office:value="239" calcext:value-type="float">
            <text:p>239</text:p>
          </table:table-cell>
          <table:table-cell table:style-name="ce2" table:formula="of:=CONCATENATE(&quot;0x&quot;;DEC2HEX([.G128];2);DEC2HEX([.H128];2))" office:value-type="string" office:string-value="0x7BEF" calcext:value-type="string">
            <text:p>0x7BEF</text:p>
          </table:table-cell>
          <table:table-cell table:style-name="ce2" table:formula="of:=CONCATENATE(&quot;0x&quot;;DEC2HEX([.H128];2);DEC2HEX([.G128];2))" office:value-type="string" office:string-value="0xEF7B" calcext:value-type="string">
            <text:p>0xEF7B</text:p>
          </table:table-cell>
          <table:table-cell table:formula="of:=CONCATENATE(&quot;case &quot;;[.A128];&quot;: return &quot;;[.I128];&quot;;&quot;)" office:value-type="string" office:string-value="case 126: return 0x7BEF;" calcext:value-type="string">
            <text:p>case 126: return 0x7BEF;</text:p>
          </table:table-cell>
          <table:table-cell table:formula="of:=CONCATENATE([.I128];&quot;,&quot;)" office:value-type="string" office:string-value="0x7BEF," calcext:value-type="string">
            <text:p>0x7BEF,</text:p>
          </table:table-cell>
          <table:table-cell table:style-name="ce2" table:formula="of:=CONCATENATE(&quot;0x&quot;;DEC2HEX([.G128];2);&quot;,&quot;)" office:value-type="string" office:string-value="0x7B," calcext:value-type="string">
            <text:p>0x7B,</text:p>
          </table:table-cell>
          <table:table-cell table:style-name="ce2" table:formula="of:=CONCATENATE(&quot;0x&quot;;DEC2HEX([.H128];2);&quot;,&quot;)" office:value-type="string" office:string-value="0xEF," calcext:value-type="string">
            <text:p>0xEF,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9])" office:value-type="string" office:string-value="7F" calcext:value-type="string">
            <text:p>7F</text:p>
          </table:table-cell>
          <table:table-cell table:style-name="ce1" table:formula="of:=BITAND([.A129]; 248)" office:value-type="float" office:value="120" calcext:value-type="float">
            <text:p>120</text:p>
          </table:table-cell>
          <table:table-cell table:style-name="ce1" table:formula="of:=BITRSHIFT([.A129]; 5)" office:value-type="float" office:value="3" calcext:value-type="float">
            <text:p>3</text:p>
          </table:table-cell>
          <table:table-cell table:style-name="ce1" table:formula="of:=BITAND(BITLSHIFT([.A129]; 3); 224)" office:value-type="float" office:value="224" calcext:value-type="float">
            <text:p>224</text:p>
          </table:table-cell>
          <table:table-cell table:style-name="ce1" table:formula="of:=BITAND(BITRSHIFT([.A129]; 3); 31)" office:value-type="float" office:value="15" calcext:value-type="float">
            <text:p>15</text:p>
          </table:table-cell>
          <table:table-cell table:style-name="ce1" table:formula="of:=BITOR([.C129];[.D129])" office:value-type="float" office:value="123" calcext:value-type="float">
            <text:p>123</text:p>
          </table:table-cell>
          <table:table-cell table:style-name="ce1" table:formula="of:=BITOR([.E129];[.F129])" office:value-type="float" office:value="239" calcext:value-type="float">
            <text:p>239</text:p>
          </table:table-cell>
          <table:table-cell table:style-name="ce2" table:formula="of:=CONCATENATE(&quot;0x&quot;;DEC2HEX([.G129];2);DEC2HEX([.H129];2))" office:value-type="string" office:string-value="0x7BEF" calcext:value-type="string">
            <text:p>0x7BEF</text:p>
          </table:table-cell>
          <table:table-cell table:style-name="ce2" table:formula="of:=CONCATENATE(&quot;0x&quot;;DEC2HEX([.H129];2);DEC2HEX([.G129];2))" office:value-type="string" office:string-value="0xEF7B" calcext:value-type="string">
            <text:p>0xEF7B</text:p>
          </table:table-cell>
          <table:table-cell table:formula="of:=CONCATENATE(&quot;case &quot;;[.A129];&quot;: return &quot;;[.I129];&quot;;&quot;)" office:value-type="string" office:string-value="case 127: return 0x7BEF;" calcext:value-type="string">
            <text:p>case 127: return 0x7BEF;</text:p>
          </table:table-cell>
          <table:table-cell table:formula="of:=CONCATENATE([.I129];&quot;,&quot;)" office:value-type="string" office:string-value="0x7BEF," calcext:value-type="string">
            <text:p>0x7BEF,</text:p>
          </table:table-cell>
          <table:table-cell table:style-name="ce2" table:formula="of:=CONCATENATE(&quot;0x&quot;;DEC2HEX([.G129];2);&quot;,&quot;)" office:value-type="string" office:string-value="0x7B," calcext:value-type="string">
            <text:p>0x7B,</text:p>
          </table:table-cell>
          <table:table-cell table:style-name="ce2" table:formula="of:=CONCATENATE(&quot;0x&quot;;DEC2HEX([.H129];2);&quot;,&quot;)" office:value-type="string" office:string-value="0xEF," calcext:value-type="string">
            <text:p>0xEF,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30])" office:value-type="string" office:string-value="80" calcext:value-type="string">
            <text:p>80</text:p>
          </table:table-cell>
          <table:table-cell table:style-name="ce1" table:formula="of:=BITAND([.A130]; 248)" office:value-type="float" office:value="128" calcext:value-type="float">
            <text:p>128</text:p>
          </table:table-cell>
          <table:table-cell table:style-name="ce1" table:formula="of:=BITRSHIFT([.A130]; 5)" office:value-type="float" office:value="4" calcext:value-type="float">
            <text:p>4</text:p>
          </table:table-cell>
          <table:table-cell table:style-name="ce1" table:formula="of:=BITAND(BITLSHIFT([.A130]; 3); 224)" office:value-type="float" office:value="0" calcext:value-type="float">
            <text:p>0</text:p>
          </table:table-cell>
          <table:table-cell table:style-name="ce1" table:formula="of:=BITAND(BITRSHIFT([.A130]; 3); 31)" office:value-type="float" office:value="16" calcext:value-type="float">
            <text:p>16</text:p>
          </table:table-cell>
          <table:table-cell table:style-name="ce1" table:formula="of:=BITOR([.C130];[.D130])" office:value-type="float" office:value="132" calcext:value-type="float">
            <text:p>132</text:p>
          </table:table-cell>
          <table:table-cell table:style-name="ce1" table:formula="of:=BITOR([.E130];[.F130])" office:value-type="float" office:value="16" calcext:value-type="float">
            <text:p>16</text:p>
          </table:table-cell>
          <table:table-cell table:style-name="ce2" table:formula="of:=CONCATENATE(&quot;0x&quot;;DEC2HEX([.G130];2);DEC2HEX([.H130];2))" office:value-type="string" office:string-value="0x8410" calcext:value-type="string">
            <text:p>0x8410</text:p>
          </table:table-cell>
          <table:table-cell table:style-name="ce2" table:formula="of:=CONCATENATE(&quot;0x&quot;;DEC2HEX([.H130];2);DEC2HEX([.G130];2))" office:value-type="string" office:string-value="0x1084" calcext:value-type="string">
            <text:p>0x1084</text:p>
          </table:table-cell>
          <table:table-cell table:formula="of:=CONCATENATE(&quot;case &quot;;[.A130];&quot;: return &quot;;[.I130];&quot;;&quot;)" office:value-type="string" office:string-value="case 128: return 0x8410;" calcext:value-type="string">
            <text:p>case 128: return 0x8410;</text:p>
          </table:table-cell>
          <table:table-cell table:formula="of:=CONCATENATE([.I130];&quot;,&quot;)" office:value-type="string" office:string-value="0x8410," calcext:value-type="string">
            <text:p>0x8410,</text:p>
          </table:table-cell>
          <table:table-cell table:style-name="ce2" table:formula="of:=CONCATENATE(&quot;0x&quot;;DEC2HEX([.G130];2);&quot;,&quot;)" office:value-type="string" office:string-value="0x84," calcext:value-type="string">
            <text:p>0x84,</text:p>
          </table:table-cell>
          <table:table-cell table:style-name="ce2" table:formula="of:=CONCATENATE(&quot;0x&quot;;DEC2HEX([.H130];2);&quot;,&quot;)" office:value-type="string" office:string-value="0x10," calcext:value-type="string">
            <text:p>0x10,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A131])" office:value-type="string" office:string-value="81" calcext:value-type="string">
            <text:p>81</text:p>
          </table:table-cell>
          <table:table-cell table:style-name="ce1" table:formula="of:=BITAND([.A131]; 248)" office:value-type="float" office:value="128" calcext:value-type="float">
            <text:p>128</text:p>
          </table:table-cell>
          <table:table-cell table:style-name="ce1" table:formula="of:=BITRSHIFT([.A131]; 5)" office:value-type="float" office:value="4" calcext:value-type="float">
            <text:p>4</text:p>
          </table:table-cell>
          <table:table-cell table:style-name="ce1" table:formula="of:=BITAND(BITLSHIFT([.A131]; 3); 224)" office:value-type="float" office:value="0" calcext:value-type="float">
            <text:p>0</text:p>
          </table:table-cell>
          <table:table-cell table:style-name="ce1" table:formula="of:=BITAND(BITRSHIFT([.A131]; 3); 31)" office:value-type="float" office:value="16" calcext:value-type="float">
            <text:p>16</text:p>
          </table:table-cell>
          <table:table-cell table:style-name="ce1" table:formula="of:=BITOR([.C131];[.D131])" office:value-type="float" office:value="132" calcext:value-type="float">
            <text:p>132</text:p>
          </table:table-cell>
          <table:table-cell table:style-name="ce1" table:formula="of:=BITOR([.E131];[.F131])" office:value-type="float" office:value="16" calcext:value-type="float">
            <text:p>16</text:p>
          </table:table-cell>
          <table:table-cell table:style-name="ce2" table:formula="of:=CONCATENATE(&quot;0x&quot;;DEC2HEX([.G131];2);DEC2HEX([.H131];2))" office:value-type="string" office:string-value="0x8410" calcext:value-type="string">
            <text:p>0x8410</text:p>
          </table:table-cell>
          <table:table-cell table:style-name="ce2" table:formula="of:=CONCATENATE(&quot;0x&quot;;DEC2HEX([.H131];2);DEC2HEX([.G131];2))" office:value-type="string" office:string-value="0x1084" calcext:value-type="string">
            <text:p>0x1084</text:p>
          </table:table-cell>
          <table:table-cell table:formula="of:=CONCATENATE(&quot;case &quot;;[.A131];&quot;: return &quot;;[.I131];&quot;;&quot;)" office:value-type="string" office:string-value="case 129: return 0x8410;" calcext:value-type="string">
            <text:p>case 129: return 0x8410;</text:p>
          </table:table-cell>
          <table:table-cell table:formula="of:=CONCATENATE([.I131];&quot;,&quot;)" office:value-type="string" office:string-value="0x8410," calcext:value-type="string">
            <text:p>0x8410,</text:p>
          </table:table-cell>
          <table:table-cell table:style-name="ce2" table:formula="of:=CONCATENATE(&quot;0x&quot;;DEC2HEX([.G131];2);&quot;,&quot;)" office:value-type="string" office:string-value="0x84," calcext:value-type="string">
            <text:p>0x84,</text:p>
          </table:table-cell>
          <table:table-cell table:style-name="ce2" table:formula="of:=CONCATENATE(&quot;0x&quot;;DEC2HEX([.H131];2);&quot;,&quot;)" office:value-type="string" office:string-value="0x10," calcext:value-type="string">
            <text:p>0x10,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2])" office:value-type="string" office:string-value="82" calcext:value-type="string">
            <text:p>82</text:p>
          </table:table-cell>
          <table:table-cell table:style-name="ce1" table:formula="of:=BITAND([.A132]; 248)" office:value-type="float" office:value="128" calcext:value-type="float">
            <text:p>128</text:p>
          </table:table-cell>
          <table:table-cell table:style-name="ce1" table:formula="of:=BITRSHIFT([.A132]; 5)" office:value-type="float" office:value="4" calcext:value-type="float">
            <text:p>4</text:p>
          </table:table-cell>
          <table:table-cell table:style-name="ce1" table:formula="of:=BITAND(BITLSHIFT([.A132]; 3); 224)" office:value-type="float" office:value="0" calcext:value-type="float">
            <text:p>0</text:p>
          </table:table-cell>
          <table:table-cell table:style-name="ce1" table:formula="of:=BITAND(BITRSHIFT([.A132]; 3); 31)" office:value-type="float" office:value="16" calcext:value-type="float">
            <text:p>16</text:p>
          </table:table-cell>
          <table:table-cell table:style-name="ce1" table:formula="of:=BITOR([.C132];[.D132])" office:value-type="float" office:value="132" calcext:value-type="float">
            <text:p>132</text:p>
          </table:table-cell>
          <table:table-cell table:style-name="ce1" table:formula="of:=BITOR([.E132];[.F132])" office:value-type="float" office:value="16" calcext:value-type="float">
            <text:p>16</text:p>
          </table:table-cell>
          <table:table-cell table:style-name="ce2" table:formula="of:=CONCATENATE(&quot;0x&quot;;DEC2HEX([.G132];2);DEC2HEX([.H132];2))" office:value-type="string" office:string-value="0x8410" calcext:value-type="string">
            <text:p>0x8410</text:p>
          </table:table-cell>
          <table:table-cell table:style-name="ce2" table:formula="of:=CONCATENATE(&quot;0x&quot;;DEC2HEX([.H132];2);DEC2HEX([.G132];2))" office:value-type="string" office:string-value="0x1084" calcext:value-type="string">
            <text:p>0x1084</text:p>
          </table:table-cell>
          <table:table-cell table:formula="of:=CONCATENATE(&quot;case &quot;;[.A132];&quot;: return &quot;;[.I132];&quot;;&quot;)" office:value-type="string" office:string-value="case 130: return 0x8410;" calcext:value-type="string">
            <text:p>case 130: return 0x8410;</text:p>
          </table:table-cell>
          <table:table-cell table:formula="of:=CONCATENATE([.I132];&quot;,&quot;)" office:value-type="string" office:string-value="0x8410," calcext:value-type="string">
            <text:p>0x8410,</text:p>
          </table:table-cell>
          <table:table-cell table:style-name="ce2" table:formula="of:=CONCATENATE(&quot;0x&quot;;DEC2HEX([.G132];2);&quot;,&quot;)" office:value-type="string" office:string-value="0x84," calcext:value-type="string">
            <text:p>0x84,</text:p>
          </table:table-cell>
          <table:table-cell table:style-name="ce2" table:formula="of:=CONCATENATE(&quot;0x&quot;;DEC2HEX([.H132];2);&quot;,&quot;)" office:value-type="string" office:string-value="0x10," calcext:value-type="string">
            <text:p>0x10,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3])" office:value-type="string" office:string-value="83" calcext:value-type="string">
            <text:p>83</text:p>
          </table:table-cell>
          <table:table-cell table:style-name="ce1" table:formula="of:=BITAND([.A133]; 248)" office:value-type="float" office:value="128" calcext:value-type="float">
            <text:p>128</text:p>
          </table:table-cell>
          <table:table-cell table:style-name="ce1" table:formula="of:=BITRSHIFT([.A133]; 5)" office:value-type="float" office:value="4" calcext:value-type="float">
            <text:p>4</text:p>
          </table:table-cell>
          <table:table-cell table:style-name="ce1" table:formula="of:=BITAND(BITLSHIFT([.A133]; 3); 224)" office:value-type="float" office:value="0" calcext:value-type="float">
            <text:p>0</text:p>
          </table:table-cell>
          <table:table-cell table:style-name="ce1" table:formula="of:=BITAND(BITRSHIFT([.A133]; 3); 31)" office:value-type="float" office:value="16" calcext:value-type="float">
            <text:p>16</text:p>
          </table:table-cell>
          <table:table-cell table:style-name="ce1" table:formula="of:=BITOR([.C133];[.D133])" office:value-type="float" office:value="132" calcext:value-type="float">
            <text:p>132</text:p>
          </table:table-cell>
          <table:table-cell table:style-name="ce1" table:formula="of:=BITOR([.E133];[.F133])" office:value-type="float" office:value="16" calcext:value-type="float">
            <text:p>16</text:p>
          </table:table-cell>
          <table:table-cell table:style-name="ce2" table:formula="of:=CONCATENATE(&quot;0x&quot;;DEC2HEX([.G133];2);DEC2HEX([.H133];2))" office:value-type="string" office:string-value="0x8410" calcext:value-type="string">
            <text:p>0x8410</text:p>
          </table:table-cell>
          <table:table-cell table:style-name="ce2" table:formula="of:=CONCATENATE(&quot;0x&quot;;DEC2HEX([.H133];2);DEC2HEX([.G133];2))" office:value-type="string" office:string-value="0x1084" calcext:value-type="string">
            <text:p>0x1084</text:p>
          </table:table-cell>
          <table:table-cell table:formula="of:=CONCATENATE(&quot;case &quot;;[.A133];&quot;: return &quot;;[.I133];&quot;;&quot;)" office:value-type="string" office:string-value="case 131: return 0x8410;" calcext:value-type="string">
            <text:p>case 131: return 0x8410;</text:p>
          </table:table-cell>
          <table:table-cell table:formula="of:=CONCATENATE([.I133];&quot;,&quot;)" office:value-type="string" office:string-value="0x8410," calcext:value-type="string">
            <text:p>0x8410,</text:p>
          </table:table-cell>
          <table:table-cell table:style-name="ce2" table:formula="of:=CONCATENATE(&quot;0x&quot;;DEC2HEX([.G133];2);&quot;,&quot;)" office:value-type="string" office:string-value="0x84," calcext:value-type="string">
            <text:p>0x84,</text:p>
          </table:table-cell>
          <table:table-cell table:style-name="ce2" table:formula="of:=CONCATENATE(&quot;0x&quot;;DEC2HEX([.H133];2);&quot;,&quot;)" office:value-type="string" office:string-value="0x10," calcext:value-type="string">
            <text:p>0x10,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4])" office:value-type="string" office:string-value="84" calcext:value-type="string">
            <text:p>84</text:p>
          </table:table-cell>
          <table:table-cell table:style-name="ce1" table:formula="of:=BITAND([.A134]; 248)" office:value-type="float" office:value="128" calcext:value-type="float">
            <text:p>128</text:p>
          </table:table-cell>
          <table:table-cell table:style-name="ce1" table:formula="of:=BITRSHIFT([.A134]; 5)" office:value-type="float" office:value="4" calcext:value-type="float">
            <text:p>4</text:p>
          </table:table-cell>
          <table:table-cell table:style-name="ce1" table:formula="of:=BITAND(BITLSHIFT([.A134]; 3); 224)" office:value-type="float" office:value="32" calcext:value-type="float">
            <text:p>32</text:p>
          </table:table-cell>
          <table:table-cell table:style-name="ce1" table:formula="of:=BITAND(BITRSHIFT([.A134]; 3); 31)" office:value-type="float" office:value="16" calcext:value-type="float">
            <text:p>16</text:p>
          </table:table-cell>
          <table:table-cell table:style-name="ce1" table:formula="of:=BITOR([.C134];[.D134])" office:value-type="float" office:value="132" calcext:value-type="float">
            <text:p>132</text:p>
          </table:table-cell>
          <table:table-cell table:style-name="ce1" table:formula="of:=BITOR([.E134];[.F134])" office:value-type="float" office:value="48" calcext:value-type="float">
            <text:p>48</text:p>
          </table:table-cell>
          <table:table-cell table:style-name="ce2" table:formula="of:=CONCATENATE(&quot;0x&quot;;DEC2HEX([.G134];2);DEC2HEX([.H134];2))" office:value-type="string" office:string-value="0x8430" calcext:value-type="string">
            <text:p>0x8430</text:p>
          </table:table-cell>
          <table:table-cell table:style-name="ce2" table:formula="of:=CONCATENATE(&quot;0x&quot;;DEC2HEX([.H134];2);DEC2HEX([.G134];2))" office:value-type="string" office:string-value="0x3084" calcext:value-type="string">
            <text:p>0x3084</text:p>
          </table:table-cell>
          <table:table-cell table:formula="of:=CONCATENATE(&quot;case &quot;;[.A134];&quot;: return &quot;;[.I134];&quot;;&quot;)" office:value-type="string" office:string-value="case 132: return 0x8430;" calcext:value-type="string">
            <text:p>case 132: return 0x8430;</text:p>
          </table:table-cell>
          <table:table-cell table:formula="of:=CONCATENATE([.I134];&quot;,&quot;)" office:value-type="string" office:string-value="0x8430," calcext:value-type="string">
            <text:p>0x8430,</text:p>
          </table:table-cell>
          <table:table-cell table:style-name="ce2" table:formula="of:=CONCATENATE(&quot;0x&quot;;DEC2HEX([.G134];2);&quot;,&quot;)" office:value-type="string" office:string-value="0x84," calcext:value-type="string">
            <text:p>0x84,</text:p>
          </table:table-cell>
          <table:table-cell table:style-name="ce2" table:formula="of:=CONCATENATE(&quot;0x&quot;;DEC2HEX([.H134];2);&quot;,&quot;)" office:value-type="string" office:string-value="0x30," calcext:value-type="string">
            <text:p>0x30,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5])" office:value-type="string" office:string-value="85" calcext:value-type="string">
            <text:p>85</text:p>
          </table:table-cell>
          <table:table-cell table:style-name="ce1" table:formula="of:=BITAND([.A135]; 248)" office:value-type="float" office:value="128" calcext:value-type="float">
            <text:p>128</text:p>
          </table:table-cell>
          <table:table-cell table:style-name="ce1" table:formula="of:=BITRSHIFT([.A135]; 5)" office:value-type="float" office:value="4" calcext:value-type="float">
            <text:p>4</text:p>
          </table:table-cell>
          <table:table-cell table:style-name="ce1" table:formula="of:=BITAND(BITLSHIFT([.A135]; 3); 224)" office:value-type="float" office:value="32" calcext:value-type="float">
            <text:p>32</text:p>
          </table:table-cell>
          <table:table-cell table:style-name="ce1" table:formula="of:=BITAND(BITRSHIFT([.A135]; 3); 31)" office:value-type="float" office:value="16" calcext:value-type="float">
            <text:p>16</text:p>
          </table:table-cell>
          <table:table-cell table:style-name="ce1" table:formula="of:=BITOR([.C135];[.D135])" office:value-type="float" office:value="132" calcext:value-type="float">
            <text:p>132</text:p>
          </table:table-cell>
          <table:table-cell table:style-name="ce1" table:formula="of:=BITOR([.E135];[.F135])" office:value-type="float" office:value="48" calcext:value-type="float">
            <text:p>48</text:p>
          </table:table-cell>
          <table:table-cell table:style-name="ce2" table:formula="of:=CONCATENATE(&quot;0x&quot;;DEC2HEX([.G135];2);DEC2HEX([.H135];2))" office:value-type="string" office:string-value="0x8430" calcext:value-type="string">
            <text:p>0x8430</text:p>
          </table:table-cell>
          <table:table-cell table:style-name="ce2" table:formula="of:=CONCATENATE(&quot;0x&quot;;DEC2HEX([.H135];2);DEC2HEX([.G135];2))" office:value-type="string" office:string-value="0x3084" calcext:value-type="string">
            <text:p>0x3084</text:p>
          </table:table-cell>
          <table:table-cell table:formula="of:=CONCATENATE(&quot;case &quot;;[.A135];&quot;: return &quot;;[.I135];&quot;;&quot;)" office:value-type="string" office:string-value="case 133: return 0x8430;" calcext:value-type="string">
            <text:p>case 133: return 0x8430;</text:p>
          </table:table-cell>
          <table:table-cell table:formula="of:=CONCATENATE([.I135];&quot;,&quot;)" office:value-type="string" office:string-value="0x8430," calcext:value-type="string">
            <text:p>0x8430,</text:p>
          </table:table-cell>
          <table:table-cell table:style-name="ce2" table:formula="of:=CONCATENATE(&quot;0x&quot;;DEC2HEX([.G135];2);&quot;,&quot;)" office:value-type="string" office:string-value="0x84," calcext:value-type="string">
            <text:p>0x84,</text:p>
          </table:table-cell>
          <table:table-cell table:style-name="ce2" table:formula="of:=CONCATENATE(&quot;0x&quot;;DEC2HEX([.H135];2);&quot;,&quot;)" office:value-type="string" office:string-value="0x30," calcext:value-type="string">
            <text:p>0x30,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6])" office:value-type="string" office:string-value="86" calcext:value-type="string">
            <text:p>86</text:p>
          </table:table-cell>
          <table:table-cell table:style-name="ce1" table:formula="of:=BITAND([.A136]; 248)" office:value-type="float" office:value="128" calcext:value-type="float">
            <text:p>128</text:p>
          </table:table-cell>
          <table:table-cell table:style-name="ce1" table:formula="of:=BITRSHIFT([.A136]; 5)" office:value-type="float" office:value="4" calcext:value-type="float">
            <text:p>4</text:p>
          </table:table-cell>
          <table:table-cell table:style-name="ce1" table:formula="of:=BITAND(BITLSHIFT([.A136]; 3); 224)" office:value-type="float" office:value="32" calcext:value-type="float">
            <text:p>32</text:p>
          </table:table-cell>
          <table:table-cell table:style-name="ce1" table:formula="of:=BITAND(BITRSHIFT([.A136]; 3); 31)" office:value-type="float" office:value="16" calcext:value-type="float">
            <text:p>16</text:p>
          </table:table-cell>
          <table:table-cell table:style-name="ce1" table:formula="of:=BITOR([.C136];[.D136])" office:value-type="float" office:value="132" calcext:value-type="float">
            <text:p>132</text:p>
          </table:table-cell>
          <table:table-cell table:style-name="ce1" table:formula="of:=BITOR([.E136];[.F136])" office:value-type="float" office:value="48" calcext:value-type="float">
            <text:p>48</text:p>
          </table:table-cell>
          <table:table-cell table:style-name="ce2" table:formula="of:=CONCATENATE(&quot;0x&quot;;DEC2HEX([.G136];2);DEC2HEX([.H136];2))" office:value-type="string" office:string-value="0x8430" calcext:value-type="string">
            <text:p>0x8430</text:p>
          </table:table-cell>
          <table:table-cell table:style-name="ce2" table:formula="of:=CONCATENATE(&quot;0x&quot;;DEC2HEX([.H136];2);DEC2HEX([.G136];2))" office:value-type="string" office:string-value="0x3084" calcext:value-type="string">
            <text:p>0x3084</text:p>
          </table:table-cell>
          <table:table-cell table:formula="of:=CONCATENATE(&quot;case &quot;;[.A136];&quot;: return &quot;;[.I136];&quot;;&quot;)" office:value-type="string" office:string-value="case 134: return 0x8430;" calcext:value-type="string">
            <text:p>case 134: return 0x8430;</text:p>
          </table:table-cell>
          <table:table-cell table:formula="of:=CONCATENATE([.I136];&quot;,&quot;)" office:value-type="string" office:string-value="0x8430," calcext:value-type="string">
            <text:p>0x8430,</text:p>
          </table:table-cell>
          <table:table-cell table:style-name="ce2" table:formula="of:=CONCATENATE(&quot;0x&quot;;DEC2HEX([.G136];2);&quot;,&quot;)" office:value-type="string" office:string-value="0x84," calcext:value-type="string">
            <text:p>0x84,</text:p>
          </table:table-cell>
          <table:table-cell table:style-name="ce2" table:formula="of:=CONCATENATE(&quot;0x&quot;;DEC2HEX([.H136];2);&quot;,&quot;)" office:value-type="string" office:string-value="0x30," calcext:value-type="string">
            <text:p>0x30,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7])" office:value-type="string" office:string-value="87" calcext:value-type="string">
            <text:p>87</text:p>
          </table:table-cell>
          <table:table-cell table:style-name="ce1" table:formula="of:=BITAND([.A137]; 248)" office:value-type="float" office:value="128" calcext:value-type="float">
            <text:p>128</text:p>
          </table:table-cell>
          <table:table-cell table:style-name="ce1" table:formula="of:=BITRSHIFT([.A137]; 5)" office:value-type="float" office:value="4" calcext:value-type="float">
            <text:p>4</text:p>
          </table:table-cell>
          <table:table-cell table:style-name="ce1" table:formula="of:=BITAND(BITLSHIFT([.A137]; 3); 224)" office:value-type="float" office:value="32" calcext:value-type="float">
            <text:p>32</text:p>
          </table:table-cell>
          <table:table-cell table:style-name="ce1" table:formula="of:=BITAND(BITRSHIFT([.A137]; 3); 31)" office:value-type="float" office:value="16" calcext:value-type="float">
            <text:p>16</text:p>
          </table:table-cell>
          <table:table-cell table:style-name="ce1" table:formula="of:=BITOR([.C137];[.D137])" office:value-type="float" office:value="132" calcext:value-type="float">
            <text:p>132</text:p>
          </table:table-cell>
          <table:table-cell table:style-name="ce1" table:formula="of:=BITOR([.E137];[.F137])" office:value-type="float" office:value="48" calcext:value-type="float">
            <text:p>48</text:p>
          </table:table-cell>
          <table:table-cell table:style-name="ce2" table:formula="of:=CONCATENATE(&quot;0x&quot;;DEC2HEX([.G137];2);DEC2HEX([.H137];2))" office:value-type="string" office:string-value="0x8430" calcext:value-type="string">
            <text:p>0x8430</text:p>
          </table:table-cell>
          <table:table-cell table:style-name="ce2" table:formula="of:=CONCATENATE(&quot;0x&quot;;DEC2HEX([.H137];2);DEC2HEX([.G137];2))" office:value-type="string" office:string-value="0x3084" calcext:value-type="string">
            <text:p>0x3084</text:p>
          </table:table-cell>
          <table:table-cell table:formula="of:=CONCATENATE(&quot;case &quot;;[.A137];&quot;: return &quot;;[.I137];&quot;;&quot;)" office:value-type="string" office:string-value="case 135: return 0x8430;" calcext:value-type="string">
            <text:p>case 135: return 0x8430;</text:p>
          </table:table-cell>
          <table:table-cell table:formula="of:=CONCATENATE([.I137];&quot;,&quot;)" office:value-type="string" office:string-value="0x8430," calcext:value-type="string">
            <text:p>0x8430,</text:p>
          </table:table-cell>
          <table:table-cell table:style-name="ce2" table:formula="of:=CONCATENATE(&quot;0x&quot;;DEC2HEX([.G137];2);&quot;,&quot;)" office:value-type="string" office:string-value="0x84," calcext:value-type="string">
            <text:p>0x84,</text:p>
          </table:table-cell>
          <table:table-cell table:style-name="ce2" table:formula="of:=CONCATENATE(&quot;0x&quot;;DEC2HEX([.H137];2);&quot;,&quot;)" office:value-type="string" office:string-value="0x30," calcext:value-type="string">
            <text:p>0x30,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8])" office:value-type="string" office:string-value="88" calcext:value-type="string">
            <text:p>88</text:p>
          </table:table-cell>
          <table:table-cell table:style-name="ce1" table:formula="of:=BITAND([.A138]; 248)" office:value-type="float" office:value="136" calcext:value-type="float">
            <text:p>136</text:p>
          </table:table-cell>
          <table:table-cell table:style-name="ce1" table:formula="of:=BITRSHIFT([.A138]; 5)" office:value-type="float" office:value="4" calcext:value-type="float">
            <text:p>4</text:p>
          </table:table-cell>
          <table:table-cell table:style-name="ce1" table:formula="of:=BITAND(BITLSHIFT([.A138]; 3); 224)" office:value-type="float" office:value="64" calcext:value-type="float">
            <text:p>64</text:p>
          </table:table-cell>
          <table:table-cell table:style-name="ce1" table:formula="of:=BITAND(BITRSHIFT([.A138]; 3); 31)" office:value-type="float" office:value="17" calcext:value-type="float">
            <text:p>17</text:p>
          </table:table-cell>
          <table:table-cell table:style-name="ce1" table:formula="of:=BITOR([.C138];[.D138])" office:value-type="float" office:value="140" calcext:value-type="float">
            <text:p>140</text:p>
          </table:table-cell>
          <table:table-cell table:style-name="ce1" table:formula="of:=BITOR([.E138];[.F138])" office:value-type="float" office:value="81" calcext:value-type="float">
            <text:p>81</text:p>
          </table:table-cell>
          <table:table-cell table:style-name="ce2" table:formula="of:=CONCATENATE(&quot;0x&quot;;DEC2HEX([.G138];2);DEC2HEX([.H138];2))" office:value-type="string" office:string-value="0x8C51" calcext:value-type="string">
            <text:p>0x8C51</text:p>
          </table:table-cell>
          <table:table-cell table:style-name="ce2" table:formula="of:=CONCATENATE(&quot;0x&quot;;DEC2HEX([.H138];2);DEC2HEX([.G138];2))" office:value-type="string" office:string-value="0x518C" calcext:value-type="string">
            <text:p>0x518C</text:p>
          </table:table-cell>
          <table:table-cell table:formula="of:=CONCATENATE(&quot;case &quot;;[.A138];&quot;: return &quot;;[.I138];&quot;;&quot;)" office:value-type="string" office:string-value="case 136: return 0x8C51;" calcext:value-type="string">
            <text:p>case 136: return 0x8C51;</text:p>
          </table:table-cell>
          <table:table-cell table:formula="of:=CONCATENATE([.I138];&quot;,&quot;)" office:value-type="string" office:string-value="0x8C51," calcext:value-type="string">
            <text:p>0x8C51,</text:p>
          </table:table-cell>
          <table:table-cell table:style-name="ce2" table:formula="of:=CONCATENATE(&quot;0x&quot;;DEC2HEX([.G138];2);&quot;,&quot;)" office:value-type="string" office:string-value="0x8C," calcext:value-type="string">
            <text:p>0x8C,</text:p>
          </table:table-cell>
          <table:table-cell table:style-name="ce2" table:formula="of:=CONCATENATE(&quot;0x&quot;;DEC2HEX([.H138];2);&quot;,&quot;)" office:value-type="string" office:string-value="0x51," calcext:value-type="string">
            <text:p>0x51,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9])" office:value-type="string" office:string-value="89" calcext:value-type="string">
            <text:p>89</text:p>
          </table:table-cell>
          <table:table-cell table:style-name="ce1" table:formula="of:=BITAND([.A139]; 248)" office:value-type="float" office:value="136" calcext:value-type="float">
            <text:p>136</text:p>
          </table:table-cell>
          <table:table-cell table:style-name="ce1" table:formula="of:=BITRSHIFT([.A139]; 5)" office:value-type="float" office:value="4" calcext:value-type="float">
            <text:p>4</text:p>
          </table:table-cell>
          <table:table-cell table:style-name="ce1" table:formula="of:=BITAND(BITLSHIFT([.A139]; 3); 224)" office:value-type="float" office:value="64" calcext:value-type="float">
            <text:p>64</text:p>
          </table:table-cell>
          <table:table-cell table:style-name="ce1" table:formula="of:=BITAND(BITRSHIFT([.A139]; 3); 31)" office:value-type="float" office:value="17" calcext:value-type="float">
            <text:p>17</text:p>
          </table:table-cell>
          <table:table-cell table:style-name="ce1" table:formula="of:=BITOR([.C139];[.D139])" office:value-type="float" office:value="140" calcext:value-type="float">
            <text:p>140</text:p>
          </table:table-cell>
          <table:table-cell table:style-name="ce1" table:formula="of:=BITOR([.E139];[.F139])" office:value-type="float" office:value="81" calcext:value-type="float">
            <text:p>81</text:p>
          </table:table-cell>
          <table:table-cell table:style-name="ce2" table:formula="of:=CONCATENATE(&quot;0x&quot;;DEC2HEX([.G139];2);DEC2HEX([.H139];2))" office:value-type="string" office:string-value="0x8C51" calcext:value-type="string">
            <text:p>0x8C51</text:p>
          </table:table-cell>
          <table:table-cell table:style-name="ce2" table:formula="of:=CONCATENATE(&quot;0x&quot;;DEC2HEX([.H139];2);DEC2HEX([.G139];2))" office:value-type="string" office:string-value="0x518C" calcext:value-type="string">
            <text:p>0x518C</text:p>
          </table:table-cell>
          <table:table-cell table:formula="of:=CONCATENATE(&quot;case &quot;;[.A139];&quot;: return &quot;;[.I139];&quot;;&quot;)" office:value-type="string" office:string-value="case 137: return 0x8C51;" calcext:value-type="string">
            <text:p>case 137: return 0x8C51;</text:p>
          </table:table-cell>
          <table:table-cell table:formula="of:=CONCATENATE([.I139];&quot;,&quot;)" office:value-type="string" office:string-value="0x8C51," calcext:value-type="string">
            <text:p>0x8C51,</text:p>
          </table:table-cell>
          <table:table-cell table:style-name="ce2" table:formula="of:=CONCATENATE(&quot;0x&quot;;DEC2HEX([.G139];2);&quot;,&quot;)" office:value-type="string" office:string-value="0x8C," calcext:value-type="string">
            <text:p>0x8C,</text:p>
          </table:table-cell>
          <table:table-cell table:style-name="ce2" table:formula="of:=CONCATENATE(&quot;0x&quot;;DEC2HEX([.H139];2);&quot;,&quot;)" office:value-type="string" office:string-value="0x51," calcext:value-type="string">
            <text:p>0x51,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40])" office:value-type="string" office:string-value="8A" calcext:value-type="string">
            <text:p>8A</text:p>
          </table:table-cell>
          <table:table-cell table:style-name="ce1" table:formula="of:=BITAND([.A140]; 248)" office:value-type="float" office:value="136" calcext:value-type="float">
            <text:p>136</text:p>
          </table:table-cell>
          <table:table-cell table:style-name="ce1" table:formula="of:=BITRSHIFT([.A140]; 5)" office:value-type="float" office:value="4" calcext:value-type="float">
            <text:p>4</text:p>
          </table:table-cell>
          <table:table-cell table:style-name="ce1" table:formula="of:=BITAND(BITLSHIFT([.A140]; 3); 224)" office:value-type="float" office:value="64" calcext:value-type="float">
            <text:p>64</text:p>
          </table:table-cell>
          <table:table-cell table:style-name="ce1" table:formula="of:=BITAND(BITRSHIFT([.A140]; 3); 31)" office:value-type="float" office:value="17" calcext:value-type="float">
            <text:p>17</text:p>
          </table:table-cell>
          <table:table-cell table:style-name="ce1" table:formula="of:=BITOR([.C140];[.D140])" office:value-type="float" office:value="140" calcext:value-type="float">
            <text:p>140</text:p>
          </table:table-cell>
          <table:table-cell table:style-name="ce1" table:formula="of:=BITOR([.E140];[.F140])" office:value-type="float" office:value="81" calcext:value-type="float">
            <text:p>81</text:p>
          </table:table-cell>
          <table:table-cell table:style-name="ce2" table:formula="of:=CONCATENATE(&quot;0x&quot;;DEC2HEX([.G140];2);DEC2HEX([.H140];2))" office:value-type="string" office:string-value="0x8C51" calcext:value-type="string">
            <text:p>0x8C51</text:p>
          </table:table-cell>
          <table:table-cell table:style-name="ce2" table:formula="of:=CONCATENATE(&quot;0x&quot;;DEC2HEX([.H140];2);DEC2HEX([.G140];2))" office:value-type="string" office:string-value="0x518C" calcext:value-type="string">
            <text:p>0x518C</text:p>
          </table:table-cell>
          <table:table-cell table:formula="of:=CONCATENATE(&quot;case &quot;;[.A140];&quot;: return &quot;;[.I140];&quot;;&quot;)" office:value-type="string" office:string-value="case 138: return 0x8C51;" calcext:value-type="string">
            <text:p>case 138: return 0x8C51;</text:p>
          </table:table-cell>
          <table:table-cell table:formula="of:=CONCATENATE([.I140];&quot;,&quot;)" office:value-type="string" office:string-value="0x8C51," calcext:value-type="string">
            <text:p>0x8C51,</text:p>
          </table:table-cell>
          <table:table-cell table:style-name="ce2" table:formula="of:=CONCATENATE(&quot;0x&quot;;DEC2HEX([.G140];2);&quot;,&quot;)" office:value-type="string" office:string-value="0x8C," calcext:value-type="string">
            <text:p>0x8C,</text:p>
          </table:table-cell>
          <table:table-cell table:style-name="ce2" table:formula="of:=CONCATENATE(&quot;0x&quot;;DEC2HEX([.H140];2);&quot;,&quot;)" office:value-type="string" office:string-value="0x51," calcext:value-type="string">
            <text:p>0x51,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41])" office:value-type="string" office:string-value="8B" calcext:value-type="string">
            <text:p>8B</text:p>
          </table:table-cell>
          <table:table-cell table:style-name="ce1" table:formula="of:=BITAND([.A141]; 248)" office:value-type="float" office:value="136" calcext:value-type="float">
            <text:p>136</text:p>
          </table:table-cell>
          <table:table-cell table:style-name="ce1" table:formula="of:=BITRSHIFT([.A141]; 5)" office:value-type="float" office:value="4" calcext:value-type="float">
            <text:p>4</text:p>
          </table:table-cell>
          <table:table-cell table:style-name="ce1" table:formula="of:=BITAND(BITLSHIFT([.A141]; 3); 224)" office:value-type="float" office:value="64" calcext:value-type="float">
            <text:p>64</text:p>
          </table:table-cell>
          <table:table-cell table:style-name="ce1" table:formula="of:=BITAND(BITRSHIFT([.A141]; 3); 31)" office:value-type="float" office:value="17" calcext:value-type="float">
            <text:p>17</text:p>
          </table:table-cell>
          <table:table-cell table:style-name="ce1" table:formula="of:=BITOR([.C141];[.D141])" office:value-type="float" office:value="140" calcext:value-type="float">
            <text:p>140</text:p>
          </table:table-cell>
          <table:table-cell table:style-name="ce1" table:formula="of:=BITOR([.E141];[.F141])" office:value-type="float" office:value="81" calcext:value-type="float">
            <text:p>81</text:p>
          </table:table-cell>
          <table:table-cell table:style-name="ce2" table:formula="of:=CONCATENATE(&quot;0x&quot;;DEC2HEX([.G141];2);DEC2HEX([.H141];2))" office:value-type="string" office:string-value="0x8C51" calcext:value-type="string">
            <text:p>0x8C51</text:p>
          </table:table-cell>
          <table:table-cell table:style-name="ce2" table:formula="of:=CONCATENATE(&quot;0x&quot;;DEC2HEX([.H141];2);DEC2HEX([.G141];2))" office:value-type="string" office:string-value="0x518C" calcext:value-type="string">
            <text:p>0x518C</text:p>
          </table:table-cell>
          <table:table-cell table:formula="of:=CONCATENATE(&quot;case &quot;;[.A141];&quot;: return &quot;;[.I141];&quot;;&quot;)" office:value-type="string" office:string-value="case 139: return 0x8C51;" calcext:value-type="string">
            <text:p>case 139: return 0x8C51;</text:p>
          </table:table-cell>
          <table:table-cell table:formula="of:=CONCATENATE([.I141];&quot;,&quot;)" office:value-type="string" office:string-value="0x8C51," calcext:value-type="string">
            <text:p>0x8C51,</text:p>
          </table:table-cell>
          <table:table-cell table:style-name="ce2" table:formula="of:=CONCATENATE(&quot;0x&quot;;DEC2HEX([.G141];2);&quot;,&quot;)" office:value-type="string" office:string-value="0x8C," calcext:value-type="string">
            <text:p>0x8C,</text:p>
          </table:table-cell>
          <table:table-cell table:style-name="ce2" table:formula="of:=CONCATENATE(&quot;0x&quot;;DEC2HEX([.H141];2);&quot;,&quot;)" office:value-type="string" office:string-value="0x51," calcext:value-type="string">
            <text:p>0x51,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2])" office:value-type="string" office:string-value="8C" calcext:value-type="string">
            <text:p>8C</text:p>
          </table:table-cell>
          <table:table-cell table:style-name="ce1" table:formula="of:=BITAND([.A142]; 248)" office:value-type="float" office:value="136" calcext:value-type="float">
            <text:p>136</text:p>
          </table:table-cell>
          <table:table-cell table:style-name="ce1" table:formula="of:=BITRSHIFT([.A142]; 5)" office:value-type="float" office:value="4" calcext:value-type="float">
            <text:p>4</text:p>
          </table:table-cell>
          <table:table-cell table:style-name="ce1" table:formula="of:=BITAND(BITLSHIFT([.A142]; 3); 224)" office:value-type="float" office:value="96" calcext:value-type="float">
            <text:p>96</text:p>
          </table:table-cell>
          <table:table-cell table:style-name="ce1" table:formula="of:=BITAND(BITRSHIFT([.A142]; 3); 31)" office:value-type="float" office:value="17" calcext:value-type="float">
            <text:p>17</text:p>
          </table:table-cell>
          <table:table-cell table:style-name="ce1" table:formula="of:=BITOR([.C142];[.D142])" office:value-type="float" office:value="140" calcext:value-type="float">
            <text:p>140</text:p>
          </table:table-cell>
          <table:table-cell table:style-name="ce1" table:formula="of:=BITOR([.E142];[.F142])" office:value-type="float" office:value="113" calcext:value-type="float">
            <text:p>113</text:p>
          </table:table-cell>
          <table:table-cell table:style-name="ce2" table:formula="of:=CONCATENATE(&quot;0x&quot;;DEC2HEX([.G142];2);DEC2HEX([.H142];2))" office:value-type="string" office:string-value="0x8C71" calcext:value-type="string">
            <text:p>0x8C71</text:p>
          </table:table-cell>
          <table:table-cell table:style-name="ce2" table:formula="of:=CONCATENATE(&quot;0x&quot;;DEC2HEX([.H142];2);DEC2HEX([.G142];2))" office:value-type="string" office:string-value="0x718C" calcext:value-type="string">
            <text:p>0x718C</text:p>
          </table:table-cell>
          <table:table-cell table:formula="of:=CONCATENATE(&quot;case &quot;;[.A142];&quot;: return &quot;;[.I142];&quot;;&quot;)" office:value-type="string" office:string-value="case 140: return 0x8C71;" calcext:value-type="string">
            <text:p>case 140: return 0x8C71;</text:p>
          </table:table-cell>
          <table:table-cell table:formula="of:=CONCATENATE([.I142];&quot;,&quot;)" office:value-type="string" office:string-value="0x8C71," calcext:value-type="string">
            <text:p>0x8C71,</text:p>
          </table:table-cell>
          <table:table-cell table:style-name="ce2" table:formula="of:=CONCATENATE(&quot;0x&quot;;DEC2HEX([.G142];2);&quot;,&quot;)" office:value-type="string" office:string-value="0x8C," calcext:value-type="string">
            <text:p>0x8C,</text:p>
          </table:table-cell>
          <table:table-cell table:style-name="ce2" table:formula="of:=CONCATENATE(&quot;0x&quot;;DEC2HEX([.H142];2);&quot;,&quot;)" office:value-type="string" office:string-value="0x71," calcext:value-type="string">
            <text:p>0x71,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3])" office:value-type="string" office:string-value="8D" calcext:value-type="string">
            <text:p>8D</text:p>
          </table:table-cell>
          <table:table-cell table:style-name="ce1" table:formula="of:=BITAND([.A143]; 248)" office:value-type="float" office:value="136" calcext:value-type="float">
            <text:p>136</text:p>
          </table:table-cell>
          <table:table-cell table:style-name="ce1" table:formula="of:=BITRSHIFT([.A143]; 5)" office:value-type="float" office:value="4" calcext:value-type="float">
            <text:p>4</text:p>
          </table:table-cell>
          <table:table-cell table:style-name="ce1" table:formula="of:=BITAND(BITLSHIFT([.A143]; 3); 224)" office:value-type="float" office:value="96" calcext:value-type="float">
            <text:p>96</text:p>
          </table:table-cell>
          <table:table-cell table:style-name="ce1" table:formula="of:=BITAND(BITRSHIFT([.A143]; 3); 31)" office:value-type="float" office:value="17" calcext:value-type="float">
            <text:p>17</text:p>
          </table:table-cell>
          <table:table-cell table:style-name="ce1" table:formula="of:=BITOR([.C143];[.D143])" office:value-type="float" office:value="140" calcext:value-type="float">
            <text:p>140</text:p>
          </table:table-cell>
          <table:table-cell table:style-name="ce1" table:formula="of:=BITOR([.E143];[.F143])" office:value-type="float" office:value="113" calcext:value-type="float">
            <text:p>113</text:p>
          </table:table-cell>
          <table:table-cell table:style-name="ce2" table:formula="of:=CONCATENATE(&quot;0x&quot;;DEC2HEX([.G143];2);DEC2HEX([.H143];2))" office:value-type="string" office:string-value="0x8C71" calcext:value-type="string">
            <text:p>0x8C71</text:p>
          </table:table-cell>
          <table:table-cell table:style-name="ce2" table:formula="of:=CONCATENATE(&quot;0x&quot;;DEC2HEX([.H143];2);DEC2HEX([.G143];2))" office:value-type="string" office:string-value="0x718C" calcext:value-type="string">
            <text:p>0x718C</text:p>
          </table:table-cell>
          <table:table-cell table:formula="of:=CONCATENATE(&quot;case &quot;;[.A143];&quot;: return &quot;;[.I143];&quot;;&quot;)" office:value-type="string" office:string-value="case 141: return 0x8C71;" calcext:value-type="string">
            <text:p>case 141: return 0x8C71;</text:p>
          </table:table-cell>
          <table:table-cell table:formula="of:=CONCATENATE([.I143];&quot;,&quot;)" office:value-type="string" office:string-value="0x8C71," calcext:value-type="string">
            <text:p>0x8C71,</text:p>
          </table:table-cell>
          <table:table-cell table:style-name="ce2" table:formula="of:=CONCATENATE(&quot;0x&quot;;DEC2HEX([.G143];2);&quot;,&quot;)" office:value-type="string" office:string-value="0x8C," calcext:value-type="string">
            <text:p>0x8C,</text:p>
          </table:table-cell>
          <table:table-cell table:style-name="ce2" table:formula="of:=CONCATENATE(&quot;0x&quot;;DEC2HEX([.H143];2);&quot;,&quot;)" office:value-type="string" office:string-value="0x71," calcext:value-type="string">
            <text:p>0x71,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4])" office:value-type="string" office:string-value="8E" calcext:value-type="string">
            <text:p>8E</text:p>
          </table:table-cell>
          <table:table-cell table:style-name="ce1" table:formula="of:=BITAND([.A144]; 248)" office:value-type="float" office:value="136" calcext:value-type="float">
            <text:p>136</text:p>
          </table:table-cell>
          <table:table-cell table:style-name="ce1" table:formula="of:=BITRSHIFT([.A144]; 5)" office:value-type="float" office:value="4" calcext:value-type="float">
            <text:p>4</text:p>
          </table:table-cell>
          <table:table-cell table:style-name="ce1" table:formula="of:=BITAND(BITLSHIFT([.A144]; 3); 224)" office:value-type="float" office:value="96" calcext:value-type="float">
            <text:p>96</text:p>
          </table:table-cell>
          <table:table-cell table:style-name="ce1" table:formula="of:=BITAND(BITRSHIFT([.A144]; 3); 31)" office:value-type="float" office:value="17" calcext:value-type="float">
            <text:p>17</text:p>
          </table:table-cell>
          <table:table-cell table:style-name="ce1" table:formula="of:=BITOR([.C144];[.D144])" office:value-type="float" office:value="140" calcext:value-type="float">
            <text:p>140</text:p>
          </table:table-cell>
          <table:table-cell table:style-name="ce1" table:formula="of:=BITOR([.E144];[.F144])" office:value-type="float" office:value="113" calcext:value-type="float">
            <text:p>113</text:p>
          </table:table-cell>
          <table:table-cell table:style-name="ce2" table:formula="of:=CONCATENATE(&quot;0x&quot;;DEC2HEX([.G144];2);DEC2HEX([.H144];2))" office:value-type="string" office:string-value="0x8C71" calcext:value-type="string">
            <text:p>0x8C71</text:p>
          </table:table-cell>
          <table:table-cell table:style-name="ce2" table:formula="of:=CONCATENATE(&quot;0x&quot;;DEC2HEX([.H144];2);DEC2HEX([.G144];2))" office:value-type="string" office:string-value="0x718C" calcext:value-type="string">
            <text:p>0x718C</text:p>
          </table:table-cell>
          <table:table-cell table:formula="of:=CONCATENATE(&quot;case &quot;;[.A144];&quot;: return &quot;;[.I144];&quot;;&quot;)" office:value-type="string" office:string-value="case 142: return 0x8C71;" calcext:value-type="string">
            <text:p>case 142: return 0x8C71;</text:p>
          </table:table-cell>
          <table:table-cell table:formula="of:=CONCATENATE([.I144];&quot;,&quot;)" office:value-type="string" office:string-value="0x8C71," calcext:value-type="string">
            <text:p>0x8C71,</text:p>
          </table:table-cell>
          <table:table-cell table:style-name="ce2" table:formula="of:=CONCATENATE(&quot;0x&quot;;DEC2HEX([.G144];2);&quot;,&quot;)" office:value-type="string" office:string-value="0x8C," calcext:value-type="string">
            <text:p>0x8C,</text:p>
          </table:table-cell>
          <table:table-cell table:style-name="ce2" table:formula="of:=CONCATENATE(&quot;0x&quot;;DEC2HEX([.H144];2);&quot;,&quot;)" office:value-type="string" office:string-value="0x71," calcext:value-type="string">
            <text:p>0x71,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5])" office:value-type="string" office:string-value="8F" calcext:value-type="string">
            <text:p>8F</text:p>
          </table:table-cell>
          <table:table-cell table:style-name="ce1" table:formula="of:=BITAND([.A145]; 248)" office:value-type="float" office:value="136" calcext:value-type="float">
            <text:p>136</text:p>
          </table:table-cell>
          <table:table-cell table:style-name="ce1" table:formula="of:=BITRSHIFT([.A145]; 5)" office:value-type="float" office:value="4" calcext:value-type="float">
            <text:p>4</text:p>
          </table:table-cell>
          <table:table-cell table:style-name="ce1" table:formula="of:=BITAND(BITLSHIFT([.A145]; 3); 224)" office:value-type="float" office:value="96" calcext:value-type="float">
            <text:p>96</text:p>
          </table:table-cell>
          <table:table-cell table:style-name="ce1" table:formula="of:=BITAND(BITRSHIFT([.A145]; 3); 31)" office:value-type="float" office:value="17" calcext:value-type="float">
            <text:p>17</text:p>
          </table:table-cell>
          <table:table-cell table:style-name="ce1" table:formula="of:=BITOR([.C145];[.D145])" office:value-type="float" office:value="140" calcext:value-type="float">
            <text:p>140</text:p>
          </table:table-cell>
          <table:table-cell table:style-name="ce1" table:formula="of:=BITOR([.E145];[.F145])" office:value-type="float" office:value="113" calcext:value-type="float">
            <text:p>113</text:p>
          </table:table-cell>
          <table:table-cell table:style-name="ce2" table:formula="of:=CONCATENATE(&quot;0x&quot;;DEC2HEX([.G145];2);DEC2HEX([.H145];2))" office:value-type="string" office:string-value="0x8C71" calcext:value-type="string">
            <text:p>0x8C71</text:p>
          </table:table-cell>
          <table:table-cell table:style-name="ce2" table:formula="of:=CONCATENATE(&quot;0x&quot;;DEC2HEX([.H145];2);DEC2HEX([.G145];2))" office:value-type="string" office:string-value="0x718C" calcext:value-type="string">
            <text:p>0x718C</text:p>
          </table:table-cell>
          <table:table-cell table:formula="of:=CONCATENATE(&quot;case &quot;;[.A145];&quot;: return &quot;;[.I145];&quot;;&quot;)" office:value-type="string" office:string-value="case 143: return 0x8C71;" calcext:value-type="string">
            <text:p>case 143: return 0x8C71;</text:p>
          </table:table-cell>
          <table:table-cell table:formula="of:=CONCATENATE([.I145];&quot;,&quot;)" office:value-type="string" office:string-value="0x8C71," calcext:value-type="string">
            <text:p>0x8C71,</text:p>
          </table:table-cell>
          <table:table-cell table:style-name="ce2" table:formula="of:=CONCATENATE(&quot;0x&quot;;DEC2HEX([.G145];2);&quot;,&quot;)" office:value-type="string" office:string-value="0x8C," calcext:value-type="string">
            <text:p>0x8C,</text:p>
          </table:table-cell>
          <table:table-cell table:style-name="ce2" table:formula="of:=CONCATENATE(&quot;0x&quot;;DEC2HEX([.H145];2);&quot;,&quot;)" office:value-type="string" office:string-value="0x71," calcext:value-type="string">
            <text:p>0x71,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6])" office:value-type="string" office:string-value="90" calcext:value-type="string">
            <text:p>90</text:p>
          </table:table-cell>
          <table:table-cell table:style-name="ce1" table:formula="of:=BITAND([.A146]; 248)" office:value-type="float" office:value="144" calcext:value-type="float">
            <text:p>144</text:p>
          </table:table-cell>
          <table:table-cell table:style-name="ce1" table:formula="of:=BITRSHIFT([.A146]; 5)" office:value-type="float" office:value="4" calcext:value-type="float">
            <text:p>4</text:p>
          </table:table-cell>
          <table:table-cell table:style-name="ce1" table:formula="of:=BITAND(BITLSHIFT([.A146]; 3); 224)" office:value-type="float" office:value="128" calcext:value-type="float">
            <text:p>128</text:p>
          </table:table-cell>
          <table:table-cell table:style-name="ce1" table:formula="of:=BITAND(BITRSHIFT([.A146]; 3); 31)" office:value-type="float" office:value="18" calcext:value-type="float">
            <text:p>18</text:p>
          </table:table-cell>
          <table:table-cell table:style-name="ce1" table:formula="of:=BITOR([.C146];[.D146])" office:value-type="float" office:value="148" calcext:value-type="float">
            <text:p>148</text:p>
          </table:table-cell>
          <table:table-cell table:style-name="ce1" table:formula="of:=BITOR([.E146];[.F146])" office:value-type="float" office:value="146" calcext:value-type="float">
            <text:p>146</text:p>
          </table:table-cell>
          <table:table-cell table:style-name="ce2" table:formula="of:=CONCATENATE(&quot;0x&quot;;DEC2HEX([.G146];2);DEC2HEX([.H146];2))" office:value-type="string" office:string-value="0x9492" calcext:value-type="string">
            <text:p>0x9492</text:p>
          </table:table-cell>
          <table:table-cell table:style-name="ce2" table:formula="of:=CONCATENATE(&quot;0x&quot;;DEC2HEX([.H146];2);DEC2HEX([.G146];2))" office:value-type="string" office:string-value="0x9294" calcext:value-type="string">
            <text:p>0x9294</text:p>
          </table:table-cell>
          <table:table-cell table:formula="of:=CONCATENATE(&quot;case &quot;;[.A146];&quot;: return &quot;;[.I146];&quot;;&quot;)" office:value-type="string" office:string-value="case 144: return 0x9492;" calcext:value-type="string">
            <text:p>case 144: return 0x9492;</text:p>
          </table:table-cell>
          <table:table-cell table:formula="of:=CONCATENATE([.I146];&quot;,&quot;)" office:value-type="string" office:string-value="0x9492," calcext:value-type="string">
            <text:p>0x9492,</text:p>
          </table:table-cell>
          <table:table-cell table:style-name="ce2" table:formula="of:=CONCATENATE(&quot;0x&quot;;DEC2HEX([.G146];2);&quot;,&quot;)" office:value-type="string" office:string-value="0x94," calcext:value-type="string">
            <text:p>0x94,</text:p>
          </table:table-cell>
          <table:table-cell table:style-name="ce2" table:formula="of:=CONCATENATE(&quot;0x&quot;;DEC2HEX([.H146];2);&quot;,&quot;)" office:value-type="string" office:string-value="0x92," calcext:value-type="string">
            <text:p>0x92,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7])" office:value-type="string" office:string-value="91" calcext:value-type="string">
            <text:p>91</text:p>
          </table:table-cell>
          <table:table-cell table:style-name="ce1" table:formula="of:=BITAND([.A147]; 248)" office:value-type="float" office:value="144" calcext:value-type="float">
            <text:p>144</text:p>
          </table:table-cell>
          <table:table-cell table:style-name="ce1" table:formula="of:=BITRSHIFT([.A147]; 5)" office:value-type="float" office:value="4" calcext:value-type="float">
            <text:p>4</text:p>
          </table:table-cell>
          <table:table-cell table:style-name="ce1" table:formula="of:=BITAND(BITLSHIFT([.A147]; 3); 224)" office:value-type="float" office:value="128" calcext:value-type="float">
            <text:p>128</text:p>
          </table:table-cell>
          <table:table-cell table:style-name="ce1" table:formula="of:=BITAND(BITRSHIFT([.A147]; 3); 31)" office:value-type="float" office:value="18" calcext:value-type="float">
            <text:p>18</text:p>
          </table:table-cell>
          <table:table-cell table:style-name="ce1" table:formula="of:=BITOR([.C147];[.D147])" office:value-type="float" office:value="148" calcext:value-type="float">
            <text:p>148</text:p>
          </table:table-cell>
          <table:table-cell table:style-name="ce1" table:formula="of:=BITOR([.E147];[.F147])" office:value-type="float" office:value="146" calcext:value-type="float">
            <text:p>146</text:p>
          </table:table-cell>
          <table:table-cell table:style-name="ce2" table:formula="of:=CONCATENATE(&quot;0x&quot;;DEC2HEX([.G147];2);DEC2HEX([.H147];2))" office:value-type="string" office:string-value="0x9492" calcext:value-type="string">
            <text:p>0x9492</text:p>
          </table:table-cell>
          <table:table-cell table:style-name="ce2" table:formula="of:=CONCATENATE(&quot;0x&quot;;DEC2HEX([.H147];2);DEC2HEX([.G147];2))" office:value-type="string" office:string-value="0x9294" calcext:value-type="string">
            <text:p>0x9294</text:p>
          </table:table-cell>
          <table:table-cell table:formula="of:=CONCATENATE(&quot;case &quot;;[.A147];&quot;: return &quot;;[.I147];&quot;;&quot;)" office:value-type="string" office:string-value="case 145: return 0x9492;" calcext:value-type="string">
            <text:p>case 145: return 0x9492;</text:p>
          </table:table-cell>
          <table:table-cell table:formula="of:=CONCATENATE([.I147];&quot;,&quot;)" office:value-type="string" office:string-value="0x9492," calcext:value-type="string">
            <text:p>0x9492,</text:p>
          </table:table-cell>
          <table:table-cell table:style-name="ce2" table:formula="of:=CONCATENATE(&quot;0x&quot;;DEC2HEX([.G147];2);&quot;,&quot;)" office:value-type="string" office:string-value="0x94," calcext:value-type="string">
            <text:p>0x94,</text:p>
          </table:table-cell>
          <table:table-cell table:style-name="ce2" table:formula="of:=CONCATENATE(&quot;0x&quot;;DEC2HEX([.H147];2);&quot;,&quot;)" office:value-type="string" office:string-value="0x92," calcext:value-type="string">
            <text:p>0x92,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8])" office:value-type="string" office:string-value="92" calcext:value-type="string">
            <text:p>92</text:p>
          </table:table-cell>
          <table:table-cell table:style-name="ce1" table:formula="of:=BITAND([.A148]; 248)" office:value-type="float" office:value="144" calcext:value-type="float">
            <text:p>144</text:p>
          </table:table-cell>
          <table:table-cell table:style-name="ce1" table:formula="of:=BITRSHIFT([.A148]; 5)" office:value-type="float" office:value="4" calcext:value-type="float">
            <text:p>4</text:p>
          </table:table-cell>
          <table:table-cell table:style-name="ce1" table:formula="of:=BITAND(BITLSHIFT([.A148]; 3); 224)" office:value-type="float" office:value="128" calcext:value-type="float">
            <text:p>128</text:p>
          </table:table-cell>
          <table:table-cell table:style-name="ce1" table:formula="of:=BITAND(BITRSHIFT([.A148]; 3); 31)" office:value-type="float" office:value="18" calcext:value-type="float">
            <text:p>18</text:p>
          </table:table-cell>
          <table:table-cell table:style-name="ce1" table:formula="of:=BITOR([.C148];[.D148])" office:value-type="float" office:value="148" calcext:value-type="float">
            <text:p>148</text:p>
          </table:table-cell>
          <table:table-cell table:style-name="ce1" table:formula="of:=BITOR([.E148];[.F148])" office:value-type="float" office:value="146" calcext:value-type="float">
            <text:p>146</text:p>
          </table:table-cell>
          <table:table-cell table:style-name="ce2" table:formula="of:=CONCATENATE(&quot;0x&quot;;DEC2HEX([.G148];2);DEC2HEX([.H148];2))" office:value-type="string" office:string-value="0x9492" calcext:value-type="string">
            <text:p>0x9492</text:p>
          </table:table-cell>
          <table:table-cell table:style-name="ce2" table:formula="of:=CONCATENATE(&quot;0x&quot;;DEC2HEX([.H148];2);DEC2HEX([.G148];2))" office:value-type="string" office:string-value="0x9294" calcext:value-type="string">
            <text:p>0x9294</text:p>
          </table:table-cell>
          <table:table-cell table:formula="of:=CONCATENATE(&quot;case &quot;;[.A148];&quot;: return &quot;;[.I148];&quot;;&quot;)" office:value-type="string" office:string-value="case 146: return 0x9492;" calcext:value-type="string">
            <text:p>case 146: return 0x9492;</text:p>
          </table:table-cell>
          <table:table-cell table:formula="of:=CONCATENATE([.I148];&quot;,&quot;)" office:value-type="string" office:string-value="0x9492," calcext:value-type="string">
            <text:p>0x9492,</text:p>
          </table:table-cell>
          <table:table-cell table:style-name="ce2" table:formula="of:=CONCATENATE(&quot;0x&quot;;DEC2HEX([.G148];2);&quot;,&quot;)" office:value-type="string" office:string-value="0x94," calcext:value-type="string">
            <text:p>0x94,</text:p>
          </table:table-cell>
          <table:table-cell table:style-name="ce2" table:formula="of:=CONCATENATE(&quot;0x&quot;;DEC2HEX([.H148];2);&quot;,&quot;)" office:value-type="string" office:string-value="0x92," calcext:value-type="string">
            <text:p>0x92,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9])" office:value-type="string" office:string-value="93" calcext:value-type="string">
            <text:p>93</text:p>
          </table:table-cell>
          <table:table-cell table:style-name="ce1" table:formula="of:=BITAND([.A149]; 248)" office:value-type="float" office:value="144" calcext:value-type="float">
            <text:p>144</text:p>
          </table:table-cell>
          <table:table-cell table:style-name="ce1" table:formula="of:=BITRSHIFT([.A149]; 5)" office:value-type="float" office:value="4" calcext:value-type="float">
            <text:p>4</text:p>
          </table:table-cell>
          <table:table-cell table:style-name="ce1" table:formula="of:=BITAND(BITLSHIFT([.A149]; 3); 224)" office:value-type="float" office:value="128" calcext:value-type="float">
            <text:p>128</text:p>
          </table:table-cell>
          <table:table-cell table:style-name="ce1" table:formula="of:=BITAND(BITRSHIFT([.A149]; 3); 31)" office:value-type="float" office:value="18" calcext:value-type="float">
            <text:p>18</text:p>
          </table:table-cell>
          <table:table-cell table:style-name="ce1" table:formula="of:=BITOR([.C149];[.D149])" office:value-type="float" office:value="148" calcext:value-type="float">
            <text:p>148</text:p>
          </table:table-cell>
          <table:table-cell table:style-name="ce1" table:formula="of:=BITOR([.E149];[.F149])" office:value-type="float" office:value="146" calcext:value-type="float">
            <text:p>146</text:p>
          </table:table-cell>
          <table:table-cell table:style-name="ce2" table:formula="of:=CONCATENATE(&quot;0x&quot;;DEC2HEX([.G149];2);DEC2HEX([.H149];2))" office:value-type="string" office:string-value="0x9492" calcext:value-type="string">
            <text:p>0x9492</text:p>
          </table:table-cell>
          <table:table-cell table:style-name="ce2" table:formula="of:=CONCATENATE(&quot;0x&quot;;DEC2HEX([.H149];2);DEC2HEX([.G149];2))" office:value-type="string" office:string-value="0x9294" calcext:value-type="string">
            <text:p>0x9294</text:p>
          </table:table-cell>
          <table:table-cell table:formula="of:=CONCATENATE(&quot;case &quot;;[.A149];&quot;: return &quot;;[.I149];&quot;;&quot;)" office:value-type="string" office:string-value="case 147: return 0x9492;" calcext:value-type="string">
            <text:p>case 147: return 0x9492;</text:p>
          </table:table-cell>
          <table:table-cell table:formula="of:=CONCATENATE([.I149];&quot;,&quot;)" office:value-type="string" office:string-value="0x9492," calcext:value-type="string">
            <text:p>0x9492,</text:p>
          </table:table-cell>
          <table:table-cell table:style-name="ce2" table:formula="of:=CONCATENATE(&quot;0x&quot;;DEC2HEX([.G149];2);&quot;,&quot;)" office:value-type="string" office:string-value="0x94," calcext:value-type="string">
            <text:p>0x94,</text:p>
          </table:table-cell>
          <table:table-cell table:style-name="ce2" table:formula="of:=CONCATENATE(&quot;0x&quot;;DEC2HEX([.H149];2);&quot;,&quot;)" office:value-type="string" office:string-value="0x92," calcext:value-type="string">
            <text:p>0x92,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50])" office:value-type="string" office:string-value="94" calcext:value-type="string">
            <text:p>94</text:p>
          </table:table-cell>
          <table:table-cell table:style-name="ce1" table:formula="of:=BITAND([.A150]; 248)" office:value-type="float" office:value="144" calcext:value-type="float">
            <text:p>144</text:p>
          </table:table-cell>
          <table:table-cell table:style-name="ce1" table:formula="of:=BITRSHIFT([.A150]; 5)" office:value-type="float" office:value="4" calcext:value-type="float">
            <text:p>4</text:p>
          </table:table-cell>
          <table:table-cell table:style-name="ce1" table:formula="of:=BITAND(BITLSHIFT([.A150]; 3); 224)" office:value-type="float" office:value="160" calcext:value-type="float">
            <text:p>160</text:p>
          </table:table-cell>
          <table:table-cell table:style-name="ce1" table:formula="of:=BITAND(BITRSHIFT([.A150]; 3); 31)" office:value-type="float" office:value="18" calcext:value-type="float">
            <text:p>18</text:p>
          </table:table-cell>
          <table:table-cell table:style-name="ce1" table:formula="of:=BITOR([.C150];[.D150])" office:value-type="float" office:value="148" calcext:value-type="float">
            <text:p>148</text:p>
          </table:table-cell>
          <table:table-cell table:style-name="ce1" table:formula="of:=BITOR([.E150];[.F150])" office:value-type="float" office:value="178" calcext:value-type="float">
            <text:p>178</text:p>
          </table:table-cell>
          <table:table-cell table:style-name="ce2" table:formula="of:=CONCATENATE(&quot;0x&quot;;DEC2HEX([.G150];2);DEC2HEX([.H150];2))" office:value-type="string" office:string-value="0x94B2" calcext:value-type="string">
            <text:p>0x94B2</text:p>
          </table:table-cell>
          <table:table-cell table:style-name="ce2" table:formula="of:=CONCATENATE(&quot;0x&quot;;DEC2HEX([.H150];2);DEC2HEX([.G150];2))" office:value-type="string" office:string-value="0xB294" calcext:value-type="string">
            <text:p>0xB294</text:p>
          </table:table-cell>
          <table:table-cell table:formula="of:=CONCATENATE(&quot;case &quot;;[.A150];&quot;: return &quot;;[.I150];&quot;;&quot;)" office:value-type="string" office:string-value="case 148: return 0x94B2;" calcext:value-type="string">
            <text:p>case 148: return 0x94B2;</text:p>
          </table:table-cell>
          <table:table-cell table:formula="of:=CONCATENATE([.I150];&quot;,&quot;)" office:value-type="string" office:string-value="0x94B2," calcext:value-type="string">
            <text:p>0x94B2,</text:p>
          </table:table-cell>
          <table:table-cell table:style-name="ce2" table:formula="of:=CONCATENATE(&quot;0x&quot;;DEC2HEX([.G150];2);&quot;,&quot;)" office:value-type="string" office:string-value="0x94," calcext:value-type="string">
            <text:p>0x94,</text:p>
          </table:table-cell>
          <table:table-cell table:style-name="ce2" table:formula="of:=CONCATENATE(&quot;0x&quot;;DEC2HEX([.H150];2);&quot;,&quot;)" office:value-type="string" office:string-value="0xB2," calcext:value-type="string">
            <text:p>0xB2,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51])" office:value-type="string" office:string-value="95" calcext:value-type="string">
            <text:p>95</text:p>
          </table:table-cell>
          <table:table-cell table:style-name="ce1" table:formula="of:=BITAND([.A151]; 248)" office:value-type="float" office:value="144" calcext:value-type="float">
            <text:p>144</text:p>
          </table:table-cell>
          <table:table-cell table:style-name="ce1" table:formula="of:=BITRSHIFT([.A151]; 5)" office:value-type="float" office:value="4" calcext:value-type="float">
            <text:p>4</text:p>
          </table:table-cell>
          <table:table-cell table:style-name="ce1" table:formula="of:=BITAND(BITLSHIFT([.A151]; 3); 224)" office:value-type="float" office:value="160" calcext:value-type="float">
            <text:p>160</text:p>
          </table:table-cell>
          <table:table-cell table:style-name="ce1" table:formula="of:=BITAND(BITRSHIFT([.A151]; 3); 31)" office:value-type="float" office:value="18" calcext:value-type="float">
            <text:p>18</text:p>
          </table:table-cell>
          <table:table-cell table:style-name="ce1" table:formula="of:=BITOR([.C151];[.D151])" office:value-type="float" office:value="148" calcext:value-type="float">
            <text:p>148</text:p>
          </table:table-cell>
          <table:table-cell table:style-name="ce1" table:formula="of:=BITOR([.E151];[.F151])" office:value-type="float" office:value="178" calcext:value-type="float">
            <text:p>178</text:p>
          </table:table-cell>
          <table:table-cell table:style-name="ce2" table:formula="of:=CONCATENATE(&quot;0x&quot;;DEC2HEX([.G151];2);DEC2HEX([.H151];2))" office:value-type="string" office:string-value="0x94B2" calcext:value-type="string">
            <text:p>0x94B2</text:p>
          </table:table-cell>
          <table:table-cell table:style-name="ce2" table:formula="of:=CONCATENATE(&quot;0x&quot;;DEC2HEX([.H151];2);DEC2HEX([.G151];2))" office:value-type="string" office:string-value="0xB294" calcext:value-type="string">
            <text:p>0xB294</text:p>
          </table:table-cell>
          <table:table-cell table:formula="of:=CONCATENATE(&quot;case &quot;;[.A151];&quot;: return &quot;;[.I151];&quot;;&quot;)" office:value-type="string" office:string-value="case 149: return 0x94B2;" calcext:value-type="string">
            <text:p>case 149: return 0x94B2;</text:p>
          </table:table-cell>
          <table:table-cell table:formula="of:=CONCATENATE([.I151];&quot;,&quot;)" office:value-type="string" office:string-value="0x94B2," calcext:value-type="string">
            <text:p>0x94B2,</text:p>
          </table:table-cell>
          <table:table-cell table:style-name="ce2" table:formula="of:=CONCATENATE(&quot;0x&quot;;DEC2HEX([.G151];2);&quot;,&quot;)" office:value-type="string" office:string-value="0x94," calcext:value-type="string">
            <text:p>0x94,</text:p>
          </table:table-cell>
          <table:table-cell table:style-name="ce2" table:formula="of:=CONCATENATE(&quot;0x&quot;;DEC2HEX([.H151];2);&quot;,&quot;)" office:value-type="string" office:string-value="0xB2," calcext:value-type="string">
            <text:p>0xB2,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2])" office:value-type="string" office:string-value="96" calcext:value-type="string">
            <text:p>96</text:p>
          </table:table-cell>
          <table:table-cell table:style-name="ce1" table:formula="of:=BITAND([.A152]; 248)" office:value-type="float" office:value="144" calcext:value-type="float">
            <text:p>144</text:p>
          </table:table-cell>
          <table:table-cell table:style-name="ce1" table:formula="of:=BITRSHIFT([.A152]; 5)" office:value-type="float" office:value="4" calcext:value-type="float">
            <text:p>4</text:p>
          </table:table-cell>
          <table:table-cell table:style-name="ce1" table:formula="of:=BITAND(BITLSHIFT([.A152]; 3); 224)" office:value-type="float" office:value="160" calcext:value-type="float">
            <text:p>160</text:p>
          </table:table-cell>
          <table:table-cell table:style-name="ce1" table:formula="of:=BITAND(BITRSHIFT([.A152]; 3); 31)" office:value-type="float" office:value="18" calcext:value-type="float">
            <text:p>18</text:p>
          </table:table-cell>
          <table:table-cell table:style-name="ce1" table:formula="of:=BITOR([.C152];[.D152])" office:value-type="float" office:value="148" calcext:value-type="float">
            <text:p>148</text:p>
          </table:table-cell>
          <table:table-cell table:style-name="ce1" table:formula="of:=BITOR([.E152];[.F152])" office:value-type="float" office:value="178" calcext:value-type="float">
            <text:p>178</text:p>
          </table:table-cell>
          <table:table-cell table:style-name="ce2" table:formula="of:=CONCATENATE(&quot;0x&quot;;DEC2HEX([.G152];2);DEC2HEX([.H152];2))" office:value-type="string" office:string-value="0x94B2" calcext:value-type="string">
            <text:p>0x94B2</text:p>
          </table:table-cell>
          <table:table-cell table:style-name="ce2" table:formula="of:=CONCATENATE(&quot;0x&quot;;DEC2HEX([.H152];2);DEC2HEX([.G152];2))" office:value-type="string" office:string-value="0xB294" calcext:value-type="string">
            <text:p>0xB294</text:p>
          </table:table-cell>
          <table:table-cell table:formula="of:=CONCATENATE(&quot;case &quot;;[.A152];&quot;: return &quot;;[.I152];&quot;;&quot;)" office:value-type="string" office:string-value="case 150: return 0x94B2;" calcext:value-type="string">
            <text:p>case 150: return 0x94B2;</text:p>
          </table:table-cell>
          <table:table-cell table:formula="of:=CONCATENATE([.I152];&quot;,&quot;)" office:value-type="string" office:string-value="0x94B2," calcext:value-type="string">
            <text:p>0x94B2,</text:p>
          </table:table-cell>
          <table:table-cell table:style-name="ce2" table:formula="of:=CONCATENATE(&quot;0x&quot;;DEC2HEX([.G152];2);&quot;,&quot;)" office:value-type="string" office:string-value="0x94," calcext:value-type="string">
            <text:p>0x94,</text:p>
          </table:table-cell>
          <table:table-cell table:style-name="ce2" table:formula="of:=CONCATENATE(&quot;0x&quot;;DEC2HEX([.H152];2);&quot;,&quot;)" office:value-type="string" office:string-value="0xB2," calcext:value-type="string">
            <text:p>0xB2,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3])" office:value-type="string" office:string-value="97" calcext:value-type="string">
            <text:p>97</text:p>
          </table:table-cell>
          <table:table-cell table:style-name="ce1" table:formula="of:=BITAND([.A153]; 248)" office:value-type="float" office:value="144" calcext:value-type="float">
            <text:p>144</text:p>
          </table:table-cell>
          <table:table-cell table:style-name="ce1" table:formula="of:=BITRSHIFT([.A153]; 5)" office:value-type="float" office:value="4" calcext:value-type="float">
            <text:p>4</text:p>
          </table:table-cell>
          <table:table-cell table:style-name="ce1" table:formula="of:=BITAND(BITLSHIFT([.A153]; 3); 224)" office:value-type="float" office:value="160" calcext:value-type="float">
            <text:p>160</text:p>
          </table:table-cell>
          <table:table-cell table:style-name="ce1" table:formula="of:=BITAND(BITRSHIFT([.A153]; 3); 31)" office:value-type="float" office:value="18" calcext:value-type="float">
            <text:p>18</text:p>
          </table:table-cell>
          <table:table-cell table:style-name="ce1" table:formula="of:=BITOR([.C153];[.D153])" office:value-type="float" office:value="148" calcext:value-type="float">
            <text:p>148</text:p>
          </table:table-cell>
          <table:table-cell table:style-name="ce1" table:formula="of:=BITOR([.E153];[.F153])" office:value-type="float" office:value="178" calcext:value-type="float">
            <text:p>178</text:p>
          </table:table-cell>
          <table:table-cell table:style-name="ce2" table:formula="of:=CONCATENATE(&quot;0x&quot;;DEC2HEX([.G153];2);DEC2HEX([.H153];2))" office:value-type="string" office:string-value="0x94B2" calcext:value-type="string">
            <text:p>0x94B2</text:p>
          </table:table-cell>
          <table:table-cell table:style-name="ce2" table:formula="of:=CONCATENATE(&quot;0x&quot;;DEC2HEX([.H153];2);DEC2HEX([.G153];2))" office:value-type="string" office:string-value="0xB294" calcext:value-type="string">
            <text:p>0xB294</text:p>
          </table:table-cell>
          <table:table-cell table:formula="of:=CONCATENATE(&quot;case &quot;;[.A153];&quot;: return &quot;;[.I153];&quot;;&quot;)" office:value-type="string" office:string-value="case 151: return 0x94B2;" calcext:value-type="string">
            <text:p>case 151: return 0x94B2;</text:p>
          </table:table-cell>
          <table:table-cell table:formula="of:=CONCATENATE([.I153];&quot;,&quot;)" office:value-type="string" office:string-value="0x94B2," calcext:value-type="string">
            <text:p>0x94B2,</text:p>
          </table:table-cell>
          <table:table-cell table:style-name="ce2" table:formula="of:=CONCATENATE(&quot;0x&quot;;DEC2HEX([.G153];2);&quot;,&quot;)" office:value-type="string" office:string-value="0x94," calcext:value-type="string">
            <text:p>0x94,</text:p>
          </table:table-cell>
          <table:table-cell table:style-name="ce2" table:formula="of:=CONCATENATE(&quot;0x&quot;;DEC2HEX([.H153];2);&quot;,&quot;)" office:value-type="string" office:string-value="0xB2," calcext:value-type="string">
            <text:p>0xB2,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4])" office:value-type="string" office:string-value="98" calcext:value-type="string">
            <text:p>98</text:p>
          </table:table-cell>
          <table:table-cell table:style-name="ce1" table:formula="of:=BITAND([.A154]; 248)" office:value-type="float" office:value="152" calcext:value-type="float">
            <text:p>152</text:p>
          </table:table-cell>
          <table:table-cell table:style-name="ce1" table:formula="of:=BITRSHIFT([.A154]; 5)" office:value-type="float" office:value="4" calcext:value-type="float">
            <text:p>4</text:p>
          </table:table-cell>
          <table:table-cell table:style-name="ce1" table:formula="of:=BITAND(BITLSHIFT([.A154]; 3); 224)" office:value-type="float" office:value="192" calcext:value-type="float">
            <text:p>192</text:p>
          </table:table-cell>
          <table:table-cell table:style-name="ce1" table:formula="of:=BITAND(BITRSHIFT([.A154]; 3); 31)" office:value-type="float" office:value="19" calcext:value-type="float">
            <text:p>19</text:p>
          </table:table-cell>
          <table:table-cell table:style-name="ce1" table:formula="of:=BITOR([.C154];[.D154])" office:value-type="float" office:value="156" calcext:value-type="float">
            <text:p>156</text:p>
          </table:table-cell>
          <table:table-cell table:style-name="ce1" table:formula="of:=BITOR([.E154];[.F154])" office:value-type="float" office:value="211" calcext:value-type="float">
            <text:p>211</text:p>
          </table:table-cell>
          <table:table-cell table:style-name="ce2" table:formula="of:=CONCATENATE(&quot;0x&quot;;DEC2HEX([.G154];2);DEC2HEX([.H154];2))" office:value-type="string" office:string-value="0x9CD3" calcext:value-type="string">
            <text:p>0x9CD3</text:p>
          </table:table-cell>
          <table:table-cell table:style-name="ce2" table:formula="of:=CONCATENATE(&quot;0x&quot;;DEC2HEX([.H154];2);DEC2HEX([.G154];2))" office:value-type="string" office:string-value="0xD39C" calcext:value-type="string">
            <text:p>0xD39C</text:p>
          </table:table-cell>
          <table:table-cell table:formula="of:=CONCATENATE(&quot;case &quot;;[.A154];&quot;: return &quot;;[.I154];&quot;;&quot;)" office:value-type="string" office:string-value="case 152: return 0x9CD3;" calcext:value-type="string">
            <text:p>case 152: return 0x9CD3;</text:p>
          </table:table-cell>
          <table:table-cell table:formula="of:=CONCATENATE([.I154];&quot;,&quot;)" office:value-type="string" office:string-value="0x9CD3," calcext:value-type="string">
            <text:p>0x9CD3,</text:p>
          </table:table-cell>
          <table:table-cell table:style-name="ce2" table:formula="of:=CONCATENATE(&quot;0x&quot;;DEC2HEX([.G154];2);&quot;,&quot;)" office:value-type="string" office:string-value="0x9C," calcext:value-type="string">
            <text:p>0x9C,</text:p>
          </table:table-cell>
          <table:table-cell table:style-name="ce2" table:formula="of:=CONCATENATE(&quot;0x&quot;;DEC2HEX([.H154];2);&quot;,&quot;)" office:value-type="string" office:string-value="0xD3," calcext:value-type="string">
            <text:p>0xD3,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5])" office:value-type="string" office:string-value="99" calcext:value-type="string">
            <text:p>99</text:p>
          </table:table-cell>
          <table:table-cell table:style-name="ce1" table:formula="of:=BITAND([.A155]; 248)" office:value-type="float" office:value="152" calcext:value-type="float">
            <text:p>152</text:p>
          </table:table-cell>
          <table:table-cell table:style-name="ce1" table:formula="of:=BITRSHIFT([.A155]; 5)" office:value-type="float" office:value="4" calcext:value-type="float">
            <text:p>4</text:p>
          </table:table-cell>
          <table:table-cell table:style-name="ce1" table:formula="of:=BITAND(BITLSHIFT([.A155]; 3); 224)" office:value-type="float" office:value="192" calcext:value-type="float">
            <text:p>192</text:p>
          </table:table-cell>
          <table:table-cell table:style-name="ce1" table:formula="of:=BITAND(BITRSHIFT([.A155]; 3); 31)" office:value-type="float" office:value="19" calcext:value-type="float">
            <text:p>19</text:p>
          </table:table-cell>
          <table:table-cell table:style-name="ce1" table:formula="of:=BITOR([.C155];[.D155])" office:value-type="float" office:value="156" calcext:value-type="float">
            <text:p>156</text:p>
          </table:table-cell>
          <table:table-cell table:style-name="ce1" table:formula="of:=BITOR([.E155];[.F155])" office:value-type="float" office:value="211" calcext:value-type="float">
            <text:p>211</text:p>
          </table:table-cell>
          <table:table-cell table:style-name="ce2" table:formula="of:=CONCATENATE(&quot;0x&quot;;DEC2HEX([.G155];2);DEC2HEX([.H155];2))" office:value-type="string" office:string-value="0x9CD3" calcext:value-type="string">
            <text:p>0x9CD3</text:p>
          </table:table-cell>
          <table:table-cell table:style-name="ce2" table:formula="of:=CONCATENATE(&quot;0x&quot;;DEC2HEX([.H155];2);DEC2HEX([.G155];2))" office:value-type="string" office:string-value="0xD39C" calcext:value-type="string">
            <text:p>0xD39C</text:p>
          </table:table-cell>
          <table:table-cell table:formula="of:=CONCATENATE(&quot;case &quot;;[.A155];&quot;: return &quot;;[.I155];&quot;;&quot;)" office:value-type="string" office:string-value="case 153: return 0x9CD3;" calcext:value-type="string">
            <text:p>case 153: return 0x9CD3;</text:p>
          </table:table-cell>
          <table:table-cell table:formula="of:=CONCATENATE([.I155];&quot;,&quot;)" office:value-type="string" office:string-value="0x9CD3," calcext:value-type="string">
            <text:p>0x9CD3,</text:p>
          </table:table-cell>
          <table:table-cell table:style-name="ce2" table:formula="of:=CONCATENATE(&quot;0x&quot;;DEC2HEX([.G155];2);&quot;,&quot;)" office:value-type="string" office:string-value="0x9C," calcext:value-type="string">
            <text:p>0x9C,</text:p>
          </table:table-cell>
          <table:table-cell table:style-name="ce2" table:formula="of:=CONCATENATE(&quot;0x&quot;;DEC2HEX([.H155];2);&quot;,&quot;)" office:value-type="string" office:string-value="0xD3," calcext:value-type="string">
            <text:p>0xD3,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6])" office:value-type="string" office:string-value="9A" calcext:value-type="string">
            <text:p>9A</text:p>
          </table:table-cell>
          <table:table-cell table:style-name="ce1" table:formula="of:=BITAND([.A156]; 248)" office:value-type="float" office:value="152" calcext:value-type="float">
            <text:p>152</text:p>
          </table:table-cell>
          <table:table-cell table:style-name="ce1" table:formula="of:=BITRSHIFT([.A156]; 5)" office:value-type="float" office:value="4" calcext:value-type="float">
            <text:p>4</text:p>
          </table:table-cell>
          <table:table-cell table:style-name="ce1" table:formula="of:=BITAND(BITLSHIFT([.A156]; 3); 224)" office:value-type="float" office:value="192" calcext:value-type="float">
            <text:p>192</text:p>
          </table:table-cell>
          <table:table-cell table:style-name="ce1" table:formula="of:=BITAND(BITRSHIFT([.A156]; 3); 31)" office:value-type="float" office:value="19" calcext:value-type="float">
            <text:p>19</text:p>
          </table:table-cell>
          <table:table-cell table:style-name="ce1" table:formula="of:=BITOR([.C156];[.D156])" office:value-type="float" office:value="156" calcext:value-type="float">
            <text:p>156</text:p>
          </table:table-cell>
          <table:table-cell table:style-name="ce1" table:formula="of:=BITOR([.E156];[.F156])" office:value-type="float" office:value="211" calcext:value-type="float">
            <text:p>211</text:p>
          </table:table-cell>
          <table:table-cell table:style-name="ce2" table:formula="of:=CONCATENATE(&quot;0x&quot;;DEC2HEX([.G156];2);DEC2HEX([.H156];2))" office:value-type="string" office:string-value="0x9CD3" calcext:value-type="string">
            <text:p>0x9CD3</text:p>
          </table:table-cell>
          <table:table-cell table:style-name="ce2" table:formula="of:=CONCATENATE(&quot;0x&quot;;DEC2HEX([.H156];2);DEC2HEX([.G156];2))" office:value-type="string" office:string-value="0xD39C" calcext:value-type="string">
            <text:p>0xD39C</text:p>
          </table:table-cell>
          <table:table-cell table:formula="of:=CONCATENATE(&quot;case &quot;;[.A156];&quot;: return &quot;;[.I156];&quot;;&quot;)" office:value-type="string" office:string-value="case 154: return 0x9CD3;" calcext:value-type="string">
            <text:p>case 154: return 0x9CD3;</text:p>
          </table:table-cell>
          <table:table-cell table:formula="of:=CONCATENATE([.I156];&quot;,&quot;)" office:value-type="string" office:string-value="0x9CD3," calcext:value-type="string">
            <text:p>0x9CD3,</text:p>
          </table:table-cell>
          <table:table-cell table:style-name="ce2" table:formula="of:=CONCATENATE(&quot;0x&quot;;DEC2HEX([.G156];2);&quot;,&quot;)" office:value-type="string" office:string-value="0x9C," calcext:value-type="string">
            <text:p>0x9C,</text:p>
          </table:table-cell>
          <table:table-cell table:style-name="ce2" table:formula="of:=CONCATENATE(&quot;0x&quot;;DEC2HEX([.H156];2);&quot;,&quot;)" office:value-type="string" office:string-value="0xD3," calcext:value-type="string">
            <text:p>0xD3,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7])" office:value-type="string" office:string-value="9B" calcext:value-type="string">
            <text:p>9B</text:p>
          </table:table-cell>
          <table:table-cell table:style-name="ce1" table:formula="of:=BITAND([.A157]; 248)" office:value-type="float" office:value="152" calcext:value-type="float">
            <text:p>152</text:p>
          </table:table-cell>
          <table:table-cell table:style-name="ce1" table:formula="of:=BITRSHIFT([.A157]; 5)" office:value-type="float" office:value="4" calcext:value-type="float">
            <text:p>4</text:p>
          </table:table-cell>
          <table:table-cell table:style-name="ce1" table:formula="of:=BITAND(BITLSHIFT([.A157]; 3); 224)" office:value-type="float" office:value="192" calcext:value-type="float">
            <text:p>192</text:p>
          </table:table-cell>
          <table:table-cell table:style-name="ce1" table:formula="of:=BITAND(BITRSHIFT([.A157]; 3); 31)" office:value-type="float" office:value="19" calcext:value-type="float">
            <text:p>19</text:p>
          </table:table-cell>
          <table:table-cell table:style-name="ce1" table:formula="of:=BITOR([.C157];[.D157])" office:value-type="float" office:value="156" calcext:value-type="float">
            <text:p>156</text:p>
          </table:table-cell>
          <table:table-cell table:style-name="ce1" table:formula="of:=BITOR([.E157];[.F157])" office:value-type="float" office:value="211" calcext:value-type="float">
            <text:p>211</text:p>
          </table:table-cell>
          <table:table-cell table:style-name="ce2" table:formula="of:=CONCATENATE(&quot;0x&quot;;DEC2HEX([.G157];2);DEC2HEX([.H157];2))" office:value-type="string" office:string-value="0x9CD3" calcext:value-type="string">
            <text:p>0x9CD3</text:p>
          </table:table-cell>
          <table:table-cell table:style-name="ce2" table:formula="of:=CONCATENATE(&quot;0x&quot;;DEC2HEX([.H157];2);DEC2HEX([.G157];2))" office:value-type="string" office:string-value="0xD39C" calcext:value-type="string">
            <text:p>0xD39C</text:p>
          </table:table-cell>
          <table:table-cell table:formula="of:=CONCATENATE(&quot;case &quot;;[.A157];&quot;: return &quot;;[.I157];&quot;;&quot;)" office:value-type="string" office:string-value="case 155: return 0x9CD3;" calcext:value-type="string">
            <text:p>case 155: return 0x9CD3;</text:p>
          </table:table-cell>
          <table:table-cell table:formula="of:=CONCATENATE([.I157];&quot;,&quot;)" office:value-type="string" office:string-value="0x9CD3," calcext:value-type="string">
            <text:p>0x9CD3,</text:p>
          </table:table-cell>
          <table:table-cell table:style-name="ce2" table:formula="of:=CONCATENATE(&quot;0x&quot;;DEC2HEX([.G157];2);&quot;,&quot;)" office:value-type="string" office:string-value="0x9C," calcext:value-type="string">
            <text:p>0x9C,</text:p>
          </table:table-cell>
          <table:table-cell table:style-name="ce2" table:formula="of:=CONCATENATE(&quot;0x&quot;;DEC2HEX([.H157];2);&quot;,&quot;)" office:value-type="string" office:string-value="0xD3," calcext:value-type="string">
            <text:p>0xD3,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8])" office:value-type="string" office:string-value="9C" calcext:value-type="string">
            <text:p>9C</text:p>
          </table:table-cell>
          <table:table-cell table:style-name="ce1" table:formula="of:=BITAND([.A158]; 248)" office:value-type="float" office:value="152" calcext:value-type="float">
            <text:p>152</text:p>
          </table:table-cell>
          <table:table-cell table:style-name="ce1" table:formula="of:=BITRSHIFT([.A158]; 5)" office:value-type="float" office:value="4" calcext:value-type="float">
            <text:p>4</text:p>
          </table:table-cell>
          <table:table-cell table:style-name="ce1" table:formula="of:=BITAND(BITLSHIFT([.A158]; 3); 224)" office:value-type="float" office:value="224" calcext:value-type="float">
            <text:p>224</text:p>
          </table:table-cell>
          <table:table-cell table:style-name="ce1" table:formula="of:=BITAND(BITRSHIFT([.A158]; 3); 31)" office:value-type="float" office:value="19" calcext:value-type="float">
            <text:p>19</text:p>
          </table:table-cell>
          <table:table-cell table:style-name="ce1" table:formula="of:=BITOR([.C158];[.D158])" office:value-type="float" office:value="156" calcext:value-type="float">
            <text:p>156</text:p>
          </table:table-cell>
          <table:table-cell table:style-name="ce1" table:formula="of:=BITOR([.E158];[.F158])" office:value-type="float" office:value="243" calcext:value-type="float">
            <text:p>243</text:p>
          </table:table-cell>
          <table:table-cell table:style-name="ce2" table:formula="of:=CONCATENATE(&quot;0x&quot;;DEC2HEX([.G158];2);DEC2HEX([.H158];2))" office:value-type="string" office:string-value="0x9CF3" calcext:value-type="string">
            <text:p>0x9CF3</text:p>
          </table:table-cell>
          <table:table-cell table:style-name="ce2" table:formula="of:=CONCATENATE(&quot;0x&quot;;DEC2HEX([.H158];2);DEC2HEX([.G158];2))" office:value-type="string" office:string-value="0xF39C" calcext:value-type="string">
            <text:p>0xF39C</text:p>
          </table:table-cell>
          <table:table-cell table:formula="of:=CONCATENATE(&quot;case &quot;;[.A158];&quot;: return &quot;;[.I158];&quot;;&quot;)" office:value-type="string" office:string-value="case 156: return 0x9CF3;" calcext:value-type="string">
            <text:p>case 156: return 0x9CF3;</text:p>
          </table:table-cell>
          <table:table-cell table:formula="of:=CONCATENATE([.I158];&quot;,&quot;)" office:value-type="string" office:string-value="0x9CF3," calcext:value-type="string">
            <text:p>0x9CF3,</text:p>
          </table:table-cell>
          <table:table-cell table:style-name="ce2" table:formula="of:=CONCATENATE(&quot;0x&quot;;DEC2HEX([.G158];2);&quot;,&quot;)" office:value-type="string" office:string-value="0x9C," calcext:value-type="string">
            <text:p>0x9C,</text:p>
          </table:table-cell>
          <table:table-cell table:style-name="ce2" table:formula="of:=CONCATENATE(&quot;0x&quot;;DEC2HEX([.H158];2);&quot;,&quot;)" office:value-type="string" office:string-value="0xF3," calcext:value-type="string">
            <text:p>0xF3,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9])" office:value-type="string" office:string-value="9D" calcext:value-type="string">
            <text:p>9D</text:p>
          </table:table-cell>
          <table:table-cell table:style-name="ce1" table:formula="of:=BITAND([.A159]; 248)" office:value-type="float" office:value="152" calcext:value-type="float">
            <text:p>152</text:p>
          </table:table-cell>
          <table:table-cell table:style-name="ce1" table:formula="of:=BITRSHIFT([.A159]; 5)" office:value-type="float" office:value="4" calcext:value-type="float">
            <text:p>4</text:p>
          </table:table-cell>
          <table:table-cell table:style-name="ce1" table:formula="of:=BITAND(BITLSHIFT([.A159]; 3); 224)" office:value-type="float" office:value="224" calcext:value-type="float">
            <text:p>224</text:p>
          </table:table-cell>
          <table:table-cell table:style-name="ce1" table:formula="of:=BITAND(BITRSHIFT([.A159]; 3); 31)" office:value-type="float" office:value="19" calcext:value-type="float">
            <text:p>19</text:p>
          </table:table-cell>
          <table:table-cell table:style-name="ce1" table:formula="of:=BITOR([.C159];[.D159])" office:value-type="float" office:value="156" calcext:value-type="float">
            <text:p>156</text:p>
          </table:table-cell>
          <table:table-cell table:style-name="ce1" table:formula="of:=BITOR([.E159];[.F159])" office:value-type="float" office:value="243" calcext:value-type="float">
            <text:p>243</text:p>
          </table:table-cell>
          <table:table-cell table:style-name="ce2" table:formula="of:=CONCATENATE(&quot;0x&quot;;DEC2HEX([.G159];2);DEC2HEX([.H159];2))" office:value-type="string" office:string-value="0x9CF3" calcext:value-type="string">
            <text:p>0x9CF3</text:p>
          </table:table-cell>
          <table:table-cell table:style-name="ce2" table:formula="of:=CONCATENATE(&quot;0x&quot;;DEC2HEX([.H159];2);DEC2HEX([.G159];2))" office:value-type="string" office:string-value="0xF39C" calcext:value-type="string">
            <text:p>0xF39C</text:p>
          </table:table-cell>
          <table:table-cell table:formula="of:=CONCATENATE(&quot;case &quot;;[.A159];&quot;: return &quot;;[.I159];&quot;;&quot;)" office:value-type="string" office:string-value="case 157: return 0x9CF3;" calcext:value-type="string">
            <text:p>case 157: return 0x9CF3;</text:p>
          </table:table-cell>
          <table:table-cell table:formula="of:=CONCATENATE([.I159];&quot;,&quot;)" office:value-type="string" office:string-value="0x9CF3," calcext:value-type="string">
            <text:p>0x9CF3,</text:p>
          </table:table-cell>
          <table:table-cell table:style-name="ce2" table:formula="of:=CONCATENATE(&quot;0x&quot;;DEC2HEX([.G159];2);&quot;,&quot;)" office:value-type="string" office:string-value="0x9C," calcext:value-type="string">
            <text:p>0x9C,</text:p>
          </table:table-cell>
          <table:table-cell table:style-name="ce2" table:formula="of:=CONCATENATE(&quot;0x&quot;;DEC2HEX([.H159];2);&quot;,&quot;)" office:value-type="string" office:string-value="0xF3," calcext:value-type="string">
            <text:p>0xF3,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60])" office:value-type="string" office:string-value="9E" calcext:value-type="string">
            <text:p>9E</text:p>
          </table:table-cell>
          <table:table-cell table:style-name="ce1" table:formula="of:=BITAND([.A160]; 248)" office:value-type="float" office:value="152" calcext:value-type="float">
            <text:p>152</text:p>
          </table:table-cell>
          <table:table-cell table:style-name="ce1" table:formula="of:=BITRSHIFT([.A160]; 5)" office:value-type="float" office:value="4" calcext:value-type="float">
            <text:p>4</text:p>
          </table:table-cell>
          <table:table-cell table:style-name="ce1" table:formula="of:=BITAND(BITLSHIFT([.A160]; 3); 224)" office:value-type="float" office:value="224" calcext:value-type="float">
            <text:p>224</text:p>
          </table:table-cell>
          <table:table-cell table:style-name="ce1" table:formula="of:=BITAND(BITRSHIFT([.A160]; 3); 31)" office:value-type="float" office:value="19" calcext:value-type="float">
            <text:p>19</text:p>
          </table:table-cell>
          <table:table-cell table:style-name="ce1" table:formula="of:=BITOR([.C160];[.D160])" office:value-type="float" office:value="156" calcext:value-type="float">
            <text:p>156</text:p>
          </table:table-cell>
          <table:table-cell table:style-name="ce1" table:formula="of:=BITOR([.E160];[.F160])" office:value-type="float" office:value="243" calcext:value-type="float">
            <text:p>243</text:p>
          </table:table-cell>
          <table:table-cell table:style-name="ce2" table:formula="of:=CONCATENATE(&quot;0x&quot;;DEC2HEX([.G160];2);DEC2HEX([.H160];2))" office:value-type="string" office:string-value="0x9CF3" calcext:value-type="string">
            <text:p>0x9CF3</text:p>
          </table:table-cell>
          <table:table-cell table:style-name="ce2" table:formula="of:=CONCATENATE(&quot;0x&quot;;DEC2HEX([.H160];2);DEC2HEX([.G160];2))" office:value-type="string" office:string-value="0xF39C" calcext:value-type="string">
            <text:p>0xF39C</text:p>
          </table:table-cell>
          <table:table-cell table:formula="of:=CONCATENATE(&quot;case &quot;;[.A160];&quot;: return &quot;;[.I160];&quot;;&quot;)" office:value-type="string" office:string-value="case 158: return 0x9CF3;" calcext:value-type="string">
            <text:p>case 158: return 0x9CF3;</text:p>
          </table:table-cell>
          <table:table-cell table:formula="of:=CONCATENATE([.I160];&quot;,&quot;)" office:value-type="string" office:string-value="0x9CF3," calcext:value-type="string">
            <text:p>0x9CF3,</text:p>
          </table:table-cell>
          <table:table-cell table:style-name="ce2" table:formula="of:=CONCATENATE(&quot;0x&quot;;DEC2HEX([.G160];2);&quot;,&quot;)" office:value-type="string" office:string-value="0x9C," calcext:value-type="string">
            <text:p>0x9C,</text:p>
          </table:table-cell>
          <table:table-cell table:style-name="ce2" table:formula="of:=CONCATENATE(&quot;0x&quot;;DEC2HEX([.H160];2);&quot;,&quot;)" office:value-type="string" office:string-value="0xF3," calcext:value-type="string">
            <text:p>0xF3,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61])" office:value-type="string" office:string-value="9F" calcext:value-type="string">
            <text:p>9F</text:p>
          </table:table-cell>
          <table:table-cell table:style-name="ce1" table:formula="of:=BITAND([.A161]; 248)" office:value-type="float" office:value="152" calcext:value-type="float">
            <text:p>152</text:p>
          </table:table-cell>
          <table:table-cell table:style-name="ce1" table:formula="of:=BITRSHIFT([.A161]; 5)" office:value-type="float" office:value="4" calcext:value-type="float">
            <text:p>4</text:p>
          </table:table-cell>
          <table:table-cell table:style-name="ce1" table:formula="of:=BITAND(BITLSHIFT([.A161]; 3); 224)" office:value-type="float" office:value="224" calcext:value-type="float">
            <text:p>224</text:p>
          </table:table-cell>
          <table:table-cell table:style-name="ce1" table:formula="of:=BITAND(BITRSHIFT([.A161]; 3); 31)" office:value-type="float" office:value="19" calcext:value-type="float">
            <text:p>19</text:p>
          </table:table-cell>
          <table:table-cell table:style-name="ce1" table:formula="of:=BITOR([.C161];[.D161])" office:value-type="float" office:value="156" calcext:value-type="float">
            <text:p>156</text:p>
          </table:table-cell>
          <table:table-cell table:style-name="ce1" table:formula="of:=BITOR([.E161];[.F161])" office:value-type="float" office:value="243" calcext:value-type="float">
            <text:p>243</text:p>
          </table:table-cell>
          <table:table-cell table:style-name="ce2" table:formula="of:=CONCATENATE(&quot;0x&quot;;DEC2HEX([.G161];2);DEC2HEX([.H161];2))" office:value-type="string" office:string-value="0x9CF3" calcext:value-type="string">
            <text:p>0x9CF3</text:p>
          </table:table-cell>
          <table:table-cell table:style-name="ce2" table:formula="of:=CONCATENATE(&quot;0x&quot;;DEC2HEX([.H161];2);DEC2HEX([.G161];2))" office:value-type="string" office:string-value="0xF39C" calcext:value-type="string">
            <text:p>0xF39C</text:p>
          </table:table-cell>
          <table:table-cell table:formula="of:=CONCATENATE(&quot;case &quot;;[.A161];&quot;: return &quot;;[.I161];&quot;;&quot;)" office:value-type="string" office:string-value="case 159: return 0x9CF3;" calcext:value-type="string">
            <text:p>case 159: return 0x9CF3;</text:p>
          </table:table-cell>
          <table:table-cell table:formula="of:=CONCATENATE([.I161];&quot;,&quot;)" office:value-type="string" office:string-value="0x9CF3," calcext:value-type="string">
            <text:p>0x9CF3,</text:p>
          </table:table-cell>
          <table:table-cell table:style-name="ce2" table:formula="of:=CONCATENATE(&quot;0x&quot;;DEC2HEX([.G161];2);&quot;,&quot;)" office:value-type="string" office:string-value="0x9C," calcext:value-type="string">
            <text:p>0x9C,</text:p>
          </table:table-cell>
          <table:table-cell table:style-name="ce2" table:formula="of:=CONCATENATE(&quot;0x&quot;;DEC2HEX([.H161];2);&quot;,&quot;)" office:value-type="string" office:string-value="0xF3," calcext:value-type="string">
            <text:p>0xF3,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2])" office:value-type="string" office:string-value="A0" calcext:value-type="string">
            <text:p>A0</text:p>
          </table:table-cell>
          <table:table-cell table:style-name="ce1" table:formula="of:=BITAND([.A162]; 248)" office:value-type="float" office:value="160" calcext:value-type="float">
            <text:p>160</text:p>
          </table:table-cell>
          <table:table-cell table:style-name="ce1" table:formula="of:=BITRSHIFT([.A162]; 5)" office:value-type="float" office:value="5" calcext:value-type="float">
            <text:p>5</text:p>
          </table:table-cell>
          <table:table-cell table:style-name="ce1" table:formula="of:=BITAND(BITLSHIFT([.A162]; 3); 224)" office:value-type="float" office:value="0" calcext:value-type="float">
            <text:p>0</text:p>
          </table:table-cell>
          <table:table-cell table:style-name="ce1" table:formula="of:=BITAND(BITRSHIFT([.A162]; 3); 31)" office:value-type="float" office:value="20" calcext:value-type="float">
            <text:p>20</text:p>
          </table:table-cell>
          <table:table-cell table:style-name="ce1" table:formula="of:=BITOR([.C162];[.D162])" office:value-type="float" office:value="165" calcext:value-type="float">
            <text:p>165</text:p>
          </table:table-cell>
          <table:table-cell table:style-name="ce1" table:formula="of:=BITOR([.E162];[.F162])" office:value-type="float" office:value="20" calcext:value-type="float">
            <text:p>20</text:p>
          </table:table-cell>
          <table:table-cell table:style-name="ce2" table:formula="of:=CONCATENATE(&quot;0x&quot;;DEC2HEX([.G162];2);DEC2HEX([.H162];2))" office:value-type="string" office:string-value="0xA514" calcext:value-type="string">
            <text:p>0xA514</text:p>
          </table:table-cell>
          <table:table-cell table:style-name="ce2" table:formula="of:=CONCATENATE(&quot;0x&quot;;DEC2HEX([.H162];2);DEC2HEX([.G162];2))" office:value-type="string" office:string-value="0x14A5" calcext:value-type="string">
            <text:p>0x14A5</text:p>
          </table:table-cell>
          <table:table-cell table:formula="of:=CONCATENATE(&quot;case &quot;;[.A162];&quot;: return &quot;;[.I162];&quot;;&quot;)" office:value-type="string" office:string-value="case 160: return 0xA514;" calcext:value-type="string">
            <text:p>case 160: return 0xA514;</text:p>
          </table:table-cell>
          <table:table-cell table:formula="of:=CONCATENATE([.I162];&quot;,&quot;)" office:value-type="string" office:string-value="0xA514," calcext:value-type="string">
            <text:p>0xA514,</text:p>
          </table:table-cell>
          <table:table-cell table:style-name="ce2" table:formula="of:=CONCATENATE(&quot;0x&quot;;DEC2HEX([.G162];2);&quot;,&quot;)" office:value-type="string" office:string-value="0xA5," calcext:value-type="string">
            <text:p>0xA5,</text:p>
          </table:table-cell>
          <table:table-cell table:style-name="ce2" table:formula="of:=CONCATENATE(&quot;0x&quot;;DEC2HEX([.H162];2);&quot;,&quot;)" office:value-type="string" office:string-value="0x14," calcext:value-type="string">
            <text:p>0x14,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3])" office:value-type="string" office:string-value="A1" calcext:value-type="string">
            <text:p>A1</text:p>
          </table:table-cell>
          <table:table-cell table:style-name="ce1" table:formula="of:=BITAND([.A163]; 248)" office:value-type="float" office:value="160" calcext:value-type="float">
            <text:p>160</text:p>
          </table:table-cell>
          <table:table-cell table:style-name="ce1" table:formula="of:=BITRSHIFT([.A163]; 5)" office:value-type="float" office:value="5" calcext:value-type="float">
            <text:p>5</text:p>
          </table:table-cell>
          <table:table-cell table:style-name="ce1" table:formula="of:=BITAND(BITLSHIFT([.A163]; 3); 224)" office:value-type="float" office:value="0" calcext:value-type="float">
            <text:p>0</text:p>
          </table:table-cell>
          <table:table-cell table:style-name="ce1" table:formula="of:=BITAND(BITRSHIFT([.A163]; 3); 31)" office:value-type="float" office:value="20" calcext:value-type="float">
            <text:p>20</text:p>
          </table:table-cell>
          <table:table-cell table:style-name="ce1" table:formula="of:=BITOR([.C163];[.D163])" office:value-type="float" office:value="165" calcext:value-type="float">
            <text:p>165</text:p>
          </table:table-cell>
          <table:table-cell table:style-name="ce1" table:formula="of:=BITOR([.E163];[.F163])" office:value-type="float" office:value="20" calcext:value-type="float">
            <text:p>20</text:p>
          </table:table-cell>
          <table:table-cell table:style-name="ce2" table:formula="of:=CONCATENATE(&quot;0x&quot;;DEC2HEX([.G163];2);DEC2HEX([.H163];2))" office:value-type="string" office:string-value="0xA514" calcext:value-type="string">
            <text:p>0xA514</text:p>
          </table:table-cell>
          <table:table-cell table:style-name="ce2" table:formula="of:=CONCATENATE(&quot;0x&quot;;DEC2HEX([.H163];2);DEC2HEX([.G163];2))" office:value-type="string" office:string-value="0x14A5" calcext:value-type="string">
            <text:p>0x14A5</text:p>
          </table:table-cell>
          <table:table-cell table:formula="of:=CONCATENATE(&quot;case &quot;;[.A163];&quot;: return &quot;;[.I163];&quot;;&quot;)" office:value-type="string" office:string-value="case 161: return 0xA514;" calcext:value-type="string">
            <text:p>case 161: return 0xA514;</text:p>
          </table:table-cell>
          <table:table-cell table:formula="of:=CONCATENATE([.I163];&quot;,&quot;)" office:value-type="string" office:string-value="0xA514," calcext:value-type="string">
            <text:p>0xA514,</text:p>
          </table:table-cell>
          <table:table-cell table:style-name="ce2" table:formula="of:=CONCATENATE(&quot;0x&quot;;DEC2HEX([.G163];2);&quot;,&quot;)" office:value-type="string" office:string-value="0xA5," calcext:value-type="string">
            <text:p>0xA5,</text:p>
          </table:table-cell>
          <table:table-cell table:style-name="ce2" table:formula="of:=CONCATENATE(&quot;0x&quot;;DEC2HEX([.H163];2);&quot;,&quot;)" office:value-type="string" office:string-value="0x14," calcext:value-type="string">
            <text:p>0x14,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164])" office:value-type="string" office:string-value="A2" calcext:value-type="string">
            <text:p>A2</text:p>
          </table:table-cell>
          <table:table-cell table:style-name="ce1" table:formula="of:=BITAND([.A164]; 248)" office:value-type="float" office:value="160" calcext:value-type="float">
            <text:p>160</text:p>
          </table:table-cell>
          <table:table-cell table:style-name="ce1" table:formula="of:=BITRSHIFT([.A164]; 5)" office:value-type="float" office:value="5" calcext:value-type="float">
            <text:p>5</text:p>
          </table:table-cell>
          <table:table-cell table:style-name="ce1" table:formula="of:=BITAND(BITLSHIFT([.A164]; 3); 224)" office:value-type="float" office:value="0" calcext:value-type="float">
            <text:p>0</text:p>
          </table:table-cell>
          <table:table-cell table:style-name="ce1" table:formula="of:=BITAND(BITRSHIFT([.A164]; 3); 31)" office:value-type="float" office:value="20" calcext:value-type="float">
            <text:p>20</text:p>
          </table:table-cell>
          <table:table-cell table:style-name="ce1" table:formula="of:=BITOR([.C164];[.D164])" office:value-type="float" office:value="165" calcext:value-type="float">
            <text:p>165</text:p>
          </table:table-cell>
          <table:table-cell table:style-name="ce1" table:formula="of:=BITOR([.E164];[.F164])" office:value-type="float" office:value="20" calcext:value-type="float">
            <text:p>20</text:p>
          </table:table-cell>
          <table:table-cell table:style-name="ce2" table:formula="of:=CONCATENATE(&quot;0x&quot;;DEC2HEX([.G164];2);DEC2HEX([.H164];2))" office:value-type="string" office:string-value="0xA514" calcext:value-type="string">
            <text:p>0xA514</text:p>
          </table:table-cell>
          <table:table-cell table:style-name="ce2" table:formula="of:=CONCATENATE(&quot;0x&quot;;DEC2HEX([.H164];2);DEC2HEX([.G164];2))" office:value-type="string" office:string-value="0x14A5" calcext:value-type="string">
            <text:p>0x14A5</text:p>
          </table:table-cell>
          <table:table-cell table:formula="of:=CONCATENATE(&quot;case &quot;;[.A164];&quot;: return &quot;;[.I164];&quot;;&quot;)" office:value-type="string" office:string-value="case 162: return 0xA514;" calcext:value-type="string">
            <text:p>case 162: return 0xA514;</text:p>
          </table:table-cell>
          <table:table-cell table:formula="of:=CONCATENATE([.I164];&quot;,&quot;)" office:value-type="string" office:string-value="0xA514," calcext:value-type="string">
            <text:p>0xA514,</text:p>
          </table:table-cell>
          <table:table-cell table:style-name="ce2" table:formula="of:=CONCATENATE(&quot;0x&quot;;DEC2HEX([.G164];2);&quot;,&quot;)" office:value-type="string" office:string-value="0xA5," calcext:value-type="string">
            <text:p>0xA5,</text:p>
          </table:table-cell>
          <table:table-cell table:style-name="ce2" table:formula="of:=CONCATENATE(&quot;0x&quot;;DEC2HEX([.H164];2);&quot;,&quot;)" office:value-type="string" office:string-value="0x14," calcext:value-type="string">
            <text:p>0x14,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A165])" office:value-type="string" office:string-value="A3" calcext:value-type="string">
            <text:p>A3</text:p>
          </table:table-cell>
          <table:table-cell table:style-name="ce1" table:formula="of:=BITAND([.A165]; 248)" office:value-type="float" office:value="160" calcext:value-type="float">
            <text:p>160</text:p>
          </table:table-cell>
          <table:table-cell table:style-name="ce1" table:formula="of:=BITRSHIFT([.A165]; 5)" office:value-type="float" office:value="5" calcext:value-type="float">
            <text:p>5</text:p>
          </table:table-cell>
          <table:table-cell table:style-name="ce1" table:formula="of:=BITAND(BITLSHIFT([.A165]; 3); 224)" office:value-type="float" office:value="0" calcext:value-type="float">
            <text:p>0</text:p>
          </table:table-cell>
          <table:table-cell table:style-name="ce1" table:formula="of:=BITAND(BITRSHIFT([.A165]; 3); 31)" office:value-type="float" office:value="20" calcext:value-type="float">
            <text:p>20</text:p>
          </table:table-cell>
          <table:table-cell table:style-name="ce1" table:formula="of:=BITOR([.C165];[.D165])" office:value-type="float" office:value="165" calcext:value-type="float">
            <text:p>165</text:p>
          </table:table-cell>
          <table:table-cell table:style-name="ce1" table:formula="of:=BITOR([.E165];[.F165])" office:value-type="float" office:value="20" calcext:value-type="float">
            <text:p>20</text:p>
          </table:table-cell>
          <table:table-cell table:style-name="ce2" table:formula="of:=CONCATENATE(&quot;0x&quot;;DEC2HEX([.G165];2);DEC2HEX([.H165];2))" office:value-type="string" office:string-value="0xA514" calcext:value-type="string">
            <text:p>0xA514</text:p>
          </table:table-cell>
          <table:table-cell table:style-name="ce2" table:formula="of:=CONCATENATE(&quot;0x&quot;;DEC2HEX([.H165];2);DEC2HEX([.G165];2))" office:value-type="string" office:string-value="0x14A5" calcext:value-type="string">
            <text:p>0x14A5</text:p>
          </table:table-cell>
          <table:table-cell table:formula="of:=CONCATENATE(&quot;case &quot;;[.A165];&quot;: return &quot;;[.I165];&quot;;&quot;)" office:value-type="string" office:string-value="case 163: return 0xA514;" calcext:value-type="string">
            <text:p>case 163: return 0xA514;</text:p>
          </table:table-cell>
          <table:table-cell table:formula="of:=CONCATENATE([.I165];&quot;,&quot;)" office:value-type="string" office:string-value="0xA514," calcext:value-type="string">
            <text:p>0xA514,</text:p>
          </table:table-cell>
          <table:table-cell table:style-name="ce2" table:formula="of:=CONCATENATE(&quot;0x&quot;;DEC2HEX([.G165];2);&quot;,&quot;)" office:value-type="string" office:string-value="0xA5," calcext:value-type="string">
            <text:p>0xA5,</text:p>
          </table:table-cell>
          <table:table-cell table:style-name="ce2" table:formula="of:=CONCATENATE(&quot;0x&quot;;DEC2HEX([.H165];2);&quot;,&quot;)" office:value-type="string" office:string-value="0x14," calcext:value-type="string">
            <text:p>0x14,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166])" office:value-type="string" office:string-value="A4" calcext:value-type="string">
            <text:p>A4</text:p>
          </table:table-cell>
          <table:table-cell table:style-name="ce1" table:formula="of:=BITAND([.A166]; 248)" office:value-type="float" office:value="160" calcext:value-type="float">
            <text:p>160</text:p>
          </table:table-cell>
          <table:table-cell table:style-name="ce1" table:formula="of:=BITRSHIFT([.A166]; 5)" office:value-type="float" office:value="5" calcext:value-type="float">
            <text:p>5</text:p>
          </table:table-cell>
          <table:table-cell table:style-name="ce1" table:formula="of:=BITAND(BITLSHIFT([.A166]; 3); 224)" office:value-type="float" office:value="32" calcext:value-type="float">
            <text:p>32</text:p>
          </table:table-cell>
          <table:table-cell table:style-name="ce1" table:formula="of:=BITAND(BITRSHIFT([.A166]; 3); 31)" office:value-type="float" office:value="20" calcext:value-type="float">
            <text:p>20</text:p>
          </table:table-cell>
          <table:table-cell table:style-name="ce1" table:formula="of:=BITOR([.C166];[.D166])" office:value-type="float" office:value="165" calcext:value-type="float">
            <text:p>165</text:p>
          </table:table-cell>
          <table:table-cell table:style-name="ce1" table:formula="of:=BITOR([.E166];[.F166])" office:value-type="float" office:value="52" calcext:value-type="float">
            <text:p>52</text:p>
          </table:table-cell>
          <table:table-cell table:style-name="ce2" table:formula="of:=CONCATENATE(&quot;0x&quot;;DEC2HEX([.G166];2);DEC2HEX([.H166];2))" office:value-type="string" office:string-value="0xA534" calcext:value-type="string">
            <text:p>0xA534</text:p>
          </table:table-cell>
          <table:table-cell table:style-name="ce2" table:formula="of:=CONCATENATE(&quot;0x&quot;;DEC2HEX([.H166];2);DEC2HEX([.G166];2))" office:value-type="string" office:string-value="0x34A5" calcext:value-type="string">
            <text:p>0x34A5</text:p>
          </table:table-cell>
          <table:table-cell table:formula="of:=CONCATENATE(&quot;case &quot;;[.A166];&quot;: return &quot;;[.I166];&quot;;&quot;)" office:value-type="string" office:string-value="case 164: return 0xA534;" calcext:value-type="string">
            <text:p>case 164: return 0xA534;</text:p>
          </table:table-cell>
          <table:table-cell table:formula="of:=CONCATENATE([.I166];&quot;,&quot;)" office:value-type="string" office:string-value="0xA534," calcext:value-type="string">
            <text:p>0xA534,</text:p>
          </table:table-cell>
          <table:table-cell table:style-name="ce2" table:formula="of:=CONCATENATE(&quot;0x&quot;;DEC2HEX([.G166];2);&quot;,&quot;)" office:value-type="string" office:string-value="0xA5," calcext:value-type="string">
            <text:p>0xA5,</text:p>
          </table:table-cell>
          <table:table-cell table:style-name="ce2" table:formula="of:=CONCATENATE(&quot;0x&quot;;DEC2HEX([.H166];2);&quot;,&quot;)" office:value-type="string" office:string-value="0x34," calcext:value-type="string">
            <text:p>0x34,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A167])" office:value-type="string" office:string-value="A5" calcext:value-type="string">
            <text:p>A5</text:p>
          </table:table-cell>
          <table:table-cell table:style-name="ce1" table:formula="of:=BITAND([.A167]; 248)" office:value-type="float" office:value="160" calcext:value-type="float">
            <text:p>160</text:p>
          </table:table-cell>
          <table:table-cell table:style-name="ce1" table:formula="of:=BITRSHIFT([.A167]; 5)" office:value-type="float" office:value="5" calcext:value-type="float">
            <text:p>5</text:p>
          </table:table-cell>
          <table:table-cell table:style-name="ce1" table:formula="of:=BITAND(BITLSHIFT([.A167]; 3); 224)" office:value-type="float" office:value="32" calcext:value-type="float">
            <text:p>32</text:p>
          </table:table-cell>
          <table:table-cell table:style-name="ce1" table:formula="of:=BITAND(BITRSHIFT([.A167]; 3); 31)" office:value-type="float" office:value="20" calcext:value-type="float">
            <text:p>20</text:p>
          </table:table-cell>
          <table:table-cell table:style-name="ce1" table:formula="of:=BITOR([.C167];[.D167])" office:value-type="float" office:value="165" calcext:value-type="float">
            <text:p>165</text:p>
          </table:table-cell>
          <table:table-cell table:style-name="ce1" table:formula="of:=BITOR([.E167];[.F167])" office:value-type="float" office:value="52" calcext:value-type="float">
            <text:p>52</text:p>
          </table:table-cell>
          <table:table-cell table:style-name="ce2" table:formula="of:=CONCATENATE(&quot;0x&quot;;DEC2HEX([.G167];2);DEC2HEX([.H167];2))" office:value-type="string" office:string-value="0xA534" calcext:value-type="string">
            <text:p>0xA534</text:p>
          </table:table-cell>
          <table:table-cell table:style-name="ce2" table:formula="of:=CONCATENATE(&quot;0x&quot;;DEC2HEX([.H167];2);DEC2HEX([.G167];2))" office:value-type="string" office:string-value="0x34A5" calcext:value-type="string">
            <text:p>0x34A5</text:p>
          </table:table-cell>
          <table:table-cell table:formula="of:=CONCATENATE(&quot;case &quot;;[.A167];&quot;: return &quot;;[.I167];&quot;;&quot;)" office:value-type="string" office:string-value="case 165: return 0xA534;" calcext:value-type="string">
            <text:p>case 165: return 0xA534;</text:p>
          </table:table-cell>
          <table:table-cell table:formula="of:=CONCATENATE([.I167];&quot;,&quot;)" office:value-type="string" office:string-value="0xA534," calcext:value-type="string">
            <text:p>0xA534,</text:p>
          </table:table-cell>
          <table:table-cell table:style-name="ce2" table:formula="of:=CONCATENATE(&quot;0x&quot;;DEC2HEX([.G167];2);&quot;,&quot;)" office:value-type="string" office:string-value="0xA5," calcext:value-type="string">
            <text:p>0xA5,</text:p>
          </table:table-cell>
          <table:table-cell table:style-name="ce2" table:formula="of:=CONCATENATE(&quot;0x&quot;;DEC2HEX([.H167];2);&quot;,&quot;)" office:value-type="string" office:string-value="0x34," calcext:value-type="string">
            <text:p>0x34,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168])" office:value-type="string" office:string-value="A6" calcext:value-type="string">
            <text:p>A6</text:p>
          </table:table-cell>
          <table:table-cell table:style-name="ce1" table:formula="of:=BITAND([.A168]; 248)" office:value-type="float" office:value="160" calcext:value-type="float">
            <text:p>160</text:p>
          </table:table-cell>
          <table:table-cell table:style-name="ce1" table:formula="of:=BITRSHIFT([.A168]; 5)" office:value-type="float" office:value="5" calcext:value-type="float">
            <text:p>5</text:p>
          </table:table-cell>
          <table:table-cell table:style-name="ce1" table:formula="of:=BITAND(BITLSHIFT([.A168]; 3); 224)" office:value-type="float" office:value="32" calcext:value-type="float">
            <text:p>32</text:p>
          </table:table-cell>
          <table:table-cell table:style-name="ce1" table:formula="of:=BITAND(BITRSHIFT([.A168]; 3); 31)" office:value-type="float" office:value="20" calcext:value-type="float">
            <text:p>20</text:p>
          </table:table-cell>
          <table:table-cell table:style-name="ce1" table:formula="of:=BITOR([.C168];[.D168])" office:value-type="float" office:value="165" calcext:value-type="float">
            <text:p>165</text:p>
          </table:table-cell>
          <table:table-cell table:style-name="ce1" table:formula="of:=BITOR([.E168];[.F168])" office:value-type="float" office:value="52" calcext:value-type="float">
            <text:p>52</text:p>
          </table:table-cell>
          <table:table-cell table:style-name="ce2" table:formula="of:=CONCATENATE(&quot;0x&quot;;DEC2HEX([.G168];2);DEC2HEX([.H168];2))" office:value-type="string" office:string-value="0xA534" calcext:value-type="string">
            <text:p>0xA534</text:p>
          </table:table-cell>
          <table:table-cell table:style-name="ce2" table:formula="of:=CONCATENATE(&quot;0x&quot;;DEC2HEX([.H168];2);DEC2HEX([.G168];2))" office:value-type="string" office:string-value="0x34A5" calcext:value-type="string">
            <text:p>0x34A5</text:p>
          </table:table-cell>
          <table:table-cell table:formula="of:=CONCATENATE(&quot;case &quot;;[.A168];&quot;: return &quot;;[.I168];&quot;;&quot;)" office:value-type="string" office:string-value="case 166: return 0xA534;" calcext:value-type="string">
            <text:p>case 166: return 0xA534;</text:p>
          </table:table-cell>
          <table:table-cell table:formula="of:=CONCATENATE([.I168];&quot;,&quot;)" office:value-type="string" office:string-value="0xA534," calcext:value-type="string">
            <text:p>0xA534,</text:p>
          </table:table-cell>
          <table:table-cell table:style-name="ce2" table:formula="of:=CONCATENATE(&quot;0x&quot;;DEC2HEX([.G168];2);&quot;,&quot;)" office:value-type="string" office:string-value="0xA5," calcext:value-type="string">
            <text:p>0xA5,</text:p>
          </table:table-cell>
          <table:table-cell table:style-name="ce2" table:formula="of:=CONCATENATE(&quot;0x&quot;;DEC2HEX([.H168];2);&quot;,&quot;)" office:value-type="string" office:string-value="0x34," calcext:value-type="string">
            <text:p>0x34,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A169])" office:value-type="string" office:string-value="A7" calcext:value-type="string">
            <text:p>A7</text:p>
          </table:table-cell>
          <table:table-cell table:style-name="ce1" table:formula="of:=BITAND([.A169]; 248)" office:value-type="float" office:value="160" calcext:value-type="float">
            <text:p>160</text:p>
          </table:table-cell>
          <table:table-cell table:style-name="ce1" table:formula="of:=BITRSHIFT([.A169]; 5)" office:value-type="float" office:value="5" calcext:value-type="float">
            <text:p>5</text:p>
          </table:table-cell>
          <table:table-cell table:style-name="ce1" table:formula="of:=BITAND(BITLSHIFT([.A169]; 3); 224)" office:value-type="float" office:value="32" calcext:value-type="float">
            <text:p>32</text:p>
          </table:table-cell>
          <table:table-cell table:style-name="ce1" table:formula="of:=BITAND(BITRSHIFT([.A169]; 3); 31)" office:value-type="float" office:value="20" calcext:value-type="float">
            <text:p>20</text:p>
          </table:table-cell>
          <table:table-cell table:style-name="ce1" table:formula="of:=BITOR([.C169];[.D169])" office:value-type="float" office:value="165" calcext:value-type="float">
            <text:p>165</text:p>
          </table:table-cell>
          <table:table-cell table:style-name="ce1" table:formula="of:=BITOR([.E169];[.F169])" office:value-type="float" office:value="52" calcext:value-type="float">
            <text:p>52</text:p>
          </table:table-cell>
          <table:table-cell table:style-name="ce2" table:formula="of:=CONCATENATE(&quot;0x&quot;;DEC2HEX([.G169];2);DEC2HEX([.H169];2))" office:value-type="string" office:string-value="0xA534" calcext:value-type="string">
            <text:p>0xA534</text:p>
          </table:table-cell>
          <table:table-cell table:style-name="ce2" table:formula="of:=CONCATENATE(&quot;0x&quot;;DEC2HEX([.H169];2);DEC2HEX([.G169];2))" office:value-type="string" office:string-value="0x34A5" calcext:value-type="string">
            <text:p>0x34A5</text:p>
          </table:table-cell>
          <table:table-cell table:formula="of:=CONCATENATE(&quot;case &quot;;[.A169];&quot;: return &quot;;[.I169];&quot;;&quot;)" office:value-type="string" office:string-value="case 167: return 0xA534;" calcext:value-type="string">
            <text:p>case 167: return 0xA534;</text:p>
          </table:table-cell>
          <table:table-cell table:formula="of:=CONCATENATE([.I169];&quot;,&quot;)" office:value-type="string" office:string-value="0xA534," calcext:value-type="string">
            <text:p>0xA534,</text:p>
          </table:table-cell>
          <table:table-cell table:style-name="ce2" table:formula="of:=CONCATENATE(&quot;0x&quot;;DEC2HEX([.G169];2);&quot;,&quot;)" office:value-type="string" office:string-value="0xA5," calcext:value-type="string">
            <text:p>0xA5,</text:p>
          </table:table-cell>
          <table:table-cell table:style-name="ce2" table:formula="of:=CONCATENATE(&quot;0x&quot;;DEC2HEX([.H169];2);&quot;,&quot;)" office:value-type="string" office:string-value="0x34," calcext:value-type="string">
            <text:p>0x34,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170])" office:value-type="string" office:string-value="A8" calcext:value-type="string">
            <text:p>A8</text:p>
          </table:table-cell>
          <table:table-cell table:style-name="ce1" table:formula="of:=BITAND([.A170]; 248)" office:value-type="float" office:value="168" calcext:value-type="float">
            <text:p>168</text:p>
          </table:table-cell>
          <table:table-cell table:style-name="ce1" table:formula="of:=BITRSHIFT([.A170]; 5)" office:value-type="float" office:value="5" calcext:value-type="float">
            <text:p>5</text:p>
          </table:table-cell>
          <table:table-cell table:style-name="ce1" table:formula="of:=BITAND(BITLSHIFT([.A170]; 3); 224)" office:value-type="float" office:value="64" calcext:value-type="float">
            <text:p>64</text:p>
          </table:table-cell>
          <table:table-cell table:style-name="ce1" table:formula="of:=BITAND(BITRSHIFT([.A170]; 3); 31)" office:value-type="float" office:value="21" calcext:value-type="float">
            <text:p>21</text:p>
          </table:table-cell>
          <table:table-cell table:style-name="ce1" table:formula="of:=BITOR([.C170];[.D170])" office:value-type="float" office:value="173" calcext:value-type="float">
            <text:p>173</text:p>
          </table:table-cell>
          <table:table-cell table:style-name="ce1" table:formula="of:=BITOR([.E170];[.F170])" office:value-type="float" office:value="85" calcext:value-type="float">
            <text:p>85</text:p>
          </table:table-cell>
          <table:table-cell table:style-name="ce2" table:formula="of:=CONCATENATE(&quot;0x&quot;;DEC2HEX([.G170];2);DEC2HEX([.H170];2))" office:value-type="string" office:string-value="0xAD55" calcext:value-type="string">
            <text:p>0xAD55</text:p>
          </table:table-cell>
          <table:table-cell table:style-name="ce2" table:formula="of:=CONCATENATE(&quot;0x&quot;;DEC2HEX([.H170];2);DEC2HEX([.G170];2))" office:value-type="string" office:string-value="0x55AD" calcext:value-type="string">
            <text:p>0x55AD</text:p>
          </table:table-cell>
          <table:table-cell table:formula="of:=CONCATENATE(&quot;case &quot;;[.A170];&quot;: return &quot;;[.I170];&quot;;&quot;)" office:value-type="string" office:string-value="case 168: return 0xAD55;" calcext:value-type="string">
            <text:p>case 168: return 0xAD55;</text:p>
          </table:table-cell>
          <table:table-cell table:formula="of:=CONCATENATE([.I170];&quot;,&quot;)" office:value-type="string" office:string-value="0xAD55," calcext:value-type="string">
            <text:p>0xAD55,</text:p>
          </table:table-cell>
          <table:table-cell table:style-name="ce2" table:formula="of:=CONCATENATE(&quot;0x&quot;;DEC2HEX([.G170];2);&quot;,&quot;)" office:value-type="string" office:string-value="0xAD," calcext:value-type="string">
            <text:p>0xAD,</text:p>
          </table:table-cell>
          <table:table-cell table:style-name="ce2" table:formula="of:=CONCATENATE(&quot;0x&quot;;DEC2HEX([.H170];2);&quot;,&quot;)" office:value-type="string" office:string-value="0x55," calcext:value-type="string">
            <text:p>0x55,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A171])" office:value-type="string" office:string-value="A9" calcext:value-type="string">
            <text:p>A9</text:p>
          </table:table-cell>
          <table:table-cell table:style-name="ce1" table:formula="of:=BITAND([.A171]; 248)" office:value-type="float" office:value="168" calcext:value-type="float">
            <text:p>168</text:p>
          </table:table-cell>
          <table:table-cell table:style-name="ce1" table:formula="of:=BITRSHIFT([.A171]; 5)" office:value-type="float" office:value="5" calcext:value-type="float">
            <text:p>5</text:p>
          </table:table-cell>
          <table:table-cell table:style-name="ce1" table:formula="of:=BITAND(BITLSHIFT([.A171]; 3); 224)" office:value-type="float" office:value="64" calcext:value-type="float">
            <text:p>64</text:p>
          </table:table-cell>
          <table:table-cell table:style-name="ce1" table:formula="of:=BITAND(BITRSHIFT([.A171]; 3); 31)" office:value-type="float" office:value="21" calcext:value-type="float">
            <text:p>21</text:p>
          </table:table-cell>
          <table:table-cell table:style-name="ce1" table:formula="of:=BITOR([.C171];[.D171])" office:value-type="float" office:value="173" calcext:value-type="float">
            <text:p>173</text:p>
          </table:table-cell>
          <table:table-cell table:style-name="ce1" table:formula="of:=BITOR([.E171];[.F171])" office:value-type="float" office:value="85" calcext:value-type="float">
            <text:p>85</text:p>
          </table:table-cell>
          <table:table-cell table:style-name="ce2" table:formula="of:=CONCATENATE(&quot;0x&quot;;DEC2HEX([.G171];2);DEC2HEX([.H171];2))" office:value-type="string" office:string-value="0xAD55" calcext:value-type="string">
            <text:p>0xAD55</text:p>
          </table:table-cell>
          <table:table-cell table:style-name="ce2" table:formula="of:=CONCATENATE(&quot;0x&quot;;DEC2HEX([.H171];2);DEC2HEX([.G171];2))" office:value-type="string" office:string-value="0x55AD" calcext:value-type="string">
            <text:p>0x55AD</text:p>
          </table:table-cell>
          <table:table-cell table:formula="of:=CONCATENATE(&quot;case &quot;;[.A171];&quot;: return &quot;;[.I171];&quot;;&quot;)" office:value-type="string" office:string-value="case 169: return 0xAD55;" calcext:value-type="string">
            <text:p>case 169: return 0xAD55;</text:p>
          </table:table-cell>
          <table:table-cell table:formula="of:=CONCATENATE([.I171];&quot;,&quot;)" office:value-type="string" office:string-value="0xAD55," calcext:value-type="string">
            <text:p>0xAD55,</text:p>
          </table:table-cell>
          <table:table-cell table:style-name="ce2" table:formula="of:=CONCATENATE(&quot;0x&quot;;DEC2HEX([.G171];2);&quot;,&quot;)" office:value-type="string" office:string-value="0xAD," calcext:value-type="string">
            <text:p>0xAD,</text:p>
          </table:table-cell>
          <table:table-cell table:style-name="ce2" table:formula="of:=CONCATENATE(&quot;0x&quot;;DEC2HEX([.H171];2);&quot;,&quot;)" office:value-type="string" office:string-value="0x55," calcext:value-type="string">
            <text:p>0x55,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172])" office:value-type="string" office:string-value="AA" calcext:value-type="string">
            <text:p>AA</text:p>
          </table:table-cell>
          <table:table-cell table:style-name="ce1" table:formula="of:=BITAND([.A172]; 248)" office:value-type="float" office:value="168" calcext:value-type="float">
            <text:p>168</text:p>
          </table:table-cell>
          <table:table-cell table:style-name="ce1" table:formula="of:=BITRSHIFT([.A172]; 5)" office:value-type="float" office:value="5" calcext:value-type="float">
            <text:p>5</text:p>
          </table:table-cell>
          <table:table-cell table:style-name="ce1" table:formula="of:=BITAND(BITLSHIFT([.A172]; 3); 224)" office:value-type="float" office:value="64" calcext:value-type="float">
            <text:p>64</text:p>
          </table:table-cell>
          <table:table-cell table:style-name="ce1" table:formula="of:=BITAND(BITRSHIFT([.A172]; 3); 31)" office:value-type="float" office:value="21" calcext:value-type="float">
            <text:p>21</text:p>
          </table:table-cell>
          <table:table-cell table:style-name="ce1" table:formula="of:=BITOR([.C172];[.D172])" office:value-type="float" office:value="173" calcext:value-type="float">
            <text:p>173</text:p>
          </table:table-cell>
          <table:table-cell table:style-name="ce1" table:formula="of:=BITOR([.E172];[.F172])" office:value-type="float" office:value="85" calcext:value-type="float">
            <text:p>85</text:p>
          </table:table-cell>
          <table:table-cell table:style-name="ce2" table:formula="of:=CONCATENATE(&quot;0x&quot;;DEC2HEX([.G172];2);DEC2HEX([.H172];2))" office:value-type="string" office:string-value="0xAD55" calcext:value-type="string">
            <text:p>0xAD55</text:p>
          </table:table-cell>
          <table:table-cell table:style-name="ce2" table:formula="of:=CONCATENATE(&quot;0x&quot;;DEC2HEX([.H172];2);DEC2HEX([.G172];2))" office:value-type="string" office:string-value="0x55AD" calcext:value-type="string">
            <text:p>0x55AD</text:p>
          </table:table-cell>
          <table:table-cell table:formula="of:=CONCATENATE(&quot;case &quot;;[.A172];&quot;: return &quot;;[.I172];&quot;;&quot;)" office:value-type="string" office:string-value="case 170: return 0xAD55;" calcext:value-type="string">
            <text:p>case 170: return 0xAD55;</text:p>
          </table:table-cell>
          <table:table-cell table:formula="of:=CONCATENATE([.I172];&quot;,&quot;)" office:value-type="string" office:string-value="0xAD55," calcext:value-type="string">
            <text:p>0xAD55,</text:p>
          </table:table-cell>
          <table:table-cell table:style-name="ce2" table:formula="of:=CONCATENATE(&quot;0x&quot;;DEC2HEX([.G172];2);&quot;,&quot;)" office:value-type="string" office:string-value="0xAD," calcext:value-type="string">
            <text:p>0xAD,</text:p>
          </table:table-cell>
          <table:table-cell table:style-name="ce2" table:formula="of:=CONCATENATE(&quot;0x&quot;;DEC2HEX([.H172];2);&quot;,&quot;)" office:value-type="string" office:string-value="0x55," calcext:value-type="string">
            <text:p>0x55,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A173])" office:value-type="string" office:string-value="AB" calcext:value-type="string">
            <text:p>AB</text:p>
          </table:table-cell>
          <table:table-cell table:style-name="ce1" table:formula="of:=BITAND([.A173]; 248)" office:value-type="float" office:value="168" calcext:value-type="float">
            <text:p>168</text:p>
          </table:table-cell>
          <table:table-cell table:style-name="ce1" table:formula="of:=BITRSHIFT([.A173]; 5)" office:value-type="float" office:value="5" calcext:value-type="float">
            <text:p>5</text:p>
          </table:table-cell>
          <table:table-cell table:style-name="ce1" table:formula="of:=BITAND(BITLSHIFT([.A173]; 3); 224)" office:value-type="float" office:value="64" calcext:value-type="float">
            <text:p>64</text:p>
          </table:table-cell>
          <table:table-cell table:style-name="ce1" table:formula="of:=BITAND(BITRSHIFT([.A173]; 3); 31)" office:value-type="float" office:value="21" calcext:value-type="float">
            <text:p>21</text:p>
          </table:table-cell>
          <table:table-cell table:style-name="ce1" table:formula="of:=BITOR([.C173];[.D173])" office:value-type="float" office:value="173" calcext:value-type="float">
            <text:p>173</text:p>
          </table:table-cell>
          <table:table-cell table:style-name="ce1" table:formula="of:=BITOR([.E173];[.F173])" office:value-type="float" office:value="85" calcext:value-type="float">
            <text:p>85</text:p>
          </table:table-cell>
          <table:table-cell table:style-name="ce2" table:formula="of:=CONCATENATE(&quot;0x&quot;;DEC2HEX([.G173];2);DEC2HEX([.H173];2))" office:value-type="string" office:string-value="0xAD55" calcext:value-type="string">
            <text:p>0xAD55</text:p>
          </table:table-cell>
          <table:table-cell table:style-name="ce2" table:formula="of:=CONCATENATE(&quot;0x&quot;;DEC2HEX([.H173];2);DEC2HEX([.G173];2))" office:value-type="string" office:string-value="0x55AD" calcext:value-type="string">
            <text:p>0x55AD</text:p>
          </table:table-cell>
          <table:table-cell table:formula="of:=CONCATENATE(&quot;case &quot;;[.A173];&quot;: return &quot;;[.I173];&quot;;&quot;)" office:value-type="string" office:string-value="case 171: return 0xAD55;" calcext:value-type="string">
            <text:p>case 171: return 0xAD55;</text:p>
          </table:table-cell>
          <table:table-cell table:formula="of:=CONCATENATE([.I173];&quot;,&quot;)" office:value-type="string" office:string-value="0xAD55," calcext:value-type="string">
            <text:p>0xAD55,</text:p>
          </table:table-cell>
          <table:table-cell table:style-name="ce2" table:formula="of:=CONCATENATE(&quot;0x&quot;;DEC2HEX([.G173];2);&quot;,&quot;)" office:value-type="string" office:string-value="0xAD," calcext:value-type="string">
            <text:p>0xAD,</text:p>
          </table:table-cell>
          <table:table-cell table:style-name="ce2" table:formula="of:=CONCATENATE(&quot;0x&quot;;DEC2HEX([.H173];2);&quot;,&quot;)" office:value-type="string" office:string-value="0x55," calcext:value-type="string">
            <text:p>0x55,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174])" office:value-type="string" office:string-value="AC" calcext:value-type="string">
            <text:p>AC</text:p>
          </table:table-cell>
          <table:table-cell table:style-name="ce1" table:formula="of:=BITAND([.A174]; 248)" office:value-type="float" office:value="168" calcext:value-type="float">
            <text:p>168</text:p>
          </table:table-cell>
          <table:table-cell table:style-name="ce1" table:formula="of:=BITRSHIFT([.A174]; 5)" office:value-type="float" office:value="5" calcext:value-type="float">
            <text:p>5</text:p>
          </table:table-cell>
          <table:table-cell table:style-name="ce1" table:formula="of:=BITAND(BITLSHIFT([.A174]; 3); 224)" office:value-type="float" office:value="96" calcext:value-type="float">
            <text:p>96</text:p>
          </table:table-cell>
          <table:table-cell table:style-name="ce1" table:formula="of:=BITAND(BITRSHIFT([.A174]; 3); 31)" office:value-type="float" office:value="21" calcext:value-type="float">
            <text:p>21</text:p>
          </table:table-cell>
          <table:table-cell table:style-name="ce1" table:formula="of:=BITOR([.C174];[.D174])" office:value-type="float" office:value="173" calcext:value-type="float">
            <text:p>173</text:p>
          </table:table-cell>
          <table:table-cell table:style-name="ce1" table:formula="of:=BITOR([.E174];[.F174])" office:value-type="float" office:value="117" calcext:value-type="float">
            <text:p>117</text:p>
          </table:table-cell>
          <table:table-cell table:style-name="ce2" table:formula="of:=CONCATENATE(&quot;0x&quot;;DEC2HEX([.G174];2);DEC2HEX([.H174];2))" office:value-type="string" office:string-value="0xAD75" calcext:value-type="string">
            <text:p>0xAD75</text:p>
          </table:table-cell>
          <table:table-cell table:style-name="ce2" table:formula="of:=CONCATENATE(&quot;0x&quot;;DEC2HEX([.H174];2);DEC2HEX([.G174];2))" office:value-type="string" office:string-value="0x75AD" calcext:value-type="string">
            <text:p>0x75AD</text:p>
          </table:table-cell>
          <table:table-cell table:formula="of:=CONCATENATE(&quot;case &quot;;[.A174];&quot;: return &quot;;[.I174];&quot;;&quot;)" office:value-type="string" office:string-value="case 172: return 0xAD75;" calcext:value-type="string">
            <text:p>case 172: return 0xAD75;</text:p>
          </table:table-cell>
          <table:table-cell table:formula="of:=CONCATENATE([.I174];&quot;,&quot;)" office:value-type="string" office:string-value="0xAD75," calcext:value-type="string">
            <text:p>0xAD75,</text:p>
          </table:table-cell>
          <table:table-cell table:style-name="ce2" table:formula="of:=CONCATENATE(&quot;0x&quot;;DEC2HEX([.G174];2);&quot;,&quot;)" office:value-type="string" office:string-value="0xAD," calcext:value-type="string">
            <text:p>0xAD,</text:p>
          </table:table-cell>
          <table:table-cell table:style-name="ce2" table:formula="of:=CONCATENATE(&quot;0x&quot;;DEC2HEX([.H174];2);&quot;,&quot;)" office:value-type="string" office:string-value="0x75," calcext:value-type="string">
            <text:p>0x75,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A175])" office:value-type="string" office:string-value="AD" calcext:value-type="string">
            <text:p>AD</text:p>
          </table:table-cell>
          <table:table-cell table:style-name="ce1" table:formula="of:=BITAND([.A175]; 248)" office:value-type="float" office:value="168" calcext:value-type="float">
            <text:p>168</text:p>
          </table:table-cell>
          <table:table-cell table:style-name="ce1" table:formula="of:=BITRSHIFT([.A175]; 5)" office:value-type="float" office:value="5" calcext:value-type="float">
            <text:p>5</text:p>
          </table:table-cell>
          <table:table-cell table:style-name="ce1" table:formula="of:=BITAND(BITLSHIFT([.A175]; 3); 224)" office:value-type="float" office:value="96" calcext:value-type="float">
            <text:p>96</text:p>
          </table:table-cell>
          <table:table-cell table:style-name="ce1" table:formula="of:=BITAND(BITRSHIFT([.A175]; 3); 31)" office:value-type="float" office:value="21" calcext:value-type="float">
            <text:p>21</text:p>
          </table:table-cell>
          <table:table-cell table:style-name="ce1" table:formula="of:=BITOR([.C175];[.D175])" office:value-type="float" office:value="173" calcext:value-type="float">
            <text:p>173</text:p>
          </table:table-cell>
          <table:table-cell table:style-name="ce1" table:formula="of:=BITOR([.E175];[.F175])" office:value-type="float" office:value="117" calcext:value-type="float">
            <text:p>117</text:p>
          </table:table-cell>
          <table:table-cell table:style-name="ce2" table:formula="of:=CONCATENATE(&quot;0x&quot;;DEC2HEX([.G175];2);DEC2HEX([.H175];2))" office:value-type="string" office:string-value="0xAD75" calcext:value-type="string">
            <text:p>0xAD75</text:p>
          </table:table-cell>
          <table:table-cell table:style-name="ce2" table:formula="of:=CONCATENATE(&quot;0x&quot;;DEC2HEX([.H175];2);DEC2HEX([.G175];2))" office:value-type="string" office:string-value="0x75AD" calcext:value-type="string">
            <text:p>0x75AD</text:p>
          </table:table-cell>
          <table:table-cell table:formula="of:=CONCATENATE(&quot;case &quot;;[.A175];&quot;: return &quot;;[.I175];&quot;;&quot;)" office:value-type="string" office:string-value="case 173: return 0xAD75;" calcext:value-type="string">
            <text:p>case 173: return 0xAD75;</text:p>
          </table:table-cell>
          <table:table-cell table:formula="of:=CONCATENATE([.I175];&quot;,&quot;)" office:value-type="string" office:string-value="0xAD75," calcext:value-type="string">
            <text:p>0xAD75,</text:p>
          </table:table-cell>
          <table:table-cell table:style-name="ce2" table:formula="of:=CONCATENATE(&quot;0x&quot;;DEC2HEX([.G175];2);&quot;,&quot;)" office:value-type="string" office:string-value="0xAD," calcext:value-type="string">
            <text:p>0xAD,</text:p>
          </table:table-cell>
          <table:table-cell table:style-name="ce2" table:formula="of:=CONCATENATE(&quot;0x&quot;;DEC2HEX([.H175];2);&quot;,&quot;)" office:value-type="string" office:string-value="0x75," calcext:value-type="string">
            <text:p>0x75,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176])" office:value-type="string" office:string-value="AE" calcext:value-type="string">
            <text:p>AE</text:p>
          </table:table-cell>
          <table:table-cell table:style-name="ce1" table:formula="of:=BITAND([.A176]; 248)" office:value-type="float" office:value="168" calcext:value-type="float">
            <text:p>168</text:p>
          </table:table-cell>
          <table:table-cell table:style-name="ce1" table:formula="of:=BITRSHIFT([.A176]; 5)" office:value-type="float" office:value="5" calcext:value-type="float">
            <text:p>5</text:p>
          </table:table-cell>
          <table:table-cell table:style-name="ce1" table:formula="of:=BITAND(BITLSHIFT([.A176]; 3); 224)" office:value-type="float" office:value="96" calcext:value-type="float">
            <text:p>96</text:p>
          </table:table-cell>
          <table:table-cell table:style-name="ce1" table:formula="of:=BITAND(BITRSHIFT([.A176]; 3); 31)" office:value-type="float" office:value="21" calcext:value-type="float">
            <text:p>21</text:p>
          </table:table-cell>
          <table:table-cell table:style-name="ce1" table:formula="of:=BITOR([.C176];[.D176])" office:value-type="float" office:value="173" calcext:value-type="float">
            <text:p>173</text:p>
          </table:table-cell>
          <table:table-cell table:style-name="ce1" table:formula="of:=BITOR([.E176];[.F176])" office:value-type="float" office:value="117" calcext:value-type="float">
            <text:p>117</text:p>
          </table:table-cell>
          <table:table-cell table:style-name="ce2" table:formula="of:=CONCATENATE(&quot;0x&quot;;DEC2HEX([.G176];2);DEC2HEX([.H176];2))" office:value-type="string" office:string-value="0xAD75" calcext:value-type="string">
            <text:p>0xAD75</text:p>
          </table:table-cell>
          <table:table-cell table:style-name="ce2" table:formula="of:=CONCATENATE(&quot;0x&quot;;DEC2HEX([.H176];2);DEC2HEX([.G176];2))" office:value-type="string" office:string-value="0x75AD" calcext:value-type="string">
            <text:p>0x75AD</text:p>
          </table:table-cell>
          <table:table-cell table:formula="of:=CONCATENATE(&quot;case &quot;;[.A176];&quot;: return &quot;;[.I176];&quot;;&quot;)" office:value-type="string" office:string-value="case 174: return 0xAD75;" calcext:value-type="string">
            <text:p>case 174: return 0xAD75;</text:p>
          </table:table-cell>
          <table:table-cell table:formula="of:=CONCATENATE([.I176];&quot;,&quot;)" office:value-type="string" office:string-value="0xAD75," calcext:value-type="string">
            <text:p>0xAD75,</text:p>
          </table:table-cell>
          <table:table-cell table:style-name="ce2" table:formula="of:=CONCATENATE(&quot;0x&quot;;DEC2HEX([.G176];2);&quot;,&quot;)" office:value-type="string" office:string-value="0xAD," calcext:value-type="string">
            <text:p>0xAD,</text:p>
          </table:table-cell>
          <table:table-cell table:style-name="ce2" table:formula="of:=CONCATENATE(&quot;0x&quot;;DEC2HEX([.H176];2);&quot;,&quot;)" office:value-type="string" office:string-value="0x75," calcext:value-type="string">
            <text:p>0x75,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A177])" office:value-type="string" office:string-value="AF" calcext:value-type="string">
            <text:p>AF</text:p>
          </table:table-cell>
          <table:table-cell table:style-name="ce1" table:formula="of:=BITAND([.A177]; 248)" office:value-type="float" office:value="168" calcext:value-type="float">
            <text:p>168</text:p>
          </table:table-cell>
          <table:table-cell table:style-name="ce1" table:formula="of:=BITRSHIFT([.A177]; 5)" office:value-type="float" office:value="5" calcext:value-type="float">
            <text:p>5</text:p>
          </table:table-cell>
          <table:table-cell table:style-name="ce1" table:formula="of:=BITAND(BITLSHIFT([.A177]; 3); 224)" office:value-type="float" office:value="96" calcext:value-type="float">
            <text:p>96</text:p>
          </table:table-cell>
          <table:table-cell table:style-name="ce1" table:formula="of:=BITAND(BITRSHIFT([.A177]; 3); 31)" office:value-type="float" office:value="21" calcext:value-type="float">
            <text:p>21</text:p>
          </table:table-cell>
          <table:table-cell table:style-name="ce1" table:formula="of:=BITOR([.C177];[.D177])" office:value-type="float" office:value="173" calcext:value-type="float">
            <text:p>173</text:p>
          </table:table-cell>
          <table:table-cell table:style-name="ce1" table:formula="of:=BITOR([.E177];[.F177])" office:value-type="float" office:value="117" calcext:value-type="float">
            <text:p>117</text:p>
          </table:table-cell>
          <table:table-cell table:style-name="ce2" table:formula="of:=CONCATENATE(&quot;0x&quot;;DEC2HEX([.G177];2);DEC2HEX([.H177];2))" office:value-type="string" office:string-value="0xAD75" calcext:value-type="string">
            <text:p>0xAD75</text:p>
          </table:table-cell>
          <table:table-cell table:style-name="ce2" table:formula="of:=CONCATENATE(&quot;0x&quot;;DEC2HEX([.H177];2);DEC2HEX([.G177];2))" office:value-type="string" office:string-value="0x75AD" calcext:value-type="string">
            <text:p>0x75AD</text:p>
          </table:table-cell>
          <table:table-cell table:formula="of:=CONCATENATE(&quot;case &quot;;[.A177];&quot;: return &quot;;[.I177];&quot;;&quot;)" office:value-type="string" office:string-value="case 175: return 0xAD75;" calcext:value-type="string">
            <text:p>case 175: return 0xAD75;</text:p>
          </table:table-cell>
          <table:table-cell table:formula="of:=CONCATENATE([.I177];&quot;,&quot;)" office:value-type="string" office:string-value="0xAD75," calcext:value-type="string">
            <text:p>0xAD75,</text:p>
          </table:table-cell>
          <table:table-cell table:style-name="ce2" table:formula="of:=CONCATENATE(&quot;0x&quot;;DEC2HEX([.G177];2);&quot;,&quot;)" office:value-type="string" office:string-value="0xAD," calcext:value-type="string">
            <text:p>0xAD,</text:p>
          </table:table-cell>
          <table:table-cell table:style-name="ce2" table:formula="of:=CONCATENATE(&quot;0x&quot;;DEC2HEX([.H177];2);&quot;,&quot;)" office:value-type="string" office:string-value="0x75," calcext:value-type="string">
            <text:p>0x75,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178])" office:value-type="string" office:string-value="B0" calcext:value-type="string">
            <text:p>B0</text:p>
          </table:table-cell>
          <table:table-cell table:style-name="ce1" table:formula="of:=BITAND([.A178]; 248)" office:value-type="float" office:value="176" calcext:value-type="float">
            <text:p>176</text:p>
          </table:table-cell>
          <table:table-cell table:style-name="ce1" table:formula="of:=BITRSHIFT([.A178]; 5)" office:value-type="float" office:value="5" calcext:value-type="float">
            <text:p>5</text:p>
          </table:table-cell>
          <table:table-cell table:style-name="ce1" table:formula="of:=BITAND(BITLSHIFT([.A178]; 3); 224)" office:value-type="float" office:value="128" calcext:value-type="float">
            <text:p>128</text:p>
          </table:table-cell>
          <table:table-cell table:style-name="ce1" table:formula="of:=BITAND(BITRSHIFT([.A178]; 3); 31)" office:value-type="float" office:value="22" calcext:value-type="float">
            <text:p>22</text:p>
          </table:table-cell>
          <table:table-cell table:style-name="ce1" table:formula="of:=BITOR([.C178];[.D178])" office:value-type="float" office:value="181" calcext:value-type="float">
            <text:p>181</text:p>
          </table:table-cell>
          <table:table-cell table:style-name="ce1" table:formula="of:=BITOR([.E178];[.F178])" office:value-type="float" office:value="150" calcext:value-type="float">
            <text:p>150</text:p>
          </table:table-cell>
          <table:table-cell table:style-name="ce2" table:formula="of:=CONCATENATE(&quot;0x&quot;;DEC2HEX([.G178];2);DEC2HEX([.H178];2))" office:value-type="string" office:string-value="0xB596" calcext:value-type="string">
            <text:p>0xB596</text:p>
          </table:table-cell>
          <table:table-cell table:style-name="ce2" table:formula="of:=CONCATENATE(&quot;0x&quot;;DEC2HEX([.H178];2);DEC2HEX([.G178];2))" office:value-type="string" office:string-value="0x96B5" calcext:value-type="string">
            <text:p>0x96B5</text:p>
          </table:table-cell>
          <table:table-cell table:formula="of:=CONCATENATE(&quot;case &quot;;[.A178];&quot;: return &quot;;[.I178];&quot;;&quot;)" office:value-type="string" office:string-value="case 176: return 0xB596;" calcext:value-type="string">
            <text:p>case 176: return 0xB596;</text:p>
          </table:table-cell>
          <table:table-cell table:formula="of:=CONCATENATE([.I178];&quot;,&quot;)" office:value-type="string" office:string-value="0xB596," calcext:value-type="string">
            <text:p>0xB596,</text:p>
          </table:table-cell>
          <table:table-cell table:style-name="ce2" table:formula="of:=CONCATENATE(&quot;0x&quot;;DEC2HEX([.G178];2);&quot;,&quot;)" office:value-type="string" office:string-value="0xB5," calcext:value-type="string">
            <text:p>0xB5,</text:p>
          </table:table-cell>
          <table:table-cell table:style-name="ce2" table:formula="of:=CONCATENATE(&quot;0x&quot;;DEC2HEX([.H178];2);&quot;,&quot;)" office:value-type="string" office:string-value="0x96," calcext:value-type="string">
            <text:p>0x96,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A179])" office:value-type="string" office:string-value="B1" calcext:value-type="string">
            <text:p>B1</text:p>
          </table:table-cell>
          <table:table-cell table:style-name="ce1" table:formula="of:=BITAND([.A179]; 248)" office:value-type="float" office:value="176" calcext:value-type="float">
            <text:p>176</text:p>
          </table:table-cell>
          <table:table-cell table:style-name="ce1" table:formula="of:=BITRSHIFT([.A179]; 5)" office:value-type="float" office:value="5" calcext:value-type="float">
            <text:p>5</text:p>
          </table:table-cell>
          <table:table-cell table:style-name="ce1" table:formula="of:=BITAND(BITLSHIFT([.A179]; 3); 224)" office:value-type="float" office:value="128" calcext:value-type="float">
            <text:p>128</text:p>
          </table:table-cell>
          <table:table-cell table:style-name="ce1" table:formula="of:=BITAND(BITRSHIFT([.A179]; 3); 31)" office:value-type="float" office:value="22" calcext:value-type="float">
            <text:p>22</text:p>
          </table:table-cell>
          <table:table-cell table:style-name="ce1" table:formula="of:=BITOR([.C179];[.D179])" office:value-type="float" office:value="181" calcext:value-type="float">
            <text:p>181</text:p>
          </table:table-cell>
          <table:table-cell table:style-name="ce1" table:formula="of:=BITOR([.E179];[.F179])" office:value-type="float" office:value="150" calcext:value-type="float">
            <text:p>150</text:p>
          </table:table-cell>
          <table:table-cell table:style-name="ce2" table:formula="of:=CONCATENATE(&quot;0x&quot;;DEC2HEX([.G179];2);DEC2HEX([.H179];2))" office:value-type="string" office:string-value="0xB596" calcext:value-type="string">
            <text:p>0xB596</text:p>
          </table:table-cell>
          <table:table-cell table:style-name="ce2" table:formula="of:=CONCATENATE(&quot;0x&quot;;DEC2HEX([.H179];2);DEC2HEX([.G179];2))" office:value-type="string" office:string-value="0x96B5" calcext:value-type="string">
            <text:p>0x96B5</text:p>
          </table:table-cell>
          <table:table-cell table:formula="of:=CONCATENATE(&quot;case &quot;;[.A179];&quot;: return &quot;;[.I179];&quot;;&quot;)" office:value-type="string" office:string-value="case 177: return 0xB596;" calcext:value-type="string">
            <text:p>case 177: return 0xB596;</text:p>
          </table:table-cell>
          <table:table-cell table:formula="of:=CONCATENATE([.I179];&quot;,&quot;)" office:value-type="string" office:string-value="0xB596," calcext:value-type="string">
            <text:p>0xB596,</text:p>
          </table:table-cell>
          <table:table-cell table:style-name="ce2" table:formula="of:=CONCATENATE(&quot;0x&quot;;DEC2HEX([.G179];2);&quot;,&quot;)" office:value-type="string" office:string-value="0xB5," calcext:value-type="string">
            <text:p>0xB5,</text:p>
          </table:table-cell>
          <table:table-cell table:style-name="ce2" table:formula="of:=CONCATENATE(&quot;0x&quot;;DEC2HEX([.H179];2);&quot;,&quot;)" office:value-type="string" office:string-value="0x96," calcext:value-type="string">
            <text:p>0x96,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180])" office:value-type="string" office:string-value="B2" calcext:value-type="string">
            <text:p>B2</text:p>
          </table:table-cell>
          <table:table-cell table:style-name="ce1" table:formula="of:=BITAND([.A180]; 248)" office:value-type="float" office:value="176" calcext:value-type="float">
            <text:p>176</text:p>
          </table:table-cell>
          <table:table-cell table:style-name="ce1" table:formula="of:=BITRSHIFT([.A180]; 5)" office:value-type="float" office:value="5" calcext:value-type="float">
            <text:p>5</text:p>
          </table:table-cell>
          <table:table-cell table:style-name="ce1" table:formula="of:=BITAND(BITLSHIFT([.A180]; 3); 224)" office:value-type="float" office:value="128" calcext:value-type="float">
            <text:p>128</text:p>
          </table:table-cell>
          <table:table-cell table:style-name="ce1" table:formula="of:=BITAND(BITRSHIFT([.A180]; 3); 31)" office:value-type="float" office:value="22" calcext:value-type="float">
            <text:p>22</text:p>
          </table:table-cell>
          <table:table-cell table:style-name="ce1" table:formula="of:=BITOR([.C180];[.D180])" office:value-type="float" office:value="181" calcext:value-type="float">
            <text:p>181</text:p>
          </table:table-cell>
          <table:table-cell table:style-name="ce1" table:formula="of:=BITOR([.E180];[.F180])" office:value-type="float" office:value="150" calcext:value-type="float">
            <text:p>150</text:p>
          </table:table-cell>
          <table:table-cell table:style-name="ce2" table:formula="of:=CONCATENATE(&quot;0x&quot;;DEC2HEX([.G180];2);DEC2HEX([.H180];2))" office:value-type="string" office:string-value="0xB596" calcext:value-type="string">
            <text:p>0xB596</text:p>
          </table:table-cell>
          <table:table-cell table:style-name="ce2" table:formula="of:=CONCATENATE(&quot;0x&quot;;DEC2HEX([.H180];2);DEC2HEX([.G180];2))" office:value-type="string" office:string-value="0x96B5" calcext:value-type="string">
            <text:p>0x96B5</text:p>
          </table:table-cell>
          <table:table-cell table:formula="of:=CONCATENATE(&quot;case &quot;;[.A180];&quot;: return &quot;;[.I180];&quot;;&quot;)" office:value-type="string" office:string-value="case 178: return 0xB596;" calcext:value-type="string">
            <text:p>case 178: return 0xB596;</text:p>
          </table:table-cell>
          <table:table-cell table:formula="of:=CONCATENATE([.I180];&quot;,&quot;)" office:value-type="string" office:string-value="0xB596," calcext:value-type="string">
            <text:p>0xB596,</text:p>
          </table:table-cell>
          <table:table-cell table:style-name="ce2" table:formula="of:=CONCATENATE(&quot;0x&quot;;DEC2HEX([.G180];2);&quot;,&quot;)" office:value-type="string" office:string-value="0xB5," calcext:value-type="string">
            <text:p>0xB5,</text:p>
          </table:table-cell>
          <table:table-cell table:style-name="ce2" table:formula="of:=CONCATENATE(&quot;0x&quot;;DEC2HEX([.H180];2);&quot;,&quot;)" office:value-type="string" office:string-value="0x96," calcext:value-type="string">
            <text:p>0x96,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A181])" office:value-type="string" office:string-value="B3" calcext:value-type="string">
            <text:p>B3</text:p>
          </table:table-cell>
          <table:table-cell table:style-name="ce1" table:formula="of:=BITAND([.A181]; 248)" office:value-type="float" office:value="176" calcext:value-type="float">
            <text:p>176</text:p>
          </table:table-cell>
          <table:table-cell table:style-name="ce1" table:formula="of:=BITRSHIFT([.A181]; 5)" office:value-type="float" office:value="5" calcext:value-type="float">
            <text:p>5</text:p>
          </table:table-cell>
          <table:table-cell table:style-name="ce1" table:formula="of:=BITAND(BITLSHIFT([.A181]; 3); 224)" office:value-type="float" office:value="128" calcext:value-type="float">
            <text:p>128</text:p>
          </table:table-cell>
          <table:table-cell table:style-name="ce1" table:formula="of:=BITAND(BITRSHIFT([.A181]; 3); 31)" office:value-type="float" office:value="22" calcext:value-type="float">
            <text:p>22</text:p>
          </table:table-cell>
          <table:table-cell table:style-name="ce1" table:formula="of:=BITOR([.C181];[.D181])" office:value-type="float" office:value="181" calcext:value-type="float">
            <text:p>181</text:p>
          </table:table-cell>
          <table:table-cell table:style-name="ce1" table:formula="of:=BITOR([.E181];[.F181])" office:value-type="float" office:value="150" calcext:value-type="float">
            <text:p>150</text:p>
          </table:table-cell>
          <table:table-cell table:style-name="ce2" table:formula="of:=CONCATENATE(&quot;0x&quot;;DEC2HEX([.G181];2);DEC2HEX([.H181];2))" office:value-type="string" office:string-value="0xB596" calcext:value-type="string">
            <text:p>0xB596</text:p>
          </table:table-cell>
          <table:table-cell table:style-name="ce2" table:formula="of:=CONCATENATE(&quot;0x&quot;;DEC2HEX([.H181];2);DEC2HEX([.G181];2))" office:value-type="string" office:string-value="0x96B5" calcext:value-type="string">
            <text:p>0x96B5</text:p>
          </table:table-cell>
          <table:table-cell table:formula="of:=CONCATENATE(&quot;case &quot;;[.A181];&quot;: return &quot;;[.I181];&quot;;&quot;)" office:value-type="string" office:string-value="case 179: return 0xB596;" calcext:value-type="string">
            <text:p>case 179: return 0xB596;</text:p>
          </table:table-cell>
          <table:table-cell table:formula="of:=CONCATENATE([.I181];&quot;,&quot;)" office:value-type="string" office:string-value="0xB596," calcext:value-type="string">
            <text:p>0xB596,</text:p>
          </table:table-cell>
          <table:table-cell table:style-name="ce2" table:formula="of:=CONCATENATE(&quot;0x&quot;;DEC2HEX([.G181];2);&quot;,&quot;)" office:value-type="string" office:string-value="0xB5," calcext:value-type="string">
            <text:p>0xB5,</text:p>
          </table:table-cell>
          <table:table-cell table:style-name="ce2" table:formula="of:=CONCATENATE(&quot;0x&quot;;DEC2HEX([.H181];2);&quot;,&quot;)" office:value-type="string" office:string-value="0x96," calcext:value-type="string">
            <text:p>0x96,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182])" office:value-type="string" office:string-value="B4" calcext:value-type="string">
            <text:p>B4</text:p>
          </table:table-cell>
          <table:table-cell table:style-name="ce1" table:formula="of:=BITAND([.A182]; 248)" office:value-type="float" office:value="176" calcext:value-type="float">
            <text:p>176</text:p>
          </table:table-cell>
          <table:table-cell table:style-name="ce1" table:formula="of:=BITRSHIFT([.A182]; 5)" office:value-type="float" office:value="5" calcext:value-type="float">
            <text:p>5</text:p>
          </table:table-cell>
          <table:table-cell table:style-name="ce1" table:formula="of:=BITAND(BITLSHIFT([.A182]; 3); 224)" office:value-type="float" office:value="160" calcext:value-type="float">
            <text:p>160</text:p>
          </table:table-cell>
          <table:table-cell table:style-name="ce1" table:formula="of:=BITAND(BITRSHIFT([.A182]; 3); 31)" office:value-type="float" office:value="22" calcext:value-type="float">
            <text:p>22</text:p>
          </table:table-cell>
          <table:table-cell table:style-name="ce1" table:formula="of:=BITOR([.C182];[.D182])" office:value-type="float" office:value="181" calcext:value-type="float">
            <text:p>181</text:p>
          </table:table-cell>
          <table:table-cell table:style-name="ce1" table:formula="of:=BITOR([.E182];[.F182])" office:value-type="float" office:value="182" calcext:value-type="float">
            <text:p>182</text:p>
          </table:table-cell>
          <table:table-cell table:style-name="ce2" table:formula="of:=CONCATENATE(&quot;0x&quot;;DEC2HEX([.G182];2);DEC2HEX([.H182];2))" office:value-type="string" office:string-value="0xB5B6" calcext:value-type="string">
            <text:p>0xB5B6</text:p>
          </table:table-cell>
          <table:table-cell table:style-name="ce2" table:formula="of:=CONCATENATE(&quot;0x&quot;;DEC2HEX([.H182];2);DEC2HEX([.G182];2))" office:value-type="string" office:string-value="0xB6B5" calcext:value-type="string">
            <text:p>0xB6B5</text:p>
          </table:table-cell>
          <table:table-cell table:formula="of:=CONCATENATE(&quot;case &quot;;[.A182];&quot;: return &quot;;[.I182];&quot;;&quot;)" office:value-type="string" office:string-value="case 180: return 0xB5B6;" calcext:value-type="string">
            <text:p>case 180: return 0xB5B6;</text:p>
          </table:table-cell>
          <table:table-cell table:formula="of:=CONCATENATE([.I182];&quot;,&quot;)" office:value-type="string" office:string-value="0xB5B6," calcext:value-type="string">
            <text:p>0xB5B6,</text:p>
          </table:table-cell>
          <table:table-cell table:style-name="ce2" table:formula="of:=CONCATENATE(&quot;0x&quot;;DEC2HEX([.G182];2);&quot;,&quot;)" office:value-type="string" office:string-value="0xB5," calcext:value-type="string">
            <text:p>0xB5,</text:p>
          </table:table-cell>
          <table:table-cell table:style-name="ce2" table:formula="of:=CONCATENATE(&quot;0x&quot;;DEC2HEX([.H182];2);&quot;,&quot;)" office:value-type="string" office:string-value="0xB6," calcext:value-type="string">
            <text:p>0xB6,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A183])" office:value-type="string" office:string-value="B5" calcext:value-type="string">
            <text:p>B5</text:p>
          </table:table-cell>
          <table:table-cell table:style-name="ce1" table:formula="of:=BITAND([.A183]; 248)" office:value-type="float" office:value="176" calcext:value-type="float">
            <text:p>176</text:p>
          </table:table-cell>
          <table:table-cell table:style-name="ce1" table:formula="of:=BITRSHIFT([.A183]; 5)" office:value-type="float" office:value="5" calcext:value-type="float">
            <text:p>5</text:p>
          </table:table-cell>
          <table:table-cell table:style-name="ce1" table:formula="of:=BITAND(BITLSHIFT([.A183]; 3); 224)" office:value-type="float" office:value="160" calcext:value-type="float">
            <text:p>160</text:p>
          </table:table-cell>
          <table:table-cell table:style-name="ce1" table:formula="of:=BITAND(BITRSHIFT([.A183]; 3); 31)" office:value-type="float" office:value="22" calcext:value-type="float">
            <text:p>22</text:p>
          </table:table-cell>
          <table:table-cell table:style-name="ce1" table:formula="of:=BITOR([.C183];[.D183])" office:value-type="float" office:value="181" calcext:value-type="float">
            <text:p>181</text:p>
          </table:table-cell>
          <table:table-cell table:style-name="ce1" table:formula="of:=BITOR([.E183];[.F183])" office:value-type="float" office:value="182" calcext:value-type="float">
            <text:p>182</text:p>
          </table:table-cell>
          <table:table-cell table:style-name="ce2" table:formula="of:=CONCATENATE(&quot;0x&quot;;DEC2HEX([.G183];2);DEC2HEX([.H183];2))" office:value-type="string" office:string-value="0xB5B6" calcext:value-type="string">
            <text:p>0xB5B6</text:p>
          </table:table-cell>
          <table:table-cell table:style-name="ce2" table:formula="of:=CONCATENATE(&quot;0x&quot;;DEC2HEX([.H183];2);DEC2HEX([.G183];2))" office:value-type="string" office:string-value="0xB6B5" calcext:value-type="string">
            <text:p>0xB6B5</text:p>
          </table:table-cell>
          <table:table-cell table:formula="of:=CONCATENATE(&quot;case &quot;;[.A183];&quot;: return &quot;;[.I183];&quot;;&quot;)" office:value-type="string" office:string-value="case 181: return 0xB5B6;" calcext:value-type="string">
            <text:p>case 181: return 0xB5B6;</text:p>
          </table:table-cell>
          <table:table-cell table:formula="of:=CONCATENATE([.I183];&quot;,&quot;)" office:value-type="string" office:string-value="0xB5B6," calcext:value-type="string">
            <text:p>0xB5B6,</text:p>
          </table:table-cell>
          <table:table-cell table:style-name="ce2" table:formula="of:=CONCATENATE(&quot;0x&quot;;DEC2HEX([.G183];2);&quot;,&quot;)" office:value-type="string" office:string-value="0xB5," calcext:value-type="string">
            <text:p>0xB5,</text:p>
          </table:table-cell>
          <table:table-cell table:style-name="ce2" table:formula="of:=CONCATENATE(&quot;0x&quot;;DEC2HEX([.H183];2);&quot;,&quot;)" office:value-type="string" office:string-value="0xB6," calcext:value-type="string">
            <text:p>0xB6,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184])" office:value-type="string" office:string-value="B6" calcext:value-type="string">
            <text:p>B6</text:p>
          </table:table-cell>
          <table:table-cell table:style-name="ce1" table:formula="of:=BITAND([.A184]; 248)" office:value-type="float" office:value="176" calcext:value-type="float">
            <text:p>176</text:p>
          </table:table-cell>
          <table:table-cell table:style-name="ce1" table:formula="of:=BITRSHIFT([.A184]; 5)" office:value-type="float" office:value="5" calcext:value-type="float">
            <text:p>5</text:p>
          </table:table-cell>
          <table:table-cell table:style-name="ce1" table:formula="of:=BITAND(BITLSHIFT([.A184]; 3); 224)" office:value-type="float" office:value="160" calcext:value-type="float">
            <text:p>160</text:p>
          </table:table-cell>
          <table:table-cell table:style-name="ce1" table:formula="of:=BITAND(BITRSHIFT([.A184]; 3); 31)" office:value-type="float" office:value="22" calcext:value-type="float">
            <text:p>22</text:p>
          </table:table-cell>
          <table:table-cell table:style-name="ce1" table:formula="of:=BITOR([.C184];[.D184])" office:value-type="float" office:value="181" calcext:value-type="float">
            <text:p>181</text:p>
          </table:table-cell>
          <table:table-cell table:style-name="ce1" table:formula="of:=BITOR([.E184];[.F184])" office:value-type="float" office:value="182" calcext:value-type="float">
            <text:p>182</text:p>
          </table:table-cell>
          <table:table-cell table:style-name="ce2" table:formula="of:=CONCATENATE(&quot;0x&quot;;DEC2HEX([.G184];2);DEC2HEX([.H184];2))" office:value-type="string" office:string-value="0xB5B6" calcext:value-type="string">
            <text:p>0xB5B6</text:p>
          </table:table-cell>
          <table:table-cell table:style-name="ce2" table:formula="of:=CONCATENATE(&quot;0x&quot;;DEC2HEX([.H184];2);DEC2HEX([.G184];2))" office:value-type="string" office:string-value="0xB6B5" calcext:value-type="string">
            <text:p>0xB6B5</text:p>
          </table:table-cell>
          <table:table-cell table:formula="of:=CONCATENATE(&quot;case &quot;;[.A184];&quot;: return &quot;;[.I184];&quot;;&quot;)" office:value-type="string" office:string-value="case 182: return 0xB5B6;" calcext:value-type="string">
            <text:p>case 182: return 0xB5B6;</text:p>
          </table:table-cell>
          <table:table-cell table:formula="of:=CONCATENATE([.I184];&quot;,&quot;)" office:value-type="string" office:string-value="0xB5B6," calcext:value-type="string">
            <text:p>0xB5B6,</text:p>
          </table:table-cell>
          <table:table-cell table:style-name="ce2" table:formula="of:=CONCATENATE(&quot;0x&quot;;DEC2HEX([.G184];2);&quot;,&quot;)" office:value-type="string" office:string-value="0xB5," calcext:value-type="string">
            <text:p>0xB5,</text:p>
          </table:table-cell>
          <table:table-cell table:style-name="ce2" table:formula="of:=CONCATENATE(&quot;0x&quot;;DEC2HEX([.H184];2);&quot;,&quot;)" office:value-type="string" office:string-value="0xB6," calcext:value-type="string">
            <text:p>0xB6,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A185])" office:value-type="string" office:string-value="B7" calcext:value-type="string">
            <text:p>B7</text:p>
          </table:table-cell>
          <table:table-cell table:style-name="ce1" table:formula="of:=BITAND([.A185]; 248)" office:value-type="float" office:value="176" calcext:value-type="float">
            <text:p>176</text:p>
          </table:table-cell>
          <table:table-cell table:style-name="ce1" table:formula="of:=BITRSHIFT([.A185]; 5)" office:value-type="float" office:value="5" calcext:value-type="float">
            <text:p>5</text:p>
          </table:table-cell>
          <table:table-cell table:style-name="ce1" table:formula="of:=BITAND(BITLSHIFT([.A185]; 3); 224)" office:value-type="float" office:value="160" calcext:value-type="float">
            <text:p>160</text:p>
          </table:table-cell>
          <table:table-cell table:style-name="ce1" table:formula="of:=BITAND(BITRSHIFT([.A185]; 3); 31)" office:value-type="float" office:value="22" calcext:value-type="float">
            <text:p>22</text:p>
          </table:table-cell>
          <table:table-cell table:style-name="ce1" table:formula="of:=BITOR([.C185];[.D185])" office:value-type="float" office:value="181" calcext:value-type="float">
            <text:p>181</text:p>
          </table:table-cell>
          <table:table-cell table:style-name="ce1" table:formula="of:=BITOR([.E185];[.F185])" office:value-type="float" office:value="182" calcext:value-type="float">
            <text:p>182</text:p>
          </table:table-cell>
          <table:table-cell table:style-name="ce2" table:formula="of:=CONCATENATE(&quot;0x&quot;;DEC2HEX([.G185];2);DEC2HEX([.H185];2))" office:value-type="string" office:string-value="0xB5B6" calcext:value-type="string">
            <text:p>0xB5B6</text:p>
          </table:table-cell>
          <table:table-cell table:style-name="ce2" table:formula="of:=CONCATENATE(&quot;0x&quot;;DEC2HEX([.H185];2);DEC2HEX([.G185];2))" office:value-type="string" office:string-value="0xB6B5" calcext:value-type="string">
            <text:p>0xB6B5</text:p>
          </table:table-cell>
          <table:table-cell table:formula="of:=CONCATENATE(&quot;case &quot;;[.A185];&quot;: return &quot;;[.I185];&quot;;&quot;)" office:value-type="string" office:string-value="case 183: return 0xB5B6;" calcext:value-type="string">
            <text:p>case 183: return 0xB5B6;</text:p>
          </table:table-cell>
          <table:table-cell table:formula="of:=CONCATENATE([.I185];&quot;,&quot;)" office:value-type="string" office:string-value="0xB5B6," calcext:value-type="string">
            <text:p>0xB5B6,</text:p>
          </table:table-cell>
          <table:table-cell table:style-name="ce2" table:formula="of:=CONCATENATE(&quot;0x&quot;;DEC2HEX([.G185];2);&quot;,&quot;)" office:value-type="string" office:string-value="0xB5," calcext:value-type="string">
            <text:p>0xB5,</text:p>
          </table:table-cell>
          <table:table-cell table:style-name="ce2" table:formula="of:=CONCATENATE(&quot;0x&quot;;DEC2HEX([.H185];2);&quot;,&quot;)" office:value-type="string" office:string-value="0xB6," calcext:value-type="string">
            <text:p>0xB6,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186])" office:value-type="string" office:string-value="B8" calcext:value-type="string">
            <text:p>B8</text:p>
          </table:table-cell>
          <table:table-cell table:style-name="ce1" table:formula="of:=BITAND([.A186]; 248)" office:value-type="float" office:value="184" calcext:value-type="float">
            <text:p>184</text:p>
          </table:table-cell>
          <table:table-cell table:style-name="ce1" table:formula="of:=BITRSHIFT([.A186]; 5)" office:value-type="float" office:value="5" calcext:value-type="float">
            <text:p>5</text:p>
          </table:table-cell>
          <table:table-cell table:style-name="ce1" table:formula="of:=BITAND(BITLSHIFT([.A186]; 3); 224)" office:value-type="float" office:value="192" calcext:value-type="float">
            <text:p>192</text:p>
          </table:table-cell>
          <table:table-cell table:style-name="ce1" table:formula="of:=BITAND(BITRSHIFT([.A186]; 3); 31)" office:value-type="float" office:value="23" calcext:value-type="float">
            <text:p>23</text:p>
          </table:table-cell>
          <table:table-cell table:style-name="ce1" table:formula="of:=BITOR([.C186];[.D186])" office:value-type="float" office:value="189" calcext:value-type="float">
            <text:p>189</text:p>
          </table:table-cell>
          <table:table-cell table:style-name="ce1" table:formula="of:=BITOR([.E186];[.F186])" office:value-type="float" office:value="215" calcext:value-type="float">
            <text:p>215</text:p>
          </table:table-cell>
          <table:table-cell table:style-name="ce2" table:formula="of:=CONCATENATE(&quot;0x&quot;;DEC2HEX([.G186];2);DEC2HEX([.H186];2))" office:value-type="string" office:string-value="0xBDD7" calcext:value-type="string">
            <text:p>0xBDD7</text:p>
          </table:table-cell>
          <table:table-cell table:style-name="ce2" table:formula="of:=CONCATENATE(&quot;0x&quot;;DEC2HEX([.H186];2);DEC2HEX([.G186];2))" office:value-type="string" office:string-value="0xD7BD" calcext:value-type="string">
            <text:p>0xD7BD</text:p>
          </table:table-cell>
          <table:table-cell table:formula="of:=CONCATENATE(&quot;case &quot;;[.A186];&quot;: return &quot;;[.I186];&quot;;&quot;)" office:value-type="string" office:string-value="case 184: return 0xBDD7;" calcext:value-type="string">
            <text:p>case 184: return 0xBDD7;</text:p>
          </table:table-cell>
          <table:table-cell table:formula="of:=CONCATENATE([.I186];&quot;,&quot;)" office:value-type="string" office:string-value="0xBDD7," calcext:value-type="string">
            <text:p>0xBDD7,</text:p>
          </table:table-cell>
          <table:table-cell table:style-name="ce2" table:formula="of:=CONCATENATE(&quot;0x&quot;;DEC2HEX([.G186];2);&quot;,&quot;)" office:value-type="string" office:string-value="0xBD," calcext:value-type="string">
            <text:p>0xBD,</text:p>
          </table:table-cell>
          <table:table-cell table:style-name="ce2" table:formula="of:=CONCATENATE(&quot;0x&quot;;DEC2HEX([.H186];2);&quot;,&quot;)" office:value-type="string" office:string-value="0xD7," calcext:value-type="string">
            <text:p>0xD7,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A187])" office:value-type="string" office:string-value="B9" calcext:value-type="string">
            <text:p>B9</text:p>
          </table:table-cell>
          <table:table-cell table:style-name="ce1" table:formula="of:=BITAND([.A187]; 248)" office:value-type="float" office:value="184" calcext:value-type="float">
            <text:p>184</text:p>
          </table:table-cell>
          <table:table-cell table:style-name="ce1" table:formula="of:=BITRSHIFT([.A187]; 5)" office:value-type="float" office:value="5" calcext:value-type="float">
            <text:p>5</text:p>
          </table:table-cell>
          <table:table-cell table:style-name="ce1" table:formula="of:=BITAND(BITLSHIFT([.A187]; 3); 224)" office:value-type="float" office:value="192" calcext:value-type="float">
            <text:p>192</text:p>
          </table:table-cell>
          <table:table-cell table:style-name="ce1" table:formula="of:=BITAND(BITRSHIFT([.A187]; 3); 31)" office:value-type="float" office:value="23" calcext:value-type="float">
            <text:p>23</text:p>
          </table:table-cell>
          <table:table-cell table:style-name="ce1" table:formula="of:=BITOR([.C187];[.D187])" office:value-type="float" office:value="189" calcext:value-type="float">
            <text:p>189</text:p>
          </table:table-cell>
          <table:table-cell table:style-name="ce1" table:formula="of:=BITOR([.E187];[.F187])" office:value-type="float" office:value="215" calcext:value-type="float">
            <text:p>215</text:p>
          </table:table-cell>
          <table:table-cell table:style-name="ce2" table:formula="of:=CONCATENATE(&quot;0x&quot;;DEC2HEX([.G187];2);DEC2HEX([.H187];2))" office:value-type="string" office:string-value="0xBDD7" calcext:value-type="string">
            <text:p>0xBDD7</text:p>
          </table:table-cell>
          <table:table-cell table:style-name="ce2" table:formula="of:=CONCATENATE(&quot;0x&quot;;DEC2HEX([.H187];2);DEC2HEX([.G187];2))" office:value-type="string" office:string-value="0xD7BD" calcext:value-type="string">
            <text:p>0xD7BD</text:p>
          </table:table-cell>
          <table:table-cell table:formula="of:=CONCATENATE(&quot;case &quot;;[.A187];&quot;: return &quot;;[.I187];&quot;;&quot;)" office:value-type="string" office:string-value="case 185: return 0xBDD7;" calcext:value-type="string">
            <text:p>case 185: return 0xBDD7;</text:p>
          </table:table-cell>
          <table:table-cell table:formula="of:=CONCATENATE([.I187];&quot;,&quot;)" office:value-type="string" office:string-value="0xBDD7," calcext:value-type="string">
            <text:p>0xBDD7,</text:p>
          </table:table-cell>
          <table:table-cell table:style-name="ce2" table:formula="of:=CONCATENATE(&quot;0x&quot;;DEC2HEX([.G187];2);&quot;,&quot;)" office:value-type="string" office:string-value="0xBD," calcext:value-type="string">
            <text:p>0xBD,</text:p>
          </table:table-cell>
          <table:table-cell table:style-name="ce2" table:formula="of:=CONCATENATE(&quot;0x&quot;;DEC2HEX([.H187];2);&quot;,&quot;)" office:value-type="string" office:string-value="0xD7," calcext:value-type="string">
            <text:p>0xD7,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188])" office:value-type="string" office:string-value="BA" calcext:value-type="string">
            <text:p>BA</text:p>
          </table:table-cell>
          <table:table-cell table:style-name="ce1" table:formula="of:=BITAND([.A188]; 248)" office:value-type="float" office:value="184" calcext:value-type="float">
            <text:p>184</text:p>
          </table:table-cell>
          <table:table-cell table:style-name="ce1" table:formula="of:=BITRSHIFT([.A188]; 5)" office:value-type="float" office:value="5" calcext:value-type="float">
            <text:p>5</text:p>
          </table:table-cell>
          <table:table-cell table:style-name="ce1" table:formula="of:=BITAND(BITLSHIFT([.A188]; 3); 224)" office:value-type="float" office:value="192" calcext:value-type="float">
            <text:p>192</text:p>
          </table:table-cell>
          <table:table-cell table:style-name="ce1" table:formula="of:=BITAND(BITRSHIFT([.A188]; 3); 31)" office:value-type="float" office:value="23" calcext:value-type="float">
            <text:p>23</text:p>
          </table:table-cell>
          <table:table-cell table:style-name="ce1" table:formula="of:=BITOR([.C188];[.D188])" office:value-type="float" office:value="189" calcext:value-type="float">
            <text:p>189</text:p>
          </table:table-cell>
          <table:table-cell table:style-name="ce1" table:formula="of:=BITOR([.E188];[.F188])" office:value-type="float" office:value="215" calcext:value-type="float">
            <text:p>215</text:p>
          </table:table-cell>
          <table:table-cell table:style-name="ce2" table:formula="of:=CONCATENATE(&quot;0x&quot;;DEC2HEX([.G188];2);DEC2HEX([.H188];2))" office:value-type="string" office:string-value="0xBDD7" calcext:value-type="string">
            <text:p>0xBDD7</text:p>
          </table:table-cell>
          <table:table-cell table:style-name="ce2" table:formula="of:=CONCATENATE(&quot;0x&quot;;DEC2HEX([.H188];2);DEC2HEX([.G188];2))" office:value-type="string" office:string-value="0xD7BD" calcext:value-type="string">
            <text:p>0xD7BD</text:p>
          </table:table-cell>
          <table:table-cell table:formula="of:=CONCATENATE(&quot;case &quot;;[.A188];&quot;: return &quot;;[.I188];&quot;;&quot;)" office:value-type="string" office:string-value="case 186: return 0xBDD7;" calcext:value-type="string">
            <text:p>case 186: return 0xBDD7;</text:p>
          </table:table-cell>
          <table:table-cell table:formula="of:=CONCATENATE([.I188];&quot;,&quot;)" office:value-type="string" office:string-value="0xBDD7," calcext:value-type="string">
            <text:p>0xBDD7,</text:p>
          </table:table-cell>
          <table:table-cell table:style-name="ce2" table:formula="of:=CONCATENATE(&quot;0x&quot;;DEC2HEX([.G188];2);&quot;,&quot;)" office:value-type="string" office:string-value="0xBD," calcext:value-type="string">
            <text:p>0xBD,</text:p>
          </table:table-cell>
          <table:table-cell table:style-name="ce2" table:formula="of:=CONCATENATE(&quot;0x&quot;;DEC2HEX([.H188];2);&quot;,&quot;)" office:value-type="string" office:string-value="0xD7," calcext:value-type="string">
            <text:p>0xD7,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A189])" office:value-type="string" office:string-value="BB" calcext:value-type="string">
            <text:p>BB</text:p>
          </table:table-cell>
          <table:table-cell table:style-name="ce1" table:formula="of:=BITAND([.A189]; 248)" office:value-type="float" office:value="184" calcext:value-type="float">
            <text:p>184</text:p>
          </table:table-cell>
          <table:table-cell table:style-name="ce1" table:formula="of:=BITRSHIFT([.A189]; 5)" office:value-type="float" office:value="5" calcext:value-type="float">
            <text:p>5</text:p>
          </table:table-cell>
          <table:table-cell table:style-name="ce1" table:formula="of:=BITAND(BITLSHIFT([.A189]; 3); 224)" office:value-type="float" office:value="192" calcext:value-type="float">
            <text:p>192</text:p>
          </table:table-cell>
          <table:table-cell table:style-name="ce1" table:formula="of:=BITAND(BITRSHIFT([.A189]; 3); 31)" office:value-type="float" office:value="23" calcext:value-type="float">
            <text:p>23</text:p>
          </table:table-cell>
          <table:table-cell table:style-name="ce1" table:formula="of:=BITOR([.C189];[.D189])" office:value-type="float" office:value="189" calcext:value-type="float">
            <text:p>189</text:p>
          </table:table-cell>
          <table:table-cell table:style-name="ce1" table:formula="of:=BITOR([.E189];[.F189])" office:value-type="float" office:value="215" calcext:value-type="float">
            <text:p>215</text:p>
          </table:table-cell>
          <table:table-cell table:style-name="ce2" table:formula="of:=CONCATENATE(&quot;0x&quot;;DEC2HEX([.G189];2);DEC2HEX([.H189];2))" office:value-type="string" office:string-value="0xBDD7" calcext:value-type="string">
            <text:p>0xBDD7</text:p>
          </table:table-cell>
          <table:table-cell table:style-name="ce2" table:formula="of:=CONCATENATE(&quot;0x&quot;;DEC2HEX([.H189];2);DEC2HEX([.G189];2))" office:value-type="string" office:string-value="0xD7BD" calcext:value-type="string">
            <text:p>0xD7BD</text:p>
          </table:table-cell>
          <table:table-cell table:formula="of:=CONCATENATE(&quot;case &quot;;[.A189];&quot;: return &quot;;[.I189];&quot;;&quot;)" office:value-type="string" office:string-value="case 187: return 0xBDD7;" calcext:value-type="string">
            <text:p>case 187: return 0xBDD7;</text:p>
          </table:table-cell>
          <table:table-cell table:formula="of:=CONCATENATE([.I189];&quot;,&quot;)" office:value-type="string" office:string-value="0xBDD7," calcext:value-type="string">
            <text:p>0xBDD7,</text:p>
          </table:table-cell>
          <table:table-cell table:style-name="ce2" table:formula="of:=CONCATENATE(&quot;0x&quot;;DEC2HEX([.G189];2);&quot;,&quot;)" office:value-type="string" office:string-value="0xBD," calcext:value-type="string">
            <text:p>0xBD,</text:p>
          </table:table-cell>
          <table:table-cell table:style-name="ce2" table:formula="of:=CONCATENATE(&quot;0x&quot;;DEC2HEX([.H189];2);&quot;,&quot;)" office:value-type="string" office:string-value="0xD7," calcext:value-type="string">
            <text:p>0xD7,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190])" office:value-type="string" office:string-value="BC" calcext:value-type="string">
            <text:p>BC</text:p>
          </table:table-cell>
          <table:table-cell table:style-name="ce1" table:formula="of:=BITAND([.A190]; 248)" office:value-type="float" office:value="184" calcext:value-type="float">
            <text:p>184</text:p>
          </table:table-cell>
          <table:table-cell table:style-name="ce1" table:formula="of:=BITRSHIFT([.A190]; 5)" office:value-type="float" office:value="5" calcext:value-type="float">
            <text:p>5</text:p>
          </table:table-cell>
          <table:table-cell table:style-name="ce1" table:formula="of:=BITAND(BITLSHIFT([.A190]; 3); 224)" office:value-type="float" office:value="224" calcext:value-type="float">
            <text:p>224</text:p>
          </table:table-cell>
          <table:table-cell table:style-name="ce1" table:formula="of:=BITAND(BITRSHIFT([.A190]; 3); 31)" office:value-type="float" office:value="23" calcext:value-type="float">
            <text:p>23</text:p>
          </table:table-cell>
          <table:table-cell table:style-name="ce1" table:formula="of:=BITOR([.C190];[.D190])" office:value-type="float" office:value="189" calcext:value-type="float">
            <text:p>189</text:p>
          </table:table-cell>
          <table:table-cell table:style-name="ce1" table:formula="of:=BITOR([.E190];[.F190])" office:value-type="float" office:value="247" calcext:value-type="float">
            <text:p>247</text:p>
          </table:table-cell>
          <table:table-cell table:style-name="ce2" table:formula="of:=CONCATENATE(&quot;0x&quot;;DEC2HEX([.G190];2);DEC2HEX([.H190];2))" office:value-type="string" office:string-value="0xBDF7" calcext:value-type="string">
            <text:p>0xBDF7</text:p>
          </table:table-cell>
          <table:table-cell table:style-name="ce2" table:formula="of:=CONCATENATE(&quot;0x&quot;;DEC2HEX([.H190];2);DEC2HEX([.G190];2))" office:value-type="string" office:string-value="0xF7BD" calcext:value-type="string">
            <text:p>0xF7BD</text:p>
          </table:table-cell>
          <table:table-cell table:formula="of:=CONCATENATE(&quot;case &quot;;[.A190];&quot;: return &quot;;[.I190];&quot;;&quot;)" office:value-type="string" office:string-value="case 188: return 0xBDF7;" calcext:value-type="string">
            <text:p>case 188: return 0xBDF7;</text:p>
          </table:table-cell>
          <table:table-cell table:formula="of:=CONCATENATE([.I190];&quot;,&quot;)" office:value-type="string" office:string-value="0xBDF7," calcext:value-type="string">
            <text:p>0xBDF7,</text:p>
          </table:table-cell>
          <table:table-cell table:style-name="ce2" table:formula="of:=CONCATENATE(&quot;0x&quot;;DEC2HEX([.G190];2);&quot;,&quot;)" office:value-type="string" office:string-value="0xBD," calcext:value-type="string">
            <text:p>0xBD,</text:p>
          </table:table-cell>
          <table:table-cell table:style-name="ce2" table:formula="of:=CONCATENATE(&quot;0x&quot;;DEC2HEX([.H190];2);&quot;,&quot;)" office:value-type="string" office:string-value="0xF7," calcext:value-type="string">
            <text:p>0xF7,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A191])" office:value-type="string" office:string-value="BD" calcext:value-type="string">
            <text:p>BD</text:p>
          </table:table-cell>
          <table:table-cell table:style-name="ce1" table:formula="of:=BITAND([.A191]; 248)" office:value-type="float" office:value="184" calcext:value-type="float">
            <text:p>184</text:p>
          </table:table-cell>
          <table:table-cell table:style-name="ce1" table:formula="of:=BITRSHIFT([.A191]; 5)" office:value-type="float" office:value="5" calcext:value-type="float">
            <text:p>5</text:p>
          </table:table-cell>
          <table:table-cell table:style-name="ce1" table:formula="of:=BITAND(BITLSHIFT([.A191]; 3); 224)" office:value-type="float" office:value="224" calcext:value-type="float">
            <text:p>224</text:p>
          </table:table-cell>
          <table:table-cell table:style-name="ce1" table:formula="of:=BITAND(BITRSHIFT([.A191]; 3); 31)" office:value-type="float" office:value="23" calcext:value-type="float">
            <text:p>23</text:p>
          </table:table-cell>
          <table:table-cell table:style-name="ce1" table:formula="of:=BITOR([.C191];[.D191])" office:value-type="float" office:value="189" calcext:value-type="float">
            <text:p>189</text:p>
          </table:table-cell>
          <table:table-cell table:style-name="ce1" table:formula="of:=BITOR([.E191];[.F191])" office:value-type="float" office:value="247" calcext:value-type="float">
            <text:p>247</text:p>
          </table:table-cell>
          <table:table-cell table:style-name="ce2" table:formula="of:=CONCATENATE(&quot;0x&quot;;DEC2HEX([.G191];2);DEC2HEX([.H191];2))" office:value-type="string" office:string-value="0xBDF7" calcext:value-type="string">
            <text:p>0xBDF7</text:p>
          </table:table-cell>
          <table:table-cell table:style-name="ce2" table:formula="of:=CONCATENATE(&quot;0x&quot;;DEC2HEX([.H191];2);DEC2HEX([.G191];2))" office:value-type="string" office:string-value="0xF7BD" calcext:value-type="string">
            <text:p>0xF7BD</text:p>
          </table:table-cell>
          <table:table-cell table:formula="of:=CONCATENATE(&quot;case &quot;;[.A191];&quot;: return &quot;;[.I191];&quot;;&quot;)" office:value-type="string" office:string-value="case 189: return 0xBDF7;" calcext:value-type="string">
            <text:p>case 189: return 0xBDF7;</text:p>
          </table:table-cell>
          <table:table-cell table:formula="of:=CONCATENATE([.I191];&quot;,&quot;)" office:value-type="string" office:string-value="0xBDF7," calcext:value-type="string">
            <text:p>0xBDF7,</text:p>
          </table:table-cell>
          <table:table-cell table:style-name="ce2" table:formula="of:=CONCATENATE(&quot;0x&quot;;DEC2HEX([.G191];2);&quot;,&quot;)" office:value-type="string" office:string-value="0xBD," calcext:value-type="string">
            <text:p>0xBD,</text:p>
          </table:table-cell>
          <table:table-cell table:style-name="ce2" table:formula="of:=CONCATENATE(&quot;0x&quot;;DEC2HEX([.H191];2);&quot;,&quot;)" office:value-type="string" office:string-value="0xF7," calcext:value-type="string">
            <text:p>0xF7,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192])" office:value-type="string" office:string-value="BE" calcext:value-type="string">
            <text:p>BE</text:p>
          </table:table-cell>
          <table:table-cell table:style-name="ce1" table:formula="of:=BITAND([.A192]; 248)" office:value-type="float" office:value="184" calcext:value-type="float">
            <text:p>184</text:p>
          </table:table-cell>
          <table:table-cell table:style-name="ce1" table:formula="of:=BITRSHIFT([.A192]; 5)" office:value-type="float" office:value="5" calcext:value-type="float">
            <text:p>5</text:p>
          </table:table-cell>
          <table:table-cell table:style-name="ce1" table:formula="of:=BITAND(BITLSHIFT([.A192]; 3); 224)" office:value-type="float" office:value="224" calcext:value-type="float">
            <text:p>224</text:p>
          </table:table-cell>
          <table:table-cell table:style-name="ce1" table:formula="of:=BITAND(BITRSHIFT([.A192]; 3); 31)" office:value-type="float" office:value="23" calcext:value-type="float">
            <text:p>23</text:p>
          </table:table-cell>
          <table:table-cell table:style-name="ce1" table:formula="of:=BITOR([.C192];[.D192])" office:value-type="float" office:value="189" calcext:value-type="float">
            <text:p>189</text:p>
          </table:table-cell>
          <table:table-cell table:style-name="ce1" table:formula="of:=BITOR([.E192];[.F192])" office:value-type="float" office:value="247" calcext:value-type="float">
            <text:p>247</text:p>
          </table:table-cell>
          <table:table-cell table:style-name="ce2" table:formula="of:=CONCATENATE(&quot;0x&quot;;DEC2HEX([.G192];2);DEC2HEX([.H192];2))" office:value-type="string" office:string-value="0xBDF7" calcext:value-type="string">
            <text:p>0xBDF7</text:p>
          </table:table-cell>
          <table:table-cell table:style-name="ce2" table:formula="of:=CONCATENATE(&quot;0x&quot;;DEC2HEX([.H192];2);DEC2HEX([.G192];2))" office:value-type="string" office:string-value="0xF7BD" calcext:value-type="string">
            <text:p>0xF7BD</text:p>
          </table:table-cell>
          <table:table-cell table:formula="of:=CONCATENATE(&quot;case &quot;;[.A192];&quot;: return &quot;;[.I192];&quot;;&quot;)" office:value-type="string" office:string-value="case 190: return 0xBDF7;" calcext:value-type="string">
            <text:p>case 190: return 0xBDF7;</text:p>
          </table:table-cell>
          <table:table-cell table:formula="of:=CONCATENATE([.I192];&quot;,&quot;)" office:value-type="string" office:string-value="0xBDF7," calcext:value-type="string">
            <text:p>0xBDF7,</text:p>
          </table:table-cell>
          <table:table-cell table:style-name="ce2" table:formula="of:=CONCATENATE(&quot;0x&quot;;DEC2HEX([.G192];2);&quot;,&quot;)" office:value-type="string" office:string-value="0xBD," calcext:value-type="string">
            <text:p>0xBD,</text:p>
          </table:table-cell>
          <table:table-cell table:style-name="ce2" table:formula="of:=CONCATENATE(&quot;0x&quot;;DEC2HEX([.H192];2);&quot;,&quot;)" office:value-type="string" office:string-value="0xF7," calcext:value-type="string">
            <text:p>0xF7,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A193])" office:value-type="string" office:string-value="BF" calcext:value-type="string">
            <text:p>BF</text:p>
          </table:table-cell>
          <table:table-cell table:style-name="ce1" table:formula="of:=BITAND([.A193]; 248)" office:value-type="float" office:value="184" calcext:value-type="float">
            <text:p>184</text:p>
          </table:table-cell>
          <table:table-cell table:style-name="ce1" table:formula="of:=BITRSHIFT([.A193]; 5)" office:value-type="float" office:value="5" calcext:value-type="float">
            <text:p>5</text:p>
          </table:table-cell>
          <table:table-cell table:style-name="ce1" table:formula="of:=BITAND(BITLSHIFT([.A193]; 3); 224)" office:value-type="float" office:value="224" calcext:value-type="float">
            <text:p>224</text:p>
          </table:table-cell>
          <table:table-cell table:style-name="ce1" table:formula="of:=BITAND(BITRSHIFT([.A193]; 3); 31)" office:value-type="float" office:value="23" calcext:value-type="float">
            <text:p>23</text:p>
          </table:table-cell>
          <table:table-cell table:style-name="ce1" table:formula="of:=BITOR([.C193];[.D193])" office:value-type="float" office:value="189" calcext:value-type="float">
            <text:p>189</text:p>
          </table:table-cell>
          <table:table-cell table:style-name="ce1" table:formula="of:=BITOR([.E193];[.F193])" office:value-type="float" office:value="247" calcext:value-type="float">
            <text:p>247</text:p>
          </table:table-cell>
          <table:table-cell table:style-name="ce2" table:formula="of:=CONCATENATE(&quot;0x&quot;;DEC2HEX([.G193];2);DEC2HEX([.H193];2))" office:value-type="string" office:string-value="0xBDF7" calcext:value-type="string">
            <text:p>0xBDF7</text:p>
          </table:table-cell>
          <table:table-cell table:style-name="ce2" table:formula="of:=CONCATENATE(&quot;0x&quot;;DEC2HEX([.H193];2);DEC2HEX([.G193];2))" office:value-type="string" office:string-value="0xF7BD" calcext:value-type="string">
            <text:p>0xF7BD</text:p>
          </table:table-cell>
          <table:table-cell table:formula="of:=CONCATENATE(&quot;case &quot;;[.A193];&quot;: return &quot;;[.I193];&quot;;&quot;)" office:value-type="string" office:string-value="case 191: return 0xBDF7;" calcext:value-type="string">
            <text:p>case 191: return 0xBDF7;</text:p>
          </table:table-cell>
          <table:table-cell table:formula="of:=CONCATENATE([.I193];&quot;,&quot;)" office:value-type="string" office:string-value="0xBDF7," calcext:value-type="string">
            <text:p>0xBDF7,</text:p>
          </table:table-cell>
          <table:table-cell table:style-name="ce2" table:formula="of:=CONCATENATE(&quot;0x&quot;;DEC2HEX([.G193];2);&quot;,&quot;)" office:value-type="string" office:string-value="0xBD," calcext:value-type="string">
            <text:p>0xBD,</text:p>
          </table:table-cell>
          <table:table-cell table:style-name="ce2" table:formula="of:=CONCATENATE(&quot;0x&quot;;DEC2HEX([.H193];2);&quot;,&quot;)" office:value-type="string" office:string-value="0xF7," calcext:value-type="string">
            <text:p>0xF7,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HEX([.A194])" office:value-type="string" office:string-value="C0" calcext:value-type="string">
            <text:p>C0</text:p>
          </table:table-cell>
          <table:table-cell table:style-name="ce1" table:formula="of:=BITAND([.A194]; 248)" office:value-type="float" office:value="192" calcext:value-type="float">
            <text:p>192</text:p>
          </table:table-cell>
          <table:table-cell table:style-name="ce1" table:formula="of:=BITRSHIFT([.A194]; 5)" office:value-type="float" office:value="6" calcext:value-type="float">
            <text:p>6</text:p>
          </table:table-cell>
          <table:table-cell table:style-name="ce1" table:formula="of:=BITAND(BITLSHIFT([.A194]; 3); 224)" office:value-type="float" office:value="0" calcext:value-type="float">
            <text:p>0</text:p>
          </table:table-cell>
          <table:table-cell table:style-name="ce1" table:formula="of:=BITAND(BITRSHIFT([.A194]; 3); 31)" office:value-type="float" office:value="24" calcext:value-type="float">
            <text:p>24</text:p>
          </table:table-cell>
          <table:table-cell table:style-name="ce1" table:formula="of:=BITOR([.C194];[.D194])" office:value-type="float" office:value="198" calcext:value-type="float">
            <text:p>198</text:p>
          </table:table-cell>
          <table:table-cell table:style-name="ce1" table:formula="of:=BITOR([.E194];[.F194])" office:value-type="float" office:value="24" calcext:value-type="float">
            <text:p>24</text:p>
          </table:table-cell>
          <table:table-cell table:style-name="ce2" table:formula="of:=CONCATENATE(&quot;0x&quot;;DEC2HEX([.G194];2);DEC2HEX([.H194];2))" office:value-type="string" office:string-value="0xC618" calcext:value-type="string">
            <text:p>0xC618</text:p>
          </table:table-cell>
          <table:table-cell table:style-name="ce2" table:formula="of:=CONCATENATE(&quot;0x&quot;;DEC2HEX([.H194];2);DEC2HEX([.G194];2))" office:value-type="string" office:string-value="0x18C6" calcext:value-type="string">
            <text:p>0x18C6</text:p>
          </table:table-cell>
          <table:table-cell table:formula="of:=CONCATENATE(&quot;case &quot;;[.A194];&quot;: return &quot;;[.I194];&quot;;&quot;)" office:value-type="string" office:string-value="case 192: return 0xC618;" calcext:value-type="string">
            <text:p>case 192: return 0xC618;</text:p>
          </table:table-cell>
          <table:table-cell table:formula="of:=CONCATENATE([.I194];&quot;,&quot;)" office:value-type="string" office:string-value="0xC618," calcext:value-type="string">
            <text:p>0xC618,</text:p>
          </table:table-cell>
          <table:table-cell table:style-name="ce2" table:formula="of:=CONCATENATE(&quot;0x&quot;;DEC2HEX([.G194];2);&quot;,&quot;)" office:value-type="string" office:string-value="0xC6," calcext:value-type="string">
            <text:p>0xC6,</text:p>
          </table:table-cell>
          <table:table-cell table:style-name="ce2" table:formula="of:=CONCATENATE(&quot;0x&quot;;DEC2HEX([.H194];2);&quot;,&quot;)" office:value-type="string" office:string-value="0x18," calcext:value-type="string">
            <text:p>0x18,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HEX([.A195])" office:value-type="string" office:string-value="C1" calcext:value-type="string">
            <text:p>C1</text:p>
          </table:table-cell>
          <table:table-cell table:style-name="ce1" table:formula="of:=BITAND([.A195]; 248)" office:value-type="float" office:value="192" calcext:value-type="float">
            <text:p>192</text:p>
          </table:table-cell>
          <table:table-cell table:style-name="ce1" table:formula="of:=BITRSHIFT([.A195]; 5)" office:value-type="float" office:value="6" calcext:value-type="float">
            <text:p>6</text:p>
          </table:table-cell>
          <table:table-cell table:style-name="ce1" table:formula="of:=BITAND(BITLSHIFT([.A195]; 3); 224)" office:value-type="float" office:value="0" calcext:value-type="float">
            <text:p>0</text:p>
          </table:table-cell>
          <table:table-cell table:style-name="ce1" table:formula="of:=BITAND(BITRSHIFT([.A195]; 3); 31)" office:value-type="float" office:value="24" calcext:value-type="float">
            <text:p>24</text:p>
          </table:table-cell>
          <table:table-cell table:style-name="ce1" table:formula="of:=BITOR([.C195];[.D195])" office:value-type="float" office:value="198" calcext:value-type="float">
            <text:p>198</text:p>
          </table:table-cell>
          <table:table-cell table:style-name="ce1" table:formula="of:=BITOR([.E195];[.F195])" office:value-type="float" office:value="24" calcext:value-type="float">
            <text:p>24</text:p>
          </table:table-cell>
          <table:table-cell table:style-name="ce2" table:formula="of:=CONCATENATE(&quot;0x&quot;;DEC2HEX([.G195];2);DEC2HEX([.H195];2))" office:value-type="string" office:string-value="0xC618" calcext:value-type="string">
            <text:p>0xC618</text:p>
          </table:table-cell>
          <table:table-cell table:style-name="ce2" table:formula="of:=CONCATENATE(&quot;0x&quot;;DEC2HEX([.H195];2);DEC2HEX([.G195];2))" office:value-type="string" office:string-value="0x18C6" calcext:value-type="string">
            <text:p>0x18C6</text:p>
          </table:table-cell>
          <table:table-cell table:formula="of:=CONCATENATE(&quot;case &quot;;[.A195];&quot;: return &quot;;[.I195];&quot;;&quot;)" office:value-type="string" office:string-value="case 193: return 0xC618;" calcext:value-type="string">
            <text:p>case 193: return 0xC618;</text:p>
          </table:table-cell>
          <table:table-cell table:formula="of:=CONCATENATE([.I195];&quot;,&quot;)" office:value-type="string" office:string-value="0xC618," calcext:value-type="string">
            <text:p>0xC618,</text:p>
          </table:table-cell>
          <table:table-cell table:style-name="ce2" table:formula="of:=CONCATENATE(&quot;0x&quot;;DEC2HEX([.G195];2);&quot;,&quot;)" office:value-type="string" office:string-value="0xC6," calcext:value-type="string">
            <text:p>0xC6,</text:p>
          </table:table-cell>
          <table:table-cell table:style-name="ce2" table:formula="of:=CONCATENATE(&quot;0x&quot;;DEC2HEX([.H195];2);&quot;,&quot;)" office:value-type="string" office:string-value="0x18," calcext:value-type="string">
            <text:p>0x18,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HEX([.A196])" office:value-type="string" office:string-value="C2" calcext:value-type="string">
            <text:p>C2</text:p>
          </table:table-cell>
          <table:table-cell table:style-name="ce1" table:formula="of:=BITAND([.A196]; 248)" office:value-type="float" office:value="192" calcext:value-type="float">
            <text:p>192</text:p>
          </table:table-cell>
          <table:table-cell table:style-name="ce1" table:formula="of:=BITRSHIFT([.A196]; 5)" office:value-type="float" office:value="6" calcext:value-type="float">
            <text:p>6</text:p>
          </table:table-cell>
          <table:table-cell table:style-name="ce1" table:formula="of:=BITAND(BITLSHIFT([.A196]; 3); 224)" office:value-type="float" office:value="0" calcext:value-type="float">
            <text:p>0</text:p>
          </table:table-cell>
          <table:table-cell table:style-name="ce1" table:formula="of:=BITAND(BITRSHIFT([.A196]; 3); 31)" office:value-type="float" office:value="24" calcext:value-type="float">
            <text:p>24</text:p>
          </table:table-cell>
          <table:table-cell table:style-name="ce1" table:formula="of:=BITOR([.C196];[.D196])" office:value-type="float" office:value="198" calcext:value-type="float">
            <text:p>198</text:p>
          </table:table-cell>
          <table:table-cell table:style-name="ce1" table:formula="of:=BITOR([.E196];[.F196])" office:value-type="float" office:value="24" calcext:value-type="float">
            <text:p>24</text:p>
          </table:table-cell>
          <table:table-cell table:style-name="ce2" table:formula="of:=CONCATENATE(&quot;0x&quot;;DEC2HEX([.G196];2);DEC2HEX([.H196];2))" office:value-type="string" office:string-value="0xC618" calcext:value-type="string">
            <text:p>0xC618</text:p>
          </table:table-cell>
          <table:table-cell table:style-name="ce2" table:formula="of:=CONCATENATE(&quot;0x&quot;;DEC2HEX([.H196];2);DEC2HEX([.G196];2))" office:value-type="string" office:string-value="0x18C6" calcext:value-type="string">
            <text:p>0x18C6</text:p>
          </table:table-cell>
          <table:table-cell table:formula="of:=CONCATENATE(&quot;case &quot;;[.A196];&quot;: return &quot;;[.I196];&quot;;&quot;)" office:value-type="string" office:string-value="case 194: return 0xC618;" calcext:value-type="string">
            <text:p>case 194: return 0xC618;</text:p>
          </table:table-cell>
          <table:table-cell table:formula="of:=CONCATENATE([.I196];&quot;,&quot;)" office:value-type="string" office:string-value="0xC618," calcext:value-type="string">
            <text:p>0xC618,</text:p>
          </table:table-cell>
          <table:table-cell table:style-name="ce2" table:formula="of:=CONCATENATE(&quot;0x&quot;;DEC2HEX([.G196];2);&quot;,&quot;)" office:value-type="string" office:string-value="0xC6," calcext:value-type="string">
            <text:p>0xC6,</text:p>
          </table:table-cell>
          <table:table-cell table:style-name="ce2" table:formula="of:=CONCATENATE(&quot;0x&quot;;DEC2HEX([.H196];2);&quot;,&quot;)" office:value-type="string" office:string-value="0x18," calcext:value-type="string">
            <text:p>0x18,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HEX([.A197])" office:value-type="string" office:string-value="C3" calcext:value-type="string">
            <text:p>C3</text:p>
          </table:table-cell>
          <table:table-cell table:style-name="ce1" table:formula="of:=BITAND([.A197]; 248)" office:value-type="float" office:value="192" calcext:value-type="float">
            <text:p>192</text:p>
          </table:table-cell>
          <table:table-cell table:style-name="ce1" table:formula="of:=BITRSHIFT([.A197]; 5)" office:value-type="float" office:value="6" calcext:value-type="float">
            <text:p>6</text:p>
          </table:table-cell>
          <table:table-cell table:style-name="ce1" table:formula="of:=BITAND(BITLSHIFT([.A197]; 3); 224)" office:value-type="float" office:value="0" calcext:value-type="float">
            <text:p>0</text:p>
          </table:table-cell>
          <table:table-cell table:style-name="ce1" table:formula="of:=BITAND(BITRSHIFT([.A197]; 3); 31)" office:value-type="float" office:value="24" calcext:value-type="float">
            <text:p>24</text:p>
          </table:table-cell>
          <table:table-cell table:style-name="ce1" table:formula="of:=BITOR([.C197];[.D197])" office:value-type="float" office:value="198" calcext:value-type="float">
            <text:p>198</text:p>
          </table:table-cell>
          <table:table-cell table:style-name="ce1" table:formula="of:=BITOR([.E197];[.F197])" office:value-type="float" office:value="24" calcext:value-type="float">
            <text:p>24</text:p>
          </table:table-cell>
          <table:table-cell table:style-name="ce2" table:formula="of:=CONCATENATE(&quot;0x&quot;;DEC2HEX([.G197];2);DEC2HEX([.H197];2))" office:value-type="string" office:string-value="0xC618" calcext:value-type="string">
            <text:p>0xC618</text:p>
          </table:table-cell>
          <table:table-cell table:style-name="ce2" table:formula="of:=CONCATENATE(&quot;0x&quot;;DEC2HEX([.H197];2);DEC2HEX([.G197];2))" office:value-type="string" office:string-value="0x18C6" calcext:value-type="string">
            <text:p>0x18C6</text:p>
          </table:table-cell>
          <table:table-cell table:formula="of:=CONCATENATE(&quot;case &quot;;[.A197];&quot;: return &quot;;[.I197];&quot;;&quot;)" office:value-type="string" office:string-value="case 195: return 0xC618;" calcext:value-type="string">
            <text:p>case 195: return 0xC618;</text:p>
          </table:table-cell>
          <table:table-cell table:formula="of:=CONCATENATE([.I197];&quot;,&quot;)" office:value-type="string" office:string-value="0xC618," calcext:value-type="string">
            <text:p>0xC618,</text:p>
          </table:table-cell>
          <table:table-cell table:style-name="ce2" table:formula="of:=CONCATENATE(&quot;0x&quot;;DEC2HEX([.G197];2);&quot;,&quot;)" office:value-type="string" office:string-value="0xC6," calcext:value-type="string">
            <text:p>0xC6,</text:p>
          </table:table-cell>
          <table:table-cell table:style-name="ce2" table:formula="of:=CONCATENATE(&quot;0x&quot;;DEC2HEX([.H197];2);&quot;,&quot;)" office:value-type="string" office:string-value="0x18," calcext:value-type="string">
            <text:p>0x18,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HEX([.A198])" office:value-type="string" office:string-value="C4" calcext:value-type="string">
            <text:p>C4</text:p>
          </table:table-cell>
          <table:table-cell table:style-name="ce1" table:formula="of:=BITAND([.A198]; 248)" office:value-type="float" office:value="192" calcext:value-type="float">
            <text:p>192</text:p>
          </table:table-cell>
          <table:table-cell table:style-name="ce1" table:formula="of:=BITRSHIFT([.A198]; 5)" office:value-type="float" office:value="6" calcext:value-type="float">
            <text:p>6</text:p>
          </table:table-cell>
          <table:table-cell table:style-name="ce1" table:formula="of:=BITAND(BITLSHIFT([.A198]; 3); 224)" office:value-type="float" office:value="32" calcext:value-type="float">
            <text:p>32</text:p>
          </table:table-cell>
          <table:table-cell table:style-name="ce1" table:formula="of:=BITAND(BITRSHIFT([.A198]; 3); 31)" office:value-type="float" office:value="24" calcext:value-type="float">
            <text:p>24</text:p>
          </table:table-cell>
          <table:table-cell table:style-name="ce1" table:formula="of:=BITOR([.C198];[.D198])" office:value-type="float" office:value="198" calcext:value-type="float">
            <text:p>198</text:p>
          </table:table-cell>
          <table:table-cell table:style-name="ce1" table:formula="of:=BITOR([.E198];[.F198])" office:value-type="float" office:value="56" calcext:value-type="float">
            <text:p>56</text:p>
          </table:table-cell>
          <table:table-cell table:style-name="ce2" table:formula="of:=CONCATENATE(&quot;0x&quot;;DEC2HEX([.G198];2);DEC2HEX([.H198];2))" office:value-type="string" office:string-value="0xC638" calcext:value-type="string">
            <text:p>0xC638</text:p>
          </table:table-cell>
          <table:table-cell table:style-name="ce2" table:formula="of:=CONCATENATE(&quot;0x&quot;;DEC2HEX([.H198];2);DEC2HEX([.G198];2))" office:value-type="string" office:string-value="0x38C6" calcext:value-type="string">
            <text:p>0x38C6</text:p>
          </table:table-cell>
          <table:table-cell table:formula="of:=CONCATENATE(&quot;case &quot;;[.A198];&quot;: return &quot;;[.I198];&quot;;&quot;)" office:value-type="string" office:string-value="case 196: return 0xC638;" calcext:value-type="string">
            <text:p>case 196: return 0xC638;</text:p>
          </table:table-cell>
          <table:table-cell table:formula="of:=CONCATENATE([.I198];&quot;,&quot;)" office:value-type="string" office:string-value="0xC638," calcext:value-type="string">
            <text:p>0xC638,</text:p>
          </table:table-cell>
          <table:table-cell table:style-name="ce2" table:formula="of:=CONCATENATE(&quot;0x&quot;;DEC2HEX([.G198];2);&quot;,&quot;)" office:value-type="string" office:string-value="0xC6," calcext:value-type="string">
            <text:p>0xC6,</text:p>
          </table:table-cell>
          <table:table-cell table:style-name="ce2" table:formula="of:=CONCATENATE(&quot;0x&quot;;DEC2HEX([.H198];2);&quot;,&quot;)" office:value-type="string" office:string-value="0x38," calcext:value-type="string">
            <text:p>0x38,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HEX([.A199])" office:value-type="string" office:string-value="C5" calcext:value-type="string">
            <text:p>C5</text:p>
          </table:table-cell>
          <table:table-cell table:style-name="ce1" table:formula="of:=BITAND([.A199]; 248)" office:value-type="float" office:value="192" calcext:value-type="float">
            <text:p>192</text:p>
          </table:table-cell>
          <table:table-cell table:style-name="ce1" table:formula="of:=BITRSHIFT([.A199]; 5)" office:value-type="float" office:value="6" calcext:value-type="float">
            <text:p>6</text:p>
          </table:table-cell>
          <table:table-cell table:style-name="ce1" table:formula="of:=BITAND(BITLSHIFT([.A199]; 3); 224)" office:value-type="float" office:value="32" calcext:value-type="float">
            <text:p>32</text:p>
          </table:table-cell>
          <table:table-cell table:style-name="ce1" table:formula="of:=BITAND(BITRSHIFT([.A199]; 3); 31)" office:value-type="float" office:value="24" calcext:value-type="float">
            <text:p>24</text:p>
          </table:table-cell>
          <table:table-cell table:style-name="ce1" table:formula="of:=BITOR([.C199];[.D199])" office:value-type="float" office:value="198" calcext:value-type="float">
            <text:p>198</text:p>
          </table:table-cell>
          <table:table-cell table:style-name="ce1" table:formula="of:=BITOR([.E199];[.F199])" office:value-type="float" office:value="56" calcext:value-type="float">
            <text:p>56</text:p>
          </table:table-cell>
          <table:table-cell table:style-name="ce2" table:formula="of:=CONCATENATE(&quot;0x&quot;;DEC2HEX([.G199];2);DEC2HEX([.H199];2))" office:value-type="string" office:string-value="0xC638" calcext:value-type="string">
            <text:p>0xC638</text:p>
          </table:table-cell>
          <table:table-cell table:style-name="ce2" table:formula="of:=CONCATENATE(&quot;0x&quot;;DEC2HEX([.H199];2);DEC2HEX([.G199];2))" office:value-type="string" office:string-value="0x38C6" calcext:value-type="string">
            <text:p>0x38C6</text:p>
          </table:table-cell>
          <table:table-cell table:formula="of:=CONCATENATE(&quot;case &quot;;[.A199];&quot;: return &quot;;[.I199];&quot;;&quot;)" office:value-type="string" office:string-value="case 197: return 0xC638;" calcext:value-type="string">
            <text:p>case 197: return 0xC638;</text:p>
          </table:table-cell>
          <table:table-cell table:formula="of:=CONCATENATE([.I199];&quot;,&quot;)" office:value-type="string" office:string-value="0xC638," calcext:value-type="string">
            <text:p>0xC638,</text:p>
          </table:table-cell>
          <table:table-cell table:style-name="ce2" table:formula="of:=CONCATENATE(&quot;0x&quot;;DEC2HEX([.G199];2);&quot;,&quot;)" office:value-type="string" office:string-value="0xC6," calcext:value-type="string">
            <text:p>0xC6,</text:p>
          </table:table-cell>
          <table:table-cell table:style-name="ce2" table:formula="of:=CONCATENATE(&quot;0x&quot;;DEC2HEX([.H199];2);&quot;,&quot;)" office:value-type="string" office:string-value="0x38," calcext:value-type="string">
            <text:p>0x38,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HEX([.A200])" office:value-type="string" office:string-value="C6" calcext:value-type="string">
            <text:p>C6</text:p>
          </table:table-cell>
          <table:table-cell table:style-name="ce1" table:formula="of:=BITAND([.A200]; 248)" office:value-type="float" office:value="192" calcext:value-type="float">
            <text:p>192</text:p>
          </table:table-cell>
          <table:table-cell table:style-name="ce1" table:formula="of:=BITRSHIFT([.A200]; 5)" office:value-type="float" office:value="6" calcext:value-type="float">
            <text:p>6</text:p>
          </table:table-cell>
          <table:table-cell table:style-name="ce1" table:formula="of:=BITAND(BITLSHIFT([.A200]; 3); 224)" office:value-type="float" office:value="32" calcext:value-type="float">
            <text:p>32</text:p>
          </table:table-cell>
          <table:table-cell table:style-name="ce1" table:formula="of:=BITAND(BITRSHIFT([.A200]; 3); 31)" office:value-type="float" office:value="24" calcext:value-type="float">
            <text:p>24</text:p>
          </table:table-cell>
          <table:table-cell table:style-name="ce1" table:formula="of:=BITOR([.C200];[.D200])" office:value-type="float" office:value="198" calcext:value-type="float">
            <text:p>198</text:p>
          </table:table-cell>
          <table:table-cell table:style-name="ce1" table:formula="of:=BITOR([.E200];[.F200])" office:value-type="float" office:value="56" calcext:value-type="float">
            <text:p>56</text:p>
          </table:table-cell>
          <table:table-cell table:style-name="ce2" table:formula="of:=CONCATENATE(&quot;0x&quot;;DEC2HEX([.G200];2);DEC2HEX([.H200];2))" office:value-type="string" office:string-value="0xC638" calcext:value-type="string">
            <text:p>0xC638</text:p>
          </table:table-cell>
          <table:table-cell table:style-name="ce2" table:formula="of:=CONCATENATE(&quot;0x&quot;;DEC2HEX([.H200];2);DEC2HEX([.G200];2))" office:value-type="string" office:string-value="0x38C6" calcext:value-type="string">
            <text:p>0x38C6</text:p>
          </table:table-cell>
          <table:table-cell table:formula="of:=CONCATENATE(&quot;case &quot;;[.A200];&quot;: return &quot;;[.I200];&quot;;&quot;)" office:value-type="string" office:string-value="case 198: return 0xC638;" calcext:value-type="string">
            <text:p>case 198: return 0xC638;</text:p>
          </table:table-cell>
          <table:table-cell table:formula="of:=CONCATENATE([.I200];&quot;,&quot;)" office:value-type="string" office:string-value="0xC638," calcext:value-type="string">
            <text:p>0xC638,</text:p>
          </table:table-cell>
          <table:table-cell table:style-name="ce2" table:formula="of:=CONCATENATE(&quot;0x&quot;;DEC2HEX([.G200];2);&quot;,&quot;)" office:value-type="string" office:string-value="0xC6," calcext:value-type="string">
            <text:p>0xC6,</text:p>
          </table:table-cell>
          <table:table-cell table:style-name="ce2" table:formula="of:=CONCATENATE(&quot;0x&quot;;DEC2HEX([.H200];2);&quot;,&quot;)" office:value-type="string" office:string-value="0x38," calcext:value-type="string">
            <text:p>0x38,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HEX([.A201])" office:value-type="string" office:string-value="C7" calcext:value-type="string">
            <text:p>C7</text:p>
          </table:table-cell>
          <table:table-cell table:style-name="ce1" table:formula="of:=BITAND([.A201]; 248)" office:value-type="float" office:value="192" calcext:value-type="float">
            <text:p>192</text:p>
          </table:table-cell>
          <table:table-cell table:style-name="ce1" table:formula="of:=BITRSHIFT([.A201]; 5)" office:value-type="float" office:value="6" calcext:value-type="float">
            <text:p>6</text:p>
          </table:table-cell>
          <table:table-cell table:style-name="ce1" table:formula="of:=BITAND(BITLSHIFT([.A201]; 3); 224)" office:value-type="float" office:value="32" calcext:value-type="float">
            <text:p>32</text:p>
          </table:table-cell>
          <table:table-cell table:style-name="ce1" table:formula="of:=BITAND(BITRSHIFT([.A201]; 3); 31)" office:value-type="float" office:value="24" calcext:value-type="float">
            <text:p>24</text:p>
          </table:table-cell>
          <table:table-cell table:style-name="ce1" table:formula="of:=BITOR([.C201];[.D201])" office:value-type="float" office:value="198" calcext:value-type="float">
            <text:p>198</text:p>
          </table:table-cell>
          <table:table-cell table:style-name="ce1" table:formula="of:=BITOR([.E201];[.F201])" office:value-type="float" office:value="56" calcext:value-type="float">
            <text:p>56</text:p>
          </table:table-cell>
          <table:table-cell table:style-name="ce2" table:formula="of:=CONCATENATE(&quot;0x&quot;;DEC2HEX([.G201];2);DEC2HEX([.H201];2))" office:value-type="string" office:string-value="0xC638" calcext:value-type="string">
            <text:p>0xC638</text:p>
          </table:table-cell>
          <table:table-cell table:style-name="ce2" table:formula="of:=CONCATENATE(&quot;0x&quot;;DEC2HEX([.H201];2);DEC2HEX([.G201];2))" office:value-type="string" office:string-value="0x38C6" calcext:value-type="string">
            <text:p>0x38C6</text:p>
          </table:table-cell>
          <table:table-cell table:formula="of:=CONCATENATE(&quot;case &quot;;[.A201];&quot;: return &quot;;[.I201];&quot;;&quot;)" office:value-type="string" office:string-value="case 199: return 0xC638;" calcext:value-type="string">
            <text:p>case 199: return 0xC638;</text:p>
          </table:table-cell>
          <table:table-cell table:formula="of:=CONCATENATE([.I201];&quot;,&quot;)" office:value-type="string" office:string-value="0xC638," calcext:value-type="string">
            <text:p>0xC638,</text:p>
          </table:table-cell>
          <table:table-cell table:style-name="ce2" table:formula="of:=CONCATENATE(&quot;0x&quot;;DEC2HEX([.G201];2);&quot;,&quot;)" office:value-type="string" office:string-value="0xC6," calcext:value-type="string">
            <text:p>0xC6,</text:p>
          </table:table-cell>
          <table:table-cell table:style-name="ce2" table:formula="of:=CONCATENATE(&quot;0x&quot;;DEC2HEX([.H201];2);&quot;,&quot;)" office:value-type="string" office:string-value="0x38," calcext:value-type="string">
            <text:p>0x38,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A202])" office:value-type="string" office:string-value="C8" calcext:value-type="string">
            <text:p>C8</text:p>
          </table:table-cell>
          <table:table-cell table:style-name="ce1" table:formula="of:=BITAND([.A202]; 248)" office:value-type="float" office:value="200" calcext:value-type="float">
            <text:p>200</text:p>
          </table:table-cell>
          <table:table-cell table:style-name="ce1" table:formula="of:=BITRSHIFT([.A202]; 5)" office:value-type="float" office:value="6" calcext:value-type="float">
            <text:p>6</text:p>
          </table:table-cell>
          <table:table-cell table:style-name="ce1" table:formula="of:=BITAND(BITLSHIFT([.A202]; 3); 224)" office:value-type="float" office:value="64" calcext:value-type="float">
            <text:p>64</text:p>
          </table:table-cell>
          <table:table-cell table:style-name="ce1" table:formula="of:=BITAND(BITRSHIFT([.A202]; 3); 31)" office:value-type="float" office:value="25" calcext:value-type="float">
            <text:p>25</text:p>
          </table:table-cell>
          <table:table-cell table:style-name="ce1" table:formula="of:=BITOR([.C202];[.D202])" office:value-type="float" office:value="206" calcext:value-type="float">
            <text:p>206</text:p>
          </table:table-cell>
          <table:table-cell table:style-name="ce1" table:formula="of:=BITOR([.E202];[.F202])" office:value-type="float" office:value="89" calcext:value-type="float">
            <text:p>89</text:p>
          </table:table-cell>
          <table:table-cell table:style-name="ce2" table:formula="of:=CONCATENATE(&quot;0x&quot;;DEC2HEX([.G202];2);DEC2HEX([.H202];2))" office:value-type="string" office:string-value="0xCE59" calcext:value-type="string">
            <text:p>0xCE59</text:p>
          </table:table-cell>
          <table:table-cell table:style-name="ce2" table:formula="of:=CONCATENATE(&quot;0x&quot;;DEC2HEX([.H202];2);DEC2HEX([.G202];2))" office:value-type="string" office:string-value="0x59CE" calcext:value-type="string">
            <text:p>0x59CE</text:p>
          </table:table-cell>
          <table:table-cell table:formula="of:=CONCATENATE(&quot;case &quot;;[.A202];&quot;: return &quot;;[.I202];&quot;;&quot;)" office:value-type="string" office:string-value="case 200: return 0xCE59;" calcext:value-type="string">
            <text:p>case 200: return 0xCE59;</text:p>
          </table:table-cell>
          <table:table-cell table:formula="of:=CONCATENATE([.I202];&quot;,&quot;)" office:value-type="string" office:string-value="0xCE59," calcext:value-type="string">
            <text:p>0xCE59,</text:p>
          </table:table-cell>
          <table:table-cell table:style-name="ce2" table:formula="of:=CONCATENATE(&quot;0x&quot;;DEC2HEX([.G202];2);&quot;,&quot;)" office:value-type="string" office:string-value="0xCE," calcext:value-type="string">
            <text:p>0xCE,</text:p>
          </table:table-cell>
          <table:table-cell table:style-name="ce2" table:formula="of:=CONCATENATE(&quot;0x&quot;;DEC2HEX([.H202];2);&quot;,&quot;)" office:value-type="string" office:string-value="0x59," calcext:value-type="string">
            <text:p>0x59,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HEX([.A203])" office:value-type="string" office:string-value="C9" calcext:value-type="string">
            <text:p>C9</text:p>
          </table:table-cell>
          <table:table-cell table:style-name="ce1" table:formula="of:=BITAND([.A203]; 248)" office:value-type="float" office:value="200" calcext:value-type="float">
            <text:p>200</text:p>
          </table:table-cell>
          <table:table-cell table:style-name="ce1" table:formula="of:=BITRSHIFT([.A203]; 5)" office:value-type="float" office:value="6" calcext:value-type="float">
            <text:p>6</text:p>
          </table:table-cell>
          <table:table-cell table:style-name="ce1" table:formula="of:=BITAND(BITLSHIFT([.A203]; 3); 224)" office:value-type="float" office:value="64" calcext:value-type="float">
            <text:p>64</text:p>
          </table:table-cell>
          <table:table-cell table:style-name="ce1" table:formula="of:=BITAND(BITRSHIFT([.A203]; 3); 31)" office:value-type="float" office:value="25" calcext:value-type="float">
            <text:p>25</text:p>
          </table:table-cell>
          <table:table-cell table:style-name="ce1" table:formula="of:=BITOR([.C203];[.D203])" office:value-type="float" office:value="206" calcext:value-type="float">
            <text:p>206</text:p>
          </table:table-cell>
          <table:table-cell table:style-name="ce1" table:formula="of:=BITOR([.E203];[.F203])" office:value-type="float" office:value="89" calcext:value-type="float">
            <text:p>89</text:p>
          </table:table-cell>
          <table:table-cell table:style-name="ce2" table:formula="of:=CONCATENATE(&quot;0x&quot;;DEC2HEX([.G203];2);DEC2HEX([.H203];2))" office:value-type="string" office:string-value="0xCE59" calcext:value-type="string">
            <text:p>0xCE59</text:p>
          </table:table-cell>
          <table:table-cell table:style-name="ce2" table:formula="of:=CONCATENATE(&quot;0x&quot;;DEC2HEX([.H203];2);DEC2HEX([.G203];2))" office:value-type="string" office:string-value="0x59CE" calcext:value-type="string">
            <text:p>0x59CE</text:p>
          </table:table-cell>
          <table:table-cell table:formula="of:=CONCATENATE(&quot;case &quot;;[.A203];&quot;: return &quot;;[.I203];&quot;;&quot;)" office:value-type="string" office:string-value="case 201: return 0xCE59;" calcext:value-type="string">
            <text:p>case 201: return 0xCE59;</text:p>
          </table:table-cell>
          <table:table-cell table:formula="of:=CONCATENATE([.I203];&quot;,&quot;)" office:value-type="string" office:string-value="0xCE59," calcext:value-type="string">
            <text:p>0xCE59,</text:p>
          </table:table-cell>
          <table:table-cell table:style-name="ce2" table:formula="of:=CONCATENATE(&quot;0x&quot;;DEC2HEX([.G203];2);&quot;,&quot;)" office:value-type="string" office:string-value="0xCE," calcext:value-type="string">
            <text:p>0xCE,</text:p>
          </table:table-cell>
          <table:table-cell table:style-name="ce2" table:formula="of:=CONCATENATE(&quot;0x&quot;;DEC2HEX([.H203];2);&quot;,&quot;)" office:value-type="string" office:string-value="0x59," calcext:value-type="string">
            <text:p>0x59,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HEX([.A204])" office:value-type="string" office:string-value="CA" calcext:value-type="string">
            <text:p>CA</text:p>
          </table:table-cell>
          <table:table-cell table:style-name="ce1" table:formula="of:=BITAND([.A204]; 248)" office:value-type="float" office:value="200" calcext:value-type="float">
            <text:p>200</text:p>
          </table:table-cell>
          <table:table-cell table:style-name="ce1" table:formula="of:=BITRSHIFT([.A204]; 5)" office:value-type="float" office:value="6" calcext:value-type="float">
            <text:p>6</text:p>
          </table:table-cell>
          <table:table-cell table:style-name="ce1" table:formula="of:=BITAND(BITLSHIFT([.A204]; 3); 224)" office:value-type="float" office:value="64" calcext:value-type="float">
            <text:p>64</text:p>
          </table:table-cell>
          <table:table-cell table:style-name="ce1" table:formula="of:=BITAND(BITRSHIFT([.A204]; 3); 31)" office:value-type="float" office:value="25" calcext:value-type="float">
            <text:p>25</text:p>
          </table:table-cell>
          <table:table-cell table:style-name="ce1" table:formula="of:=BITOR([.C204];[.D204])" office:value-type="float" office:value="206" calcext:value-type="float">
            <text:p>206</text:p>
          </table:table-cell>
          <table:table-cell table:style-name="ce1" table:formula="of:=BITOR([.E204];[.F204])" office:value-type="float" office:value="89" calcext:value-type="float">
            <text:p>89</text:p>
          </table:table-cell>
          <table:table-cell table:style-name="ce2" table:formula="of:=CONCATENATE(&quot;0x&quot;;DEC2HEX([.G204];2);DEC2HEX([.H204];2))" office:value-type="string" office:string-value="0xCE59" calcext:value-type="string">
            <text:p>0xCE59</text:p>
          </table:table-cell>
          <table:table-cell table:style-name="ce2" table:formula="of:=CONCATENATE(&quot;0x&quot;;DEC2HEX([.H204];2);DEC2HEX([.G204];2))" office:value-type="string" office:string-value="0x59CE" calcext:value-type="string">
            <text:p>0x59CE</text:p>
          </table:table-cell>
          <table:table-cell table:formula="of:=CONCATENATE(&quot;case &quot;;[.A204];&quot;: return &quot;;[.I204];&quot;;&quot;)" office:value-type="string" office:string-value="case 202: return 0xCE59;" calcext:value-type="string">
            <text:p>case 202: return 0xCE59;</text:p>
          </table:table-cell>
          <table:table-cell table:formula="of:=CONCATENATE([.I204];&quot;,&quot;)" office:value-type="string" office:string-value="0xCE59," calcext:value-type="string">
            <text:p>0xCE59,</text:p>
          </table:table-cell>
          <table:table-cell table:style-name="ce2" table:formula="of:=CONCATENATE(&quot;0x&quot;;DEC2HEX([.G204];2);&quot;,&quot;)" office:value-type="string" office:string-value="0xCE," calcext:value-type="string">
            <text:p>0xCE,</text:p>
          </table:table-cell>
          <table:table-cell table:style-name="ce2" table:formula="of:=CONCATENATE(&quot;0x&quot;;DEC2HEX([.H204];2);&quot;,&quot;)" office:value-type="string" office:string-value="0x59," calcext:value-type="string">
            <text:p>0x59,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HEX([.A205])" office:value-type="string" office:string-value="CB" calcext:value-type="string">
            <text:p>CB</text:p>
          </table:table-cell>
          <table:table-cell table:style-name="ce1" table:formula="of:=BITAND([.A205]; 248)" office:value-type="float" office:value="200" calcext:value-type="float">
            <text:p>200</text:p>
          </table:table-cell>
          <table:table-cell table:style-name="ce1" table:formula="of:=BITRSHIFT([.A205]; 5)" office:value-type="float" office:value="6" calcext:value-type="float">
            <text:p>6</text:p>
          </table:table-cell>
          <table:table-cell table:style-name="ce1" table:formula="of:=BITAND(BITLSHIFT([.A205]; 3); 224)" office:value-type="float" office:value="64" calcext:value-type="float">
            <text:p>64</text:p>
          </table:table-cell>
          <table:table-cell table:style-name="ce1" table:formula="of:=BITAND(BITRSHIFT([.A205]; 3); 31)" office:value-type="float" office:value="25" calcext:value-type="float">
            <text:p>25</text:p>
          </table:table-cell>
          <table:table-cell table:style-name="ce1" table:formula="of:=BITOR([.C205];[.D205])" office:value-type="float" office:value="206" calcext:value-type="float">
            <text:p>206</text:p>
          </table:table-cell>
          <table:table-cell table:style-name="ce1" table:formula="of:=BITOR([.E205];[.F205])" office:value-type="float" office:value="89" calcext:value-type="float">
            <text:p>89</text:p>
          </table:table-cell>
          <table:table-cell table:style-name="ce2" table:formula="of:=CONCATENATE(&quot;0x&quot;;DEC2HEX([.G205];2);DEC2HEX([.H205];2))" office:value-type="string" office:string-value="0xCE59" calcext:value-type="string">
            <text:p>0xCE59</text:p>
          </table:table-cell>
          <table:table-cell table:style-name="ce2" table:formula="of:=CONCATENATE(&quot;0x&quot;;DEC2HEX([.H205];2);DEC2HEX([.G205];2))" office:value-type="string" office:string-value="0x59CE" calcext:value-type="string">
            <text:p>0x59CE</text:p>
          </table:table-cell>
          <table:table-cell table:formula="of:=CONCATENATE(&quot;case &quot;;[.A205];&quot;: return &quot;;[.I205];&quot;;&quot;)" office:value-type="string" office:string-value="case 203: return 0xCE59;" calcext:value-type="string">
            <text:p>case 203: return 0xCE59;</text:p>
          </table:table-cell>
          <table:table-cell table:formula="of:=CONCATENATE([.I205];&quot;,&quot;)" office:value-type="string" office:string-value="0xCE59," calcext:value-type="string">
            <text:p>0xCE59,</text:p>
          </table:table-cell>
          <table:table-cell table:style-name="ce2" table:formula="of:=CONCATENATE(&quot;0x&quot;;DEC2HEX([.G205];2);&quot;,&quot;)" office:value-type="string" office:string-value="0xCE," calcext:value-type="string">
            <text:p>0xCE,</text:p>
          </table:table-cell>
          <table:table-cell table:style-name="ce2" table:formula="of:=CONCATENATE(&quot;0x&quot;;DEC2HEX([.H205];2);&quot;,&quot;)" office:value-type="string" office:string-value="0x59," calcext:value-type="string">
            <text:p>0x59,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HEX([.A206])" office:value-type="string" office:string-value="CC" calcext:value-type="string">
            <text:p>CC</text:p>
          </table:table-cell>
          <table:table-cell table:style-name="ce1" table:formula="of:=BITAND([.A206]; 248)" office:value-type="float" office:value="200" calcext:value-type="float">
            <text:p>200</text:p>
          </table:table-cell>
          <table:table-cell table:style-name="ce1" table:formula="of:=BITRSHIFT([.A206]; 5)" office:value-type="float" office:value="6" calcext:value-type="float">
            <text:p>6</text:p>
          </table:table-cell>
          <table:table-cell table:style-name="ce1" table:formula="of:=BITAND(BITLSHIFT([.A206]; 3); 224)" office:value-type="float" office:value="96" calcext:value-type="float">
            <text:p>96</text:p>
          </table:table-cell>
          <table:table-cell table:style-name="ce1" table:formula="of:=BITAND(BITRSHIFT([.A206]; 3); 31)" office:value-type="float" office:value="25" calcext:value-type="float">
            <text:p>25</text:p>
          </table:table-cell>
          <table:table-cell table:style-name="ce1" table:formula="of:=BITOR([.C206];[.D206])" office:value-type="float" office:value="206" calcext:value-type="float">
            <text:p>206</text:p>
          </table:table-cell>
          <table:table-cell table:style-name="ce1" table:formula="of:=BITOR([.E206];[.F206])" office:value-type="float" office:value="121" calcext:value-type="float">
            <text:p>121</text:p>
          </table:table-cell>
          <table:table-cell table:style-name="ce2" table:formula="of:=CONCATENATE(&quot;0x&quot;;DEC2HEX([.G206];2);DEC2HEX([.H206];2))" office:value-type="string" office:string-value="0xCE79" calcext:value-type="string">
            <text:p>0xCE79</text:p>
          </table:table-cell>
          <table:table-cell table:style-name="ce2" table:formula="of:=CONCATENATE(&quot;0x&quot;;DEC2HEX([.H206];2);DEC2HEX([.G206];2))" office:value-type="string" office:string-value="0x79CE" calcext:value-type="string">
            <text:p>0x79CE</text:p>
          </table:table-cell>
          <table:table-cell table:formula="of:=CONCATENATE(&quot;case &quot;;[.A206];&quot;: return &quot;;[.I206];&quot;;&quot;)" office:value-type="string" office:string-value="case 204: return 0xCE79;" calcext:value-type="string">
            <text:p>case 204: return 0xCE79;</text:p>
          </table:table-cell>
          <table:table-cell table:formula="of:=CONCATENATE([.I206];&quot;,&quot;)" office:value-type="string" office:string-value="0xCE79," calcext:value-type="string">
            <text:p>0xCE79,</text:p>
          </table:table-cell>
          <table:table-cell table:style-name="ce2" table:formula="of:=CONCATENATE(&quot;0x&quot;;DEC2HEX([.G206];2);&quot;,&quot;)" office:value-type="string" office:string-value="0xCE," calcext:value-type="string">
            <text:p>0xCE,</text:p>
          </table:table-cell>
          <table:table-cell table:style-name="ce2" table:formula="of:=CONCATENATE(&quot;0x&quot;;DEC2HEX([.H206];2);&quot;,&quot;)" office:value-type="string" office:string-value="0x79," calcext:value-type="string">
            <text:p>0x79,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HEX([.A207])" office:value-type="string" office:string-value="CD" calcext:value-type="string">
            <text:p>CD</text:p>
          </table:table-cell>
          <table:table-cell table:style-name="ce1" table:formula="of:=BITAND([.A207]; 248)" office:value-type="float" office:value="200" calcext:value-type="float">
            <text:p>200</text:p>
          </table:table-cell>
          <table:table-cell table:style-name="ce1" table:formula="of:=BITRSHIFT([.A207]; 5)" office:value-type="float" office:value="6" calcext:value-type="float">
            <text:p>6</text:p>
          </table:table-cell>
          <table:table-cell table:style-name="ce1" table:formula="of:=BITAND(BITLSHIFT([.A207]; 3); 224)" office:value-type="float" office:value="96" calcext:value-type="float">
            <text:p>96</text:p>
          </table:table-cell>
          <table:table-cell table:style-name="ce1" table:formula="of:=BITAND(BITRSHIFT([.A207]; 3); 31)" office:value-type="float" office:value="25" calcext:value-type="float">
            <text:p>25</text:p>
          </table:table-cell>
          <table:table-cell table:style-name="ce1" table:formula="of:=BITOR([.C207];[.D207])" office:value-type="float" office:value="206" calcext:value-type="float">
            <text:p>206</text:p>
          </table:table-cell>
          <table:table-cell table:style-name="ce1" table:formula="of:=BITOR([.E207];[.F207])" office:value-type="float" office:value="121" calcext:value-type="float">
            <text:p>121</text:p>
          </table:table-cell>
          <table:table-cell table:style-name="ce2" table:formula="of:=CONCATENATE(&quot;0x&quot;;DEC2HEX([.G207];2);DEC2HEX([.H207];2))" office:value-type="string" office:string-value="0xCE79" calcext:value-type="string">
            <text:p>0xCE79</text:p>
          </table:table-cell>
          <table:table-cell table:style-name="ce2" table:formula="of:=CONCATENATE(&quot;0x&quot;;DEC2HEX([.H207];2);DEC2HEX([.G207];2))" office:value-type="string" office:string-value="0x79CE" calcext:value-type="string">
            <text:p>0x79CE</text:p>
          </table:table-cell>
          <table:table-cell table:formula="of:=CONCATENATE(&quot;case &quot;;[.A207];&quot;: return &quot;;[.I207];&quot;;&quot;)" office:value-type="string" office:string-value="case 205: return 0xCE79;" calcext:value-type="string">
            <text:p>case 205: return 0xCE79;</text:p>
          </table:table-cell>
          <table:table-cell table:formula="of:=CONCATENATE([.I207];&quot;,&quot;)" office:value-type="string" office:string-value="0xCE79," calcext:value-type="string">
            <text:p>0xCE79,</text:p>
          </table:table-cell>
          <table:table-cell table:style-name="ce2" table:formula="of:=CONCATENATE(&quot;0x&quot;;DEC2HEX([.G207];2);&quot;,&quot;)" office:value-type="string" office:string-value="0xCE," calcext:value-type="string">
            <text:p>0xCE,</text:p>
          </table:table-cell>
          <table:table-cell table:style-name="ce2" table:formula="of:=CONCATENATE(&quot;0x&quot;;DEC2HEX([.H207];2);&quot;,&quot;)" office:value-type="string" office:string-value="0x79," calcext:value-type="string">
            <text:p>0x79,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HEX([.A208])" office:value-type="string" office:string-value="CE" calcext:value-type="string">
            <text:p>CE</text:p>
          </table:table-cell>
          <table:table-cell table:style-name="ce1" table:formula="of:=BITAND([.A208]; 248)" office:value-type="float" office:value="200" calcext:value-type="float">
            <text:p>200</text:p>
          </table:table-cell>
          <table:table-cell table:style-name="ce1" table:formula="of:=BITRSHIFT([.A208]; 5)" office:value-type="float" office:value="6" calcext:value-type="float">
            <text:p>6</text:p>
          </table:table-cell>
          <table:table-cell table:style-name="ce1" table:formula="of:=BITAND(BITLSHIFT([.A208]; 3); 224)" office:value-type="float" office:value="96" calcext:value-type="float">
            <text:p>96</text:p>
          </table:table-cell>
          <table:table-cell table:style-name="ce1" table:formula="of:=BITAND(BITRSHIFT([.A208]; 3); 31)" office:value-type="float" office:value="25" calcext:value-type="float">
            <text:p>25</text:p>
          </table:table-cell>
          <table:table-cell table:style-name="ce1" table:formula="of:=BITOR([.C208];[.D208])" office:value-type="float" office:value="206" calcext:value-type="float">
            <text:p>206</text:p>
          </table:table-cell>
          <table:table-cell table:style-name="ce1" table:formula="of:=BITOR([.E208];[.F208])" office:value-type="float" office:value="121" calcext:value-type="float">
            <text:p>121</text:p>
          </table:table-cell>
          <table:table-cell table:style-name="ce2" table:formula="of:=CONCATENATE(&quot;0x&quot;;DEC2HEX([.G208];2);DEC2HEX([.H208];2))" office:value-type="string" office:string-value="0xCE79" calcext:value-type="string">
            <text:p>0xCE79</text:p>
          </table:table-cell>
          <table:table-cell table:style-name="ce2" table:formula="of:=CONCATENATE(&quot;0x&quot;;DEC2HEX([.H208];2);DEC2HEX([.G208];2))" office:value-type="string" office:string-value="0x79CE" calcext:value-type="string">
            <text:p>0x79CE</text:p>
          </table:table-cell>
          <table:table-cell table:formula="of:=CONCATENATE(&quot;case &quot;;[.A208];&quot;: return &quot;;[.I208];&quot;;&quot;)" office:value-type="string" office:string-value="case 206: return 0xCE79;" calcext:value-type="string">
            <text:p>case 206: return 0xCE79;</text:p>
          </table:table-cell>
          <table:table-cell table:formula="of:=CONCATENATE([.I208];&quot;,&quot;)" office:value-type="string" office:string-value="0xCE79," calcext:value-type="string">
            <text:p>0xCE79,</text:p>
          </table:table-cell>
          <table:table-cell table:style-name="ce2" table:formula="of:=CONCATENATE(&quot;0x&quot;;DEC2HEX([.G208];2);&quot;,&quot;)" office:value-type="string" office:string-value="0xCE," calcext:value-type="string">
            <text:p>0xCE,</text:p>
          </table:table-cell>
          <table:table-cell table:style-name="ce2" table:formula="of:=CONCATENATE(&quot;0x&quot;;DEC2HEX([.H208];2);&quot;,&quot;)" office:value-type="string" office:string-value="0x79," calcext:value-type="string">
            <text:p>0x79,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HEX([.A209])" office:value-type="string" office:string-value="CF" calcext:value-type="string">
            <text:p>CF</text:p>
          </table:table-cell>
          <table:table-cell table:style-name="ce1" table:formula="of:=BITAND([.A209]; 248)" office:value-type="float" office:value="200" calcext:value-type="float">
            <text:p>200</text:p>
          </table:table-cell>
          <table:table-cell table:style-name="ce1" table:formula="of:=BITRSHIFT([.A209]; 5)" office:value-type="float" office:value="6" calcext:value-type="float">
            <text:p>6</text:p>
          </table:table-cell>
          <table:table-cell table:style-name="ce1" table:formula="of:=BITAND(BITLSHIFT([.A209]; 3); 224)" office:value-type="float" office:value="96" calcext:value-type="float">
            <text:p>96</text:p>
          </table:table-cell>
          <table:table-cell table:style-name="ce1" table:formula="of:=BITAND(BITRSHIFT([.A209]; 3); 31)" office:value-type="float" office:value="25" calcext:value-type="float">
            <text:p>25</text:p>
          </table:table-cell>
          <table:table-cell table:style-name="ce1" table:formula="of:=BITOR([.C209];[.D209])" office:value-type="float" office:value="206" calcext:value-type="float">
            <text:p>206</text:p>
          </table:table-cell>
          <table:table-cell table:style-name="ce1" table:formula="of:=BITOR([.E209];[.F209])" office:value-type="float" office:value="121" calcext:value-type="float">
            <text:p>121</text:p>
          </table:table-cell>
          <table:table-cell table:style-name="ce2" table:formula="of:=CONCATENATE(&quot;0x&quot;;DEC2HEX([.G209];2);DEC2HEX([.H209];2))" office:value-type="string" office:string-value="0xCE79" calcext:value-type="string">
            <text:p>0xCE79</text:p>
          </table:table-cell>
          <table:table-cell table:style-name="ce2" table:formula="of:=CONCATENATE(&quot;0x&quot;;DEC2HEX([.H209];2);DEC2HEX([.G209];2))" office:value-type="string" office:string-value="0x79CE" calcext:value-type="string">
            <text:p>0x79CE</text:p>
          </table:table-cell>
          <table:table-cell table:formula="of:=CONCATENATE(&quot;case &quot;;[.A209];&quot;: return &quot;;[.I209];&quot;;&quot;)" office:value-type="string" office:string-value="case 207: return 0xCE79;" calcext:value-type="string">
            <text:p>case 207: return 0xCE79;</text:p>
          </table:table-cell>
          <table:table-cell table:formula="of:=CONCATENATE([.I209];&quot;,&quot;)" office:value-type="string" office:string-value="0xCE79," calcext:value-type="string">
            <text:p>0xCE79,</text:p>
          </table:table-cell>
          <table:table-cell table:style-name="ce2" table:formula="of:=CONCATENATE(&quot;0x&quot;;DEC2HEX([.G209];2);&quot;,&quot;)" office:value-type="string" office:string-value="0xCE," calcext:value-type="string">
            <text:p>0xCE,</text:p>
          </table:table-cell>
          <table:table-cell table:style-name="ce2" table:formula="of:=CONCATENATE(&quot;0x&quot;;DEC2HEX([.H209];2);&quot;,&quot;)" office:value-type="string" office:string-value="0x79," calcext:value-type="string">
            <text:p>0x79,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HEX([.A210])" office:value-type="string" office:string-value="D0" calcext:value-type="string">
            <text:p>D0</text:p>
          </table:table-cell>
          <table:table-cell table:style-name="ce1" table:formula="of:=BITAND([.A210]; 248)" office:value-type="float" office:value="208" calcext:value-type="float">
            <text:p>208</text:p>
          </table:table-cell>
          <table:table-cell table:style-name="ce1" table:formula="of:=BITRSHIFT([.A210]; 5)" office:value-type="float" office:value="6" calcext:value-type="float">
            <text:p>6</text:p>
          </table:table-cell>
          <table:table-cell table:style-name="ce1" table:formula="of:=BITAND(BITLSHIFT([.A210]; 3); 224)" office:value-type="float" office:value="128" calcext:value-type="float">
            <text:p>128</text:p>
          </table:table-cell>
          <table:table-cell table:style-name="ce1" table:formula="of:=BITAND(BITRSHIFT([.A210]; 3); 31)" office:value-type="float" office:value="26" calcext:value-type="float">
            <text:p>26</text:p>
          </table:table-cell>
          <table:table-cell table:style-name="ce1" table:formula="of:=BITOR([.C210];[.D210])" office:value-type="float" office:value="214" calcext:value-type="float">
            <text:p>214</text:p>
          </table:table-cell>
          <table:table-cell table:style-name="ce1" table:formula="of:=BITOR([.E210];[.F210])" office:value-type="float" office:value="154" calcext:value-type="float">
            <text:p>154</text:p>
          </table:table-cell>
          <table:table-cell table:style-name="ce2" table:formula="of:=CONCATENATE(&quot;0x&quot;;DEC2HEX([.G210];2);DEC2HEX([.H210];2))" office:value-type="string" office:string-value="0xD69A" calcext:value-type="string">
            <text:p>0xD69A</text:p>
          </table:table-cell>
          <table:table-cell table:style-name="ce2" table:formula="of:=CONCATENATE(&quot;0x&quot;;DEC2HEX([.H210];2);DEC2HEX([.G210];2))" office:value-type="string" office:string-value="0x9AD6" calcext:value-type="string">
            <text:p>0x9AD6</text:p>
          </table:table-cell>
          <table:table-cell table:formula="of:=CONCATENATE(&quot;case &quot;;[.A210];&quot;: return &quot;;[.I210];&quot;;&quot;)" office:value-type="string" office:string-value="case 208: return 0xD69A;" calcext:value-type="string">
            <text:p>case 208: return 0xD69A;</text:p>
          </table:table-cell>
          <table:table-cell table:formula="of:=CONCATENATE([.I210];&quot;,&quot;)" office:value-type="string" office:string-value="0xD69A," calcext:value-type="string">
            <text:p>0xD69A,</text:p>
          </table:table-cell>
          <table:table-cell table:style-name="ce2" table:formula="of:=CONCATENATE(&quot;0x&quot;;DEC2HEX([.G210];2);&quot;,&quot;)" office:value-type="string" office:string-value="0xD6," calcext:value-type="string">
            <text:p>0xD6,</text:p>
          </table:table-cell>
          <table:table-cell table:style-name="ce2" table:formula="of:=CONCATENATE(&quot;0x&quot;;DEC2HEX([.H210];2);&quot;,&quot;)" office:value-type="string" office:string-value="0x9A," calcext:value-type="string">
            <text:p>0x9A,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HEX([.A211])" office:value-type="string" office:string-value="D1" calcext:value-type="string">
            <text:p>D1</text:p>
          </table:table-cell>
          <table:table-cell table:style-name="ce1" table:formula="of:=BITAND([.A211]; 248)" office:value-type="float" office:value="208" calcext:value-type="float">
            <text:p>208</text:p>
          </table:table-cell>
          <table:table-cell table:style-name="ce1" table:formula="of:=BITRSHIFT([.A211]; 5)" office:value-type="float" office:value="6" calcext:value-type="float">
            <text:p>6</text:p>
          </table:table-cell>
          <table:table-cell table:style-name="ce1" table:formula="of:=BITAND(BITLSHIFT([.A211]; 3); 224)" office:value-type="float" office:value="128" calcext:value-type="float">
            <text:p>128</text:p>
          </table:table-cell>
          <table:table-cell table:style-name="ce1" table:formula="of:=BITAND(BITRSHIFT([.A211]; 3); 31)" office:value-type="float" office:value="26" calcext:value-type="float">
            <text:p>26</text:p>
          </table:table-cell>
          <table:table-cell table:style-name="ce1" table:formula="of:=BITOR([.C211];[.D211])" office:value-type="float" office:value="214" calcext:value-type="float">
            <text:p>214</text:p>
          </table:table-cell>
          <table:table-cell table:style-name="ce1" table:formula="of:=BITOR([.E211];[.F211])" office:value-type="float" office:value="154" calcext:value-type="float">
            <text:p>154</text:p>
          </table:table-cell>
          <table:table-cell table:style-name="ce2" table:formula="of:=CONCATENATE(&quot;0x&quot;;DEC2HEX([.G211];2);DEC2HEX([.H211];2))" office:value-type="string" office:string-value="0xD69A" calcext:value-type="string">
            <text:p>0xD69A</text:p>
          </table:table-cell>
          <table:table-cell table:style-name="ce2" table:formula="of:=CONCATENATE(&quot;0x&quot;;DEC2HEX([.H211];2);DEC2HEX([.G211];2))" office:value-type="string" office:string-value="0x9AD6" calcext:value-type="string">
            <text:p>0x9AD6</text:p>
          </table:table-cell>
          <table:table-cell table:formula="of:=CONCATENATE(&quot;case &quot;;[.A211];&quot;: return &quot;;[.I211];&quot;;&quot;)" office:value-type="string" office:string-value="case 209: return 0xD69A;" calcext:value-type="string">
            <text:p>case 209: return 0xD69A;</text:p>
          </table:table-cell>
          <table:table-cell table:formula="of:=CONCATENATE([.I211];&quot;,&quot;)" office:value-type="string" office:string-value="0xD69A," calcext:value-type="string">
            <text:p>0xD69A,</text:p>
          </table:table-cell>
          <table:table-cell table:style-name="ce2" table:formula="of:=CONCATENATE(&quot;0x&quot;;DEC2HEX([.G211];2);&quot;,&quot;)" office:value-type="string" office:string-value="0xD6," calcext:value-type="string">
            <text:p>0xD6,</text:p>
          </table:table-cell>
          <table:table-cell table:style-name="ce2" table:formula="of:=CONCATENATE(&quot;0x&quot;;DEC2HEX([.H211];2);&quot;,&quot;)" office:value-type="string" office:string-value="0x9A," calcext:value-type="string">
            <text:p>0x9A,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HEX([.A212])" office:value-type="string" office:string-value="D2" calcext:value-type="string">
            <text:p>D2</text:p>
          </table:table-cell>
          <table:table-cell table:style-name="ce1" table:formula="of:=BITAND([.A212]; 248)" office:value-type="float" office:value="208" calcext:value-type="float">
            <text:p>208</text:p>
          </table:table-cell>
          <table:table-cell table:style-name="ce1" table:formula="of:=BITRSHIFT([.A212]; 5)" office:value-type="float" office:value="6" calcext:value-type="float">
            <text:p>6</text:p>
          </table:table-cell>
          <table:table-cell table:style-name="ce1" table:formula="of:=BITAND(BITLSHIFT([.A212]; 3); 224)" office:value-type="float" office:value="128" calcext:value-type="float">
            <text:p>128</text:p>
          </table:table-cell>
          <table:table-cell table:style-name="ce1" table:formula="of:=BITAND(BITRSHIFT([.A212]; 3); 31)" office:value-type="float" office:value="26" calcext:value-type="float">
            <text:p>26</text:p>
          </table:table-cell>
          <table:table-cell table:style-name="ce1" table:formula="of:=BITOR([.C212];[.D212])" office:value-type="float" office:value="214" calcext:value-type="float">
            <text:p>214</text:p>
          </table:table-cell>
          <table:table-cell table:style-name="ce1" table:formula="of:=BITOR([.E212];[.F212])" office:value-type="float" office:value="154" calcext:value-type="float">
            <text:p>154</text:p>
          </table:table-cell>
          <table:table-cell table:style-name="ce2" table:formula="of:=CONCATENATE(&quot;0x&quot;;DEC2HEX([.G212];2);DEC2HEX([.H212];2))" office:value-type="string" office:string-value="0xD69A" calcext:value-type="string">
            <text:p>0xD69A</text:p>
          </table:table-cell>
          <table:table-cell table:style-name="ce2" table:formula="of:=CONCATENATE(&quot;0x&quot;;DEC2HEX([.H212];2);DEC2HEX([.G212];2))" office:value-type="string" office:string-value="0x9AD6" calcext:value-type="string">
            <text:p>0x9AD6</text:p>
          </table:table-cell>
          <table:table-cell table:formula="of:=CONCATENATE(&quot;case &quot;;[.A212];&quot;: return &quot;;[.I212];&quot;;&quot;)" office:value-type="string" office:string-value="case 210: return 0xD69A;" calcext:value-type="string">
            <text:p>case 210: return 0xD69A;</text:p>
          </table:table-cell>
          <table:table-cell table:formula="of:=CONCATENATE([.I212];&quot;,&quot;)" office:value-type="string" office:string-value="0xD69A," calcext:value-type="string">
            <text:p>0xD69A,</text:p>
          </table:table-cell>
          <table:table-cell table:style-name="ce2" table:formula="of:=CONCATENATE(&quot;0x&quot;;DEC2HEX([.G212];2);&quot;,&quot;)" office:value-type="string" office:string-value="0xD6," calcext:value-type="string">
            <text:p>0xD6,</text:p>
          </table:table-cell>
          <table:table-cell table:style-name="ce2" table:formula="of:=CONCATENATE(&quot;0x&quot;;DEC2HEX([.H212];2);&quot;,&quot;)" office:value-type="string" office:string-value="0x9A," calcext:value-type="string">
            <text:p>0x9A,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HEX([.A213])" office:value-type="string" office:string-value="D3" calcext:value-type="string">
            <text:p>D3</text:p>
          </table:table-cell>
          <table:table-cell table:style-name="ce1" table:formula="of:=BITAND([.A213]; 248)" office:value-type="float" office:value="208" calcext:value-type="float">
            <text:p>208</text:p>
          </table:table-cell>
          <table:table-cell table:style-name="ce1" table:formula="of:=BITRSHIFT([.A213]; 5)" office:value-type="float" office:value="6" calcext:value-type="float">
            <text:p>6</text:p>
          </table:table-cell>
          <table:table-cell table:style-name="ce1" table:formula="of:=BITAND(BITLSHIFT([.A213]; 3); 224)" office:value-type="float" office:value="128" calcext:value-type="float">
            <text:p>128</text:p>
          </table:table-cell>
          <table:table-cell table:style-name="ce1" table:formula="of:=BITAND(BITRSHIFT([.A213]; 3); 31)" office:value-type="float" office:value="26" calcext:value-type="float">
            <text:p>26</text:p>
          </table:table-cell>
          <table:table-cell table:style-name="ce1" table:formula="of:=BITOR([.C213];[.D213])" office:value-type="float" office:value="214" calcext:value-type="float">
            <text:p>214</text:p>
          </table:table-cell>
          <table:table-cell table:style-name="ce1" table:formula="of:=BITOR([.E213];[.F213])" office:value-type="float" office:value="154" calcext:value-type="float">
            <text:p>154</text:p>
          </table:table-cell>
          <table:table-cell table:style-name="ce2" table:formula="of:=CONCATENATE(&quot;0x&quot;;DEC2HEX([.G213];2);DEC2HEX([.H213];2))" office:value-type="string" office:string-value="0xD69A" calcext:value-type="string">
            <text:p>0xD69A</text:p>
          </table:table-cell>
          <table:table-cell table:style-name="ce2" table:formula="of:=CONCATENATE(&quot;0x&quot;;DEC2HEX([.H213];2);DEC2HEX([.G213];2))" office:value-type="string" office:string-value="0x9AD6" calcext:value-type="string">
            <text:p>0x9AD6</text:p>
          </table:table-cell>
          <table:table-cell table:formula="of:=CONCATENATE(&quot;case &quot;;[.A213];&quot;: return &quot;;[.I213];&quot;;&quot;)" office:value-type="string" office:string-value="case 211: return 0xD69A;" calcext:value-type="string">
            <text:p>case 211: return 0xD69A;</text:p>
          </table:table-cell>
          <table:table-cell table:formula="of:=CONCATENATE([.I213];&quot;,&quot;)" office:value-type="string" office:string-value="0xD69A," calcext:value-type="string">
            <text:p>0xD69A,</text:p>
          </table:table-cell>
          <table:table-cell table:style-name="ce2" table:formula="of:=CONCATENATE(&quot;0x&quot;;DEC2HEX([.G213];2);&quot;,&quot;)" office:value-type="string" office:string-value="0xD6," calcext:value-type="string">
            <text:p>0xD6,</text:p>
          </table:table-cell>
          <table:table-cell table:style-name="ce2" table:formula="of:=CONCATENATE(&quot;0x&quot;;DEC2HEX([.H213];2);&quot;,&quot;)" office:value-type="string" office:string-value="0x9A," calcext:value-type="string">
            <text:p>0x9A,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HEX([.A214])" office:value-type="string" office:string-value="D4" calcext:value-type="string">
            <text:p>D4</text:p>
          </table:table-cell>
          <table:table-cell table:style-name="ce1" table:formula="of:=BITAND([.A214]; 248)" office:value-type="float" office:value="208" calcext:value-type="float">
            <text:p>208</text:p>
          </table:table-cell>
          <table:table-cell table:style-name="ce1" table:formula="of:=BITRSHIFT([.A214]; 5)" office:value-type="float" office:value="6" calcext:value-type="float">
            <text:p>6</text:p>
          </table:table-cell>
          <table:table-cell table:style-name="ce1" table:formula="of:=BITAND(BITLSHIFT([.A214]; 3); 224)" office:value-type="float" office:value="160" calcext:value-type="float">
            <text:p>160</text:p>
          </table:table-cell>
          <table:table-cell table:style-name="ce1" table:formula="of:=BITAND(BITRSHIFT([.A214]; 3); 31)" office:value-type="float" office:value="26" calcext:value-type="float">
            <text:p>26</text:p>
          </table:table-cell>
          <table:table-cell table:style-name="ce1" table:formula="of:=BITOR([.C214];[.D214])" office:value-type="float" office:value="214" calcext:value-type="float">
            <text:p>214</text:p>
          </table:table-cell>
          <table:table-cell table:style-name="ce1" table:formula="of:=BITOR([.E214];[.F214])" office:value-type="float" office:value="186" calcext:value-type="float">
            <text:p>186</text:p>
          </table:table-cell>
          <table:table-cell table:style-name="ce2" table:formula="of:=CONCATENATE(&quot;0x&quot;;DEC2HEX([.G214];2);DEC2HEX([.H214];2))" office:value-type="string" office:string-value="0xD6BA" calcext:value-type="string">
            <text:p>0xD6BA</text:p>
          </table:table-cell>
          <table:table-cell table:style-name="ce2" table:formula="of:=CONCATENATE(&quot;0x&quot;;DEC2HEX([.H214];2);DEC2HEX([.G214];2))" office:value-type="string" office:string-value="0xBAD6" calcext:value-type="string">
            <text:p>0xBAD6</text:p>
          </table:table-cell>
          <table:table-cell table:formula="of:=CONCATENATE(&quot;case &quot;;[.A214];&quot;: return &quot;;[.I214];&quot;;&quot;)" office:value-type="string" office:string-value="case 212: return 0xD6BA;" calcext:value-type="string">
            <text:p>case 212: return 0xD6BA;</text:p>
          </table:table-cell>
          <table:table-cell table:formula="of:=CONCATENATE([.I214];&quot;,&quot;)" office:value-type="string" office:string-value="0xD6BA," calcext:value-type="string">
            <text:p>0xD6BA,</text:p>
          </table:table-cell>
          <table:table-cell table:style-name="ce2" table:formula="of:=CONCATENATE(&quot;0x&quot;;DEC2HEX([.G214];2);&quot;,&quot;)" office:value-type="string" office:string-value="0xD6," calcext:value-type="string">
            <text:p>0xD6,</text:p>
          </table:table-cell>
          <table:table-cell table:style-name="ce2" table:formula="of:=CONCATENATE(&quot;0x&quot;;DEC2HEX([.H214];2);&quot;,&quot;)" office:value-type="string" office:string-value="0xBA," calcext:value-type="string">
            <text:p>0xBA,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HEX([.A215])" office:value-type="string" office:string-value="D5" calcext:value-type="string">
            <text:p>D5</text:p>
          </table:table-cell>
          <table:table-cell table:style-name="ce1" table:formula="of:=BITAND([.A215]; 248)" office:value-type="float" office:value="208" calcext:value-type="float">
            <text:p>208</text:p>
          </table:table-cell>
          <table:table-cell table:style-name="ce1" table:formula="of:=BITRSHIFT([.A215]; 5)" office:value-type="float" office:value="6" calcext:value-type="float">
            <text:p>6</text:p>
          </table:table-cell>
          <table:table-cell table:style-name="ce1" table:formula="of:=BITAND(BITLSHIFT([.A215]; 3); 224)" office:value-type="float" office:value="160" calcext:value-type="float">
            <text:p>160</text:p>
          </table:table-cell>
          <table:table-cell table:style-name="ce1" table:formula="of:=BITAND(BITRSHIFT([.A215]; 3); 31)" office:value-type="float" office:value="26" calcext:value-type="float">
            <text:p>26</text:p>
          </table:table-cell>
          <table:table-cell table:style-name="ce1" table:formula="of:=BITOR([.C215];[.D215])" office:value-type="float" office:value="214" calcext:value-type="float">
            <text:p>214</text:p>
          </table:table-cell>
          <table:table-cell table:style-name="ce1" table:formula="of:=BITOR([.E215];[.F215])" office:value-type="float" office:value="186" calcext:value-type="float">
            <text:p>186</text:p>
          </table:table-cell>
          <table:table-cell table:style-name="ce2" table:formula="of:=CONCATENATE(&quot;0x&quot;;DEC2HEX([.G215];2);DEC2HEX([.H215];2))" office:value-type="string" office:string-value="0xD6BA" calcext:value-type="string">
            <text:p>0xD6BA</text:p>
          </table:table-cell>
          <table:table-cell table:style-name="ce2" table:formula="of:=CONCATENATE(&quot;0x&quot;;DEC2HEX([.H215];2);DEC2HEX([.G215];2))" office:value-type="string" office:string-value="0xBAD6" calcext:value-type="string">
            <text:p>0xBAD6</text:p>
          </table:table-cell>
          <table:table-cell table:formula="of:=CONCATENATE(&quot;case &quot;;[.A215];&quot;: return &quot;;[.I215];&quot;;&quot;)" office:value-type="string" office:string-value="case 213: return 0xD6BA;" calcext:value-type="string">
            <text:p>case 213: return 0xD6BA;</text:p>
          </table:table-cell>
          <table:table-cell table:formula="of:=CONCATENATE([.I215];&quot;,&quot;)" office:value-type="string" office:string-value="0xD6BA," calcext:value-type="string">
            <text:p>0xD6BA,</text:p>
          </table:table-cell>
          <table:table-cell table:style-name="ce2" table:formula="of:=CONCATENATE(&quot;0x&quot;;DEC2HEX([.G215];2);&quot;,&quot;)" office:value-type="string" office:string-value="0xD6," calcext:value-type="string">
            <text:p>0xD6,</text:p>
          </table:table-cell>
          <table:table-cell table:style-name="ce2" table:formula="of:=CONCATENATE(&quot;0x&quot;;DEC2HEX([.H215];2);&quot;,&quot;)" office:value-type="string" office:string-value="0xBA," calcext:value-type="string">
            <text:p>0xBA,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HEX([.A216])" office:value-type="string" office:string-value="D6" calcext:value-type="string">
            <text:p>D6</text:p>
          </table:table-cell>
          <table:table-cell table:style-name="ce1" table:formula="of:=BITAND([.A216]; 248)" office:value-type="float" office:value="208" calcext:value-type="float">
            <text:p>208</text:p>
          </table:table-cell>
          <table:table-cell table:style-name="ce1" table:formula="of:=BITRSHIFT([.A216]; 5)" office:value-type="float" office:value="6" calcext:value-type="float">
            <text:p>6</text:p>
          </table:table-cell>
          <table:table-cell table:style-name="ce1" table:formula="of:=BITAND(BITLSHIFT([.A216]; 3); 224)" office:value-type="float" office:value="160" calcext:value-type="float">
            <text:p>160</text:p>
          </table:table-cell>
          <table:table-cell table:style-name="ce1" table:formula="of:=BITAND(BITRSHIFT([.A216]; 3); 31)" office:value-type="float" office:value="26" calcext:value-type="float">
            <text:p>26</text:p>
          </table:table-cell>
          <table:table-cell table:style-name="ce1" table:formula="of:=BITOR([.C216];[.D216])" office:value-type="float" office:value="214" calcext:value-type="float">
            <text:p>214</text:p>
          </table:table-cell>
          <table:table-cell table:style-name="ce1" table:formula="of:=BITOR([.E216];[.F216])" office:value-type="float" office:value="186" calcext:value-type="float">
            <text:p>186</text:p>
          </table:table-cell>
          <table:table-cell table:style-name="ce2" table:formula="of:=CONCATENATE(&quot;0x&quot;;DEC2HEX([.G216];2);DEC2HEX([.H216];2))" office:value-type="string" office:string-value="0xD6BA" calcext:value-type="string">
            <text:p>0xD6BA</text:p>
          </table:table-cell>
          <table:table-cell table:style-name="ce2" table:formula="of:=CONCATENATE(&quot;0x&quot;;DEC2HEX([.H216];2);DEC2HEX([.G216];2))" office:value-type="string" office:string-value="0xBAD6" calcext:value-type="string">
            <text:p>0xBAD6</text:p>
          </table:table-cell>
          <table:table-cell table:formula="of:=CONCATENATE(&quot;case &quot;;[.A216];&quot;: return &quot;;[.I216];&quot;;&quot;)" office:value-type="string" office:string-value="case 214: return 0xD6BA;" calcext:value-type="string">
            <text:p>case 214: return 0xD6BA;</text:p>
          </table:table-cell>
          <table:table-cell table:formula="of:=CONCATENATE([.I216];&quot;,&quot;)" office:value-type="string" office:string-value="0xD6BA," calcext:value-type="string">
            <text:p>0xD6BA,</text:p>
          </table:table-cell>
          <table:table-cell table:style-name="ce2" table:formula="of:=CONCATENATE(&quot;0x&quot;;DEC2HEX([.G216];2);&quot;,&quot;)" office:value-type="string" office:string-value="0xD6," calcext:value-type="string">
            <text:p>0xD6,</text:p>
          </table:table-cell>
          <table:table-cell table:style-name="ce2" table:formula="of:=CONCATENATE(&quot;0x&quot;;DEC2HEX([.H216];2);&quot;,&quot;)" office:value-type="string" office:string-value="0xBA," calcext:value-type="string">
            <text:p>0xBA,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HEX([.A217])" office:value-type="string" office:string-value="D7" calcext:value-type="string">
            <text:p>D7</text:p>
          </table:table-cell>
          <table:table-cell table:style-name="ce1" table:formula="of:=BITAND([.A217]; 248)" office:value-type="float" office:value="208" calcext:value-type="float">
            <text:p>208</text:p>
          </table:table-cell>
          <table:table-cell table:style-name="ce1" table:formula="of:=BITRSHIFT([.A217]; 5)" office:value-type="float" office:value="6" calcext:value-type="float">
            <text:p>6</text:p>
          </table:table-cell>
          <table:table-cell table:style-name="ce1" table:formula="of:=BITAND(BITLSHIFT([.A217]; 3); 224)" office:value-type="float" office:value="160" calcext:value-type="float">
            <text:p>160</text:p>
          </table:table-cell>
          <table:table-cell table:style-name="ce1" table:formula="of:=BITAND(BITRSHIFT([.A217]; 3); 31)" office:value-type="float" office:value="26" calcext:value-type="float">
            <text:p>26</text:p>
          </table:table-cell>
          <table:table-cell table:style-name="ce1" table:formula="of:=BITOR([.C217];[.D217])" office:value-type="float" office:value="214" calcext:value-type="float">
            <text:p>214</text:p>
          </table:table-cell>
          <table:table-cell table:style-name="ce1" table:formula="of:=BITOR([.E217];[.F217])" office:value-type="float" office:value="186" calcext:value-type="float">
            <text:p>186</text:p>
          </table:table-cell>
          <table:table-cell table:style-name="ce2" table:formula="of:=CONCATENATE(&quot;0x&quot;;DEC2HEX([.G217];2);DEC2HEX([.H217];2))" office:value-type="string" office:string-value="0xD6BA" calcext:value-type="string">
            <text:p>0xD6BA</text:p>
          </table:table-cell>
          <table:table-cell table:style-name="ce2" table:formula="of:=CONCATENATE(&quot;0x&quot;;DEC2HEX([.H217];2);DEC2HEX([.G217];2))" office:value-type="string" office:string-value="0xBAD6" calcext:value-type="string">
            <text:p>0xBAD6</text:p>
          </table:table-cell>
          <table:table-cell table:formula="of:=CONCATENATE(&quot;case &quot;;[.A217];&quot;: return &quot;;[.I217];&quot;;&quot;)" office:value-type="string" office:string-value="case 215: return 0xD6BA;" calcext:value-type="string">
            <text:p>case 215: return 0xD6BA;</text:p>
          </table:table-cell>
          <table:table-cell table:formula="of:=CONCATENATE([.I217];&quot;,&quot;)" office:value-type="string" office:string-value="0xD6BA," calcext:value-type="string">
            <text:p>0xD6BA,</text:p>
          </table:table-cell>
          <table:table-cell table:style-name="ce2" table:formula="of:=CONCATENATE(&quot;0x&quot;;DEC2HEX([.G217];2);&quot;,&quot;)" office:value-type="string" office:string-value="0xD6," calcext:value-type="string">
            <text:p>0xD6,</text:p>
          </table:table-cell>
          <table:table-cell table:style-name="ce2" table:formula="of:=CONCATENATE(&quot;0x&quot;;DEC2HEX([.H217];2);&quot;,&quot;)" office:value-type="string" office:string-value="0xBA," calcext:value-type="string">
            <text:p>0xBA,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HEX([.A218])" office:value-type="string" office:string-value="D8" calcext:value-type="string">
            <text:p>D8</text:p>
          </table:table-cell>
          <table:table-cell table:style-name="ce1" table:formula="of:=BITAND([.A218]; 248)" office:value-type="float" office:value="216" calcext:value-type="float">
            <text:p>216</text:p>
          </table:table-cell>
          <table:table-cell table:style-name="ce1" table:formula="of:=BITRSHIFT([.A218]; 5)" office:value-type="float" office:value="6" calcext:value-type="float">
            <text:p>6</text:p>
          </table:table-cell>
          <table:table-cell table:style-name="ce1" table:formula="of:=BITAND(BITLSHIFT([.A218]; 3); 224)" office:value-type="float" office:value="192" calcext:value-type="float">
            <text:p>192</text:p>
          </table:table-cell>
          <table:table-cell table:style-name="ce1" table:formula="of:=BITAND(BITRSHIFT([.A218]; 3); 31)" office:value-type="float" office:value="27" calcext:value-type="float">
            <text:p>27</text:p>
          </table:table-cell>
          <table:table-cell table:style-name="ce1" table:formula="of:=BITOR([.C218];[.D218])" office:value-type="float" office:value="222" calcext:value-type="float">
            <text:p>222</text:p>
          </table:table-cell>
          <table:table-cell table:style-name="ce1" table:formula="of:=BITOR([.E218];[.F218])" office:value-type="float" office:value="219" calcext:value-type="float">
            <text:p>219</text:p>
          </table:table-cell>
          <table:table-cell table:style-name="ce2" table:formula="of:=CONCATENATE(&quot;0x&quot;;DEC2HEX([.G218];2);DEC2HEX([.H218];2))" office:value-type="string" office:string-value="0xDEDB" calcext:value-type="string">
            <text:p>0xDEDB</text:p>
          </table:table-cell>
          <table:table-cell table:style-name="ce2" table:formula="of:=CONCATENATE(&quot;0x&quot;;DEC2HEX([.H218];2);DEC2HEX([.G218];2))" office:value-type="string" office:string-value="0xDBDE" calcext:value-type="string">
            <text:p>0xDBDE</text:p>
          </table:table-cell>
          <table:table-cell table:formula="of:=CONCATENATE(&quot;case &quot;;[.A218];&quot;: return &quot;;[.I218];&quot;;&quot;)" office:value-type="string" office:string-value="case 216: return 0xDEDB;" calcext:value-type="string">
            <text:p>case 216: return 0xDEDB;</text:p>
          </table:table-cell>
          <table:table-cell table:formula="of:=CONCATENATE([.I218];&quot;,&quot;)" office:value-type="string" office:string-value="0xDEDB," calcext:value-type="string">
            <text:p>0xDEDB,</text:p>
          </table:table-cell>
          <table:table-cell table:style-name="ce2" table:formula="of:=CONCATENATE(&quot;0x&quot;;DEC2HEX([.G218];2);&quot;,&quot;)" office:value-type="string" office:string-value="0xDE," calcext:value-type="string">
            <text:p>0xDE,</text:p>
          </table:table-cell>
          <table:table-cell table:style-name="ce2" table:formula="of:=CONCATENATE(&quot;0x&quot;;DEC2HEX([.H218];2);&quot;,&quot;)" office:value-type="string" office:string-value="0xDB," calcext:value-type="string">
            <text:p>0xDB,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HEX([.A219])" office:value-type="string" office:string-value="D9" calcext:value-type="string">
            <text:p>D9</text:p>
          </table:table-cell>
          <table:table-cell table:style-name="ce1" table:formula="of:=BITAND([.A219]; 248)" office:value-type="float" office:value="216" calcext:value-type="float">
            <text:p>216</text:p>
          </table:table-cell>
          <table:table-cell table:style-name="ce1" table:formula="of:=BITRSHIFT([.A219]; 5)" office:value-type="float" office:value="6" calcext:value-type="float">
            <text:p>6</text:p>
          </table:table-cell>
          <table:table-cell table:style-name="ce1" table:formula="of:=BITAND(BITLSHIFT([.A219]; 3); 224)" office:value-type="float" office:value="192" calcext:value-type="float">
            <text:p>192</text:p>
          </table:table-cell>
          <table:table-cell table:style-name="ce1" table:formula="of:=BITAND(BITRSHIFT([.A219]; 3); 31)" office:value-type="float" office:value="27" calcext:value-type="float">
            <text:p>27</text:p>
          </table:table-cell>
          <table:table-cell table:style-name="ce1" table:formula="of:=BITOR([.C219];[.D219])" office:value-type="float" office:value="222" calcext:value-type="float">
            <text:p>222</text:p>
          </table:table-cell>
          <table:table-cell table:style-name="ce1" table:formula="of:=BITOR([.E219];[.F219])" office:value-type="float" office:value="219" calcext:value-type="float">
            <text:p>219</text:p>
          </table:table-cell>
          <table:table-cell table:style-name="ce2" table:formula="of:=CONCATENATE(&quot;0x&quot;;DEC2HEX([.G219];2);DEC2HEX([.H219];2))" office:value-type="string" office:string-value="0xDEDB" calcext:value-type="string">
            <text:p>0xDEDB</text:p>
          </table:table-cell>
          <table:table-cell table:style-name="ce2" table:formula="of:=CONCATENATE(&quot;0x&quot;;DEC2HEX([.H219];2);DEC2HEX([.G219];2))" office:value-type="string" office:string-value="0xDBDE" calcext:value-type="string">
            <text:p>0xDBDE</text:p>
          </table:table-cell>
          <table:table-cell table:formula="of:=CONCATENATE(&quot;case &quot;;[.A219];&quot;: return &quot;;[.I219];&quot;;&quot;)" office:value-type="string" office:string-value="case 217: return 0xDEDB;" calcext:value-type="string">
            <text:p>case 217: return 0xDEDB;</text:p>
          </table:table-cell>
          <table:table-cell table:formula="of:=CONCATENATE([.I219];&quot;,&quot;)" office:value-type="string" office:string-value="0xDEDB," calcext:value-type="string">
            <text:p>0xDEDB,</text:p>
          </table:table-cell>
          <table:table-cell table:style-name="ce2" table:formula="of:=CONCATENATE(&quot;0x&quot;;DEC2HEX([.G219];2);&quot;,&quot;)" office:value-type="string" office:string-value="0xDE," calcext:value-type="string">
            <text:p>0xDE,</text:p>
          </table:table-cell>
          <table:table-cell table:style-name="ce2" table:formula="of:=CONCATENATE(&quot;0x&quot;;DEC2HEX([.H219];2);&quot;,&quot;)" office:value-type="string" office:string-value="0xDB," calcext:value-type="string">
            <text:p>0xDB,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HEX([.A220])" office:value-type="string" office:string-value="DA" calcext:value-type="string">
            <text:p>DA</text:p>
          </table:table-cell>
          <table:table-cell table:style-name="ce1" table:formula="of:=BITAND([.A220]; 248)" office:value-type="float" office:value="216" calcext:value-type="float">
            <text:p>216</text:p>
          </table:table-cell>
          <table:table-cell table:style-name="ce1" table:formula="of:=BITRSHIFT([.A220]; 5)" office:value-type="float" office:value="6" calcext:value-type="float">
            <text:p>6</text:p>
          </table:table-cell>
          <table:table-cell table:style-name="ce1" table:formula="of:=BITAND(BITLSHIFT([.A220]; 3); 224)" office:value-type="float" office:value="192" calcext:value-type="float">
            <text:p>192</text:p>
          </table:table-cell>
          <table:table-cell table:style-name="ce1" table:formula="of:=BITAND(BITRSHIFT([.A220]; 3); 31)" office:value-type="float" office:value="27" calcext:value-type="float">
            <text:p>27</text:p>
          </table:table-cell>
          <table:table-cell table:style-name="ce1" table:formula="of:=BITOR([.C220];[.D220])" office:value-type="float" office:value="222" calcext:value-type="float">
            <text:p>222</text:p>
          </table:table-cell>
          <table:table-cell table:style-name="ce1" table:formula="of:=BITOR([.E220];[.F220])" office:value-type="float" office:value="219" calcext:value-type="float">
            <text:p>219</text:p>
          </table:table-cell>
          <table:table-cell table:style-name="ce2" table:formula="of:=CONCATENATE(&quot;0x&quot;;DEC2HEX([.G220];2);DEC2HEX([.H220];2))" office:value-type="string" office:string-value="0xDEDB" calcext:value-type="string">
            <text:p>0xDEDB</text:p>
          </table:table-cell>
          <table:table-cell table:style-name="ce2" table:formula="of:=CONCATENATE(&quot;0x&quot;;DEC2HEX([.H220];2);DEC2HEX([.G220];2))" office:value-type="string" office:string-value="0xDBDE" calcext:value-type="string">
            <text:p>0xDBDE</text:p>
          </table:table-cell>
          <table:table-cell table:formula="of:=CONCATENATE(&quot;case &quot;;[.A220];&quot;: return &quot;;[.I220];&quot;;&quot;)" office:value-type="string" office:string-value="case 218: return 0xDEDB;" calcext:value-type="string">
            <text:p>case 218: return 0xDEDB;</text:p>
          </table:table-cell>
          <table:table-cell table:formula="of:=CONCATENATE([.I220];&quot;,&quot;)" office:value-type="string" office:string-value="0xDEDB," calcext:value-type="string">
            <text:p>0xDEDB,</text:p>
          </table:table-cell>
          <table:table-cell table:style-name="ce2" table:formula="of:=CONCATENATE(&quot;0x&quot;;DEC2HEX([.G220];2);&quot;,&quot;)" office:value-type="string" office:string-value="0xDE," calcext:value-type="string">
            <text:p>0xDE,</text:p>
          </table:table-cell>
          <table:table-cell table:style-name="ce2" table:formula="of:=CONCATENATE(&quot;0x&quot;;DEC2HEX([.H220];2);&quot;,&quot;)" office:value-type="string" office:string-value="0xDB," calcext:value-type="string">
            <text:p>0xDB,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HEX([.A221])" office:value-type="string" office:string-value="DB" calcext:value-type="string">
            <text:p>DB</text:p>
          </table:table-cell>
          <table:table-cell table:style-name="ce1" table:formula="of:=BITAND([.A221]; 248)" office:value-type="float" office:value="216" calcext:value-type="float">
            <text:p>216</text:p>
          </table:table-cell>
          <table:table-cell table:style-name="ce1" table:formula="of:=BITRSHIFT([.A221]; 5)" office:value-type="float" office:value="6" calcext:value-type="float">
            <text:p>6</text:p>
          </table:table-cell>
          <table:table-cell table:style-name="ce1" table:formula="of:=BITAND(BITLSHIFT([.A221]; 3); 224)" office:value-type="float" office:value="192" calcext:value-type="float">
            <text:p>192</text:p>
          </table:table-cell>
          <table:table-cell table:style-name="ce1" table:formula="of:=BITAND(BITRSHIFT([.A221]; 3); 31)" office:value-type="float" office:value="27" calcext:value-type="float">
            <text:p>27</text:p>
          </table:table-cell>
          <table:table-cell table:style-name="ce1" table:formula="of:=BITOR([.C221];[.D221])" office:value-type="float" office:value="222" calcext:value-type="float">
            <text:p>222</text:p>
          </table:table-cell>
          <table:table-cell table:style-name="ce1" table:formula="of:=BITOR([.E221];[.F221])" office:value-type="float" office:value="219" calcext:value-type="float">
            <text:p>219</text:p>
          </table:table-cell>
          <table:table-cell table:style-name="ce2" table:formula="of:=CONCATENATE(&quot;0x&quot;;DEC2HEX([.G221];2);DEC2HEX([.H221];2))" office:value-type="string" office:string-value="0xDEDB" calcext:value-type="string">
            <text:p>0xDEDB</text:p>
          </table:table-cell>
          <table:table-cell table:style-name="ce2" table:formula="of:=CONCATENATE(&quot;0x&quot;;DEC2HEX([.H221];2);DEC2HEX([.G221];2))" office:value-type="string" office:string-value="0xDBDE" calcext:value-type="string">
            <text:p>0xDBDE</text:p>
          </table:table-cell>
          <table:table-cell table:formula="of:=CONCATENATE(&quot;case &quot;;[.A221];&quot;: return &quot;;[.I221];&quot;;&quot;)" office:value-type="string" office:string-value="case 219: return 0xDEDB;" calcext:value-type="string">
            <text:p>case 219: return 0xDEDB;</text:p>
          </table:table-cell>
          <table:table-cell table:formula="of:=CONCATENATE([.I221];&quot;,&quot;)" office:value-type="string" office:string-value="0xDEDB," calcext:value-type="string">
            <text:p>0xDEDB,</text:p>
          </table:table-cell>
          <table:table-cell table:style-name="ce2" table:formula="of:=CONCATENATE(&quot;0x&quot;;DEC2HEX([.G221];2);&quot;,&quot;)" office:value-type="string" office:string-value="0xDE," calcext:value-type="string">
            <text:p>0xDE,</text:p>
          </table:table-cell>
          <table:table-cell table:style-name="ce2" table:formula="of:=CONCATENATE(&quot;0x&quot;;DEC2HEX([.H221];2);&quot;,&quot;)" office:value-type="string" office:string-value="0xDB," calcext:value-type="string">
            <text:p>0xDB,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HEX([.A222])" office:value-type="string" office:string-value="DC" calcext:value-type="string">
            <text:p>DC</text:p>
          </table:table-cell>
          <table:table-cell table:style-name="ce1" table:formula="of:=BITAND([.A222]; 248)" office:value-type="float" office:value="216" calcext:value-type="float">
            <text:p>216</text:p>
          </table:table-cell>
          <table:table-cell table:style-name="ce1" table:formula="of:=BITRSHIFT([.A222]; 5)" office:value-type="float" office:value="6" calcext:value-type="float">
            <text:p>6</text:p>
          </table:table-cell>
          <table:table-cell table:style-name="ce1" table:formula="of:=BITAND(BITLSHIFT([.A222]; 3); 224)" office:value-type="float" office:value="224" calcext:value-type="float">
            <text:p>224</text:p>
          </table:table-cell>
          <table:table-cell table:style-name="ce1" table:formula="of:=BITAND(BITRSHIFT([.A222]; 3); 31)" office:value-type="float" office:value="27" calcext:value-type="float">
            <text:p>27</text:p>
          </table:table-cell>
          <table:table-cell table:style-name="ce1" table:formula="of:=BITOR([.C222];[.D222])" office:value-type="float" office:value="222" calcext:value-type="float">
            <text:p>222</text:p>
          </table:table-cell>
          <table:table-cell table:style-name="ce1" table:formula="of:=BITOR([.E222];[.F222])" office:value-type="float" office:value="251" calcext:value-type="float">
            <text:p>251</text:p>
          </table:table-cell>
          <table:table-cell table:style-name="ce2" table:formula="of:=CONCATENATE(&quot;0x&quot;;DEC2HEX([.G222];2);DEC2HEX([.H222];2))" office:value-type="string" office:string-value="0xDEFB" calcext:value-type="string">
            <text:p>0xDEFB</text:p>
          </table:table-cell>
          <table:table-cell table:style-name="ce2" table:formula="of:=CONCATENATE(&quot;0x&quot;;DEC2HEX([.H222];2);DEC2HEX([.G222];2))" office:value-type="string" office:string-value="0xFBDE" calcext:value-type="string">
            <text:p>0xFBDE</text:p>
          </table:table-cell>
          <table:table-cell table:formula="of:=CONCATENATE(&quot;case &quot;;[.A222];&quot;: return &quot;;[.I222];&quot;;&quot;)" office:value-type="string" office:string-value="case 220: return 0xDEFB;" calcext:value-type="string">
            <text:p>case 220: return 0xDEFB;</text:p>
          </table:table-cell>
          <table:table-cell table:formula="of:=CONCATENATE([.I222];&quot;,&quot;)" office:value-type="string" office:string-value="0xDEFB," calcext:value-type="string">
            <text:p>0xDEFB,</text:p>
          </table:table-cell>
          <table:table-cell table:style-name="ce2" table:formula="of:=CONCATENATE(&quot;0x&quot;;DEC2HEX([.G222];2);&quot;,&quot;)" office:value-type="string" office:string-value="0xDE," calcext:value-type="string">
            <text:p>0xDE,</text:p>
          </table:table-cell>
          <table:table-cell table:style-name="ce2" table:formula="of:=CONCATENATE(&quot;0x&quot;;DEC2HEX([.H222];2);&quot;,&quot;)" office:value-type="string" office:string-value="0xFB," calcext:value-type="string">
            <text:p>0xFB,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HEX([.A223])" office:value-type="string" office:string-value="DD" calcext:value-type="string">
            <text:p>DD</text:p>
          </table:table-cell>
          <table:table-cell table:style-name="ce1" table:formula="of:=BITAND([.A223]; 248)" office:value-type="float" office:value="216" calcext:value-type="float">
            <text:p>216</text:p>
          </table:table-cell>
          <table:table-cell table:style-name="ce1" table:formula="of:=BITRSHIFT([.A223]; 5)" office:value-type="float" office:value="6" calcext:value-type="float">
            <text:p>6</text:p>
          </table:table-cell>
          <table:table-cell table:style-name="ce1" table:formula="of:=BITAND(BITLSHIFT([.A223]; 3); 224)" office:value-type="float" office:value="224" calcext:value-type="float">
            <text:p>224</text:p>
          </table:table-cell>
          <table:table-cell table:style-name="ce1" table:formula="of:=BITAND(BITRSHIFT([.A223]; 3); 31)" office:value-type="float" office:value="27" calcext:value-type="float">
            <text:p>27</text:p>
          </table:table-cell>
          <table:table-cell table:style-name="ce1" table:formula="of:=BITOR([.C223];[.D223])" office:value-type="float" office:value="222" calcext:value-type="float">
            <text:p>222</text:p>
          </table:table-cell>
          <table:table-cell table:style-name="ce1" table:formula="of:=BITOR([.E223];[.F223])" office:value-type="float" office:value="251" calcext:value-type="float">
            <text:p>251</text:p>
          </table:table-cell>
          <table:table-cell table:style-name="ce2" table:formula="of:=CONCATENATE(&quot;0x&quot;;DEC2HEX([.G223];2);DEC2HEX([.H223];2))" office:value-type="string" office:string-value="0xDEFB" calcext:value-type="string">
            <text:p>0xDEFB</text:p>
          </table:table-cell>
          <table:table-cell table:style-name="ce2" table:formula="of:=CONCATENATE(&quot;0x&quot;;DEC2HEX([.H223];2);DEC2HEX([.G223];2))" office:value-type="string" office:string-value="0xFBDE" calcext:value-type="string">
            <text:p>0xFBDE</text:p>
          </table:table-cell>
          <table:table-cell table:formula="of:=CONCATENATE(&quot;case &quot;;[.A223];&quot;: return &quot;;[.I223];&quot;;&quot;)" office:value-type="string" office:string-value="case 221: return 0xDEFB;" calcext:value-type="string">
            <text:p>case 221: return 0xDEFB;</text:p>
          </table:table-cell>
          <table:table-cell table:formula="of:=CONCATENATE([.I223];&quot;,&quot;)" office:value-type="string" office:string-value="0xDEFB," calcext:value-type="string">
            <text:p>0xDEFB,</text:p>
          </table:table-cell>
          <table:table-cell table:style-name="ce2" table:formula="of:=CONCATENATE(&quot;0x&quot;;DEC2HEX([.G223];2);&quot;,&quot;)" office:value-type="string" office:string-value="0xDE," calcext:value-type="string">
            <text:p>0xDE,</text:p>
          </table:table-cell>
          <table:table-cell table:style-name="ce2" table:formula="of:=CONCATENATE(&quot;0x&quot;;DEC2HEX([.H223];2);&quot;,&quot;)" office:value-type="string" office:string-value="0xFB," calcext:value-type="string">
            <text:p>0xFB,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HEX([.A224])" office:value-type="string" office:string-value="DE" calcext:value-type="string">
            <text:p>DE</text:p>
          </table:table-cell>
          <table:table-cell table:style-name="ce1" table:formula="of:=BITAND([.A224]; 248)" office:value-type="float" office:value="216" calcext:value-type="float">
            <text:p>216</text:p>
          </table:table-cell>
          <table:table-cell table:style-name="ce1" table:formula="of:=BITRSHIFT([.A224]; 5)" office:value-type="float" office:value="6" calcext:value-type="float">
            <text:p>6</text:p>
          </table:table-cell>
          <table:table-cell table:style-name="ce1" table:formula="of:=BITAND(BITLSHIFT([.A224]; 3); 224)" office:value-type="float" office:value="224" calcext:value-type="float">
            <text:p>224</text:p>
          </table:table-cell>
          <table:table-cell table:style-name="ce1" table:formula="of:=BITAND(BITRSHIFT([.A224]; 3); 31)" office:value-type="float" office:value="27" calcext:value-type="float">
            <text:p>27</text:p>
          </table:table-cell>
          <table:table-cell table:style-name="ce1" table:formula="of:=BITOR([.C224];[.D224])" office:value-type="float" office:value="222" calcext:value-type="float">
            <text:p>222</text:p>
          </table:table-cell>
          <table:table-cell table:style-name="ce1" table:formula="of:=BITOR([.E224];[.F224])" office:value-type="float" office:value="251" calcext:value-type="float">
            <text:p>251</text:p>
          </table:table-cell>
          <table:table-cell table:style-name="ce2" table:formula="of:=CONCATENATE(&quot;0x&quot;;DEC2HEX([.G224];2);DEC2HEX([.H224];2))" office:value-type="string" office:string-value="0xDEFB" calcext:value-type="string">
            <text:p>0xDEFB</text:p>
          </table:table-cell>
          <table:table-cell table:style-name="ce2" table:formula="of:=CONCATENATE(&quot;0x&quot;;DEC2HEX([.H224];2);DEC2HEX([.G224];2))" office:value-type="string" office:string-value="0xFBDE" calcext:value-type="string">
            <text:p>0xFBDE</text:p>
          </table:table-cell>
          <table:table-cell table:formula="of:=CONCATENATE(&quot;case &quot;;[.A224];&quot;: return &quot;;[.I224];&quot;;&quot;)" office:value-type="string" office:string-value="case 222: return 0xDEFB;" calcext:value-type="string">
            <text:p>case 222: return 0xDEFB;</text:p>
          </table:table-cell>
          <table:table-cell table:formula="of:=CONCATENATE([.I224];&quot;,&quot;)" office:value-type="string" office:string-value="0xDEFB," calcext:value-type="string">
            <text:p>0xDEFB,</text:p>
          </table:table-cell>
          <table:table-cell table:style-name="ce2" table:formula="of:=CONCATENATE(&quot;0x&quot;;DEC2HEX([.G224];2);&quot;,&quot;)" office:value-type="string" office:string-value="0xDE," calcext:value-type="string">
            <text:p>0xDE,</text:p>
          </table:table-cell>
          <table:table-cell table:style-name="ce2" table:formula="of:=CONCATENATE(&quot;0x&quot;;DEC2HEX([.H224];2);&quot;,&quot;)" office:value-type="string" office:string-value="0xFB," calcext:value-type="string">
            <text:p>0xFB,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HEX([.A225])" office:value-type="string" office:string-value="DF" calcext:value-type="string">
            <text:p>DF</text:p>
          </table:table-cell>
          <table:table-cell table:style-name="ce1" table:formula="of:=BITAND([.A225]; 248)" office:value-type="float" office:value="216" calcext:value-type="float">
            <text:p>216</text:p>
          </table:table-cell>
          <table:table-cell table:style-name="ce1" table:formula="of:=BITRSHIFT([.A225]; 5)" office:value-type="float" office:value="6" calcext:value-type="float">
            <text:p>6</text:p>
          </table:table-cell>
          <table:table-cell table:style-name="ce1" table:formula="of:=BITAND(BITLSHIFT([.A225]; 3); 224)" office:value-type="float" office:value="224" calcext:value-type="float">
            <text:p>224</text:p>
          </table:table-cell>
          <table:table-cell table:style-name="ce1" table:formula="of:=BITAND(BITRSHIFT([.A225]; 3); 31)" office:value-type="float" office:value="27" calcext:value-type="float">
            <text:p>27</text:p>
          </table:table-cell>
          <table:table-cell table:style-name="ce1" table:formula="of:=BITOR([.C225];[.D225])" office:value-type="float" office:value="222" calcext:value-type="float">
            <text:p>222</text:p>
          </table:table-cell>
          <table:table-cell table:style-name="ce1" table:formula="of:=BITOR([.E225];[.F225])" office:value-type="float" office:value="251" calcext:value-type="float">
            <text:p>251</text:p>
          </table:table-cell>
          <table:table-cell table:style-name="ce2" table:formula="of:=CONCATENATE(&quot;0x&quot;;DEC2HEX([.G225];2);DEC2HEX([.H225];2))" office:value-type="string" office:string-value="0xDEFB" calcext:value-type="string">
            <text:p>0xDEFB</text:p>
          </table:table-cell>
          <table:table-cell table:style-name="ce2" table:formula="of:=CONCATENATE(&quot;0x&quot;;DEC2HEX([.H225];2);DEC2HEX([.G225];2))" office:value-type="string" office:string-value="0xFBDE" calcext:value-type="string">
            <text:p>0xFBDE</text:p>
          </table:table-cell>
          <table:table-cell table:formula="of:=CONCATENATE(&quot;case &quot;;[.A225];&quot;: return &quot;;[.I225];&quot;;&quot;)" office:value-type="string" office:string-value="case 223: return 0xDEFB;" calcext:value-type="string">
            <text:p>case 223: return 0xDEFB;</text:p>
          </table:table-cell>
          <table:table-cell table:formula="of:=CONCATENATE([.I225];&quot;,&quot;)" office:value-type="string" office:string-value="0xDEFB," calcext:value-type="string">
            <text:p>0xDEFB,</text:p>
          </table:table-cell>
          <table:table-cell table:style-name="ce2" table:formula="of:=CONCATENATE(&quot;0x&quot;;DEC2HEX([.G225];2);&quot;,&quot;)" office:value-type="string" office:string-value="0xDE," calcext:value-type="string">
            <text:p>0xDE,</text:p>
          </table:table-cell>
          <table:table-cell table:style-name="ce2" table:formula="of:=CONCATENATE(&quot;0x&quot;;DEC2HEX([.H225];2);&quot;,&quot;)" office:value-type="string" office:string-value="0xFB," calcext:value-type="string">
            <text:p>0xFB,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HEX([.A226])" office:value-type="string" office:string-value="E0" calcext:value-type="string">
            <text:p>E0</text:p>
          </table:table-cell>
          <table:table-cell table:style-name="ce1" table:formula="of:=BITAND([.A226]; 248)" office:value-type="float" office:value="224" calcext:value-type="float">
            <text:p>224</text:p>
          </table:table-cell>
          <table:table-cell table:style-name="ce1" table:formula="of:=BITRSHIFT([.A226]; 5)" office:value-type="float" office:value="7" calcext:value-type="float">
            <text:p>7</text:p>
          </table:table-cell>
          <table:table-cell table:style-name="ce1" table:formula="of:=BITAND(BITLSHIFT([.A226]; 3); 224)" office:value-type="float" office:value="0" calcext:value-type="float">
            <text:p>0</text:p>
          </table:table-cell>
          <table:table-cell table:style-name="ce1" table:formula="of:=BITAND(BITRSHIFT([.A226]; 3); 31)" office:value-type="float" office:value="28" calcext:value-type="float">
            <text:p>28</text:p>
          </table:table-cell>
          <table:table-cell table:style-name="ce1" table:formula="of:=BITOR([.C226];[.D226])" office:value-type="float" office:value="231" calcext:value-type="float">
            <text:p>231</text:p>
          </table:table-cell>
          <table:table-cell table:style-name="ce1" table:formula="of:=BITOR([.E226];[.F226])" office:value-type="float" office:value="28" calcext:value-type="float">
            <text:p>28</text:p>
          </table:table-cell>
          <table:table-cell table:style-name="ce2" table:formula="of:=CONCATENATE(&quot;0x&quot;;DEC2HEX([.G226];2);DEC2HEX([.H226];2))" office:value-type="string" office:string-value="0xE71C" calcext:value-type="string">
            <text:p>0xE71C</text:p>
          </table:table-cell>
          <table:table-cell table:style-name="ce2" table:formula="of:=CONCATENATE(&quot;0x&quot;;DEC2HEX([.H226];2);DEC2HEX([.G226];2))" office:value-type="string" office:string-value="0x1CE7" calcext:value-type="string">
            <text:p>0x1CE7</text:p>
          </table:table-cell>
          <table:table-cell table:formula="of:=CONCATENATE(&quot;case &quot;;[.A226];&quot;: return &quot;;[.I226];&quot;;&quot;)" office:value-type="string" office:string-value="case 224: return 0xE71C;" calcext:value-type="string">
            <text:p>case 224: return 0xE71C;</text:p>
          </table:table-cell>
          <table:table-cell table:formula="of:=CONCATENATE([.I226];&quot;,&quot;)" office:value-type="string" office:string-value="0xE71C," calcext:value-type="string">
            <text:p>0xE71C,</text:p>
          </table:table-cell>
          <table:table-cell table:style-name="ce2" table:formula="of:=CONCATENATE(&quot;0x&quot;;DEC2HEX([.G226];2);&quot;,&quot;)" office:value-type="string" office:string-value="0xE7," calcext:value-type="string">
            <text:p>0xE7,</text:p>
          </table:table-cell>
          <table:table-cell table:style-name="ce2" table:formula="of:=CONCATENATE(&quot;0x&quot;;DEC2HEX([.H226];2);&quot;,&quot;)" office:value-type="string" office:string-value="0x1C," calcext:value-type="string">
            <text:p>0x1C,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HEX([.A227])" office:value-type="string" office:string-value="E1" calcext:value-type="string">
            <text:p>E1</text:p>
          </table:table-cell>
          <table:table-cell table:style-name="ce1" table:formula="of:=BITAND([.A227]; 248)" office:value-type="float" office:value="224" calcext:value-type="float">
            <text:p>224</text:p>
          </table:table-cell>
          <table:table-cell table:style-name="ce1" table:formula="of:=BITRSHIFT([.A227]; 5)" office:value-type="float" office:value="7" calcext:value-type="float">
            <text:p>7</text:p>
          </table:table-cell>
          <table:table-cell table:style-name="ce1" table:formula="of:=BITAND(BITLSHIFT([.A227]; 3); 224)" office:value-type="float" office:value="0" calcext:value-type="float">
            <text:p>0</text:p>
          </table:table-cell>
          <table:table-cell table:style-name="ce1" table:formula="of:=BITAND(BITRSHIFT([.A227]; 3); 31)" office:value-type="float" office:value="28" calcext:value-type="float">
            <text:p>28</text:p>
          </table:table-cell>
          <table:table-cell table:style-name="ce1" table:formula="of:=BITOR([.C227];[.D227])" office:value-type="float" office:value="231" calcext:value-type="float">
            <text:p>231</text:p>
          </table:table-cell>
          <table:table-cell table:style-name="ce1" table:formula="of:=BITOR([.E227];[.F227])" office:value-type="float" office:value="28" calcext:value-type="float">
            <text:p>28</text:p>
          </table:table-cell>
          <table:table-cell table:style-name="ce2" table:formula="of:=CONCATENATE(&quot;0x&quot;;DEC2HEX([.G227];2);DEC2HEX([.H227];2))" office:value-type="string" office:string-value="0xE71C" calcext:value-type="string">
            <text:p>0xE71C</text:p>
          </table:table-cell>
          <table:table-cell table:style-name="ce2" table:formula="of:=CONCATENATE(&quot;0x&quot;;DEC2HEX([.H227];2);DEC2HEX([.G227];2))" office:value-type="string" office:string-value="0x1CE7" calcext:value-type="string">
            <text:p>0x1CE7</text:p>
          </table:table-cell>
          <table:table-cell table:formula="of:=CONCATENATE(&quot;case &quot;;[.A227];&quot;: return &quot;;[.I227];&quot;;&quot;)" office:value-type="string" office:string-value="case 225: return 0xE71C;" calcext:value-type="string">
            <text:p>case 225: return 0xE71C;</text:p>
          </table:table-cell>
          <table:table-cell table:formula="of:=CONCATENATE([.I227];&quot;,&quot;)" office:value-type="string" office:string-value="0xE71C," calcext:value-type="string">
            <text:p>0xE71C,</text:p>
          </table:table-cell>
          <table:table-cell table:style-name="ce2" table:formula="of:=CONCATENATE(&quot;0x&quot;;DEC2HEX([.G227];2);&quot;,&quot;)" office:value-type="string" office:string-value="0xE7," calcext:value-type="string">
            <text:p>0xE7,</text:p>
          </table:table-cell>
          <table:table-cell table:style-name="ce2" table:formula="of:=CONCATENATE(&quot;0x&quot;;DEC2HEX([.H227];2);&quot;,&quot;)" office:value-type="string" office:string-value="0x1C," calcext:value-type="string">
            <text:p>0x1C,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HEX([.A228])" office:value-type="string" office:string-value="E2" calcext:value-type="string">
            <text:p>E2</text:p>
          </table:table-cell>
          <table:table-cell table:style-name="ce1" table:formula="of:=BITAND([.A228]; 248)" office:value-type="float" office:value="224" calcext:value-type="float">
            <text:p>224</text:p>
          </table:table-cell>
          <table:table-cell table:style-name="ce1" table:formula="of:=BITRSHIFT([.A228]; 5)" office:value-type="float" office:value="7" calcext:value-type="float">
            <text:p>7</text:p>
          </table:table-cell>
          <table:table-cell table:style-name="ce1" table:formula="of:=BITAND(BITLSHIFT([.A228]; 3); 224)" office:value-type="float" office:value="0" calcext:value-type="float">
            <text:p>0</text:p>
          </table:table-cell>
          <table:table-cell table:style-name="ce1" table:formula="of:=BITAND(BITRSHIFT([.A228]; 3); 31)" office:value-type="float" office:value="28" calcext:value-type="float">
            <text:p>28</text:p>
          </table:table-cell>
          <table:table-cell table:style-name="ce1" table:formula="of:=BITOR([.C228];[.D228])" office:value-type="float" office:value="231" calcext:value-type="float">
            <text:p>231</text:p>
          </table:table-cell>
          <table:table-cell table:style-name="ce1" table:formula="of:=BITOR([.E228];[.F228])" office:value-type="float" office:value="28" calcext:value-type="float">
            <text:p>28</text:p>
          </table:table-cell>
          <table:table-cell table:style-name="ce2" table:formula="of:=CONCATENATE(&quot;0x&quot;;DEC2HEX([.G228];2);DEC2HEX([.H228];2))" office:value-type="string" office:string-value="0xE71C" calcext:value-type="string">
            <text:p>0xE71C</text:p>
          </table:table-cell>
          <table:table-cell table:style-name="ce2" table:formula="of:=CONCATENATE(&quot;0x&quot;;DEC2HEX([.H228];2);DEC2HEX([.G228];2))" office:value-type="string" office:string-value="0x1CE7" calcext:value-type="string">
            <text:p>0x1CE7</text:p>
          </table:table-cell>
          <table:table-cell table:formula="of:=CONCATENATE(&quot;case &quot;;[.A228];&quot;: return &quot;;[.I228];&quot;;&quot;)" office:value-type="string" office:string-value="case 226: return 0xE71C;" calcext:value-type="string">
            <text:p>case 226: return 0xE71C;</text:p>
          </table:table-cell>
          <table:table-cell table:formula="of:=CONCATENATE([.I228];&quot;,&quot;)" office:value-type="string" office:string-value="0xE71C," calcext:value-type="string">
            <text:p>0xE71C,</text:p>
          </table:table-cell>
          <table:table-cell table:style-name="ce2" table:formula="of:=CONCATENATE(&quot;0x&quot;;DEC2HEX([.G228];2);&quot;,&quot;)" office:value-type="string" office:string-value="0xE7," calcext:value-type="string">
            <text:p>0xE7,</text:p>
          </table:table-cell>
          <table:table-cell table:style-name="ce2" table:formula="of:=CONCATENATE(&quot;0x&quot;;DEC2HEX([.H228];2);&quot;,&quot;)" office:value-type="string" office:string-value="0x1C," calcext:value-type="string">
            <text:p>0x1C,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HEX([.A229])" office:value-type="string" office:string-value="E3" calcext:value-type="string">
            <text:p>E3</text:p>
          </table:table-cell>
          <table:table-cell table:style-name="ce1" table:formula="of:=BITAND([.A229]; 248)" office:value-type="float" office:value="224" calcext:value-type="float">
            <text:p>224</text:p>
          </table:table-cell>
          <table:table-cell table:style-name="ce1" table:formula="of:=BITRSHIFT([.A229]; 5)" office:value-type="float" office:value="7" calcext:value-type="float">
            <text:p>7</text:p>
          </table:table-cell>
          <table:table-cell table:style-name="ce1" table:formula="of:=BITAND(BITLSHIFT([.A229]; 3); 224)" office:value-type="float" office:value="0" calcext:value-type="float">
            <text:p>0</text:p>
          </table:table-cell>
          <table:table-cell table:style-name="ce1" table:formula="of:=BITAND(BITRSHIFT([.A229]; 3); 31)" office:value-type="float" office:value="28" calcext:value-type="float">
            <text:p>28</text:p>
          </table:table-cell>
          <table:table-cell table:style-name="ce1" table:formula="of:=BITOR([.C229];[.D229])" office:value-type="float" office:value="231" calcext:value-type="float">
            <text:p>231</text:p>
          </table:table-cell>
          <table:table-cell table:style-name="ce1" table:formula="of:=BITOR([.E229];[.F229])" office:value-type="float" office:value="28" calcext:value-type="float">
            <text:p>28</text:p>
          </table:table-cell>
          <table:table-cell table:style-name="ce2" table:formula="of:=CONCATENATE(&quot;0x&quot;;DEC2HEX([.G229];2);DEC2HEX([.H229];2))" office:value-type="string" office:string-value="0xE71C" calcext:value-type="string">
            <text:p>0xE71C</text:p>
          </table:table-cell>
          <table:table-cell table:style-name="ce2" table:formula="of:=CONCATENATE(&quot;0x&quot;;DEC2HEX([.H229];2);DEC2HEX([.G229];2))" office:value-type="string" office:string-value="0x1CE7" calcext:value-type="string">
            <text:p>0x1CE7</text:p>
          </table:table-cell>
          <table:table-cell table:formula="of:=CONCATENATE(&quot;case &quot;;[.A229];&quot;: return &quot;;[.I229];&quot;;&quot;)" office:value-type="string" office:string-value="case 227: return 0xE71C;" calcext:value-type="string">
            <text:p>case 227: return 0xE71C;</text:p>
          </table:table-cell>
          <table:table-cell table:formula="of:=CONCATENATE([.I229];&quot;,&quot;)" office:value-type="string" office:string-value="0xE71C," calcext:value-type="string">
            <text:p>0xE71C,</text:p>
          </table:table-cell>
          <table:table-cell table:style-name="ce2" table:formula="of:=CONCATENATE(&quot;0x&quot;;DEC2HEX([.G229];2);&quot;,&quot;)" office:value-type="string" office:string-value="0xE7," calcext:value-type="string">
            <text:p>0xE7,</text:p>
          </table:table-cell>
          <table:table-cell table:style-name="ce2" table:formula="of:=CONCATENATE(&quot;0x&quot;;DEC2HEX([.H229];2);&quot;,&quot;)" office:value-type="string" office:string-value="0x1C," calcext:value-type="string">
            <text:p>0x1C,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HEX([.A230])" office:value-type="string" office:string-value="E4" calcext:value-type="string">
            <text:p>E4</text:p>
          </table:table-cell>
          <table:table-cell table:style-name="ce1" table:formula="of:=BITAND([.A230]; 248)" office:value-type="float" office:value="224" calcext:value-type="float">
            <text:p>224</text:p>
          </table:table-cell>
          <table:table-cell table:style-name="ce1" table:formula="of:=BITRSHIFT([.A230]; 5)" office:value-type="float" office:value="7" calcext:value-type="float">
            <text:p>7</text:p>
          </table:table-cell>
          <table:table-cell table:style-name="ce1" table:formula="of:=BITAND(BITLSHIFT([.A230]; 3); 224)" office:value-type="float" office:value="32" calcext:value-type="float">
            <text:p>32</text:p>
          </table:table-cell>
          <table:table-cell table:style-name="ce1" table:formula="of:=BITAND(BITRSHIFT([.A230]; 3); 31)" office:value-type="float" office:value="28" calcext:value-type="float">
            <text:p>28</text:p>
          </table:table-cell>
          <table:table-cell table:style-name="ce1" table:formula="of:=BITOR([.C230];[.D230])" office:value-type="float" office:value="231" calcext:value-type="float">
            <text:p>231</text:p>
          </table:table-cell>
          <table:table-cell table:style-name="ce1" table:formula="of:=BITOR([.E230];[.F230])" office:value-type="float" office:value="60" calcext:value-type="float">
            <text:p>60</text:p>
          </table:table-cell>
          <table:table-cell table:style-name="ce2" table:formula="of:=CONCATENATE(&quot;0x&quot;;DEC2HEX([.G230];2);DEC2HEX([.H230];2))" office:value-type="string" office:string-value="0xE73C" calcext:value-type="string">
            <text:p>0xE73C</text:p>
          </table:table-cell>
          <table:table-cell table:style-name="ce2" table:formula="of:=CONCATENATE(&quot;0x&quot;;DEC2HEX([.H230];2);DEC2HEX([.G230];2))" office:value-type="string" office:string-value="0x3CE7" calcext:value-type="string">
            <text:p>0x3CE7</text:p>
          </table:table-cell>
          <table:table-cell table:formula="of:=CONCATENATE(&quot;case &quot;;[.A230];&quot;: return &quot;;[.I230];&quot;;&quot;)" office:value-type="string" office:string-value="case 228: return 0xE73C;" calcext:value-type="string">
            <text:p>case 228: return 0xE73C;</text:p>
          </table:table-cell>
          <table:table-cell table:formula="of:=CONCATENATE([.I230];&quot;,&quot;)" office:value-type="string" office:string-value="0xE73C," calcext:value-type="string">
            <text:p>0xE73C,</text:p>
          </table:table-cell>
          <table:table-cell table:style-name="ce2" table:formula="of:=CONCATENATE(&quot;0x&quot;;DEC2HEX([.G230];2);&quot;,&quot;)" office:value-type="string" office:string-value="0xE7," calcext:value-type="string">
            <text:p>0xE7,</text:p>
          </table:table-cell>
          <table:table-cell table:style-name="ce2" table:formula="of:=CONCATENATE(&quot;0x&quot;;DEC2HEX([.H230];2);&quot;,&quot;)" office:value-type="string" office:string-value="0x3C," calcext:value-type="string">
            <text:p>0x3C,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HEX([.A231])" office:value-type="string" office:string-value="E5" calcext:value-type="string">
            <text:p>E5</text:p>
          </table:table-cell>
          <table:table-cell table:style-name="ce1" table:formula="of:=BITAND([.A231]; 248)" office:value-type="float" office:value="224" calcext:value-type="float">
            <text:p>224</text:p>
          </table:table-cell>
          <table:table-cell table:style-name="ce1" table:formula="of:=BITRSHIFT([.A231]; 5)" office:value-type="float" office:value="7" calcext:value-type="float">
            <text:p>7</text:p>
          </table:table-cell>
          <table:table-cell table:style-name="ce1" table:formula="of:=BITAND(BITLSHIFT([.A231]; 3); 224)" office:value-type="float" office:value="32" calcext:value-type="float">
            <text:p>32</text:p>
          </table:table-cell>
          <table:table-cell table:style-name="ce1" table:formula="of:=BITAND(BITRSHIFT([.A231]; 3); 31)" office:value-type="float" office:value="28" calcext:value-type="float">
            <text:p>28</text:p>
          </table:table-cell>
          <table:table-cell table:style-name="ce1" table:formula="of:=BITOR([.C231];[.D231])" office:value-type="float" office:value="231" calcext:value-type="float">
            <text:p>231</text:p>
          </table:table-cell>
          <table:table-cell table:style-name="ce1" table:formula="of:=BITOR([.E231];[.F231])" office:value-type="float" office:value="60" calcext:value-type="float">
            <text:p>60</text:p>
          </table:table-cell>
          <table:table-cell table:style-name="ce2" table:formula="of:=CONCATENATE(&quot;0x&quot;;DEC2HEX([.G231];2);DEC2HEX([.H231];2))" office:value-type="string" office:string-value="0xE73C" calcext:value-type="string">
            <text:p>0xE73C</text:p>
          </table:table-cell>
          <table:table-cell table:style-name="ce2" table:formula="of:=CONCATENATE(&quot;0x&quot;;DEC2HEX([.H231];2);DEC2HEX([.G231];2))" office:value-type="string" office:string-value="0x3CE7" calcext:value-type="string">
            <text:p>0x3CE7</text:p>
          </table:table-cell>
          <table:table-cell table:formula="of:=CONCATENATE(&quot;case &quot;;[.A231];&quot;: return &quot;;[.I231];&quot;;&quot;)" office:value-type="string" office:string-value="case 229: return 0xE73C;" calcext:value-type="string">
            <text:p>case 229: return 0xE73C;</text:p>
          </table:table-cell>
          <table:table-cell table:formula="of:=CONCATENATE([.I231];&quot;,&quot;)" office:value-type="string" office:string-value="0xE73C," calcext:value-type="string">
            <text:p>0xE73C,</text:p>
          </table:table-cell>
          <table:table-cell table:style-name="ce2" table:formula="of:=CONCATENATE(&quot;0x&quot;;DEC2HEX([.G231];2);&quot;,&quot;)" office:value-type="string" office:string-value="0xE7," calcext:value-type="string">
            <text:p>0xE7,</text:p>
          </table:table-cell>
          <table:table-cell table:style-name="ce2" table:formula="of:=CONCATENATE(&quot;0x&quot;;DEC2HEX([.H231];2);&quot;,&quot;)" office:value-type="string" office:string-value="0x3C," calcext:value-type="string">
            <text:p>0x3C,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HEX([.A232])" office:value-type="string" office:string-value="E6" calcext:value-type="string">
            <text:p>E6</text:p>
          </table:table-cell>
          <table:table-cell table:style-name="ce1" table:formula="of:=BITAND([.A232]; 248)" office:value-type="float" office:value="224" calcext:value-type="float">
            <text:p>224</text:p>
          </table:table-cell>
          <table:table-cell table:style-name="ce1" table:formula="of:=BITRSHIFT([.A232]; 5)" office:value-type="float" office:value="7" calcext:value-type="float">
            <text:p>7</text:p>
          </table:table-cell>
          <table:table-cell table:style-name="ce1" table:formula="of:=BITAND(BITLSHIFT([.A232]; 3); 224)" office:value-type="float" office:value="32" calcext:value-type="float">
            <text:p>32</text:p>
          </table:table-cell>
          <table:table-cell table:style-name="ce1" table:formula="of:=BITAND(BITRSHIFT([.A232]; 3); 31)" office:value-type="float" office:value="28" calcext:value-type="float">
            <text:p>28</text:p>
          </table:table-cell>
          <table:table-cell table:style-name="ce1" table:formula="of:=BITOR([.C232];[.D232])" office:value-type="float" office:value="231" calcext:value-type="float">
            <text:p>231</text:p>
          </table:table-cell>
          <table:table-cell table:style-name="ce1" table:formula="of:=BITOR([.E232];[.F232])" office:value-type="float" office:value="60" calcext:value-type="float">
            <text:p>60</text:p>
          </table:table-cell>
          <table:table-cell table:style-name="ce2" table:formula="of:=CONCATENATE(&quot;0x&quot;;DEC2HEX([.G232];2);DEC2HEX([.H232];2))" office:value-type="string" office:string-value="0xE73C" calcext:value-type="string">
            <text:p>0xE73C</text:p>
          </table:table-cell>
          <table:table-cell table:style-name="ce2" table:formula="of:=CONCATENATE(&quot;0x&quot;;DEC2HEX([.H232];2);DEC2HEX([.G232];2))" office:value-type="string" office:string-value="0x3CE7" calcext:value-type="string">
            <text:p>0x3CE7</text:p>
          </table:table-cell>
          <table:table-cell table:formula="of:=CONCATENATE(&quot;case &quot;;[.A232];&quot;: return &quot;;[.I232];&quot;;&quot;)" office:value-type="string" office:string-value="case 230: return 0xE73C;" calcext:value-type="string">
            <text:p>case 230: return 0xE73C;</text:p>
          </table:table-cell>
          <table:table-cell table:formula="of:=CONCATENATE([.I232];&quot;,&quot;)" office:value-type="string" office:string-value="0xE73C," calcext:value-type="string">
            <text:p>0xE73C,</text:p>
          </table:table-cell>
          <table:table-cell table:style-name="ce2" table:formula="of:=CONCATENATE(&quot;0x&quot;;DEC2HEX([.G232];2);&quot;,&quot;)" office:value-type="string" office:string-value="0xE7," calcext:value-type="string">
            <text:p>0xE7,</text:p>
          </table:table-cell>
          <table:table-cell table:style-name="ce2" table:formula="of:=CONCATENATE(&quot;0x&quot;;DEC2HEX([.H232];2);&quot;,&quot;)" office:value-type="string" office:string-value="0x3C," calcext:value-type="string">
            <text:p>0x3C,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HEX([.A233])" office:value-type="string" office:string-value="E7" calcext:value-type="string">
            <text:p>E7</text:p>
          </table:table-cell>
          <table:table-cell table:style-name="ce1" table:formula="of:=BITAND([.A233]; 248)" office:value-type="float" office:value="224" calcext:value-type="float">
            <text:p>224</text:p>
          </table:table-cell>
          <table:table-cell table:style-name="ce1" table:formula="of:=BITRSHIFT([.A233]; 5)" office:value-type="float" office:value="7" calcext:value-type="float">
            <text:p>7</text:p>
          </table:table-cell>
          <table:table-cell table:style-name="ce1" table:formula="of:=BITAND(BITLSHIFT([.A233]; 3); 224)" office:value-type="float" office:value="32" calcext:value-type="float">
            <text:p>32</text:p>
          </table:table-cell>
          <table:table-cell table:style-name="ce1" table:formula="of:=BITAND(BITRSHIFT([.A233]; 3); 31)" office:value-type="float" office:value="28" calcext:value-type="float">
            <text:p>28</text:p>
          </table:table-cell>
          <table:table-cell table:style-name="ce1" table:formula="of:=BITOR([.C233];[.D233])" office:value-type="float" office:value="231" calcext:value-type="float">
            <text:p>231</text:p>
          </table:table-cell>
          <table:table-cell table:style-name="ce1" table:formula="of:=BITOR([.E233];[.F233])" office:value-type="float" office:value="60" calcext:value-type="float">
            <text:p>60</text:p>
          </table:table-cell>
          <table:table-cell table:style-name="ce2" table:formula="of:=CONCATENATE(&quot;0x&quot;;DEC2HEX([.G233];2);DEC2HEX([.H233];2))" office:value-type="string" office:string-value="0xE73C" calcext:value-type="string">
            <text:p>0xE73C</text:p>
          </table:table-cell>
          <table:table-cell table:style-name="ce2" table:formula="of:=CONCATENATE(&quot;0x&quot;;DEC2HEX([.H233];2);DEC2HEX([.G233];2))" office:value-type="string" office:string-value="0x3CE7" calcext:value-type="string">
            <text:p>0x3CE7</text:p>
          </table:table-cell>
          <table:table-cell table:formula="of:=CONCATENATE(&quot;case &quot;;[.A233];&quot;: return &quot;;[.I233];&quot;;&quot;)" office:value-type="string" office:string-value="case 231: return 0xE73C;" calcext:value-type="string">
            <text:p>case 231: return 0xE73C;</text:p>
          </table:table-cell>
          <table:table-cell table:formula="of:=CONCATENATE([.I233];&quot;,&quot;)" office:value-type="string" office:string-value="0xE73C," calcext:value-type="string">
            <text:p>0xE73C,</text:p>
          </table:table-cell>
          <table:table-cell table:style-name="ce2" table:formula="of:=CONCATENATE(&quot;0x&quot;;DEC2HEX([.G233];2);&quot;,&quot;)" office:value-type="string" office:string-value="0xE7," calcext:value-type="string">
            <text:p>0xE7,</text:p>
          </table:table-cell>
          <table:table-cell table:style-name="ce2" table:formula="of:=CONCATENATE(&quot;0x&quot;;DEC2HEX([.H233];2);&quot;,&quot;)" office:value-type="string" office:string-value="0x3C," calcext:value-type="string">
            <text:p>0x3C,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HEX([.A234])" office:value-type="string" office:string-value="E8" calcext:value-type="string">
            <text:p>E8</text:p>
          </table:table-cell>
          <table:table-cell table:style-name="ce1" table:formula="of:=BITAND([.A234]; 248)" office:value-type="float" office:value="232" calcext:value-type="float">
            <text:p>232</text:p>
          </table:table-cell>
          <table:table-cell table:style-name="ce1" table:formula="of:=BITRSHIFT([.A234]; 5)" office:value-type="float" office:value="7" calcext:value-type="float">
            <text:p>7</text:p>
          </table:table-cell>
          <table:table-cell table:style-name="ce1" table:formula="of:=BITAND(BITLSHIFT([.A234]; 3); 224)" office:value-type="float" office:value="64" calcext:value-type="float">
            <text:p>64</text:p>
          </table:table-cell>
          <table:table-cell table:style-name="ce1" table:formula="of:=BITAND(BITRSHIFT([.A234]; 3); 31)" office:value-type="float" office:value="29" calcext:value-type="float">
            <text:p>29</text:p>
          </table:table-cell>
          <table:table-cell table:style-name="ce1" table:formula="of:=BITOR([.C234];[.D234])" office:value-type="float" office:value="239" calcext:value-type="float">
            <text:p>239</text:p>
          </table:table-cell>
          <table:table-cell table:style-name="ce1" table:formula="of:=BITOR([.E234];[.F234])" office:value-type="float" office:value="93" calcext:value-type="float">
            <text:p>93</text:p>
          </table:table-cell>
          <table:table-cell table:style-name="ce2" table:formula="of:=CONCATENATE(&quot;0x&quot;;DEC2HEX([.G234];2);DEC2HEX([.H234];2))" office:value-type="string" office:string-value="0xEF5D" calcext:value-type="string">
            <text:p>0xEF5D</text:p>
          </table:table-cell>
          <table:table-cell table:style-name="ce2" table:formula="of:=CONCATENATE(&quot;0x&quot;;DEC2HEX([.H234];2);DEC2HEX([.G234];2))" office:value-type="string" office:string-value="0x5DEF" calcext:value-type="string">
            <text:p>0x5DEF</text:p>
          </table:table-cell>
          <table:table-cell table:formula="of:=CONCATENATE(&quot;case &quot;;[.A234];&quot;: return &quot;;[.I234];&quot;;&quot;)" office:value-type="string" office:string-value="case 232: return 0xEF5D;" calcext:value-type="string">
            <text:p>case 232: return 0xEF5D;</text:p>
          </table:table-cell>
          <table:table-cell table:formula="of:=CONCATENATE([.I234];&quot;,&quot;)" office:value-type="string" office:string-value="0xEF5D," calcext:value-type="string">
            <text:p>0xEF5D,</text:p>
          </table:table-cell>
          <table:table-cell table:style-name="ce2" table:formula="of:=CONCATENATE(&quot;0x&quot;;DEC2HEX([.G234];2);&quot;,&quot;)" office:value-type="string" office:string-value="0xEF," calcext:value-type="string">
            <text:p>0xEF,</text:p>
          </table:table-cell>
          <table:table-cell table:style-name="ce2" table:formula="of:=CONCATENATE(&quot;0x&quot;;DEC2HEX([.H234];2);&quot;,&quot;)" office:value-type="string" office:string-value="0x5D," calcext:value-type="string">
            <text:p>0x5D,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HEX([.A235])" office:value-type="string" office:string-value="E9" calcext:value-type="string">
            <text:p>E9</text:p>
          </table:table-cell>
          <table:table-cell table:style-name="ce1" table:formula="of:=BITAND([.A235]; 248)" office:value-type="float" office:value="232" calcext:value-type="float">
            <text:p>232</text:p>
          </table:table-cell>
          <table:table-cell table:style-name="ce1" table:formula="of:=BITRSHIFT([.A235]; 5)" office:value-type="float" office:value="7" calcext:value-type="float">
            <text:p>7</text:p>
          </table:table-cell>
          <table:table-cell table:style-name="ce1" table:formula="of:=BITAND(BITLSHIFT([.A235]; 3); 224)" office:value-type="float" office:value="64" calcext:value-type="float">
            <text:p>64</text:p>
          </table:table-cell>
          <table:table-cell table:style-name="ce1" table:formula="of:=BITAND(BITRSHIFT([.A235]; 3); 31)" office:value-type="float" office:value="29" calcext:value-type="float">
            <text:p>29</text:p>
          </table:table-cell>
          <table:table-cell table:style-name="ce1" table:formula="of:=BITOR([.C235];[.D235])" office:value-type="float" office:value="239" calcext:value-type="float">
            <text:p>239</text:p>
          </table:table-cell>
          <table:table-cell table:style-name="ce1" table:formula="of:=BITOR([.E235];[.F235])" office:value-type="float" office:value="93" calcext:value-type="float">
            <text:p>93</text:p>
          </table:table-cell>
          <table:table-cell table:style-name="ce2" table:formula="of:=CONCATENATE(&quot;0x&quot;;DEC2HEX([.G235];2);DEC2HEX([.H235];2))" office:value-type="string" office:string-value="0xEF5D" calcext:value-type="string">
            <text:p>0xEF5D</text:p>
          </table:table-cell>
          <table:table-cell table:style-name="ce2" table:formula="of:=CONCATENATE(&quot;0x&quot;;DEC2HEX([.H235];2);DEC2HEX([.G235];2))" office:value-type="string" office:string-value="0x5DEF" calcext:value-type="string">
            <text:p>0x5DEF</text:p>
          </table:table-cell>
          <table:table-cell table:formula="of:=CONCATENATE(&quot;case &quot;;[.A235];&quot;: return &quot;;[.I235];&quot;;&quot;)" office:value-type="string" office:string-value="case 233: return 0xEF5D;" calcext:value-type="string">
            <text:p>case 233: return 0xEF5D;</text:p>
          </table:table-cell>
          <table:table-cell table:formula="of:=CONCATENATE([.I235];&quot;,&quot;)" office:value-type="string" office:string-value="0xEF5D," calcext:value-type="string">
            <text:p>0xEF5D,</text:p>
          </table:table-cell>
          <table:table-cell table:style-name="ce2" table:formula="of:=CONCATENATE(&quot;0x&quot;;DEC2HEX([.G235];2);&quot;,&quot;)" office:value-type="string" office:string-value="0xEF," calcext:value-type="string">
            <text:p>0xEF,</text:p>
          </table:table-cell>
          <table:table-cell table:style-name="ce2" table:formula="of:=CONCATENATE(&quot;0x&quot;;DEC2HEX([.H235];2);&quot;,&quot;)" office:value-type="string" office:string-value="0x5D," calcext:value-type="string">
            <text:p>0x5D,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HEX([.A236])" office:value-type="string" office:string-value="EA" calcext:value-type="string">
            <text:p>EA</text:p>
          </table:table-cell>
          <table:table-cell table:style-name="ce1" table:formula="of:=BITAND([.A236]; 248)" office:value-type="float" office:value="232" calcext:value-type="float">
            <text:p>232</text:p>
          </table:table-cell>
          <table:table-cell table:style-name="ce1" table:formula="of:=BITRSHIFT([.A236]; 5)" office:value-type="float" office:value="7" calcext:value-type="float">
            <text:p>7</text:p>
          </table:table-cell>
          <table:table-cell table:style-name="ce1" table:formula="of:=BITAND(BITLSHIFT([.A236]; 3); 224)" office:value-type="float" office:value="64" calcext:value-type="float">
            <text:p>64</text:p>
          </table:table-cell>
          <table:table-cell table:style-name="ce1" table:formula="of:=BITAND(BITRSHIFT([.A236]; 3); 31)" office:value-type="float" office:value="29" calcext:value-type="float">
            <text:p>29</text:p>
          </table:table-cell>
          <table:table-cell table:style-name="ce1" table:formula="of:=BITOR([.C236];[.D236])" office:value-type="float" office:value="239" calcext:value-type="float">
            <text:p>239</text:p>
          </table:table-cell>
          <table:table-cell table:style-name="ce1" table:formula="of:=BITOR([.E236];[.F236])" office:value-type="float" office:value="93" calcext:value-type="float">
            <text:p>93</text:p>
          </table:table-cell>
          <table:table-cell table:style-name="ce2" table:formula="of:=CONCATENATE(&quot;0x&quot;;DEC2HEX([.G236];2);DEC2HEX([.H236];2))" office:value-type="string" office:string-value="0xEF5D" calcext:value-type="string">
            <text:p>0xEF5D</text:p>
          </table:table-cell>
          <table:table-cell table:style-name="ce2" table:formula="of:=CONCATENATE(&quot;0x&quot;;DEC2HEX([.H236];2);DEC2HEX([.G236];2))" office:value-type="string" office:string-value="0x5DEF" calcext:value-type="string">
            <text:p>0x5DEF</text:p>
          </table:table-cell>
          <table:table-cell table:formula="of:=CONCATENATE(&quot;case &quot;;[.A236];&quot;: return &quot;;[.I236];&quot;;&quot;)" office:value-type="string" office:string-value="case 234: return 0xEF5D;" calcext:value-type="string">
            <text:p>case 234: return 0xEF5D;</text:p>
          </table:table-cell>
          <table:table-cell table:formula="of:=CONCATENATE([.I236];&quot;,&quot;)" office:value-type="string" office:string-value="0xEF5D," calcext:value-type="string">
            <text:p>0xEF5D,</text:p>
          </table:table-cell>
          <table:table-cell table:style-name="ce2" table:formula="of:=CONCATENATE(&quot;0x&quot;;DEC2HEX([.G236];2);&quot;,&quot;)" office:value-type="string" office:string-value="0xEF," calcext:value-type="string">
            <text:p>0xEF,</text:p>
          </table:table-cell>
          <table:table-cell table:style-name="ce2" table:formula="of:=CONCATENATE(&quot;0x&quot;;DEC2HEX([.H236];2);&quot;,&quot;)" office:value-type="string" office:string-value="0x5D," calcext:value-type="string">
            <text:p>0x5D,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HEX([.A237])" office:value-type="string" office:string-value="EB" calcext:value-type="string">
            <text:p>EB</text:p>
          </table:table-cell>
          <table:table-cell table:style-name="ce1" table:formula="of:=BITAND([.A237]; 248)" office:value-type="float" office:value="232" calcext:value-type="float">
            <text:p>232</text:p>
          </table:table-cell>
          <table:table-cell table:style-name="ce1" table:formula="of:=BITRSHIFT([.A237]; 5)" office:value-type="float" office:value="7" calcext:value-type="float">
            <text:p>7</text:p>
          </table:table-cell>
          <table:table-cell table:style-name="ce1" table:formula="of:=BITAND(BITLSHIFT([.A237]; 3); 224)" office:value-type="float" office:value="64" calcext:value-type="float">
            <text:p>64</text:p>
          </table:table-cell>
          <table:table-cell table:style-name="ce1" table:formula="of:=BITAND(BITRSHIFT([.A237]; 3); 31)" office:value-type="float" office:value="29" calcext:value-type="float">
            <text:p>29</text:p>
          </table:table-cell>
          <table:table-cell table:style-name="ce1" table:formula="of:=BITOR([.C237];[.D237])" office:value-type="float" office:value="239" calcext:value-type="float">
            <text:p>239</text:p>
          </table:table-cell>
          <table:table-cell table:style-name="ce1" table:formula="of:=BITOR([.E237];[.F237])" office:value-type="float" office:value="93" calcext:value-type="float">
            <text:p>93</text:p>
          </table:table-cell>
          <table:table-cell table:style-name="ce2" table:formula="of:=CONCATENATE(&quot;0x&quot;;DEC2HEX([.G237];2);DEC2HEX([.H237];2))" office:value-type="string" office:string-value="0xEF5D" calcext:value-type="string">
            <text:p>0xEF5D</text:p>
          </table:table-cell>
          <table:table-cell table:style-name="ce2" table:formula="of:=CONCATENATE(&quot;0x&quot;;DEC2HEX([.H237];2);DEC2HEX([.G237];2))" office:value-type="string" office:string-value="0x5DEF" calcext:value-type="string">
            <text:p>0x5DEF</text:p>
          </table:table-cell>
          <table:table-cell table:formula="of:=CONCATENATE(&quot;case &quot;;[.A237];&quot;: return &quot;;[.I237];&quot;;&quot;)" office:value-type="string" office:string-value="case 235: return 0xEF5D;" calcext:value-type="string">
            <text:p>case 235: return 0xEF5D;</text:p>
          </table:table-cell>
          <table:table-cell table:formula="of:=CONCATENATE([.I237];&quot;,&quot;)" office:value-type="string" office:string-value="0xEF5D," calcext:value-type="string">
            <text:p>0xEF5D,</text:p>
          </table:table-cell>
          <table:table-cell table:style-name="ce2" table:formula="of:=CONCATENATE(&quot;0x&quot;;DEC2HEX([.G237];2);&quot;,&quot;)" office:value-type="string" office:string-value="0xEF," calcext:value-type="string">
            <text:p>0xEF,</text:p>
          </table:table-cell>
          <table:table-cell table:style-name="ce2" table:formula="of:=CONCATENATE(&quot;0x&quot;;DEC2HEX([.H237];2);&quot;,&quot;)" office:value-type="string" office:string-value="0x5D," calcext:value-type="string">
            <text:p>0x5D,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HEX([.A238])" office:value-type="string" office:string-value="EC" calcext:value-type="string">
            <text:p>EC</text:p>
          </table:table-cell>
          <table:table-cell table:style-name="ce1" table:formula="of:=BITAND([.A238]; 248)" office:value-type="float" office:value="232" calcext:value-type="float">
            <text:p>232</text:p>
          </table:table-cell>
          <table:table-cell table:style-name="ce1" table:formula="of:=BITRSHIFT([.A238]; 5)" office:value-type="float" office:value="7" calcext:value-type="float">
            <text:p>7</text:p>
          </table:table-cell>
          <table:table-cell table:style-name="ce1" table:formula="of:=BITAND(BITLSHIFT([.A238]; 3); 224)" office:value-type="float" office:value="96" calcext:value-type="float">
            <text:p>96</text:p>
          </table:table-cell>
          <table:table-cell table:style-name="ce1" table:formula="of:=BITAND(BITRSHIFT([.A238]; 3); 31)" office:value-type="float" office:value="29" calcext:value-type="float">
            <text:p>29</text:p>
          </table:table-cell>
          <table:table-cell table:style-name="ce1" table:formula="of:=BITOR([.C238];[.D238])" office:value-type="float" office:value="239" calcext:value-type="float">
            <text:p>239</text:p>
          </table:table-cell>
          <table:table-cell table:style-name="ce1" table:formula="of:=BITOR([.E238];[.F238])" office:value-type="float" office:value="125" calcext:value-type="float">
            <text:p>125</text:p>
          </table:table-cell>
          <table:table-cell table:style-name="ce2" table:formula="of:=CONCATENATE(&quot;0x&quot;;DEC2HEX([.G238];2);DEC2HEX([.H238];2))" office:value-type="string" office:string-value="0xEF7D" calcext:value-type="string">
            <text:p>0xEF7D</text:p>
          </table:table-cell>
          <table:table-cell table:style-name="ce2" table:formula="of:=CONCATENATE(&quot;0x&quot;;DEC2HEX([.H238];2);DEC2HEX([.G238];2))" office:value-type="string" office:string-value="0x7DEF" calcext:value-type="string">
            <text:p>0x7DEF</text:p>
          </table:table-cell>
          <table:table-cell table:formula="of:=CONCATENATE(&quot;case &quot;;[.A238];&quot;: return &quot;;[.I238];&quot;;&quot;)" office:value-type="string" office:string-value="case 236: return 0xEF7D;" calcext:value-type="string">
            <text:p>case 236: return 0xEF7D;</text:p>
          </table:table-cell>
          <table:table-cell table:formula="of:=CONCATENATE([.I238];&quot;,&quot;)" office:value-type="string" office:string-value="0xEF7D," calcext:value-type="string">
            <text:p>0xEF7D,</text:p>
          </table:table-cell>
          <table:table-cell table:style-name="ce2" table:formula="of:=CONCATENATE(&quot;0x&quot;;DEC2HEX([.G238];2);&quot;,&quot;)" office:value-type="string" office:string-value="0xEF," calcext:value-type="string">
            <text:p>0xEF,</text:p>
          </table:table-cell>
          <table:table-cell table:style-name="ce2" table:formula="of:=CONCATENATE(&quot;0x&quot;;DEC2HEX([.H238];2);&quot;,&quot;)" office:value-type="string" office:string-value="0x7D," calcext:value-type="string">
            <text:p>0x7D,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HEX([.A239])" office:value-type="string" office:string-value="ED" calcext:value-type="string">
            <text:p>ED</text:p>
          </table:table-cell>
          <table:table-cell table:style-name="ce1" table:formula="of:=BITAND([.A239]; 248)" office:value-type="float" office:value="232" calcext:value-type="float">
            <text:p>232</text:p>
          </table:table-cell>
          <table:table-cell table:style-name="ce1" table:formula="of:=BITRSHIFT([.A239]; 5)" office:value-type="float" office:value="7" calcext:value-type="float">
            <text:p>7</text:p>
          </table:table-cell>
          <table:table-cell table:style-name="ce1" table:formula="of:=BITAND(BITLSHIFT([.A239]; 3); 224)" office:value-type="float" office:value="96" calcext:value-type="float">
            <text:p>96</text:p>
          </table:table-cell>
          <table:table-cell table:style-name="ce1" table:formula="of:=BITAND(BITRSHIFT([.A239]; 3); 31)" office:value-type="float" office:value="29" calcext:value-type="float">
            <text:p>29</text:p>
          </table:table-cell>
          <table:table-cell table:style-name="ce1" table:formula="of:=BITOR([.C239];[.D239])" office:value-type="float" office:value="239" calcext:value-type="float">
            <text:p>239</text:p>
          </table:table-cell>
          <table:table-cell table:style-name="ce1" table:formula="of:=BITOR([.E239];[.F239])" office:value-type="float" office:value="125" calcext:value-type="float">
            <text:p>125</text:p>
          </table:table-cell>
          <table:table-cell table:style-name="ce2" table:formula="of:=CONCATENATE(&quot;0x&quot;;DEC2HEX([.G239];2);DEC2HEX([.H239];2))" office:value-type="string" office:string-value="0xEF7D" calcext:value-type="string">
            <text:p>0xEF7D</text:p>
          </table:table-cell>
          <table:table-cell table:style-name="ce2" table:formula="of:=CONCATENATE(&quot;0x&quot;;DEC2HEX([.H239];2);DEC2HEX([.G239];2))" office:value-type="string" office:string-value="0x7DEF" calcext:value-type="string">
            <text:p>0x7DEF</text:p>
          </table:table-cell>
          <table:table-cell table:formula="of:=CONCATENATE(&quot;case &quot;;[.A239];&quot;: return &quot;;[.I239];&quot;;&quot;)" office:value-type="string" office:string-value="case 237: return 0xEF7D;" calcext:value-type="string">
            <text:p>case 237: return 0xEF7D;</text:p>
          </table:table-cell>
          <table:table-cell table:formula="of:=CONCATENATE([.I239];&quot;,&quot;)" office:value-type="string" office:string-value="0xEF7D," calcext:value-type="string">
            <text:p>0xEF7D,</text:p>
          </table:table-cell>
          <table:table-cell table:style-name="ce2" table:formula="of:=CONCATENATE(&quot;0x&quot;;DEC2HEX([.G239];2);&quot;,&quot;)" office:value-type="string" office:string-value="0xEF," calcext:value-type="string">
            <text:p>0xEF,</text:p>
          </table:table-cell>
          <table:table-cell table:style-name="ce2" table:formula="of:=CONCATENATE(&quot;0x&quot;;DEC2HEX([.H239];2);&quot;,&quot;)" office:value-type="string" office:string-value="0x7D," calcext:value-type="string">
            <text:p>0x7D,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HEX([.A240])" office:value-type="string" office:string-value="EE" calcext:value-type="string">
            <text:p>EE</text:p>
          </table:table-cell>
          <table:table-cell table:style-name="ce1" table:formula="of:=BITAND([.A240]; 248)" office:value-type="float" office:value="232" calcext:value-type="float">
            <text:p>232</text:p>
          </table:table-cell>
          <table:table-cell table:style-name="ce1" table:formula="of:=BITRSHIFT([.A240]; 5)" office:value-type="float" office:value="7" calcext:value-type="float">
            <text:p>7</text:p>
          </table:table-cell>
          <table:table-cell table:style-name="ce1" table:formula="of:=BITAND(BITLSHIFT([.A240]; 3); 224)" office:value-type="float" office:value="96" calcext:value-type="float">
            <text:p>96</text:p>
          </table:table-cell>
          <table:table-cell table:style-name="ce1" table:formula="of:=BITAND(BITRSHIFT([.A240]; 3); 31)" office:value-type="float" office:value="29" calcext:value-type="float">
            <text:p>29</text:p>
          </table:table-cell>
          <table:table-cell table:style-name="ce1" table:formula="of:=BITOR([.C240];[.D240])" office:value-type="float" office:value="239" calcext:value-type="float">
            <text:p>239</text:p>
          </table:table-cell>
          <table:table-cell table:style-name="ce1" table:formula="of:=BITOR([.E240];[.F240])" office:value-type="float" office:value="125" calcext:value-type="float">
            <text:p>125</text:p>
          </table:table-cell>
          <table:table-cell table:style-name="ce2" table:formula="of:=CONCATENATE(&quot;0x&quot;;DEC2HEX([.G240];2);DEC2HEX([.H240];2))" office:value-type="string" office:string-value="0xEF7D" calcext:value-type="string">
            <text:p>0xEF7D</text:p>
          </table:table-cell>
          <table:table-cell table:style-name="ce2" table:formula="of:=CONCATENATE(&quot;0x&quot;;DEC2HEX([.H240];2);DEC2HEX([.G240];2))" office:value-type="string" office:string-value="0x7DEF" calcext:value-type="string">
            <text:p>0x7DEF</text:p>
          </table:table-cell>
          <table:table-cell table:formula="of:=CONCATENATE(&quot;case &quot;;[.A240];&quot;: return &quot;;[.I240];&quot;;&quot;)" office:value-type="string" office:string-value="case 238: return 0xEF7D;" calcext:value-type="string">
            <text:p>case 238: return 0xEF7D;</text:p>
          </table:table-cell>
          <table:table-cell table:formula="of:=CONCATENATE([.I240];&quot;,&quot;)" office:value-type="string" office:string-value="0xEF7D," calcext:value-type="string">
            <text:p>0xEF7D,</text:p>
          </table:table-cell>
          <table:table-cell table:style-name="ce2" table:formula="of:=CONCATENATE(&quot;0x&quot;;DEC2HEX([.G240];2);&quot;,&quot;)" office:value-type="string" office:string-value="0xEF," calcext:value-type="string">
            <text:p>0xEF,</text:p>
          </table:table-cell>
          <table:table-cell table:style-name="ce2" table:formula="of:=CONCATENATE(&quot;0x&quot;;DEC2HEX([.H240];2);&quot;,&quot;)" office:value-type="string" office:string-value="0x7D," calcext:value-type="string">
            <text:p>0x7D,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HEX([.A241])" office:value-type="string" office:string-value="EF" calcext:value-type="string">
            <text:p>EF</text:p>
          </table:table-cell>
          <table:table-cell table:style-name="ce1" table:formula="of:=BITAND([.A241]; 248)" office:value-type="float" office:value="232" calcext:value-type="float">
            <text:p>232</text:p>
          </table:table-cell>
          <table:table-cell table:style-name="ce1" table:formula="of:=BITRSHIFT([.A241]; 5)" office:value-type="float" office:value="7" calcext:value-type="float">
            <text:p>7</text:p>
          </table:table-cell>
          <table:table-cell table:style-name="ce1" table:formula="of:=BITAND(BITLSHIFT([.A241]; 3); 224)" office:value-type="float" office:value="96" calcext:value-type="float">
            <text:p>96</text:p>
          </table:table-cell>
          <table:table-cell table:style-name="ce1" table:formula="of:=BITAND(BITRSHIFT([.A241]; 3); 31)" office:value-type="float" office:value="29" calcext:value-type="float">
            <text:p>29</text:p>
          </table:table-cell>
          <table:table-cell table:style-name="ce1" table:formula="of:=BITOR([.C241];[.D241])" office:value-type="float" office:value="239" calcext:value-type="float">
            <text:p>239</text:p>
          </table:table-cell>
          <table:table-cell table:style-name="ce1" table:formula="of:=BITOR([.E241];[.F241])" office:value-type="float" office:value="125" calcext:value-type="float">
            <text:p>125</text:p>
          </table:table-cell>
          <table:table-cell table:style-name="ce2" table:formula="of:=CONCATENATE(&quot;0x&quot;;DEC2HEX([.G241];2);DEC2HEX([.H241];2))" office:value-type="string" office:string-value="0xEF7D" calcext:value-type="string">
            <text:p>0xEF7D</text:p>
          </table:table-cell>
          <table:table-cell table:style-name="ce2" table:formula="of:=CONCATENATE(&quot;0x&quot;;DEC2HEX([.H241];2);DEC2HEX([.G241];2))" office:value-type="string" office:string-value="0x7DEF" calcext:value-type="string">
            <text:p>0x7DEF</text:p>
          </table:table-cell>
          <table:table-cell table:formula="of:=CONCATENATE(&quot;case &quot;;[.A241];&quot;: return &quot;;[.I241];&quot;;&quot;)" office:value-type="string" office:string-value="case 239: return 0xEF7D;" calcext:value-type="string">
            <text:p>case 239: return 0xEF7D;</text:p>
          </table:table-cell>
          <table:table-cell table:formula="of:=CONCATENATE([.I241];&quot;,&quot;)" office:value-type="string" office:string-value="0xEF7D," calcext:value-type="string">
            <text:p>0xEF7D,</text:p>
          </table:table-cell>
          <table:table-cell table:style-name="ce2" table:formula="of:=CONCATENATE(&quot;0x&quot;;DEC2HEX([.G241];2);&quot;,&quot;)" office:value-type="string" office:string-value="0xEF," calcext:value-type="string">
            <text:p>0xEF,</text:p>
          </table:table-cell>
          <table:table-cell table:style-name="ce2" table:formula="of:=CONCATENATE(&quot;0x&quot;;DEC2HEX([.H241];2);&quot;,&quot;)" office:value-type="string" office:string-value="0x7D," calcext:value-type="string">
            <text:p>0x7D,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HEX([.A242])" office:value-type="string" office:string-value="F0" calcext:value-type="string">
            <text:p>F0</text:p>
          </table:table-cell>
          <table:table-cell table:style-name="ce1" table:formula="of:=BITAND([.A242]; 248)" office:value-type="float" office:value="240" calcext:value-type="float">
            <text:p>240</text:p>
          </table:table-cell>
          <table:table-cell table:style-name="ce1" table:formula="of:=BITRSHIFT([.A242]; 5)" office:value-type="float" office:value="7" calcext:value-type="float">
            <text:p>7</text:p>
          </table:table-cell>
          <table:table-cell table:style-name="ce1" table:formula="of:=BITAND(BITLSHIFT([.A242]; 3); 224)" office:value-type="float" office:value="128" calcext:value-type="float">
            <text:p>128</text:p>
          </table:table-cell>
          <table:table-cell table:style-name="ce1" table:formula="of:=BITAND(BITRSHIFT([.A242]; 3); 31)" office:value-type="float" office:value="30" calcext:value-type="float">
            <text:p>30</text:p>
          </table:table-cell>
          <table:table-cell table:style-name="ce1" table:formula="of:=BITOR([.C242];[.D242])" office:value-type="float" office:value="247" calcext:value-type="float">
            <text:p>247</text:p>
          </table:table-cell>
          <table:table-cell table:style-name="ce1" table:formula="of:=BITOR([.E242];[.F242])" office:value-type="float" office:value="158" calcext:value-type="float">
            <text:p>158</text:p>
          </table:table-cell>
          <table:table-cell table:style-name="ce2" table:formula="of:=CONCATENATE(&quot;0x&quot;;DEC2HEX([.G242];2);DEC2HEX([.H242];2))" office:value-type="string" office:string-value="0xF79E" calcext:value-type="string">
            <text:p>0xF79E</text:p>
          </table:table-cell>
          <table:table-cell table:style-name="ce2" table:formula="of:=CONCATENATE(&quot;0x&quot;;DEC2HEX([.H242];2);DEC2HEX([.G242];2))" office:value-type="string" office:string-value="0x9EF7" calcext:value-type="string">
            <text:p>0x9EF7</text:p>
          </table:table-cell>
          <table:table-cell table:formula="of:=CONCATENATE(&quot;case &quot;;[.A242];&quot;: return &quot;;[.I242];&quot;;&quot;)" office:value-type="string" office:string-value="case 240: return 0xF79E;" calcext:value-type="string">
            <text:p>case 240: return 0xF79E;</text:p>
          </table:table-cell>
          <table:table-cell table:formula="of:=CONCATENATE([.I242];&quot;,&quot;)" office:value-type="string" office:string-value="0xF79E," calcext:value-type="string">
            <text:p>0xF79E,</text:p>
          </table:table-cell>
          <table:table-cell table:style-name="ce2" table:formula="of:=CONCATENATE(&quot;0x&quot;;DEC2HEX([.G242];2);&quot;,&quot;)" office:value-type="string" office:string-value="0xF7," calcext:value-type="string">
            <text:p>0xF7,</text:p>
          </table:table-cell>
          <table:table-cell table:style-name="ce2" table:formula="of:=CONCATENATE(&quot;0x&quot;;DEC2HEX([.H242];2);&quot;,&quot;)" office:value-type="string" office:string-value="0x9E," calcext:value-type="string">
            <text:p>0x9E,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HEX([.A243])" office:value-type="string" office:string-value="F1" calcext:value-type="string">
            <text:p>F1</text:p>
          </table:table-cell>
          <table:table-cell table:style-name="ce1" table:formula="of:=BITAND([.A243]; 248)" office:value-type="float" office:value="240" calcext:value-type="float">
            <text:p>240</text:p>
          </table:table-cell>
          <table:table-cell table:style-name="ce1" table:formula="of:=BITRSHIFT([.A243]; 5)" office:value-type="float" office:value="7" calcext:value-type="float">
            <text:p>7</text:p>
          </table:table-cell>
          <table:table-cell table:style-name="ce1" table:formula="of:=BITAND(BITLSHIFT([.A243]; 3); 224)" office:value-type="float" office:value="128" calcext:value-type="float">
            <text:p>128</text:p>
          </table:table-cell>
          <table:table-cell table:style-name="ce1" table:formula="of:=BITAND(BITRSHIFT([.A243]; 3); 31)" office:value-type="float" office:value="30" calcext:value-type="float">
            <text:p>30</text:p>
          </table:table-cell>
          <table:table-cell table:style-name="ce1" table:formula="of:=BITOR([.C243];[.D243])" office:value-type="float" office:value="247" calcext:value-type="float">
            <text:p>247</text:p>
          </table:table-cell>
          <table:table-cell table:style-name="ce1" table:formula="of:=BITOR([.E243];[.F243])" office:value-type="float" office:value="158" calcext:value-type="float">
            <text:p>158</text:p>
          </table:table-cell>
          <table:table-cell table:style-name="ce2" table:formula="of:=CONCATENATE(&quot;0x&quot;;DEC2HEX([.G243];2);DEC2HEX([.H243];2))" office:value-type="string" office:string-value="0xF79E" calcext:value-type="string">
            <text:p>0xF79E</text:p>
          </table:table-cell>
          <table:table-cell table:style-name="ce2" table:formula="of:=CONCATENATE(&quot;0x&quot;;DEC2HEX([.H243];2);DEC2HEX([.G243];2))" office:value-type="string" office:string-value="0x9EF7" calcext:value-type="string">
            <text:p>0x9EF7</text:p>
          </table:table-cell>
          <table:table-cell table:formula="of:=CONCATENATE(&quot;case &quot;;[.A243];&quot;: return &quot;;[.I243];&quot;;&quot;)" office:value-type="string" office:string-value="case 241: return 0xF79E;" calcext:value-type="string">
            <text:p>case 241: return 0xF79E;</text:p>
          </table:table-cell>
          <table:table-cell table:formula="of:=CONCATENATE([.I243];&quot;,&quot;)" office:value-type="string" office:string-value="0xF79E," calcext:value-type="string">
            <text:p>0xF79E,</text:p>
          </table:table-cell>
          <table:table-cell table:style-name="ce2" table:formula="of:=CONCATENATE(&quot;0x&quot;;DEC2HEX([.G243];2);&quot;,&quot;)" office:value-type="string" office:string-value="0xF7," calcext:value-type="string">
            <text:p>0xF7,</text:p>
          </table:table-cell>
          <table:table-cell table:style-name="ce2" table:formula="of:=CONCATENATE(&quot;0x&quot;;DEC2HEX([.H243];2);&quot;,&quot;)" office:value-type="string" office:string-value="0x9E," calcext:value-type="string">
            <text:p>0x9E,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HEX([.A244])" office:value-type="string" office:string-value="F2" calcext:value-type="string">
            <text:p>F2</text:p>
          </table:table-cell>
          <table:table-cell table:style-name="ce1" table:formula="of:=BITAND([.A244]; 248)" office:value-type="float" office:value="240" calcext:value-type="float">
            <text:p>240</text:p>
          </table:table-cell>
          <table:table-cell table:style-name="ce1" table:formula="of:=BITRSHIFT([.A244]; 5)" office:value-type="float" office:value="7" calcext:value-type="float">
            <text:p>7</text:p>
          </table:table-cell>
          <table:table-cell table:style-name="ce1" table:formula="of:=BITAND(BITLSHIFT([.A244]; 3); 224)" office:value-type="float" office:value="128" calcext:value-type="float">
            <text:p>128</text:p>
          </table:table-cell>
          <table:table-cell table:style-name="ce1" table:formula="of:=BITAND(BITRSHIFT([.A244]; 3); 31)" office:value-type="float" office:value="30" calcext:value-type="float">
            <text:p>30</text:p>
          </table:table-cell>
          <table:table-cell table:style-name="ce1" table:formula="of:=BITOR([.C244];[.D244])" office:value-type="float" office:value="247" calcext:value-type="float">
            <text:p>247</text:p>
          </table:table-cell>
          <table:table-cell table:style-name="ce1" table:formula="of:=BITOR([.E244];[.F244])" office:value-type="float" office:value="158" calcext:value-type="float">
            <text:p>158</text:p>
          </table:table-cell>
          <table:table-cell table:style-name="ce2" table:formula="of:=CONCATENATE(&quot;0x&quot;;DEC2HEX([.G244];2);DEC2HEX([.H244];2))" office:value-type="string" office:string-value="0xF79E" calcext:value-type="string">
            <text:p>0xF79E</text:p>
          </table:table-cell>
          <table:table-cell table:style-name="ce2" table:formula="of:=CONCATENATE(&quot;0x&quot;;DEC2HEX([.H244];2);DEC2HEX([.G244];2))" office:value-type="string" office:string-value="0x9EF7" calcext:value-type="string">
            <text:p>0x9EF7</text:p>
          </table:table-cell>
          <table:table-cell table:formula="of:=CONCATENATE(&quot;case &quot;;[.A244];&quot;: return &quot;;[.I244];&quot;;&quot;)" office:value-type="string" office:string-value="case 242: return 0xF79E;" calcext:value-type="string">
            <text:p>case 242: return 0xF79E;</text:p>
          </table:table-cell>
          <table:table-cell table:formula="of:=CONCATENATE([.I244];&quot;,&quot;)" office:value-type="string" office:string-value="0xF79E," calcext:value-type="string">
            <text:p>0xF79E,</text:p>
          </table:table-cell>
          <table:table-cell table:style-name="ce2" table:formula="of:=CONCATENATE(&quot;0x&quot;;DEC2HEX([.G244];2);&quot;,&quot;)" office:value-type="string" office:string-value="0xF7," calcext:value-type="string">
            <text:p>0xF7,</text:p>
          </table:table-cell>
          <table:table-cell table:style-name="ce2" table:formula="of:=CONCATENATE(&quot;0x&quot;;DEC2HEX([.H244];2);&quot;,&quot;)" office:value-type="string" office:string-value="0x9E," calcext:value-type="string">
            <text:p>0x9E,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HEX([.A245])" office:value-type="string" office:string-value="F3" calcext:value-type="string">
            <text:p>F3</text:p>
          </table:table-cell>
          <table:table-cell table:style-name="ce1" table:formula="of:=BITAND([.A245]; 248)" office:value-type="float" office:value="240" calcext:value-type="float">
            <text:p>240</text:p>
          </table:table-cell>
          <table:table-cell table:style-name="ce1" table:formula="of:=BITRSHIFT([.A245]; 5)" office:value-type="float" office:value="7" calcext:value-type="float">
            <text:p>7</text:p>
          </table:table-cell>
          <table:table-cell table:style-name="ce1" table:formula="of:=BITAND(BITLSHIFT([.A245]; 3); 224)" office:value-type="float" office:value="128" calcext:value-type="float">
            <text:p>128</text:p>
          </table:table-cell>
          <table:table-cell table:style-name="ce1" table:formula="of:=BITAND(BITRSHIFT([.A245]; 3); 31)" office:value-type="float" office:value="30" calcext:value-type="float">
            <text:p>30</text:p>
          </table:table-cell>
          <table:table-cell table:style-name="ce1" table:formula="of:=BITOR([.C245];[.D245])" office:value-type="float" office:value="247" calcext:value-type="float">
            <text:p>247</text:p>
          </table:table-cell>
          <table:table-cell table:style-name="ce1" table:formula="of:=BITOR([.E245];[.F245])" office:value-type="float" office:value="158" calcext:value-type="float">
            <text:p>158</text:p>
          </table:table-cell>
          <table:table-cell table:style-name="ce2" table:formula="of:=CONCATENATE(&quot;0x&quot;;DEC2HEX([.G245];2);DEC2HEX([.H245];2))" office:value-type="string" office:string-value="0xF79E" calcext:value-type="string">
            <text:p>0xF79E</text:p>
          </table:table-cell>
          <table:table-cell table:style-name="ce2" table:formula="of:=CONCATENATE(&quot;0x&quot;;DEC2HEX([.H245];2);DEC2HEX([.G245];2))" office:value-type="string" office:string-value="0x9EF7" calcext:value-type="string">
            <text:p>0x9EF7</text:p>
          </table:table-cell>
          <table:table-cell table:formula="of:=CONCATENATE(&quot;case &quot;;[.A245];&quot;: return &quot;;[.I245];&quot;;&quot;)" office:value-type="string" office:string-value="case 243: return 0xF79E;" calcext:value-type="string">
            <text:p>case 243: return 0xF79E;</text:p>
          </table:table-cell>
          <table:table-cell table:formula="of:=CONCATENATE([.I245];&quot;,&quot;)" office:value-type="string" office:string-value="0xF79E," calcext:value-type="string">
            <text:p>0xF79E,</text:p>
          </table:table-cell>
          <table:table-cell table:style-name="ce2" table:formula="of:=CONCATENATE(&quot;0x&quot;;DEC2HEX([.G245];2);&quot;,&quot;)" office:value-type="string" office:string-value="0xF7," calcext:value-type="string">
            <text:p>0xF7,</text:p>
          </table:table-cell>
          <table:table-cell table:style-name="ce2" table:formula="of:=CONCATENATE(&quot;0x&quot;;DEC2HEX([.H245];2);&quot;,&quot;)" office:value-type="string" office:string-value="0x9E," calcext:value-type="string">
            <text:p>0x9E,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HEX([.A246])" office:value-type="string" office:string-value="F4" calcext:value-type="string">
            <text:p>F4</text:p>
          </table:table-cell>
          <table:table-cell table:style-name="ce1" table:formula="of:=BITAND([.A246]; 248)" office:value-type="float" office:value="240" calcext:value-type="float">
            <text:p>240</text:p>
          </table:table-cell>
          <table:table-cell table:style-name="ce1" table:formula="of:=BITRSHIFT([.A246]; 5)" office:value-type="float" office:value="7" calcext:value-type="float">
            <text:p>7</text:p>
          </table:table-cell>
          <table:table-cell table:style-name="ce1" table:formula="of:=BITAND(BITLSHIFT([.A246]; 3); 224)" office:value-type="float" office:value="160" calcext:value-type="float">
            <text:p>160</text:p>
          </table:table-cell>
          <table:table-cell table:style-name="ce1" table:formula="of:=BITAND(BITRSHIFT([.A246]; 3); 31)" office:value-type="float" office:value="30" calcext:value-type="float">
            <text:p>30</text:p>
          </table:table-cell>
          <table:table-cell table:style-name="ce1" table:formula="of:=BITOR([.C246];[.D246])" office:value-type="float" office:value="247" calcext:value-type="float">
            <text:p>247</text:p>
          </table:table-cell>
          <table:table-cell table:style-name="ce1" table:formula="of:=BITOR([.E246];[.F246])" office:value-type="float" office:value="190" calcext:value-type="float">
            <text:p>190</text:p>
          </table:table-cell>
          <table:table-cell table:style-name="ce2" table:formula="of:=CONCATENATE(&quot;0x&quot;;DEC2HEX([.G246];2);DEC2HEX([.H246];2))" office:value-type="string" office:string-value="0xF7BE" calcext:value-type="string">
            <text:p>0xF7BE</text:p>
          </table:table-cell>
          <table:table-cell table:style-name="ce2" table:formula="of:=CONCATENATE(&quot;0x&quot;;DEC2HEX([.H246];2);DEC2HEX([.G246];2))" office:value-type="string" office:string-value="0xBEF7" calcext:value-type="string">
            <text:p>0xBEF7</text:p>
          </table:table-cell>
          <table:table-cell table:formula="of:=CONCATENATE(&quot;case &quot;;[.A246];&quot;: return &quot;;[.I246];&quot;;&quot;)" office:value-type="string" office:string-value="case 244: return 0xF7BE;" calcext:value-type="string">
            <text:p>case 244: return 0xF7BE;</text:p>
          </table:table-cell>
          <table:table-cell table:formula="of:=CONCATENATE([.I246];&quot;,&quot;)" office:value-type="string" office:string-value="0xF7BE," calcext:value-type="string">
            <text:p>0xF7BE,</text:p>
          </table:table-cell>
          <table:table-cell table:style-name="ce2" table:formula="of:=CONCATENATE(&quot;0x&quot;;DEC2HEX([.G246];2);&quot;,&quot;)" office:value-type="string" office:string-value="0xF7," calcext:value-type="string">
            <text:p>0xF7,</text:p>
          </table:table-cell>
          <table:table-cell table:style-name="ce2" table:formula="of:=CONCATENATE(&quot;0x&quot;;DEC2HEX([.H246];2);&quot;,&quot;)" office:value-type="string" office:string-value="0xBE," calcext:value-type="string">
            <text:p>0xBE,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HEX([.A247])" office:value-type="string" office:string-value="F5" calcext:value-type="string">
            <text:p>F5</text:p>
          </table:table-cell>
          <table:table-cell table:style-name="ce1" table:formula="of:=BITAND([.A247]; 248)" office:value-type="float" office:value="240" calcext:value-type="float">
            <text:p>240</text:p>
          </table:table-cell>
          <table:table-cell table:style-name="ce1" table:formula="of:=BITRSHIFT([.A247]; 5)" office:value-type="float" office:value="7" calcext:value-type="float">
            <text:p>7</text:p>
          </table:table-cell>
          <table:table-cell table:style-name="ce1" table:formula="of:=BITAND(BITLSHIFT([.A247]; 3); 224)" office:value-type="float" office:value="160" calcext:value-type="float">
            <text:p>160</text:p>
          </table:table-cell>
          <table:table-cell table:style-name="ce1" table:formula="of:=BITAND(BITRSHIFT([.A247]; 3); 31)" office:value-type="float" office:value="30" calcext:value-type="float">
            <text:p>30</text:p>
          </table:table-cell>
          <table:table-cell table:style-name="ce1" table:formula="of:=BITOR([.C247];[.D247])" office:value-type="float" office:value="247" calcext:value-type="float">
            <text:p>247</text:p>
          </table:table-cell>
          <table:table-cell table:style-name="ce1" table:formula="of:=BITOR([.E247];[.F247])" office:value-type="float" office:value="190" calcext:value-type="float">
            <text:p>190</text:p>
          </table:table-cell>
          <table:table-cell table:style-name="ce2" table:formula="of:=CONCATENATE(&quot;0x&quot;;DEC2HEX([.G247];2);DEC2HEX([.H247];2))" office:value-type="string" office:string-value="0xF7BE" calcext:value-type="string">
            <text:p>0xF7BE</text:p>
          </table:table-cell>
          <table:table-cell table:style-name="ce2" table:formula="of:=CONCATENATE(&quot;0x&quot;;DEC2HEX([.H247];2);DEC2HEX([.G247];2))" office:value-type="string" office:string-value="0xBEF7" calcext:value-type="string">
            <text:p>0xBEF7</text:p>
          </table:table-cell>
          <table:table-cell table:formula="of:=CONCATENATE(&quot;case &quot;;[.A247];&quot;: return &quot;;[.I247];&quot;;&quot;)" office:value-type="string" office:string-value="case 245: return 0xF7BE;" calcext:value-type="string">
            <text:p>case 245: return 0xF7BE;</text:p>
          </table:table-cell>
          <table:table-cell table:formula="of:=CONCATENATE([.I247];&quot;,&quot;)" office:value-type="string" office:string-value="0xF7BE," calcext:value-type="string">
            <text:p>0xF7BE,</text:p>
          </table:table-cell>
          <table:table-cell table:style-name="ce2" table:formula="of:=CONCATENATE(&quot;0x&quot;;DEC2HEX([.G247];2);&quot;,&quot;)" office:value-type="string" office:string-value="0xF7," calcext:value-type="string">
            <text:p>0xF7,</text:p>
          </table:table-cell>
          <table:table-cell table:style-name="ce2" table:formula="of:=CONCATENATE(&quot;0x&quot;;DEC2HEX([.H247];2);&quot;,&quot;)" office:value-type="string" office:string-value="0xBE," calcext:value-type="string">
            <text:p>0xBE,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HEX([.A248])" office:value-type="string" office:string-value="F6" calcext:value-type="string">
            <text:p>F6</text:p>
          </table:table-cell>
          <table:table-cell table:style-name="ce1" table:formula="of:=BITAND([.A248]; 248)" office:value-type="float" office:value="240" calcext:value-type="float">
            <text:p>240</text:p>
          </table:table-cell>
          <table:table-cell table:style-name="ce1" table:formula="of:=BITRSHIFT([.A248]; 5)" office:value-type="float" office:value="7" calcext:value-type="float">
            <text:p>7</text:p>
          </table:table-cell>
          <table:table-cell table:style-name="ce1" table:formula="of:=BITAND(BITLSHIFT([.A248]; 3); 224)" office:value-type="float" office:value="160" calcext:value-type="float">
            <text:p>160</text:p>
          </table:table-cell>
          <table:table-cell table:style-name="ce1" table:formula="of:=BITAND(BITRSHIFT([.A248]; 3); 31)" office:value-type="float" office:value="30" calcext:value-type="float">
            <text:p>30</text:p>
          </table:table-cell>
          <table:table-cell table:style-name="ce1" table:formula="of:=BITOR([.C248];[.D248])" office:value-type="float" office:value="247" calcext:value-type="float">
            <text:p>247</text:p>
          </table:table-cell>
          <table:table-cell table:style-name="ce1" table:formula="of:=BITOR([.E248];[.F248])" office:value-type="float" office:value="190" calcext:value-type="float">
            <text:p>190</text:p>
          </table:table-cell>
          <table:table-cell table:style-name="ce2" table:formula="of:=CONCATENATE(&quot;0x&quot;;DEC2HEX([.G248];2);DEC2HEX([.H248];2))" office:value-type="string" office:string-value="0xF7BE" calcext:value-type="string">
            <text:p>0xF7BE</text:p>
          </table:table-cell>
          <table:table-cell table:style-name="ce2" table:formula="of:=CONCATENATE(&quot;0x&quot;;DEC2HEX([.H248];2);DEC2HEX([.G248];2))" office:value-type="string" office:string-value="0xBEF7" calcext:value-type="string">
            <text:p>0xBEF7</text:p>
          </table:table-cell>
          <table:table-cell table:formula="of:=CONCATENATE(&quot;case &quot;;[.A248];&quot;: return &quot;;[.I248];&quot;;&quot;)" office:value-type="string" office:string-value="case 246: return 0xF7BE;" calcext:value-type="string">
            <text:p>case 246: return 0xF7BE;</text:p>
          </table:table-cell>
          <table:table-cell table:formula="of:=CONCATENATE([.I248];&quot;,&quot;)" office:value-type="string" office:string-value="0xF7BE," calcext:value-type="string">
            <text:p>0xF7BE,</text:p>
          </table:table-cell>
          <table:table-cell table:style-name="ce2" table:formula="of:=CONCATENATE(&quot;0x&quot;;DEC2HEX([.G248];2);&quot;,&quot;)" office:value-type="string" office:string-value="0xF7," calcext:value-type="string">
            <text:p>0xF7,</text:p>
          </table:table-cell>
          <table:table-cell table:style-name="ce2" table:formula="of:=CONCATENATE(&quot;0x&quot;;DEC2HEX([.H248];2);&quot;,&quot;)" office:value-type="string" office:string-value="0xBE," calcext:value-type="string">
            <text:p>0xBE,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HEX([.A249])" office:value-type="string" office:string-value="F7" calcext:value-type="string">
            <text:p>F7</text:p>
          </table:table-cell>
          <table:table-cell table:style-name="ce1" table:formula="of:=BITAND([.A249]; 248)" office:value-type="float" office:value="240" calcext:value-type="float">
            <text:p>240</text:p>
          </table:table-cell>
          <table:table-cell table:style-name="ce1" table:formula="of:=BITRSHIFT([.A249]; 5)" office:value-type="float" office:value="7" calcext:value-type="float">
            <text:p>7</text:p>
          </table:table-cell>
          <table:table-cell table:style-name="ce1" table:formula="of:=BITAND(BITLSHIFT([.A249]; 3); 224)" office:value-type="float" office:value="160" calcext:value-type="float">
            <text:p>160</text:p>
          </table:table-cell>
          <table:table-cell table:style-name="ce1" table:formula="of:=BITAND(BITRSHIFT([.A249]; 3); 31)" office:value-type="float" office:value="30" calcext:value-type="float">
            <text:p>30</text:p>
          </table:table-cell>
          <table:table-cell table:style-name="ce1" table:formula="of:=BITOR([.C249];[.D249])" office:value-type="float" office:value="247" calcext:value-type="float">
            <text:p>247</text:p>
          </table:table-cell>
          <table:table-cell table:style-name="ce1" table:formula="of:=BITOR([.E249];[.F249])" office:value-type="float" office:value="190" calcext:value-type="float">
            <text:p>190</text:p>
          </table:table-cell>
          <table:table-cell table:style-name="ce2" table:formula="of:=CONCATENATE(&quot;0x&quot;;DEC2HEX([.G249];2);DEC2HEX([.H249];2))" office:value-type="string" office:string-value="0xF7BE" calcext:value-type="string">
            <text:p>0xF7BE</text:p>
          </table:table-cell>
          <table:table-cell table:style-name="ce2" table:formula="of:=CONCATENATE(&quot;0x&quot;;DEC2HEX([.H249];2);DEC2HEX([.G249];2))" office:value-type="string" office:string-value="0xBEF7" calcext:value-type="string">
            <text:p>0xBEF7</text:p>
          </table:table-cell>
          <table:table-cell table:formula="of:=CONCATENATE(&quot;case &quot;;[.A249];&quot;: return &quot;;[.I249];&quot;;&quot;)" office:value-type="string" office:string-value="case 247: return 0xF7BE;" calcext:value-type="string">
            <text:p>case 247: return 0xF7BE;</text:p>
          </table:table-cell>
          <table:table-cell table:formula="of:=CONCATENATE([.I249];&quot;,&quot;)" office:value-type="string" office:string-value="0xF7BE," calcext:value-type="string">
            <text:p>0xF7BE,</text:p>
          </table:table-cell>
          <table:table-cell table:style-name="ce2" table:formula="of:=CONCATENATE(&quot;0x&quot;;DEC2HEX([.G249];2);&quot;,&quot;)" office:value-type="string" office:string-value="0xF7," calcext:value-type="string">
            <text:p>0xF7,</text:p>
          </table:table-cell>
          <table:table-cell table:style-name="ce2" table:formula="of:=CONCATENATE(&quot;0x&quot;;DEC2HEX([.H249];2);&quot;,&quot;)" office:value-type="string" office:string-value="0xBE," calcext:value-type="string">
            <text:p>0xBE,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HEX([.A250])" office:value-type="string" office:string-value="F8" calcext:value-type="string">
            <text:p>F8</text:p>
          </table:table-cell>
          <table:table-cell table:style-name="ce1" table:formula="of:=BITAND([.A250]; 248)" office:value-type="float" office:value="248" calcext:value-type="float">
            <text:p>248</text:p>
          </table:table-cell>
          <table:table-cell table:style-name="ce1" table:formula="of:=BITRSHIFT([.A250]; 5)" office:value-type="float" office:value="7" calcext:value-type="float">
            <text:p>7</text:p>
          </table:table-cell>
          <table:table-cell table:style-name="ce1" table:formula="of:=BITAND(BITLSHIFT([.A250]; 3); 224)" office:value-type="float" office:value="192" calcext:value-type="float">
            <text:p>192</text:p>
          </table:table-cell>
          <table:table-cell table:style-name="ce1" table:formula="of:=BITAND(BITRSHIFT([.A250]; 3); 31)" office:value-type="float" office:value="31" calcext:value-type="float">
            <text:p>31</text:p>
          </table:table-cell>
          <table:table-cell table:style-name="ce1" table:formula="of:=BITOR([.C250];[.D250])" office:value-type="float" office:value="255" calcext:value-type="float">
            <text:p>255</text:p>
          </table:table-cell>
          <table:table-cell table:style-name="ce1" table:formula="of:=BITOR([.E250];[.F250])" office:value-type="float" office:value="223" calcext:value-type="float">
            <text:p>223</text:p>
          </table:table-cell>
          <table:table-cell table:style-name="ce2" table:formula="of:=CONCATENATE(&quot;0x&quot;;DEC2HEX([.G250];2);DEC2HEX([.H250];2))" office:value-type="string" office:string-value="0xFFDF" calcext:value-type="string">
            <text:p>0xFFDF</text:p>
          </table:table-cell>
          <table:table-cell table:style-name="ce2" table:formula="of:=CONCATENATE(&quot;0x&quot;;DEC2HEX([.H250];2);DEC2HEX([.G250];2))" office:value-type="string" office:string-value="0xDFFF" calcext:value-type="string">
            <text:p>0xDFFF</text:p>
          </table:table-cell>
          <table:table-cell table:formula="of:=CONCATENATE(&quot;case &quot;;[.A250];&quot;: return &quot;;[.I250];&quot;;&quot;)" office:value-type="string" office:string-value="case 248: return 0xFFDF;" calcext:value-type="string">
            <text:p>case 248: return 0xFFDF;</text:p>
          </table:table-cell>
          <table:table-cell table:formula="of:=CONCATENATE([.I250];&quot;,&quot;)" office:value-type="string" office:string-value="0xFFDF," calcext:value-type="string">
            <text:p>0xFFDF,</text:p>
          </table:table-cell>
          <table:table-cell table:style-name="ce2" table:formula="of:=CONCATENATE(&quot;0x&quot;;DEC2HEX([.G250];2);&quot;,&quot;)" office:value-type="string" office:string-value="0xFF," calcext:value-type="string">
            <text:p>0xFF,</text:p>
          </table:table-cell>
          <table:table-cell table:style-name="ce2" table:formula="of:=CONCATENATE(&quot;0x&quot;;DEC2HEX([.H250];2);&quot;,&quot;)" office:value-type="string" office:string-value="0xDF," calcext:value-type="string">
            <text:p>0xDF,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HEX([.A251])" office:value-type="string" office:string-value="F9" calcext:value-type="string">
            <text:p>F9</text:p>
          </table:table-cell>
          <table:table-cell table:style-name="ce1" table:formula="of:=BITAND([.A251]; 248)" office:value-type="float" office:value="248" calcext:value-type="float">
            <text:p>248</text:p>
          </table:table-cell>
          <table:table-cell table:style-name="ce1" table:formula="of:=BITRSHIFT([.A251]; 5)" office:value-type="float" office:value="7" calcext:value-type="float">
            <text:p>7</text:p>
          </table:table-cell>
          <table:table-cell table:style-name="ce1" table:formula="of:=BITAND(BITLSHIFT([.A251]; 3); 224)" office:value-type="float" office:value="192" calcext:value-type="float">
            <text:p>192</text:p>
          </table:table-cell>
          <table:table-cell table:style-name="ce1" table:formula="of:=BITAND(BITRSHIFT([.A251]; 3); 31)" office:value-type="float" office:value="31" calcext:value-type="float">
            <text:p>31</text:p>
          </table:table-cell>
          <table:table-cell table:style-name="ce1" table:formula="of:=BITOR([.C251];[.D251])" office:value-type="float" office:value="255" calcext:value-type="float">
            <text:p>255</text:p>
          </table:table-cell>
          <table:table-cell table:style-name="ce1" table:formula="of:=BITOR([.E251];[.F251])" office:value-type="float" office:value="223" calcext:value-type="float">
            <text:p>223</text:p>
          </table:table-cell>
          <table:table-cell table:style-name="ce2" table:formula="of:=CONCATENATE(&quot;0x&quot;;DEC2HEX([.G251];2);DEC2HEX([.H251];2))" office:value-type="string" office:string-value="0xFFDF" calcext:value-type="string">
            <text:p>0xFFDF</text:p>
          </table:table-cell>
          <table:table-cell table:style-name="ce2" table:formula="of:=CONCATENATE(&quot;0x&quot;;DEC2HEX([.H251];2);DEC2HEX([.G251];2))" office:value-type="string" office:string-value="0xDFFF" calcext:value-type="string">
            <text:p>0xDFFF</text:p>
          </table:table-cell>
          <table:table-cell table:formula="of:=CONCATENATE(&quot;case &quot;;[.A251];&quot;: return &quot;;[.I251];&quot;;&quot;)" office:value-type="string" office:string-value="case 249: return 0xFFDF;" calcext:value-type="string">
            <text:p>case 249: return 0xFFDF;</text:p>
          </table:table-cell>
          <table:table-cell table:formula="of:=CONCATENATE([.I251];&quot;,&quot;)" office:value-type="string" office:string-value="0xFFDF," calcext:value-type="string">
            <text:p>0xFFDF,</text:p>
          </table:table-cell>
          <table:table-cell table:style-name="ce2" table:formula="of:=CONCATENATE(&quot;0x&quot;;DEC2HEX([.G251];2);&quot;,&quot;)" office:value-type="string" office:string-value="0xFF," calcext:value-type="string">
            <text:p>0xFF,</text:p>
          </table:table-cell>
          <table:table-cell table:style-name="ce2" table:formula="of:=CONCATENATE(&quot;0x&quot;;DEC2HEX([.H251];2);&quot;,&quot;)" office:value-type="string" office:string-value="0xDF," calcext:value-type="string">
            <text:p>0xDF,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A252])" office:value-type="string" office:string-value="FA" calcext:value-type="string">
            <text:p>FA</text:p>
          </table:table-cell>
          <table:table-cell table:style-name="ce1" table:formula="of:=BITAND([.A252]; 248)" office:value-type="float" office:value="248" calcext:value-type="float">
            <text:p>248</text:p>
          </table:table-cell>
          <table:table-cell table:style-name="ce1" table:formula="of:=BITRSHIFT([.A252]; 5)" office:value-type="float" office:value="7" calcext:value-type="float">
            <text:p>7</text:p>
          </table:table-cell>
          <table:table-cell table:style-name="ce1" table:formula="of:=BITAND(BITLSHIFT([.A252]; 3); 224)" office:value-type="float" office:value="192" calcext:value-type="float">
            <text:p>192</text:p>
          </table:table-cell>
          <table:table-cell table:style-name="ce1" table:formula="of:=BITAND(BITRSHIFT([.A252]; 3); 31)" office:value-type="float" office:value="31" calcext:value-type="float">
            <text:p>31</text:p>
          </table:table-cell>
          <table:table-cell table:style-name="ce1" table:formula="of:=BITOR([.C252];[.D252])" office:value-type="float" office:value="255" calcext:value-type="float">
            <text:p>255</text:p>
          </table:table-cell>
          <table:table-cell table:style-name="ce1" table:formula="of:=BITOR([.E252];[.F252])" office:value-type="float" office:value="223" calcext:value-type="float">
            <text:p>223</text:p>
          </table:table-cell>
          <table:table-cell table:style-name="ce2" table:formula="of:=CONCATENATE(&quot;0x&quot;;DEC2HEX([.G252];2);DEC2HEX([.H252];2))" office:value-type="string" office:string-value="0xFFDF" calcext:value-type="string">
            <text:p>0xFFDF</text:p>
          </table:table-cell>
          <table:table-cell table:style-name="ce2" table:formula="of:=CONCATENATE(&quot;0x&quot;;DEC2HEX([.H252];2);DEC2HEX([.G252];2))" office:value-type="string" office:string-value="0xDFFF" calcext:value-type="string">
            <text:p>0xDFFF</text:p>
          </table:table-cell>
          <table:table-cell table:formula="of:=CONCATENATE(&quot;case &quot;;[.A252];&quot;: return &quot;;[.I252];&quot;;&quot;)" office:value-type="string" office:string-value="case 250: return 0xFFDF;" calcext:value-type="string">
            <text:p>case 250: return 0xFFDF;</text:p>
          </table:table-cell>
          <table:table-cell table:formula="of:=CONCATENATE([.I252];&quot;,&quot;)" office:value-type="string" office:string-value="0xFFDF," calcext:value-type="string">
            <text:p>0xFFDF,</text:p>
          </table:table-cell>
          <table:table-cell table:style-name="ce2" table:formula="of:=CONCATENATE(&quot;0x&quot;;DEC2HEX([.G252];2);&quot;,&quot;)" office:value-type="string" office:string-value="0xFF," calcext:value-type="string">
            <text:p>0xFF,</text:p>
          </table:table-cell>
          <table:table-cell table:style-name="ce2" table:formula="of:=CONCATENATE(&quot;0x&quot;;DEC2HEX([.H252];2);&quot;,&quot;)" office:value-type="string" office:string-value="0xDF," calcext:value-type="string">
            <text:p>0xDF,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HEX([.A253])" office:value-type="string" office:string-value="FB" calcext:value-type="string">
            <text:p>FB</text:p>
          </table:table-cell>
          <table:table-cell table:style-name="ce1" table:formula="of:=BITAND([.A253]; 248)" office:value-type="float" office:value="248" calcext:value-type="float">
            <text:p>248</text:p>
          </table:table-cell>
          <table:table-cell table:style-name="ce1" table:formula="of:=BITRSHIFT([.A253]; 5)" office:value-type="float" office:value="7" calcext:value-type="float">
            <text:p>7</text:p>
          </table:table-cell>
          <table:table-cell table:style-name="ce1" table:formula="of:=BITAND(BITLSHIFT([.A253]; 3); 224)" office:value-type="float" office:value="192" calcext:value-type="float">
            <text:p>192</text:p>
          </table:table-cell>
          <table:table-cell table:style-name="ce1" table:formula="of:=BITAND(BITRSHIFT([.A253]; 3); 31)" office:value-type="float" office:value="31" calcext:value-type="float">
            <text:p>31</text:p>
          </table:table-cell>
          <table:table-cell table:style-name="ce1" table:formula="of:=BITOR([.C253];[.D253])" office:value-type="float" office:value="255" calcext:value-type="float">
            <text:p>255</text:p>
          </table:table-cell>
          <table:table-cell table:style-name="ce1" table:formula="of:=BITOR([.E253];[.F253])" office:value-type="float" office:value="223" calcext:value-type="float">
            <text:p>223</text:p>
          </table:table-cell>
          <table:table-cell table:style-name="ce2" table:formula="of:=CONCATENATE(&quot;0x&quot;;DEC2HEX([.G253];2);DEC2HEX([.H253];2))" office:value-type="string" office:string-value="0xFFDF" calcext:value-type="string">
            <text:p>0xFFDF</text:p>
          </table:table-cell>
          <table:table-cell table:style-name="ce2" table:formula="of:=CONCATENATE(&quot;0x&quot;;DEC2HEX([.H253];2);DEC2HEX([.G253];2))" office:value-type="string" office:string-value="0xDFFF" calcext:value-type="string">
            <text:p>0xDFFF</text:p>
          </table:table-cell>
          <table:table-cell table:formula="of:=CONCATENATE(&quot;case &quot;;[.A253];&quot;: return &quot;;[.I253];&quot;;&quot;)" office:value-type="string" office:string-value="case 251: return 0xFFDF;" calcext:value-type="string">
            <text:p>case 251: return 0xFFDF;</text:p>
          </table:table-cell>
          <table:table-cell table:formula="of:=CONCATENATE([.I253];&quot;,&quot;)" office:value-type="string" office:string-value="0xFFDF," calcext:value-type="string">
            <text:p>0xFFDF,</text:p>
          </table:table-cell>
          <table:table-cell table:style-name="ce2" table:formula="of:=CONCATENATE(&quot;0x&quot;;DEC2HEX([.G253];2);&quot;,&quot;)" office:value-type="string" office:string-value="0xFF," calcext:value-type="string">
            <text:p>0xFF,</text:p>
          </table:table-cell>
          <table:table-cell table:style-name="ce2" table:formula="of:=CONCATENATE(&quot;0x&quot;;DEC2HEX([.H253];2);&quot;,&quot;)" office:value-type="string" office:string-value="0xDF," calcext:value-type="string">
            <text:p>0xDF,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HEX([.A254])" office:value-type="string" office:string-value="FC" calcext:value-type="string">
            <text:p>FC</text:p>
          </table:table-cell>
          <table:table-cell table:style-name="ce1" table:formula="of:=BITAND([.A254]; 248)" office:value-type="float" office:value="248" calcext:value-type="float">
            <text:p>248</text:p>
          </table:table-cell>
          <table:table-cell table:style-name="ce1" table:formula="of:=BITRSHIFT([.A254]; 5)" office:value-type="float" office:value="7" calcext:value-type="float">
            <text:p>7</text:p>
          </table:table-cell>
          <table:table-cell table:style-name="ce1" table:formula="of:=BITAND(BITLSHIFT([.A254]; 3); 224)" office:value-type="float" office:value="224" calcext:value-type="float">
            <text:p>224</text:p>
          </table:table-cell>
          <table:table-cell table:style-name="ce1" table:formula="of:=BITAND(BITRSHIFT([.A254]; 3); 31)" office:value-type="float" office:value="31" calcext:value-type="float">
            <text:p>31</text:p>
          </table:table-cell>
          <table:table-cell table:style-name="ce1" table:formula="of:=BITOR([.C254];[.D254])" office:value-type="float" office:value="255" calcext:value-type="float">
            <text:p>255</text:p>
          </table:table-cell>
          <table:table-cell table:style-name="ce1" table:formula="of:=BITOR([.E254];[.F254])" office:value-type="float" office:value="255" calcext:value-type="float">
            <text:p>255</text:p>
          </table:table-cell>
          <table:table-cell table:style-name="ce2" table:formula="of:=CONCATENATE(&quot;0x&quot;;DEC2HEX([.G254];2);DEC2HEX([.H254];2))" office:value-type="string" office:string-value="0xFFFF" calcext:value-type="string">
            <text:p>0xFFFF</text:p>
          </table:table-cell>
          <table:table-cell table:style-name="ce2" table:formula="of:=CONCATENATE(&quot;0x&quot;;DEC2HEX([.H254];2);DEC2HEX([.G254];2))" office:value-type="string" office:string-value="0xFFFF" calcext:value-type="string">
            <text:p>0xFFFF</text:p>
          </table:table-cell>
          <table:table-cell table:formula="of:=CONCATENATE(&quot;case &quot;;[.A254];&quot;: return &quot;;[.I254];&quot;;&quot;)" office:value-type="string" office:string-value="case 252: return 0xFFFF;" calcext:value-type="string">
            <text:p>case 252: return 0xFFFF;</text:p>
          </table:table-cell>
          <table:table-cell table:formula="of:=CONCATENATE([.I254];&quot;,&quot;)" office:value-type="string" office:string-value="0xFFFF," calcext:value-type="string">
            <text:p>0xFFFF,</text:p>
          </table:table-cell>
          <table:table-cell table:style-name="ce2" table:formula="of:=CONCATENATE(&quot;0x&quot;;DEC2HEX([.G254];2);&quot;,&quot;)" office:value-type="string" office:string-value="0xFF," calcext:value-type="string">
            <text:p>0xFF,</text:p>
          </table:table-cell>
          <table:table-cell table:style-name="ce2" table:formula="of:=CONCATENATE(&quot;0x&quot;;DEC2HEX([.H254];2);&quot;,&quot;)" office:value-type="string" office:string-value="0xFF," calcext:value-type="string">
            <text:p>0xFF,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HEX([.A255])" office:value-type="string" office:string-value="FD" calcext:value-type="string">
            <text:p>FD</text:p>
          </table:table-cell>
          <table:table-cell table:style-name="ce1" table:formula="of:=BITAND([.A255]; 248)" office:value-type="float" office:value="248" calcext:value-type="float">
            <text:p>248</text:p>
          </table:table-cell>
          <table:table-cell table:style-name="ce1" table:formula="of:=BITRSHIFT([.A255]; 5)" office:value-type="float" office:value="7" calcext:value-type="float">
            <text:p>7</text:p>
          </table:table-cell>
          <table:table-cell table:style-name="ce1" table:formula="of:=BITAND(BITLSHIFT([.A255]; 3); 224)" office:value-type="float" office:value="224" calcext:value-type="float">
            <text:p>224</text:p>
          </table:table-cell>
          <table:table-cell table:style-name="ce1" table:formula="of:=BITAND(BITRSHIFT([.A255]; 3); 31)" office:value-type="float" office:value="31" calcext:value-type="float">
            <text:p>31</text:p>
          </table:table-cell>
          <table:table-cell table:style-name="ce1" table:formula="of:=BITOR([.C255];[.D255])" office:value-type="float" office:value="255" calcext:value-type="float">
            <text:p>255</text:p>
          </table:table-cell>
          <table:table-cell table:style-name="ce1" table:formula="of:=BITOR([.E255];[.F255])" office:value-type="float" office:value="255" calcext:value-type="float">
            <text:p>255</text:p>
          </table:table-cell>
          <table:table-cell table:style-name="ce2" table:formula="of:=CONCATENATE(&quot;0x&quot;;DEC2HEX([.G255];2);DEC2HEX([.H255];2))" office:value-type="string" office:string-value="0xFFFF" calcext:value-type="string">
            <text:p>0xFFFF</text:p>
          </table:table-cell>
          <table:table-cell table:style-name="ce2" table:formula="of:=CONCATENATE(&quot;0x&quot;;DEC2HEX([.H255];2);DEC2HEX([.G255];2))" office:value-type="string" office:string-value="0xFFFF" calcext:value-type="string">
            <text:p>0xFFFF</text:p>
          </table:table-cell>
          <table:table-cell table:formula="of:=CONCATENATE(&quot;case &quot;;[.A255];&quot;: return &quot;;[.I255];&quot;;&quot;)" office:value-type="string" office:string-value="case 253: return 0xFFFF;" calcext:value-type="string">
            <text:p>case 253: return 0xFFFF;</text:p>
          </table:table-cell>
          <table:table-cell table:formula="of:=CONCATENATE([.I255];&quot;,&quot;)" office:value-type="string" office:string-value="0xFFFF," calcext:value-type="string">
            <text:p>0xFFFF,</text:p>
          </table:table-cell>
          <table:table-cell table:style-name="ce2" table:formula="of:=CONCATENATE(&quot;0x&quot;;DEC2HEX([.G255];2);&quot;,&quot;)" office:value-type="string" office:string-value="0xFF," calcext:value-type="string">
            <text:p>0xFF,</text:p>
          </table:table-cell>
          <table:table-cell table:style-name="ce2" table:formula="of:=CONCATENATE(&quot;0x&quot;;DEC2HEX([.H255];2);&quot;,&quot;)" office:value-type="string" office:string-value="0xFF," calcext:value-type="string">
            <text:p>0xFF,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HEX([.A256])" office:value-type="string" office:string-value="FE" calcext:value-type="string">
            <text:p>FE</text:p>
          </table:table-cell>
          <table:table-cell table:style-name="ce1" table:formula="of:=BITAND([.A256]; 248)" office:value-type="float" office:value="248" calcext:value-type="float">
            <text:p>248</text:p>
          </table:table-cell>
          <table:table-cell table:style-name="ce1" table:formula="of:=BITRSHIFT([.A256]; 5)" office:value-type="float" office:value="7" calcext:value-type="float">
            <text:p>7</text:p>
          </table:table-cell>
          <table:table-cell table:style-name="ce1" table:formula="of:=BITAND(BITLSHIFT([.A256]; 3); 224)" office:value-type="float" office:value="224" calcext:value-type="float">
            <text:p>224</text:p>
          </table:table-cell>
          <table:table-cell table:style-name="ce1" table:formula="of:=BITAND(BITRSHIFT([.A256]; 3); 31)" office:value-type="float" office:value="31" calcext:value-type="float">
            <text:p>31</text:p>
          </table:table-cell>
          <table:table-cell table:style-name="ce1" table:formula="of:=BITOR([.C256];[.D256])" office:value-type="float" office:value="255" calcext:value-type="float">
            <text:p>255</text:p>
          </table:table-cell>
          <table:table-cell table:style-name="ce1" table:formula="of:=BITOR([.E256];[.F256])" office:value-type="float" office:value="255" calcext:value-type="float">
            <text:p>255</text:p>
          </table:table-cell>
          <table:table-cell table:style-name="ce2" table:formula="of:=CONCATENATE(&quot;0x&quot;;DEC2HEX([.G256];2);DEC2HEX([.H256];2))" office:value-type="string" office:string-value="0xFFFF" calcext:value-type="string">
            <text:p>0xFFFF</text:p>
          </table:table-cell>
          <table:table-cell table:style-name="ce2" table:formula="of:=CONCATENATE(&quot;0x&quot;;DEC2HEX([.H256];2);DEC2HEX([.G256];2))" office:value-type="string" office:string-value="0xFFFF" calcext:value-type="string">
            <text:p>0xFFFF</text:p>
          </table:table-cell>
          <table:table-cell table:formula="of:=CONCATENATE(&quot;case &quot;;[.A256];&quot;: return &quot;;[.I256];&quot;;&quot;)" office:value-type="string" office:string-value="case 254: return 0xFFFF;" calcext:value-type="string">
            <text:p>case 254: return 0xFFFF;</text:p>
          </table:table-cell>
          <table:table-cell table:formula="of:=CONCATENATE([.I256];&quot;,&quot;)" office:value-type="string" office:string-value="0xFFFF," calcext:value-type="string">
            <text:p>0xFFFF,</text:p>
          </table:table-cell>
          <table:table-cell table:style-name="ce2" table:formula="of:=CONCATENATE(&quot;0x&quot;;DEC2HEX([.G256];2);&quot;,&quot;)" office:value-type="string" office:string-value="0xFF," calcext:value-type="string">
            <text:p>0xFF,</text:p>
          </table:table-cell>
          <table:table-cell table:style-name="ce2" table:formula="of:=CONCATENATE(&quot;0x&quot;;DEC2HEX([.H256];2);&quot;,&quot;)" office:value-type="string" office:string-value="0xFF," calcext:value-type="string">
            <text:p>0xFF,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HEX([.A257])" office:value-type="string" office:string-value="FF" calcext:value-type="string">
            <text:p>FF</text:p>
          </table:table-cell>
          <table:table-cell table:style-name="ce1" table:formula="of:=BITAND([.A257]; 248)" office:value-type="float" office:value="248" calcext:value-type="float">
            <text:p>248</text:p>
          </table:table-cell>
          <table:table-cell table:style-name="ce1" table:formula="of:=BITRSHIFT([.A257]; 5)" office:value-type="float" office:value="7" calcext:value-type="float">
            <text:p>7</text:p>
          </table:table-cell>
          <table:table-cell table:style-name="ce1" table:formula="of:=BITAND(BITLSHIFT([.A257]; 3); 224)" office:value-type="float" office:value="224" calcext:value-type="float">
            <text:p>224</text:p>
          </table:table-cell>
          <table:table-cell table:style-name="ce1" table:formula="of:=BITAND(BITRSHIFT([.A257]; 3); 31)" office:value-type="float" office:value="31" calcext:value-type="float">
            <text:p>31</text:p>
          </table:table-cell>
          <table:table-cell table:style-name="ce1" table:formula="of:=BITOR([.C257];[.D257])" office:value-type="float" office:value="255" calcext:value-type="float">
            <text:p>255</text:p>
          </table:table-cell>
          <table:table-cell table:style-name="ce1" table:formula="of:=BITOR([.E257];[.F257])" office:value-type="float" office:value="255" calcext:value-type="float">
            <text:p>255</text:p>
          </table:table-cell>
          <table:table-cell table:style-name="ce2" table:formula="of:=CONCATENATE(&quot;0x&quot;;DEC2HEX([.G257];2);DEC2HEX([.H257];2))" office:value-type="string" office:string-value="0xFFFF" calcext:value-type="string">
            <text:p>0xFFFF</text:p>
          </table:table-cell>
          <table:table-cell table:style-name="ce2" table:formula="of:=CONCATENATE(&quot;0x&quot;;DEC2HEX([.H257];2);DEC2HEX([.G257];2))" office:value-type="string" office:string-value="0xFFFF" calcext:value-type="string">
            <text:p>0xFFFF</text:p>
          </table:table-cell>
          <table:table-cell table:formula="of:=CONCATENATE(&quot;case &quot;;[.A257];&quot;: return &quot;;[.I257];&quot;;&quot;)" office:value-type="string" office:string-value="case 255: return 0xFFFF;" calcext:value-type="string">
            <text:p>case 255: return 0xFFFF;</text:p>
          </table:table-cell>
          <table:table-cell table:formula="of:=CONCATENATE([.I257];&quot;,&quot;)" office:value-type="string" office:string-value="0xFFFF," calcext:value-type="string">
            <text:p>0xFFFF,</text:p>
          </table:table-cell>
          <table:table-cell table:style-name="ce2" table:formula="of:=CONCATENATE(&quot;0x&quot;;DEC2HEX([.G257];2);&quot;,&quot;)" office:value-type="string" office:string-value="0xFF," calcext:value-type="string">
            <text:p>0xFF,</text:p>
          </table:table-cell>
          <table:table-cell table:style-name="ce2" table:formula="of:=CONCATENATE(&quot;0x&quot;;DEC2HEX([.H257];2);&quot;,&quot;)" office:value-type="string" office:string-value="0xFF," calcext:value-type="string">
            <text:p>0xFF,</text:p>
          </table:table-cell>
        </table:table-row>
        <table:table-row table:style-name="ro1" table:number-rows-repeated="104831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.00.0000</text:date>, <text:time style:data-style-name="N2" text:time-value="00:45:39.7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3:20:31.804000000</meta:creation-date>
    <dc:date>2016-04-27T01:18:58.024000000</dc:date>
    <meta:editing-duration>PT11M58S</meta:editing-duration>
    <meta:editing-cycles>3</meta:editing-cycles>
    <meta:generator>LibreOffice/4.2.5.2$Windows_x86 LibreOffice_project/61cb170a04bb1f12e77c884eab9192be736ec5f5</meta:generator>
    <meta:document-statistic meta:table-count="1" meta:cell-count="3596" meta:object-count="0"/>
  </office:meta>
</office:document-meta>
</file>